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4cm"/>
    </style:style>
    <style:style style:name="co2" style:family="table-column">
      <style:table-column-properties fo:break-before="auto" style:column-width="7.084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3.443cm"/>
    </style:style>
    <style:style style:name="co7" style:family="table-column">
      <style:table-column-properties fo:break-before="auto" style:column-width="9.888cm"/>
    </style:style>
    <style:style style:name="co8" style:family="table-column">
      <style:table-column-properties fo:break-before="auto" style:column-width="5.644cm"/>
    </style:style>
    <style:style style:name="co9" style:family="table-column">
      <style:table-column-properties fo:break-before="auto" style:column-width="8.763cm"/>
    </style:style>
    <style:style style:name="co10" style:family="table-column">
      <style:table-column-properties fo:break-before="auto" style:column-width="13.889cm"/>
    </style:style>
    <style:style style:name="co11" style:family="table-column">
      <style:table-column-properties fo:break-before="auto" style:column-width="14.092cm"/>
    </style:style>
    <style:style style:name="co12" style:family="table-column">
      <style:table-column-properties fo:break-before="auto" style:column-width="25.76cm"/>
    </style:style>
    <style:style style:name="co13" style:family="table-column">
      <style:table-column-properties fo:break-before="auto" style:column-width="51.784cm"/>
    </style:style>
    <style:style style:name="co14" style:family="table-column">
      <style:table-column-properties fo:break-before="auto" style:column-width="4.731cm"/>
    </style:style>
    <style:style style:name="co15" style:family="table-column">
      <style:table-column-properties fo:break-before="auto" style:column-width="5.853cm"/>
    </style:style>
    <style:style style:name="co16" style:family="table-column">
      <style:table-column-properties fo:break-before="auto" style:column-width="8.324cm"/>
    </style:style>
    <style:style style:name="co17" style:family="table-column">
      <style:table-column-properties fo:break-before="auto" style:column-width="6.272cm"/>
    </style:style>
    <style:style style:name="co18" style:family="table-column">
      <style:table-column-properties fo:break-before="auto" style:column-width="7.532cm"/>
    </style:style>
    <style:style style:name="co19" style:family="table-column">
      <style:table-column-properties fo:break-before="auto" style:column-width="5.209cm"/>
    </style:style>
    <style:style style:name="co20" style:family="table-column">
      <style:table-column-properties fo:break-before="auto" style:column-width="7.943cm"/>
    </style:style>
    <style:style style:name="co21" style:family="table-column">
      <style:table-column-properties fo:break-before="auto" style:column-width="4.228cm"/>
    </style:style>
    <style:style style:name="co22" style:family="table-column">
      <style:table-column-properties fo:break-before="auto" style:column-width="2.828cm"/>
    </style:style>
    <style:style style:name="co23" style:family="table-column">
      <style:table-column-properties fo:break-before="auto" style:column-width="6.989cm"/>
    </style:style>
    <style:style style:name="co24" style:family="table-column">
      <style:table-column-properties fo:break-before="auto" style:column-width="3.041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4.39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Form_20_Responses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6" table:default-cell-style-name="Default"/>
        <table:table-column table:style-name="co22" table:number-columns-repeated="985" table:default-cell-style-name="Default"/>
        <table:table-row table:style-name="ro1">
          <table:table-cell table:style-name="ce4" office:value-type="string" calcext:value-type="string">
            <text:p>Timestamp</text:p>
          </table:table-cell>
          <table:table-cell table:style-name="ce9" office:value-type="string" calcext:value-type="string">
            <text:p>Nome e Sobrenome</text:p>
          </table:table-cell>
          <table:table-cell table:style-name="ce9" office:value-type="string" calcext:value-type="string">
            <text:p>parsed_name</text:p>
          </table:table-cell>
          <table:table-cell table:style-name="ce4" office:value-type="string" calcext:value-type="string">
            <text:p>Telefone para contato (DD) XXXXX-XXXX</text:p>
          </table:table-cell>
          <table:table-cell table:style-name="ce4" office:value-type="string" calcext:value-type="string">
            <text:p>parsed_phone_full</text:p>
          </table:table-cell>
          <table:table-cell table:style-name="ce4" office:value-type="string" calcext:value-type="string">
            <text:p>parsed_ddd</text:p>
          </table:table-cell>
          <table:table-cell table:style-name="ce4" office:value-type="string" calcext:value-type="string">
            <text:p>parsed_phone</text:p>
          </table:table-cell>
          <table:table-cell table:style-name="ce9" office:value-type="string" calcext:value-type="string">
            <text:p>Disponibilidade de Agenda [Segunda-feira]</text:p>
          </table:table-cell>
          <table:table-cell table:style-name="ce9" office:value-type="string" calcext:value-type="string">
            <text:p>parsed_monday</text:p>
          </table:table-cell>
          <table:table-cell table:style-name="ce9" office:value-type="string" calcext:value-type="string">
            <text:p>Disponibilidade de Agenda [Terça-feira]</text:p>
          </table:table-cell>
          <table:table-cell table:style-name="ce9" office:value-type="string" calcext:value-type="string">
            <text:p>parsed_tuesday</text:p>
          </table:table-cell>
          <table:table-cell table:style-name="ce9" office:value-type="string" calcext:value-type="string">
            <text:p>Disponibilidade de Agenda [Quarta-feira]</text:p>
          </table:table-cell>
          <table:table-cell table:style-name="ce9" office:value-type="string" calcext:value-type="string">
            <text:p>parsed_wednesday</text:p>
          </table:table-cell>
          <table:table-cell table:style-name="ce9" office:value-type="string" calcext:value-type="string">
            <text:p>Disponibilidade de Agenda [Quinta-feira]</text:p>
          </table:table-cell>
          <table:table-cell table:style-name="ce9" office:value-type="string" calcext:value-type="string">
            <text:p>parsed_thursday</text:p>
          </table:table-cell>
          <table:table-cell table:style-name="ce9" office:value-type="string" calcext:value-type="string">
            <text:p>Disponibilidade de Agenda [Sexta-feira]</text:p>
          </table:table-cell>
          <table:table-cell table:style-name="ce9" office:value-type="string" calcext:value-type="string">
            <text:p>parsed_friday</text:p>
          </table:table-cell>
          <table:table-cell table:style-name="ce9" office:value-type="string" calcext:value-type="string">
            <text:p>Disponibilidade de Agenda [Sabado]</text:p>
          </table:table-cell>
          <table:table-cell table:style-name="ce9" office:value-type="string" calcext:value-type="string">
            <text:p>parsed_saturday</text:p>
          </table:table-cell>
          <table:table-cell table:style-name="ce9" office:value-type="string" calcext:value-type="string">
            <text:p>Disponibilidade de Agenda [Domingo]</text:p>
          </table:table-cell>
          <table:table-cell table:style-name="ce9" office:value-type="string" calcext:value-type="string">
            <text:p>parsed_sunday</text:p>
          </table:table-cell>
          <table:table-cell table:style-name="ce9" office:value-type="string" calcext:value-type="string">
            <text:p>Qual função você tem mais experiência? (escolha até 3)</text:p>
          </table:table-cell>
          <table:table-cell table:style-name="ce9" office:value-type="string" calcext:value-type="string">
            <text:p>parsed_function</text:p>
          </table:table-cell>
          <table:table-cell table:style-name="ce9" office:value-type="string" calcext:value-type="string">
            <text:p>Qual tipo de cozinha você tem experiência?</text:p>
          </table:table-cell>
          <table:table-cell table:style-name="ce9" office:value-type="string" calcext:value-type="string">
            <text:p>parsed_function_type</text:p>
          </table:table-cell>
          <table:table-cell table:style-name="ce5" office:value-type="string" calcext:value-type="string">
            <text:p>Qual bairro que você mora?</text:p>
          </table:table-cell>
          <table:table-cell table:style-name="ce5" office:value-type="string" calcext:value-type="string">
            <text:p>parsed_neighborhood</text:p>
          </table:table-cell>
          <table:table-cell table:style-name="ce5" office:value-type="string" calcext:value-type="string">
            <text:p>Email Address</text:p>
          </table:table-cell>
          <table:table-cell table:style-name="ce5" office:value-type="string" calcext:value-type="string">
            <text:p>parsed_email</text:p>
          </table:table-cell>
          <table:table-cell table:style-name="ce5" office:value-type="string" calcext:value-type="string">
            <text:p>Qual a sua idade?</text:p>
          </table:table-cell>
          <table:table-cell table:style-name="ce5" office:value-type="string" calcext:value-type="string">
            <text:p>Qual a sua ocupação?</text:p>
          </table:table-cell>
          <table:table-cell table:style-name="ce5" office:value-type="string" calcext:value-type="string">
            <text:p>Qual a sua Educação?</text:p>
          </table:table-cell>
          <table:table-cell table:style-name="ce5" office:value-type="string" calcext:value-type="string">
            <text:p>Quanto tempo de experiência você tem?</text:p>
          </table:table-cell>
          <table:table-cell office:value-type="string" calcext:value-type="string">
            <text:p>parsed_experience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5T18:32:03.18" calcext:value-type="date">
            <text:p>3/25/2020 18:32:03</text:p>
          </table:table-cell>
          <table:table-cell table:style-name="ce5" office:value-type="string" calcext:value-type="string">
            <text:p>Valeria nogueira</text:p>
          </table:table-cell>
          <table:table-cell table:style-name="ce5" table:formula="of:=PROPER([.B2])" office:value-type="string" office:string-value="Valeria Nogueira" calcext:value-type="string">
            <text:p>Valeria Nogueira</text:p>
          </table:table-cell>
          <table:table-cell table:style-name="ce1" office:value-type="float" office:value="41998210934" calcext:value-type="float">
            <text:p>41998210934</text:p>
          </table:table-cell>
          <table:table-cell table:style-name="ce1" office:value-type="float" office:value="41997528959" calcext:value-type="float">
            <text:p>41997528959</text:p>
          </table:table-cell>
          <table:table-cell table:style-name="ce1" table:formula="of:=LEFT([.E2];2)" office:value-type="string" office:string-value="41" calcext:value-type="string">
            <text:p>41</text:p>
          </table:table-cell>
          <table:table-cell table:style-name="ce1" table:formula="of:=RIGHT([.E2];9)" office:value-type="string" office:string-value="997528959" calcext:value-type="string">
            <text:p>997528959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2];1)&gt;0;&quot;&quot;&quot;morning&quot;&quot;&quot;;&quot;null&quot;);&quot;null&quot;) &amp; &quot;,&quot; &amp;IFERROR(IF(SEARCH(&quot;Tarde&quot;;[.H2];1)&gt;0;&quot;&quot;&quot;afternoon&quot;&quot;&quot;;&quot;null&quot;);&quot;null&quot;) &amp; &quot;,&quot; &amp; IFERROR(IF(SEARCH(&quot;Noite&quot;;[.H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J2];1)&gt;0;&quot;&quot;&quot;morning&quot;&quot;&quot;;&quot;null&quot;);&quot;null&quot;) &amp; &quot;,&quot; &amp;IFERROR(IF(SEARCH(&quot;Tarde&quot;;[.J2];1)&gt;0;&quot;&quot;&quot;afternoon&quot;&quot;&quot;;&quot;null&quot;);&quot;null&quot;) &amp; &quot;,&quot; &amp; IFERROR(IF(SEARCH(&quot;Noite&quot;;[.J2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L2];1)&gt;0;&quot;&quot;&quot;morning&quot;&quot;&quot;;&quot;null&quot;);&quot;null&quot;) &amp; &quot;,&quot; &amp;IFERROR(IF(SEARCH(&quot;Tarde&quot;;[.L2];1)&gt;0;&quot;&quot;&quot;afternoon&quot;&quot;&quot;;&quot;null&quot;);&quot;null&quot;) &amp; &quot;,&quot; &amp; IFERROR(IF(SEARCH(&quot;Noite&quot;;[.L2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N2];1)&gt;0;&quot;&quot;&quot;morning&quot;&quot;&quot;;&quot;null&quot;);&quot;null&quot;) &amp; &quot;,&quot; &amp;IFERROR(IF(SEARCH(&quot;Tarde&quot;;[.N2];1)&gt;0;&quot;&quot;&quot;afternoon&quot;&quot;&quot;;&quot;null&quot;);&quot;null&quot;) &amp; &quot;,&quot; &amp; IFERROR(IF(SEARCH(&quot;Noite&quot;;[.N2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P2];1)&gt;0;&quot;&quot;&quot;morning&quot;&quot;&quot;;&quot;null&quot;);&quot;null&quot;) &amp; &quot;,&quot; &amp;IFERROR(IF(SEARCH(&quot;Tarde&quot;;[.P2];1)&gt;0;&quot;&quot;&quot;afternoon&quot;&quot;&quot;;&quot;null&quot;);&quot;null&quot;) &amp; &quot;,&quot; &amp; IFERROR(IF(SEARCH(&quot;Noite&quot;;[.P2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R2];1)&gt;0;&quot;&quot;&quot;morning&quot;&quot;&quot;;&quot;null&quot;);&quot;null&quot;) &amp; &quot;,&quot; &amp;IFERROR(IF(SEARCH(&quot;Tarde&quot;;[.R2];1)&gt;0;&quot;&quot;&quot;afternoon&quot;&quot;&quot;;&quot;null&quot;);&quot;null&quot;) &amp; &quot;,&quot; &amp; IFERROR(IF(SEARCH(&quot;Noite&quot;;[.R2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T2];1)&gt;0;&quot;&quot;&quot;morning&quot;&quot;&quot;;&quot;null&quot;);&quot;null&quot;) &amp; &quot;,&quot; &amp;IFERROR(IF(SEARCH(&quot;Tarde&quot;;[.T2];1)&gt;0;&quot;&quot;&quot;afternoon&quot;&quot;&quot;;&quot;null&quot;);&quot;null&quot;) &amp; &quot;,&quot; &amp; IFERROR(IF(SEARCH(&quot;Noite&quot;;[.T2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Aux. de Cozinha, Aux.de <text:s/>Limpeza</text:p>
          </table:table-cell>
          <table:table-cell table:style-name="ce5" table:formula="of:=[.V2]" office:value-type="string" office:string-value="Aux. de Cozinha, Aux.de  Limpeza" calcext:value-type="string">
            <text:p>Aux. de Cozinha, Aux.de <text:s/>Limpeza</text:p>
          </table:table-cell>
          <table:table-cell table:style-name="ce5" office:value-type="string" calcext:value-type="string">
            <text:p>Brasileira, Pizza</text:p>
          </table:table-cell>
          <table:table-cell table:style-name="ce5" table:formula="of:=[.X2]" office:value-type="string" office:string-value="Brasileira, Pizza" calcext:value-type="string">
            <text:p>Brasileira, Pizza</text:p>
          </table:table-cell>
          <table:table-cell table:style-name="ce5" office:value-type="string" calcext:value-type="string">
            <text:p>Hauer</text:p>
          </table:table-cell>
          <table:table-cell table:style-name="ce5" table:formula="of:=[.Z2]" office:value-type="string" office:string-value="Hauer" calcext:value-type="string">
            <text:p>Hauer</text:p>
          </table:table-cell>
          <table:table-cell table:style-name="ce5" office:value-type="string" calcext:value-type="string">
            <text:p>van-donatilla@yahoo.com.br</text:p>
          </table:table-cell>
          <table:table-cell table:style-name="ce5" table:formula="of:=COM.MICROSOFT.CONCAT(&quot;alfred.&quot;;[.AB2])" office:value-type="string" office:string-value="alfred.van-donatilla@yahoo.com.br" calcext:value-type="string">
            <text:p>alfred.van-donatilla@yahoo.com.br</text:p>
          </table:table-cell>
          <table:table-cell table:style-name="ce5" office:value-type="string" calcext:value-type="string">
            <text:p>41 a 5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1 ano a 2 anos</text:p>
          </table:table-cell>
          <table:table-cell table:formula="of:=[.AG2]" office:value-type="string" office:string-value="De 1 ano a 2 anos" calcext:value-type="string">
            <text:p>De 1 ano a 2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5T19:34:35.73" calcext:value-type="date">
            <text:p>3/25/2020 19:34:35</text:p>
          </table:table-cell>
          <table:table-cell table:style-name="ce5" office:value-type="string" calcext:value-type="string">
            <text:p>Cristian Teles </text:p>
          </table:table-cell>
          <table:table-cell table:style-name="ce5" table:formula="of:=PROPER([.B3])" office:value-type="string" office:string-value="Cristian Teles " calcext:value-type="string">
            <text:p>Cristian Teles </text:p>
          </table:table-cell>
          <table:table-cell table:style-name="ce1" office:value-type="string" calcext:value-type="string">
            <text:p>41 997528959</text:p>
          </table:table-cell>
          <table:table-cell table:style-name="ce1" office:value-type="float" office:value="41987606801" calcext:value-type="float">
            <text:p>41987606801</text:p>
          </table:table-cell>
          <table:table-cell table:style-name="ce1" table:formula="of:=LEFT([.E3];2)" office:value-type="string" office:string-value="41" calcext:value-type="string">
            <text:p>41</text:p>
          </table:table-cell>
          <table:table-cell table:style-name="ce1" table:formula="of:=RIGHT([.E3];9)" office:value-type="string" office:string-value="987606801" calcext:value-type="string">
            <text:p>987606801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3];1)&gt;0;&quot;&quot;&quot;morning&quot;&quot;&quot;;&quot;null&quot;);&quot;null&quot;) &amp; &quot;,&quot; &amp;IFERROR(IF(SEARCH(&quot;Tarde&quot;;[.H3];1)&gt;0;&quot;&quot;&quot;afternoon&quot;&quot;&quot;;&quot;null&quot;);&quot;null&quot;) &amp; &quot;,&quot; &amp; IFERROR(IF(SEARCH(&quot;Noite&quot;;[.H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3];1)&gt;0;&quot;&quot;&quot;morning&quot;&quot;&quot;;&quot;null&quot;);&quot;null&quot;) &amp; &quot;,&quot; &amp;IFERROR(IF(SEARCH(&quot;Tarde&quot;;[.J3];1)&gt;0;&quot;&quot;&quot;afternoon&quot;&quot;&quot;;&quot;null&quot;);&quot;null&quot;) &amp; &quot;,&quot; &amp; IFERROR(IF(SEARCH(&quot;Noite&quot;;[.J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3];1)&gt;0;&quot;&quot;&quot;morning&quot;&quot;&quot;;&quot;null&quot;);&quot;null&quot;) &amp; &quot;,&quot; &amp;IFERROR(IF(SEARCH(&quot;Tarde&quot;;[.L3];1)&gt;0;&quot;&quot;&quot;afternoon&quot;&quot;&quot;;&quot;null&quot;);&quot;null&quot;) &amp; &quot;,&quot; &amp; IFERROR(IF(SEARCH(&quot;Noite&quot;;[.L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3];1)&gt;0;&quot;&quot;&quot;morning&quot;&quot;&quot;;&quot;null&quot;);&quot;null&quot;) &amp; &quot;,&quot; &amp;IFERROR(IF(SEARCH(&quot;Tarde&quot;;[.N3];1)&gt;0;&quot;&quot;&quot;afternoon&quot;&quot;&quot;;&quot;null&quot;);&quot;null&quot;) &amp; &quot;,&quot; &amp; IFERROR(IF(SEARCH(&quot;Noite&quot;;[.N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3];1)&gt;0;&quot;&quot;&quot;morning&quot;&quot;&quot;;&quot;null&quot;);&quot;null&quot;) &amp; &quot;,&quot; &amp;IFERROR(IF(SEARCH(&quot;Tarde&quot;;[.P3];1)&gt;0;&quot;&quot;&quot;afternoon&quot;&quot;&quot;;&quot;null&quot;);&quot;null&quot;) &amp; &quot;,&quot; &amp; IFERROR(IF(SEARCH(&quot;Noite&quot;;[.P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3];1)&gt;0;&quot;&quot;&quot;morning&quot;&quot;&quot;;&quot;null&quot;);&quot;null&quot;) &amp; &quot;,&quot; &amp;IFERROR(IF(SEARCH(&quot;Tarde&quot;;[.R3];1)&gt;0;&quot;&quot;&quot;afternoon&quot;&quot;&quot;;&quot;null&quot;);&quot;null&quot;) &amp; &quot;,&quot; &amp; IFERROR(IF(SEARCH(&quot;Noite&quot;;[.R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/>
          <table:table-cell table:style-name="ce5" table:formula="of:=&quot;[&quot; &amp; IFERROR(IF(SEARCH(&quot;Manhã&quot;;[.T3];1)&gt;0;&quot;&quot;&quot;morning&quot;&quot;&quot;;&quot;null&quot;);&quot;null&quot;) &amp; &quot;,&quot; &amp;IFERROR(IF(SEARCH(&quot;Tarde&quot;;[.T3];1)&gt;0;&quot;&quot;&quot;afternoon&quot;&quot;&quot;;&quot;null&quot;);&quot;null&quot;) &amp; &quot;,&quot; &amp; IFERROR(IF(SEARCH(&quot;Noite&quot;;[.T3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Atendente de balcão, Aux. de Cozinha, Hostess</text:p>
          </table:table-cell>
          <table:table-cell table:style-name="ce5" table:formula="of:=[.V3]" office:value-type="string" office:string-value="Atendente de balcão, Aux. de Cozinha, Hostess" calcext:value-type="string">
            <text:p>Atendente de balcão, Aux. de Cozinha, Hostess</text:p>
          </table:table-cell>
          <table:table-cell table:style-name="ce5" office:value-type="string" calcext:value-type="string">
            <text:p>Bares, Brasileira, Buffet &amp; Rodízios, Carnes &amp; Churrascaria, Chinesa, Congelados, Contemporânea, Fast-food, Italiana, Lanchonete &amp; Cafés (salgados, pastéis, sanduiches e doces ), Saudável, Vegetariana</text:p>
          </table:table-cell>
          <table:table-cell table:style-name="ce5" table:formula="of:=[.X3]" office:value-type="string" office:string-value="Bares, Brasileira, Buffet &amp; Rodízios, Carnes &amp; Churrascaria, Chinesa, Congelados, Contemporânea, Fast-food, Italiana, Lanchonete &amp; Cafés (salgados, pastéis, sanduiches e doces ), Saudável, Vegetariana" calcext:value-type="string">
            <text:p>Bares, Brasileira, Buffet &amp; Rodízios, Carnes &amp; Churrascaria, Chinesa, Congelados, Contemporânea, Fast-food, Italiana, Lanchonete &amp; Cafés (salgados, pastéis, sanduiches e doces ), Saudável, Vegetariana</text:p>
          </table:table-cell>
          <table:table-cell table:style-name="ce5" office:value-type="string" calcext:value-type="string">
            <text:p>Merces</text:p>
          </table:table-cell>
          <table:table-cell table:style-name="ce5" table:formula="of:=[.Z3]" office:value-type="string" office:string-value="Merces" calcext:value-type="string">
            <text:p>Merces</text:p>
          </table:table-cell>
          <table:table-cell table:style-name="ce5" office:value-type="string" calcext:value-type="string">
            <text:p>cristian.teles@bol.com.br</text:p>
          </table:table-cell>
          <table:table-cell table:style-name="ce5" table:formula="of:=COM.MICROSOFT.CONCAT(&quot;alfred.&quot;;[.AB3])" office:value-type="string" office:string-value="alfred.cristian.teles@bol.com.br" calcext:value-type="string">
            <text:p>alfred.cristian.teles@bol.com.br</text:p>
          </table:table-cell>
          <table:table-cell table:style-name="ce5" office:value-type="string" calcext:value-type="string">
            <text:p>41 a 50 anos</text:p>
          </table:table-cell>
          <table:table-cell/>
          <table:table-cell table:style-name="ce5" office:value-type="string" calcext:value-type="string">
            <text:p>Ensino Superior Completo</text:p>
          </table:table-cell>
          <table:table-cell table:style-name="ce5" office:value-type="string" calcext:value-type="string">
            <text:p>De 1 ano a 2 anos</text:p>
          </table:table-cell>
          <table:table-cell table:formula="of:=[.AG3]" office:value-type="string" office:string-value="De 1 ano a 2 anos" calcext:value-type="string">
            <text:p>De 1 ano a 2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5T19:49:04.69" calcext:value-type="date">
            <text:p>3/25/2020 19:49:04</text:p>
          </table:table-cell>
          <table:table-cell table:style-name="ce5" office:value-type="string" calcext:value-type="string">
            <text:p>Marcos antonio santos</text:p>
          </table:table-cell>
          <table:table-cell table:style-name="ce5" table:formula="of:=PROPER([.B4])" office:value-type="string" office:string-value="Marcos Antonio Santos" calcext:value-type="string">
            <text:p>Marcos Antonio Santos</text:p>
          </table:table-cell>
          <table:table-cell table:style-name="ce1" office:value-type="float" office:value="41987606801" calcext:value-type="float">
            <text:p>41987606801</text:p>
          </table:table-cell>
          <table:table-cell table:style-name="ce1" office:value-type="float" office:value="42999254231" calcext:value-type="float">
            <text:p>42999254231</text:p>
          </table:table-cell>
          <table:table-cell table:style-name="ce1" table:formula="of:=LEFT([.E4];2)" office:value-type="string" office:string-value="42" calcext:value-type="string">
            <text:p>42</text:p>
          </table:table-cell>
          <table:table-cell table:style-name="ce1" table:formula="of:=RIGHT([.E4];9)" office:value-type="string" office:string-value="999254231" calcext:value-type="string">
            <text:p>999254231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H4];1)&gt;0;&quot;&quot;&quot;morning&quot;&quot;&quot;;&quot;null&quot;);&quot;null&quot;) &amp; &quot;,&quot; &amp;IFERROR(IF(SEARCH(&quot;Tarde&quot;;[.H4];1)&gt;0;&quot;&quot;&quot;afternoon&quot;&quot;&quot;;&quot;null&quot;);&quot;null&quot;) &amp; &quot;,&quot; &amp; IFERROR(IF(SEARCH(&quot;Noite&quot;;[.H4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J4];1)&gt;0;&quot;&quot;&quot;morning&quot;&quot;&quot;;&quot;null&quot;);&quot;null&quot;) &amp; &quot;,&quot; &amp;IFERROR(IF(SEARCH(&quot;Tarde&quot;;[.J4];1)&gt;0;&quot;&quot;&quot;afternoon&quot;&quot;&quot;;&quot;null&quot;);&quot;null&quot;) &amp; &quot;,&quot; &amp; IFERROR(IF(SEARCH(&quot;Noite&quot;;[.J4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L4];1)&gt;0;&quot;&quot;&quot;morning&quot;&quot;&quot;;&quot;null&quot;);&quot;null&quot;) &amp; &quot;,&quot; &amp;IFERROR(IF(SEARCH(&quot;Tarde&quot;;[.L4];1)&gt;0;&quot;&quot;&quot;afternoon&quot;&quot;&quot;;&quot;null&quot;);&quot;null&quot;) &amp; &quot;,&quot; &amp; IFERROR(IF(SEARCH(&quot;Noite&quot;;[.L4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N4];1)&gt;0;&quot;&quot;&quot;morning&quot;&quot;&quot;;&quot;null&quot;);&quot;null&quot;) &amp; &quot;,&quot; &amp;IFERROR(IF(SEARCH(&quot;Tarde&quot;;[.N4];1)&gt;0;&quot;&quot;&quot;afternoon&quot;&quot;&quot;;&quot;null&quot;);&quot;null&quot;) &amp; &quot;,&quot; &amp; IFERROR(IF(SEARCH(&quot;Noite&quot;;[.N4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P4];1)&gt;0;&quot;&quot;&quot;morning&quot;&quot;&quot;;&quot;null&quot;);&quot;null&quot;) &amp; &quot;,&quot; &amp;IFERROR(IF(SEARCH(&quot;Tarde&quot;;[.P4];1)&gt;0;&quot;&quot;&quot;afternoon&quot;&quot;&quot;;&quot;null&quot;);&quot;null&quot;) &amp; &quot;,&quot; &amp; IFERROR(IF(SEARCH(&quot;Noite&quot;;[.P4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R4];1)&gt;0;&quot;&quot;&quot;morning&quot;&quot;&quot;;&quot;null&quot;);&quot;null&quot;) &amp; &quot;,&quot; &amp;IFERROR(IF(SEARCH(&quot;Tarde&quot;;[.R4];1)&gt;0;&quot;&quot;&quot;afternoon&quot;&quot;&quot;;&quot;null&quot;);&quot;null&quot;) &amp; &quot;,&quot; &amp; IFERROR(IF(SEARCH(&quot;Noite&quot;;[.R4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T4];1)&gt;0;&quot;&quot;&quot;morning&quot;&quot;&quot;;&quot;null&quot;);&quot;null&quot;) &amp; &quot;,&quot; &amp;IFERROR(IF(SEARCH(&quot;Tarde&quot;;[.T4];1)&gt;0;&quot;&quot;&quot;afternoon&quot;&quot;&quot;;&quot;null&quot;);&quot;null&quot;) &amp; &quot;,&quot; &amp; IFERROR(IF(SEARCH(&quot;Noite&quot;;[.T4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Aux. de Padeiro/Confeiteiro(a), Confeiteiro (a), Garçom/Garçonete</text:p>
          </table:table-cell>
          <table:table-cell table:style-name="ce5" table:formula="of:=[.V4]" office:value-type="string" office:string-value="Aux. de Padeiro/Confeiteiro(a), Confeiteiro (a), Garçom/Garçonete" calcext:value-type="string">
            <text:p>Aux. de Padeiro/Confeiteiro(a), Confeiteiro (a), Garçom/Garçonete</text:p>
          </table:table-cell>
          <table:table-cell table:style-name="ce5" office:value-type="string" calcext:value-type="string">
            <text:p>Brasileira, Lanchonete &amp; Cafés (salgados, pastéis, sanduiches e doces ), Padaria e Confeitarias</text:p>
          </table:table-cell>
          <table:table-cell table:style-name="ce5" table:formula="of:=[.X4]" office:value-type="string" office:string-value="Brasileira, Lanchonete &amp; Cafés (salgados, pastéis, sanduiches e doces ), Padaria e Confeitarias" calcext:value-type="string">
            <text:p>Brasileira, Lanchonete &amp; Cafés (salgados, pastéis, sanduiches e doces ), Padaria e Confeitarias</text:p>
          </table:table-cell>
          <table:table-cell table:style-name="ce5" office:value-type="string" calcext:value-type="string">
            <text:p>Cajuru </text:p>
          </table:table-cell>
          <table:table-cell table:style-name="ce5" table:formula="of:=[.Z4]" office:value-type="string" office:string-value="Cajuru " calcext:value-type="string">
            <text:p>Cajuru </text:p>
          </table:table-cell>
          <table:table-cell table:style-name="ce5" office:value-type="string" calcext:value-type="string">
            <text:p>marcosknsantos@hotmail.com</text:p>
          </table:table-cell>
          <table:table-cell table:style-name="ce5" table:formula="of:=COM.MICROSOFT.CONCAT(&quot;alfred.&quot;;[.AB4])" office:value-type="string" office:string-value="alfred.marcosknsantos@hotmail.com" calcext:value-type="string">
            <text:p>alfred.marcosknsantos@hotmail.com</text:p>
          </table:table-cell>
          <table:table-cell table:style-name="ce5" office:value-type="string" calcext:value-type="string">
            <text:p>26 a 3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1 ano a 2 anos</text:p>
          </table:table-cell>
          <table:table-cell table:formula="of:=[.AG4]" office:value-type="string" office:string-value="De 1 ano a 2 anos" calcext:value-type="string">
            <text:p>De 1 ano a 2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7T23:15:31.73" calcext:value-type="date">
            <text:p>3/27/2020 23:15:31</text:p>
          </table:table-cell>
          <table:table-cell table:style-name="ce5" office:value-type="string" calcext:value-type="string">
            <text:p>Pamella oliveira</text:p>
          </table:table-cell>
          <table:table-cell table:style-name="ce5" table:formula="of:=PROPER([.B5])" office:value-type="string" office:string-value="Pamella Oliveira" calcext:value-type="string">
            <text:p>Pamella Oliveira</text:p>
          </table:table-cell>
          <table:table-cell table:style-name="ce1" office:value-type="float" office:value="4299254231" calcext:value-type="float">
            <text:p>4299254231</text:p>
          </table:table-cell>
          <table:table-cell table:style-name="ce1" office:value-type="float" office:value="41995322697" calcext:value-type="float">
            <text:p>41995322697</text:p>
          </table:table-cell>
          <table:table-cell table:style-name="ce1" table:formula="of:=LEFT([.E5];2)" office:value-type="string" office:string-value="41" calcext:value-type="string">
            <text:p>41</text:p>
          </table:table-cell>
          <table:table-cell table:style-name="ce1" table:formula="of:=RIGHT([.E5];9)" office:value-type="string" office:string-value="995322697" calcext:value-type="string">
            <text:p>995322697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5];1)&gt;0;&quot;&quot;&quot;morning&quot;&quot;&quot;;&quot;null&quot;);&quot;null&quot;) &amp; &quot;,&quot; &amp;IFERROR(IF(SEARCH(&quot;Tarde&quot;;[.H5];1)&gt;0;&quot;&quot;&quot;afternoon&quot;&quot;&quot;;&quot;null&quot;);&quot;null&quot;) &amp; &quot;,&quot; &amp; IFERROR(IF(SEARCH(&quot;Noite&quot;;[.H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/>
          <table:table-cell table:style-name="ce5" table:formula="of:=&quot;[&quot; &amp; IFERROR(IF(SEARCH(&quot;Manhã&quot;;[.J5];1)&gt;0;&quot;&quot;&quot;morning&quot;&quot;&quot;;&quot;null&quot;);&quot;null&quot;) &amp; &quot;,&quot; &amp;IFERROR(IF(SEARCH(&quot;Tarde&quot;;[.J5];1)&gt;0;&quot;&quot;&quot;afternoon&quot;&quot;&quot;;&quot;null&quot;);&quot;null&quot;) &amp; &quot;,&quot; &amp; IFERROR(IF(SEARCH(&quot;Noite&quot;;[.J5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L5];1)&gt;0;&quot;&quot;&quot;morning&quot;&quot;&quot;;&quot;null&quot;);&quot;null&quot;) &amp; &quot;,&quot; &amp;IFERROR(IF(SEARCH(&quot;Tarde&quot;;[.L5];1)&gt;0;&quot;&quot;&quot;afternoon&quot;&quot;&quot;;&quot;null&quot;);&quot;null&quot;) &amp; &quot;,&quot; &amp; IFERROR(IF(SEARCH(&quot;Noite&quot;;[.L5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N5];1)&gt;0;&quot;&quot;&quot;morning&quot;&quot;&quot;;&quot;null&quot;);&quot;null&quot;) &amp; &quot;,&quot; &amp;IFERROR(IF(SEARCH(&quot;Tarde&quot;;[.N5];1)&gt;0;&quot;&quot;&quot;afternoon&quot;&quot;&quot;;&quot;null&quot;);&quot;null&quot;) &amp; &quot;,&quot; &amp; IFERROR(IF(SEARCH(&quot;Noite&quot;;[.N5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P5];1)&gt;0;&quot;&quot;&quot;morning&quot;&quot;&quot;;&quot;null&quot;);&quot;null&quot;) &amp; &quot;,&quot; &amp;IFERROR(IF(SEARCH(&quot;Tarde&quot;;[.P5];1)&gt;0;&quot;&quot;&quot;afternoon&quot;&quot;&quot;;&quot;null&quot;);&quot;null&quot;) &amp; &quot;,&quot; &amp; IFERROR(IF(SEARCH(&quot;Noite&quot;;[.P5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R5];1)&gt;0;&quot;&quot;&quot;morning&quot;&quot;&quot;;&quot;null&quot;);&quot;null&quot;) &amp; &quot;,&quot; &amp;IFERROR(IF(SEARCH(&quot;Tarde&quot;;[.R5];1)&gt;0;&quot;&quot;&quot;afternoon&quot;&quot;&quot;;&quot;null&quot;);&quot;null&quot;) &amp; &quot;,&quot; &amp; IFERROR(IF(SEARCH(&quot;Noite&quot;;[.R5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T5];1)&gt;0;&quot;&quot;&quot;morning&quot;&quot;&quot;;&quot;null&quot;);&quot;null&quot;) &amp; &quot;,&quot; &amp;IFERROR(IF(SEARCH(&quot;Tarde&quot;;[.T5];1)&gt;0;&quot;&quot;&quot;afternoon&quot;&quot;&quot;;&quot;null&quot;);&quot;null&quot;) &amp; &quot;,&quot; &amp; IFERROR(IF(SEARCH(&quot;Noite&quot;;[.T5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Atendente de balcão, Aux.de <text:s/>Limpeza, Garçom/Garçonete</text:p>
          </table:table-cell>
          <table:table-cell table:style-name="ce5" table:formula="of:=[.V5]" office:value-type="string" office:string-value="Atendente de balcão, Aux.de  Limpeza, Garçom/Garçonete" calcext:value-type="string">
            <text:p>Atendente de balcão, Aux.de <text:s/>Limpeza, Garçom/Garçonete</text:p>
          </table:table-cell>
          <table:table-cell table:style-name="ce5" office:value-type="string" calcext:value-type="string">
            <text:p>Bares, Buffet &amp; Rodízios, Japonesa</text:p>
          </table:table-cell>
          <table:table-cell table:style-name="ce5" table:formula="of:=[.X5]" office:value-type="string" office:string-value="Bares, Buffet &amp; Rodízios, Japonesa" calcext:value-type="string">
            <text:p>Bares, Buffet &amp; Rodízios, Japonesa</text:p>
          </table:table-cell>
          <table:table-cell table:style-name="ce5" office:value-type="string" calcext:value-type="string">
            <text:p>Ganchinho</text:p>
          </table:table-cell>
          <table:table-cell table:style-name="ce5" table:formula="of:=[.Z5]" office:value-type="string" office:string-value="Ganchinho" calcext:value-type="string">
            <text:p>Ganchinho</text:p>
          </table:table-cell>
          <table:table-cell table:style-name="ce5" office:value-type="string" calcext:value-type="string">
            <text:p>pamelaodsa@gmail.com</text:p>
          </table:table-cell>
          <table:table-cell table:style-name="ce5" table:formula="of:=COM.MICROSOFT.CONCAT(&quot;alfred.&quot;;[.AB5])" office:value-type="string" office:string-value="alfred.pamelaodsa@gmail.com" calcext:value-type="string">
            <text:p>alfred.pamelaodsa@gmail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1 ano a 2 anos</text:p>
          </table:table-cell>
          <table:table-cell table:formula="of:=[.AG5]" office:value-type="string" office:string-value="De 1 ano a 2 anos" calcext:value-type="string">
            <text:p>De 1 ano a 2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30T09:23:28.37" calcext:value-type="date">
            <text:p>3/30/2020 9:23:28</text:p>
          </table:table-cell>
          <table:table-cell table:style-name="ce5" office:value-type="string" calcext:value-type="string">
            <text:p>FABRICIO DOS SANTOS DE SOUZA</text:p>
          </table:table-cell>
          <table:table-cell table:style-name="ce5" table:formula="of:=PROPER([.B6])" office:value-type="string" office:string-value="Fabricio Dos Santos De Souza" calcext:value-type="string">
            <text:p>Fabricio Dos Santos De Souza</text:p>
          </table:table-cell>
          <table:table-cell table:style-name="ce1" office:value-type="string" calcext:value-type="string">
            <text:p>41 995322697</text:p>
          </table:table-cell>
          <table:table-cell table:style-name="ce1" office:value-type="float" office:value="41984402184" calcext:value-type="float">
            <text:p>41984402184</text:p>
          </table:table-cell>
          <table:table-cell table:style-name="ce1" table:formula="of:=LEFT([.E6];2)" office:value-type="string" office:string-value="41" calcext:value-type="string">
            <text:p>41</text:p>
          </table:table-cell>
          <table:table-cell table:style-name="ce1" table:formula="of:=RIGHT([.E6];9)" office:value-type="string" office:string-value="984402184" calcext:value-type="string">
            <text:p>984402184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6];1)&gt;0;&quot;&quot;&quot;morning&quot;&quot;&quot;;&quot;null&quot;);&quot;null&quot;) &amp; &quot;,&quot; &amp;IFERROR(IF(SEARCH(&quot;Tarde&quot;;[.H6];1)&gt;0;&quot;&quot;&quot;afternoon&quot;&quot;&quot;;&quot;null&quot;);&quot;null&quot;) &amp; &quot;,&quot; &amp; IFERROR(IF(SEARCH(&quot;Noite&quot;;[.H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6];1)&gt;0;&quot;&quot;&quot;morning&quot;&quot;&quot;;&quot;null&quot;);&quot;null&quot;) &amp; &quot;,&quot; &amp;IFERROR(IF(SEARCH(&quot;Tarde&quot;;[.J6];1)&gt;0;&quot;&quot;&quot;afternoon&quot;&quot;&quot;;&quot;null&quot;);&quot;null&quot;) &amp; &quot;,&quot; &amp; IFERROR(IF(SEARCH(&quot;Noite&quot;;[.J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6];1)&gt;0;&quot;&quot;&quot;morning&quot;&quot;&quot;;&quot;null&quot;);&quot;null&quot;) &amp; &quot;,&quot; &amp;IFERROR(IF(SEARCH(&quot;Tarde&quot;;[.L6];1)&gt;0;&quot;&quot;&quot;afternoon&quot;&quot;&quot;;&quot;null&quot;);&quot;null&quot;) &amp; &quot;,&quot; &amp; IFERROR(IF(SEARCH(&quot;Noite&quot;;[.L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6];1)&gt;0;&quot;&quot;&quot;morning&quot;&quot;&quot;;&quot;null&quot;);&quot;null&quot;) &amp; &quot;,&quot; &amp;IFERROR(IF(SEARCH(&quot;Tarde&quot;;[.N6];1)&gt;0;&quot;&quot;&quot;afternoon&quot;&quot;&quot;;&quot;null&quot;);&quot;null&quot;) &amp; &quot;,&quot; &amp; IFERROR(IF(SEARCH(&quot;Noite&quot;;[.N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6];1)&gt;0;&quot;&quot;&quot;morning&quot;&quot;&quot;;&quot;null&quot;);&quot;null&quot;) &amp; &quot;,&quot; &amp;IFERROR(IF(SEARCH(&quot;Tarde&quot;;[.P6];1)&gt;0;&quot;&quot;&quot;afternoon&quot;&quot;&quot;;&quot;null&quot;);&quot;null&quot;) &amp; &quot;,&quot; &amp; IFERROR(IF(SEARCH(&quot;Noite&quot;;[.P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6];1)&gt;0;&quot;&quot;&quot;morning&quot;&quot;&quot;;&quot;null&quot;);&quot;null&quot;) &amp; &quot;,&quot; &amp;IFERROR(IF(SEARCH(&quot;Tarde&quot;;[.R6];1)&gt;0;&quot;&quot;&quot;afternoon&quot;&quot;&quot;;&quot;null&quot;);&quot;null&quot;) &amp; &quot;,&quot; &amp; IFERROR(IF(SEARCH(&quot;Noite&quot;;[.R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6];1)&gt;0;&quot;&quot;&quot;morning&quot;&quot;&quot;;&quot;null&quot;);&quot;null&quot;) &amp; &quot;,&quot; &amp;IFERROR(IF(SEARCH(&quot;Tarde&quot;;[.T6];1)&gt;0;&quot;&quot;&quot;afternoon&quot;&quot;&quot;;&quot;null&quot;);&quot;null&quot;) &amp; &quot;,&quot; &amp; IFERROR(IF(SEARCH(&quot;Noite&quot;;[.T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tendente de balcão</text:p>
          </table:table-cell>
          <table:table-cell table:style-name="ce5" table:formula="of:=[.V6]" office:value-type="string" office:string-value="Atendente de balcão" calcext:value-type="string">
            <text:p>Atendente de balcão</text:p>
          </table:table-cell>
          <table:table-cell table:style-name="ce5" office:value-type="string" calcext:value-type="string">
            <text:p>Fast-food</text:p>
          </table:table-cell>
          <table:table-cell table:style-name="ce5" table:formula="of:=[.X6]" office:value-type="string" office:string-value="Fast-food" calcext:value-type="string">
            <text:p>Fast-food</text:p>
          </table:table-cell>
          <table:table-cell table:style-name="ce5" office:value-type="string" calcext:value-type="string">
            <text:p>Fazenda Rio grande</text:p>
          </table:table-cell>
          <table:table-cell table:style-name="ce5" table:formula="of:=[.Z6]" office:value-type="string" office:string-value="Fazenda Rio grande" calcext:value-type="string">
            <text:p>Fazenda Rio grande</text:p>
          </table:table-cell>
          <table:table-cell table:style-name="ce5" office:value-type="string" calcext:value-type="string">
            <text:p>fabricio45souza@hotmail.com</text:p>
          </table:table-cell>
          <table:table-cell table:style-name="ce5" table:formula="of:=COM.MICROSOFT.CONCAT(&quot;alfred.&quot;;[.AB6])" office:value-type="string" office:string-value="alfred.fabricio45souza@hotmail.com" calcext:value-type="string">
            <text:p>alfred.fabricio45souza@hotmail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1 ano a 2 anos</text:p>
          </table:table-cell>
          <table:table-cell table:formula="of:=[.AG6]" office:value-type="string" office:string-value="De 1 ano a 2 anos" calcext:value-type="string">
            <text:p>De 1 ano a 2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30T09:36:11.21" calcext:value-type="date">
            <text:p>3/30/2020 9:36:11</text:p>
          </table:table-cell>
          <table:table-cell table:style-name="ce5" office:value-type="string" calcext:value-type="string">
            <text:p>Tamires Rodrigues Dos Santos</text:p>
          </table:table-cell>
          <table:table-cell table:style-name="ce5" table:formula="of:=PROPER([.B7])" office:value-type="string" office:string-value="Tamires Rodrigues Dos Santos" calcext:value-type="string">
            <text:p>Tamires Rodrigues Dos Santos</text:p>
          </table:table-cell>
          <table:table-cell table:style-name="ce1" office:value-type="string" calcext:value-type="string">
            <text:p>+5541984402184</text:p>
          </table:table-cell>
          <table:table-cell table:style-name="ce1" office:value-type="float" office:value="41999536857" calcext:value-type="float">
            <text:p>41999536857</text:p>
          </table:table-cell>
          <table:table-cell table:style-name="ce1" table:formula="of:=LEFT([.E7];2)" office:value-type="string" office:string-value="41" calcext:value-type="string">
            <text:p>41</text:p>
          </table:table-cell>
          <table:table-cell table:style-name="ce1" table:formula="of:=RIGHT([.E7];9)" office:value-type="string" office:string-value="999536857" calcext:value-type="string">
            <text:p>999536857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H7];1)&gt;0;&quot;&quot;&quot;morning&quot;&quot;&quot;;&quot;null&quot;);&quot;null&quot;) &amp; &quot;,&quot; &amp;IFERROR(IF(SEARCH(&quot;Tarde&quot;;[.H7];1)&gt;0;&quot;&quot;&quot;afternoon&quot;&quot;&quot;;&quot;null&quot;);&quot;null&quot;) &amp; &quot;,&quot; &amp; IFERROR(IF(SEARCH(&quot;Noite&quot;;[.H7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J7];1)&gt;0;&quot;&quot;&quot;morning&quot;&quot;&quot;;&quot;null&quot;);&quot;null&quot;) &amp; &quot;,&quot; &amp;IFERROR(IF(SEARCH(&quot;Tarde&quot;;[.J7];1)&gt;0;&quot;&quot;&quot;afternoon&quot;&quot;&quot;;&quot;null&quot;);&quot;null&quot;) &amp; &quot;,&quot; &amp; IFERROR(IF(SEARCH(&quot;Noite&quot;;[.J7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L7];1)&gt;0;&quot;&quot;&quot;morning&quot;&quot;&quot;;&quot;null&quot;);&quot;null&quot;) &amp; &quot;,&quot; &amp;IFERROR(IF(SEARCH(&quot;Tarde&quot;;[.L7];1)&gt;0;&quot;&quot;&quot;afternoon&quot;&quot;&quot;;&quot;null&quot;);&quot;null&quot;) &amp; &quot;,&quot; &amp; IFERROR(IF(SEARCH(&quot;Noite&quot;;[.L7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N7];1)&gt;0;&quot;&quot;&quot;morning&quot;&quot;&quot;;&quot;null&quot;);&quot;null&quot;) &amp; &quot;,&quot; &amp;IFERROR(IF(SEARCH(&quot;Tarde&quot;;[.N7];1)&gt;0;&quot;&quot;&quot;afternoon&quot;&quot;&quot;;&quot;null&quot;);&quot;null&quot;) &amp; &quot;,&quot; &amp; IFERROR(IF(SEARCH(&quot;Noite&quot;;[.N7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P7];1)&gt;0;&quot;&quot;&quot;morning&quot;&quot;&quot;;&quot;null&quot;);&quot;null&quot;) &amp; &quot;,&quot; &amp;IFERROR(IF(SEARCH(&quot;Tarde&quot;;[.P7];1)&gt;0;&quot;&quot;&quot;afternoon&quot;&quot;&quot;;&quot;null&quot;);&quot;null&quot;) &amp; &quot;,&quot; &amp; IFERROR(IF(SEARCH(&quot;Noite&quot;;[.P7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R7];1)&gt;0;&quot;&quot;&quot;morning&quot;&quot;&quot;;&quot;null&quot;);&quot;null&quot;) &amp; &quot;,&quot; &amp;IFERROR(IF(SEARCH(&quot;Tarde&quot;;[.R7];1)&gt;0;&quot;&quot;&quot;afternoon&quot;&quot;&quot;;&quot;null&quot;);&quot;null&quot;) &amp; &quot;,&quot; &amp; IFERROR(IF(SEARCH(&quot;Noite&quot;;[.R7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T7];1)&gt;0;&quot;&quot;&quot;morning&quot;&quot;&quot;;&quot;null&quot;);&quot;null&quot;) &amp; &quot;,&quot; &amp;IFERROR(IF(SEARCH(&quot;Tarde&quot;;[.T7];1)&gt;0;&quot;&quot;&quot;afternoon&quot;&quot;&quot;;&quot;null&quot;);&quot;null&quot;) &amp; &quot;,&quot; &amp; IFERROR(IF(SEARCH(&quot;Noite&quot;;[.T7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Atendente de balcão, Aux. de Cozinha, Garçom/Garçonete</text:p>
          </table:table-cell>
          <table:table-cell table:style-name="ce5" table:formula="of:=[.V7]" office:value-type="string" office:string-value="Atendente de balcão, Aux. de Cozinha, Garçom/Garçonete" calcext:value-type="string">
            <text:p>Atendente de balcão, Aux. de Cozinha, Garçom/Garçonete</text:p>
          </table:table-cell>
          <table:table-cell table:style-name="ce5" office:value-type="string" calcext:value-type="string">
            <text:p>Brasileira</text:p>
          </table:table-cell>
          <table:table-cell table:style-name="ce5" table:formula="of:=[.X7]" office:value-type="string" office:string-value="Brasileira" calcext:value-type="string">
            <text:p>Brasileira</text:p>
          </table:table-cell>
          <table:table-cell table:style-name="ce5" office:value-type="string" calcext:value-type="string">
            <text:p>Nacoes 2</text:p>
          </table:table-cell>
          <table:table-cell table:style-name="ce5" table:formula="of:=[.Z7]" office:value-type="string" office:string-value="Nacoes 2" calcext:value-type="string">
            <text:p>Nacoes 2</text:p>
          </table:table-cell>
          <table:table-cell table:style-name="ce5" office:value-type="string" calcext:value-type="string">
            <text:p>rodriguestamires807@gmail.com</text:p>
          </table:table-cell>
          <table:table-cell table:style-name="ce5" table:formula="of:=COM.MICROSOFT.CONCAT(&quot;alfred.&quot;;[.AB7])" office:value-type="string" office:string-value="alfred.rodriguestamires807@gmail.com" calcext:value-type="string">
            <text:p>alfred.rodriguestamires807@gmail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1 ano a 2 anos</text:p>
          </table:table-cell>
          <table:table-cell table:formula="of:=[.AG7]" office:value-type="string" office:string-value="De 1 ano a 2 anos" calcext:value-type="string">
            <text:p>De 1 ano a 2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30T10:14:15.98" calcext:value-type="date">
            <text:p>3/30/2020 10:14:15</text:p>
          </table:table-cell>
          <table:table-cell table:style-name="ce5" office:value-type="string" calcext:value-type="string">
            <text:p>Cardoso</text:p>
          </table:table-cell>
          <table:table-cell table:style-name="ce5" table:formula="of:=PROPER([.B8])" office:value-type="string" office:string-value="Cardoso" calcext:value-type="string">
            <text:p>Cardoso</text:p>
          </table:table-cell>
          <table:table-cell table:style-name="ce1" office:value-type="string" calcext:value-type="string">
            <text:p>41 999536857</text:p>
          </table:table-cell>
          <table:table-cell table:style-name="ce1" office:value-type="float" office:value="41992043619" calcext:value-type="float">
            <text:p>41992043619</text:p>
          </table:table-cell>
          <table:table-cell table:style-name="ce1" table:formula="of:=LEFT([.E8];2)" office:value-type="string" office:string-value="41" calcext:value-type="string">
            <text:p>41</text:p>
          </table:table-cell>
          <table:table-cell table:style-name="ce1" table:formula="of:=RIGHT([.E8];9)" office:value-type="string" office:string-value="992043619" calcext:value-type="string">
            <text:p>992043619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H8];1)&gt;0;&quot;&quot;&quot;morning&quot;&quot;&quot;;&quot;null&quot;);&quot;null&quot;) &amp; &quot;,&quot; &amp;IFERROR(IF(SEARCH(&quot;Tarde&quot;;[.H8];1)&gt;0;&quot;&quot;&quot;afternoon&quot;&quot;&quot;;&quot;null&quot;);&quot;null&quot;) &amp; &quot;,&quot; &amp; IFERROR(IF(SEARCH(&quot;Noite&quot;;[.H8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J8];1)&gt;0;&quot;&quot;&quot;morning&quot;&quot;&quot;;&quot;null&quot;);&quot;null&quot;) &amp; &quot;,&quot; &amp;IFERROR(IF(SEARCH(&quot;Tarde&quot;;[.J8];1)&gt;0;&quot;&quot;&quot;afternoon&quot;&quot;&quot;;&quot;null&quot;);&quot;null&quot;) &amp; &quot;,&quot; &amp; IFERROR(IF(SEARCH(&quot;Noite&quot;;[.J8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L8];1)&gt;0;&quot;&quot;&quot;morning&quot;&quot;&quot;;&quot;null&quot;);&quot;null&quot;) &amp; &quot;,&quot; &amp;IFERROR(IF(SEARCH(&quot;Tarde&quot;;[.L8];1)&gt;0;&quot;&quot;&quot;afternoon&quot;&quot;&quot;;&quot;null&quot;);&quot;null&quot;) &amp; &quot;,&quot; &amp; IFERROR(IF(SEARCH(&quot;Noite&quot;;[.L8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N8];1)&gt;0;&quot;&quot;&quot;morning&quot;&quot;&quot;;&quot;null&quot;);&quot;null&quot;) &amp; &quot;,&quot; &amp;IFERROR(IF(SEARCH(&quot;Tarde&quot;;[.N8];1)&gt;0;&quot;&quot;&quot;afternoon&quot;&quot;&quot;;&quot;null&quot;);&quot;null&quot;) &amp; &quot;,&quot; &amp; IFERROR(IF(SEARCH(&quot;Noite&quot;;[.N8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P8];1)&gt;0;&quot;&quot;&quot;morning&quot;&quot;&quot;;&quot;null&quot;);&quot;null&quot;) &amp; &quot;,&quot; &amp;IFERROR(IF(SEARCH(&quot;Tarde&quot;;[.P8];1)&gt;0;&quot;&quot;&quot;afternoon&quot;&quot;&quot;;&quot;null&quot;);&quot;null&quot;) &amp; &quot;,&quot; &amp; IFERROR(IF(SEARCH(&quot;Noite&quot;;[.P8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R8];1)&gt;0;&quot;&quot;&quot;morning&quot;&quot;&quot;;&quot;null&quot;);&quot;null&quot;) &amp; &quot;,&quot; &amp;IFERROR(IF(SEARCH(&quot;Tarde&quot;;[.R8];1)&gt;0;&quot;&quot;&quot;afternoon&quot;&quot;&quot;;&quot;null&quot;);&quot;null&quot;) &amp; &quot;,&quot; &amp; IFERROR(IF(SEARCH(&quot;Noite&quot;;[.R8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T8];1)&gt;0;&quot;&quot;&quot;morning&quot;&quot;&quot;;&quot;null&quot;);&quot;null&quot;) &amp; &quot;,&quot; &amp;IFERROR(IF(SEARCH(&quot;Tarde&quot;;[.T8];1)&gt;0;&quot;&quot;&quot;afternoon&quot;&quot;&quot;;&quot;null&quot;);&quot;null&quot;) &amp; &quot;,&quot; &amp; IFERROR(IF(SEARCH(&quot;Noite&quot;;[.T8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Aux. de Cozinha, Aux. de Padeiro/Confeiteiro(a), Cozinheiro (a)</text:p>
          </table:table-cell>
          <table:table-cell table:style-name="ce5" table:formula="of:=[.V8]" office:value-type="string" office:string-value="Aux. de Cozinha, Aux. de Padeiro/Confeiteiro(a), Cozinheiro (a)" calcext:value-type="string">
            <text:p>Aux. de Cozinha, Aux. de Padeiro/Confeiteiro(a), Cozinheiro (a)</text:p>
          </table:table-cell>
          <table:table-cell table:style-name="ce5" office:value-type="string" calcext:value-type="string">
            <text:p>Brasileira</text:p>
          </table:table-cell>
          <table:table-cell table:style-name="ce5" table:formula="of:=[.X8]" office:value-type="string" office:string-value="Brasileira" calcext:value-type="string">
            <text:p>Brasileira</text:p>
          </table:table-cell>
          <table:table-cell table:style-name="ce5" office:value-type="string" calcext:value-type="string">
            <text:p>Augusta</text:p>
          </table:table-cell>
          <table:table-cell table:style-name="ce5" table:formula="of:=[.Z8]" office:value-type="string" office:string-value="Augusta" calcext:value-type="string">
            <text:p>Augusta</text:p>
          </table:table-cell>
          <table:table-cell table:style-name="ce5" office:value-type="string" calcext:value-type="string">
            <text:p>sandrasacardoso74@gmail.com</text:p>
          </table:table-cell>
          <table:table-cell table:style-name="ce5" table:formula="of:=COM.MICROSOFT.CONCAT(&quot;alfred.&quot;;[.AB8])" office:value-type="string" office:string-value="alfred.sandrasacardoso74@gmail.com" calcext:value-type="string">
            <text:p>alfred.sandrasacardoso74@gmail.com</text:p>
          </table:table-cell>
          <table:table-cell table:style-name="ce5" office:value-type="string" calcext:value-type="string">
            <text:p>41 a 5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1 ano a 2 anos</text:p>
          </table:table-cell>
          <table:table-cell table:formula="of:=[.AG8]" office:value-type="string" office:string-value="De 1 ano a 2 anos" calcext:value-type="string">
            <text:p>De 1 ano a 2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30T12:18:03.43" calcext:value-type="date">
            <text:p>3/30/2020 12:18:03</text:p>
          </table:table-cell>
          <table:table-cell table:style-name="ce5" office:value-type="string" calcext:value-type="string">
            <text:p>Gislaine dos Santos Ferreira da Silva </text:p>
          </table:table-cell>
          <table:table-cell table:style-name="ce5" table:formula="of:=PROPER([.B9])" office:value-type="string" office:string-value="Gislaine Dos Santos Ferreira Da Silva " calcext:value-type="string">
            <text:p>Gislaine Dos Santos Ferreira Da Silva </text:p>
          </table:table-cell>
          <table:table-cell table:style-name="ce1" office:value-type="string" calcext:value-type="string">
            <text:p>41 9 9204-3619 </text:p>
          </table:table-cell>
          <table:table-cell table:style-name="ce1" office:value-type="float" office:value="41997856571" calcext:value-type="float">
            <text:p>41997856571</text:p>
          </table:table-cell>
          <table:table-cell table:style-name="ce1" table:formula="of:=LEFT([.E9];2)" office:value-type="string" office:string-value="41" calcext:value-type="string">
            <text:p>41</text:p>
          </table:table-cell>
          <table:table-cell table:style-name="ce1" table:formula="of:=RIGHT([.E9];9)" office:value-type="string" office:string-value="997856571" calcext:value-type="string">
            <text:p>997856571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9];1)&gt;0;&quot;&quot;&quot;morning&quot;&quot;&quot;;&quot;null&quot;);&quot;null&quot;) &amp; &quot;,&quot; &amp;IFERROR(IF(SEARCH(&quot;Tarde&quot;;[.H9];1)&gt;0;&quot;&quot;&quot;afternoon&quot;&quot;&quot;;&quot;null&quot;);&quot;null&quot;) &amp; &quot;,&quot; &amp; IFERROR(IF(SEARCH(&quot;Noite&quot;;[.H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9];1)&gt;0;&quot;&quot;&quot;morning&quot;&quot;&quot;;&quot;null&quot;);&quot;null&quot;) &amp; &quot;,&quot; &amp;IFERROR(IF(SEARCH(&quot;Tarde&quot;;[.J9];1)&gt;0;&quot;&quot;&quot;afternoon&quot;&quot;&quot;;&quot;null&quot;);&quot;null&quot;) &amp; &quot;,&quot; &amp; IFERROR(IF(SEARCH(&quot;Noite&quot;;[.J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9];1)&gt;0;&quot;&quot;&quot;morning&quot;&quot;&quot;;&quot;null&quot;);&quot;null&quot;) &amp; &quot;,&quot; &amp;IFERROR(IF(SEARCH(&quot;Tarde&quot;;[.L9];1)&gt;0;&quot;&quot;&quot;afternoon&quot;&quot;&quot;;&quot;null&quot;);&quot;null&quot;) &amp; &quot;,&quot; &amp; IFERROR(IF(SEARCH(&quot;Noite&quot;;[.L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9];1)&gt;0;&quot;&quot;&quot;morning&quot;&quot;&quot;;&quot;null&quot;);&quot;null&quot;) &amp; &quot;,&quot; &amp;IFERROR(IF(SEARCH(&quot;Tarde&quot;;[.N9];1)&gt;0;&quot;&quot;&quot;afternoon&quot;&quot;&quot;;&quot;null&quot;);&quot;null&quot;) &amp; &quot;,&quot; &amp; IFERROR(IF(SEARCH(&quot;Noite&quot;;[.N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9];1)&gt;0;&quot;&quot;&quot;morning&quot;&quot;&quot;;&quot;null&quot;);&quot;null&quot;) &amp; &quot;,&quot; &amp;IFERROR(IF(SEARCH(&quot;Tarde&quot;;[.P9];1)&gt;0;&quot;&quot;&quot;afternoon&quot;&quot;&quot;;&quot;null&quot;);&quot;null&quot;) &amp; &quot;,&quot; &amp; IFERROR(IF(SEARCH(&quot;Noite&quot;;[.P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9];1)&gt;0;&quot;&quot;&quot;morning&quot;&quot;&quot;;&quot;null&quot;);&quot;null&quot;) &amp; &quot;,&quot; &amp;IFERROR(IF(SEARCH(&quot;Tarde&quot;;[.R9];1)&gt;0;&quot;&quot;&quot;afternoon&quot;&quot;&quot;;&quot;null&quot;);&quot;null&quot;) &amp; &quot;,&quot; &amp; IFERROR(IF(SEARCH(&quot;Noite&quot;;[.R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9];1)&gt;0;&quot;&quot;&quot;morning&quot;&quot;&quot;;&quot;null&quot;);&quot;null&quot;) &amp; &quot;,&quot; &amp;IFERROR(IF(SEARCH(&quot;Tarde&quot;;[.T9];1)&gt;0;&quot;&quot;&quot;afternoon&quot;&quot;&quot;;&quot;null&quot;);&quot;null&quot;) &amp; &quot;,&quot; &amp; IFERROR(IF(SEARCH(&quot;Noite&quot;;[.T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tendente de balcão, Caixa e vendedora </text:p>
          </table:table-cell>
          <table:table-cell table:style-name="ce5" table:formula="of:=[.V9]" office:value-type="string" office:string-value="Atendente de balcão, Caixa e vendedora " calcext:value-type="string">
            <text:p>Atendente de balcão, Caixa e vendedora </text:p>
          </table:table-cell>
          <table:table-cell table:style-name="ce5" office:value-type="string" calcext:value-type="string">
            <text:p>Lanchonete &amp; Cafés (salgados, pastéis, sanduiches e doces ), Padaria e Confeitarias</text:p>
          </table:table-cell>
          <table:table-cell table:style-name="ce5" table:formula="of:=[.X9]" office:value-type="string" office:string-value="Lanchonete &amp; Cafés (salgados, pastéis, sanduiches e doces ), Padaria e Confeitarias" calcext:value-type="string">
            <text:p>Lanchonete &amp; Cafés (salgados, pastéis, sanduiches e doces ), Padaria e Confeitarias</text:p>
          </table:table-cell>
          <table:table-cell table:style-name="ce5" office:value-type="string" calcext:value-type="string">
            <text:p>Fazenda rio Grande </text:p>
          </table:table-cell>
          <table:table-cell table:style-name="ce5" table:formula="of:=[.Z9]" office:value-type="string" office:string-value="Fazenda rio Grande " calcext:value-type="string">
            <text:p>Fazenda rio Grande </text:p>
          </table:table-cell>
          <table:table-cell table:style-name="ce5" office:value-type="string" calcext:value-type="string">
            <text:p>GislaineRubleski@gmail.com</text:p>
          </table:table-cell>
          <table:table-cell table:style-name="ce5" table:formula="of:=COM.MICROSOFT.CONCAT(&quot;alfred.&quot;;[.AB9])" office:value-type="string" office:string-value="alfred.GislaineRubleski@gmail.com" calcext:value-type="string">
            <text:p>alfred.GislaineRubleski@gmail.com</text:p>
          </table:table-cell>
          <table:table-cell table:style-name="ce5" office:value-type="string" calcext:value-type="string">
            <text:p>26 a 3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1 ano a 2 anos</text:p>
          </table:table-cell>
          <table:table-cell table:formula="of:=[.AG9]" office:value-type="string" office:string-value="De 1 ano a 2 anos" calcext:value-type="string">
            <text:p>De 1 ano a 2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30T19:29:17.42" calcext:value-type="date">
            <text:p>3/30/2020 19:29:17</text:p>
          </table:table-cell>
          <table:table-cell table:style-name="ce5" office:value-type="string" calcext:value-type="string">
            <text:p>Joceli Santos</text:p>
          </table:table-cell>
          <table:table-cell table:style-name="ce5" table:formula="of:=PROPER([.B10])" office:value-type="string" office:string-value="Joceli Santos" calcext:value-type="string">
            <text:p>Joceli Santos</text:p>
          </table:table-cell>
          <table:table-cell table:style-name="ce1" office:value-type="float" office:value="41997856571" calcext:value-type="float">
            <text:p>41997856571</text:p>
          </table:table-cell>
          <table:table-cell table:style-name="ce1" office:value-type="float" office:value="41999105396" calcext:value-type="float">
            <text:p>41999105396</text:p>
          </table:table-cell>
          <table:table-cell table:style-name="ce1" table:formula="of:=LEFT([.E10];2)" office:value-type="string" office:string-value="41" calcext:value-type="string">
            <text:p>41</text:p>
          </table:table-cell>
          <table:table-cell table:style-name="ce1" table:formula="of:=RIGHT([.E10];9)" office:value-type="string" office:string-value="999105396" calcext:value-type="string">
            <text:p>999105396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10];1)&gt;0;&quot;&quot;&quot;morning&quot;&quot;&quot;;&quot;null&quot;);&quot;null&quot;) &amp; &quot;,&quot; &amp;IFERROR(IF(SEARCH(&quot;Tarde&quot;;[.H10];1)&gt;0;&quot;&quot;&quot;afternoon&quot;&quot;&quot;;&quot;null&quot;);&quot;null&quot;) &amp; &quot;,&quot; &amp; IFERROR(IF(SEARCH(&quot;Noite&quot;;[.H1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10];1)&gt;0;&quot;&quot;&quot;morning&quot;&quot;&quot;;&quot;null&quot;);&quot;null&quot;) &amp; &quot;,&quot; &amp;IFERROR(IF(SEARCH(&quot;Tarde&quot;;[.J10];1)&gt;0;&quot;&quot;&quot;afternoon&quot;&quot;&quot;;&quot;null&quot;);&quot;null&quot;) &amp; &quot;,&quot; &amp; IFERROR(IF(SEARCH(&quot;Noite&quot;;[.J1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10];1)&gt;0;&quot;&quot;&quot;morning&quot;&quot;&quot;;&quot;null&quot;);&quot;null&quot;) &amp; &quot;,&quot; &amp;IFERROR(IF(SEARCH(&quot;Tarde&quot;;[.L10];1)&gt;0;&quot;&quot;&quot;afternoon&quot;&quot;&quot;;&quot;null&quot;);&quot;null&quot;) &amp; &quot;,&quot; &amp; IFERROR(IF(SEARCH(&quot;Noite&quot;;[.L1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10];1)&gt;0;&quot;&quot;&quot;morning&quot;&quot;&quot;;&quot;null&quot;);&quot;null&quot;) &amp; &quot;,&quot; &amp;IFERROR(IF(SEARCH(&quot;Tarde&quot;;[.N10];1)&gt;0;&quot;&quot;&quot;afternoon&quot;&quot;&quot;;&quot;null&quot;);&quot;null&quot;) &amp; &quot;,&quot; &amp; IFERROR(IF(SEARCH(&quot;Noite&quot;;[.N1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10];1)&gt;0;&quot;&quot;&quot;morning&quot;&quot;&quot;;&quot;null&quot;);&quot;null&quot;) &amp; &quot;,&quot; &amp;IFERROR(IF(SEARCH(&quot;Tarde&quot;;[.P10];1)&gt;0;&quot;&quot;&quot;afternoon&quot;&quot;&quot;;&quot;null&quot;);&quot;null&quot;) &amp; &quot;,&quot; &amp; IFERROR(IF(SEARCH(&quot;Noite&quot;;[.P1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10];1)&gt;0;&quot;&quot;&quot;morning&quot;&quot;&quot;;&quot;null&quot;);&quot;null&quot;) &amp; &quot;,&quot; &amp;IFERROR(IF(SEARCH(&quot;Tarde&quot;;[.R10];1)&gt;0;&quot;&quot;&quot;afternoon&quot;&quot;&quot;;&quot;null&quot;);&quot;null&quot;) &amp; &quot;,&quot; &amp; IFERROR(IF(SEARCH(&quot;Noite&quot;;[.R1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10];1)&gt;0;&quot;&quot;&quot;morning&quot;&quot;&quot;;&quot;null&quot;);&quot;null&quot;) &amp; &quot;,&quot; &amp;IFERROR(IF(SEARCH(&quot;Tarde&quot;;[.T10];1)&gt;0;&quot;&quot;&quot;afternoon&quot;&quot;&quot;;&quot;null&quot;);&quot;null&quot;) &amp; &quot;,&quot; &amp; IFERROR(IF(SEARCH(&quot;Noite&quot;;[.T1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ux.de <text:s/>Limpeza, Aux. de Garçom/Cumim, Garçom/Garçonete</text:p>
          </table:table-cell>
          <table:table-cell table:style-name="ce5" table:formula="of:=[.V10]" office:value-type="string" office:string-value="Aux.de  Limpeza, Aux. de Garçom/Cumim, Garçom/Garçonete" calcext:value-type="string">
            <text:p>Aux.de <text:s/>Limpeza, Aux. de Garçom/Cumim, Garçom/Garçonete</text:p>
          </table:table-cell>
          <table:table-cell table:style-name="ce5" office:value-type="string" calcext:value-type="string">
            <text:p>Bebidas e Smoothies, Buffet &amp; Rodízios, Fast-food, Lanchonete &amp; Cafés (salgados, pastéis, sanduiches e doces ), Pizza</text:p>
          </table:table-cell>
          <table:table-cell table:style-name="ce5" table:formula="of:=[.X10]" office:value-type="string" office:string-value="Bebidas e Smoothies, Buffet &amp; Rodízios, Fast-food, Lanchonete &amp; Cafés (salgados, pastéis, sanduiches e doces ), Pizza" calcext:value-type="string">
            <text:p>Bebidas e Smoothies, Buffet &amp; Rodízios, Fast-food, Lanchonete &amp; Cafés (salgados, pastéis, sanduiches e doces ), Pizza</text:p>
          </table:table-cell>
          <table:table-cell table:style-name="ce5" office:value-type="string" calcext:value-type="string">
            <text:p>Moradiascajuru</text:p>
          </table:table-cell>
          <table:table-cell table:style-name="ce5" table:formula="of:=[.Z10]" office:value-type="string" office:string-value="Moradiascajuru" calcext:value-type="string">
            <text:p>Moradiascajuru</text:p>
          </table:table-cell>
          <table:table-cell table:style-name="ce5" office:value-type="string" calcext:value-type="string">
            <text:p>jocelisantosw25@gmail.com</text:p>
          </table:table-cell>
          <table:table-cell table:style-name="ce5" table:formula="of:=COM.MICROSOFT.CONCAT(&quot;alfred.&quot;;[.AB10])" office:value-type="string" office:string-value="alfred.jocelisantosw25@gmail.com" calcext:value-type="string">
            <text:p>alfred.jocelisantosw25@gmail.com</text:p>
          </table:table-cell>
          <table:table-cell table:style-name="ce5" office:value-type="string" calcext:value-type="string">
            <text:p>41 a 5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1 ano a 2 anos</text:p>
          </table:table-cell>
          <table:table-cell table:formula="of:=[.AG10]" office:value-type="string" office:string-value="De 1 ano a 2 anos" calcext:value-type="string">
            <text:p>De 1 ano a 2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7T21:22:06.53" calcext:value-type="date">
            <text:p>4/7/2020 21:22:06</text:p>
          </table:table-cell>
          <table:table-cell table:style-name="ce5" office:value-type="string" calcext:value-type="string">
            <text:p>Renato Silva Rbs</text:p>
          </table:table-cell>
          <table:table-cell table:style-name="ce5" table:formula="of:=PROPER([.B11])" office:value-type="string" office:string-value="Renato Silva Rbs" calcext:value-type="string">
            <text:p>Renato Silva Rbs</text:p>
          </table:table-cell>
          <table:table-cell table:style-name="ce1" office:value-type="float" office:value="41999105396" calcext:value-type="float">
            <text:p>41999105396</text:p>
          </table:table-cell>
          <table:table-cell table:style-name="ce1" office:value-type="float" office:value="41998055942" calcext:value-type="float">
            <text:p>41998055942</text:p>
          </table:table-cell>
          <table:table-cell table:style-name="ce1" table:formula="of:=LEFT([.E11];2)" office:value-type="string" office:string-value="41" calcext:value-type="string">
            <text:p>41</text:p>
          </table:table-cell>
          <table:table-cell table:style-name="ce1" table:formula="of:=RIGHT([.E11];9)" office:value-type="string" office:string-value="998055942" calcext:value-type="string">
            <text:p>998055942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11];1)&gt;0;&quot;&quot;&quot;morning&quot;&quot;&quot;;&quot;null&quot;);&quot;null&quot;) &amp; &quot;,&quot; &amp;IFERROR(IF(SEARCH(&quot;Tarde&quot;;[.H11];1)&gt;0;&quot;&quot;&quot;afternoon&quot;&quot;&quot;;&quot;null&quot;);&quot;null&quot;) &amp; &quot;,&quot; &amp; IFERROR(IF(SEARCH(&quot;Noite&quot;;[.H1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11];1)&gt;0;&quot;&quot;&quot;morning&quot;&quot;&quot;;&quot;null&quot;);&quot;null&quot;) &amp; &quot;,&quot; &amp;IFERROR(IF(SEARCH(&quot;Tarde&quot;;[.J11];1)&gt;0;&quot;&quot;&quot;afternoon&quot;&quot;&quot;;&quot;null&quot;);&quot;null&quot;) &amp; &quot;,&quot; &amp; IFERROR(IF(SEARCH(&quot;Noite&quot;;[.J1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L11];1)&gt;0;&quot;&quot;&quot;morning&quot;&quot;&quot;;&quot;null&quot;);&quot;null&quot;) &amp; &quot;,&quot; &amp;IFERROR(IF(SEARCH(&quot;Tarde&quot;;[.L11];1)&gt;0;&quot;&quot;&quot;afternoon&quot;&quot;&quot;;&quot;null&quot;);&quot;null&quot;) &amp; &quot;,&quot; &amp; IFERROR(IF(SEARCH(&quot;Noite&quot;;[.L11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11];1)&gt;0;&quot;&quot;&quot;morning&quot;&quot;&quot;;&quot;null&quot;);&quot;null&quot;) &amp; &quot;,&quot; &amp;IFERROR(IF(SEARCH(&quot;Tarde&quot;;[.N11];1)&gt;0;&quot;&quot;&quot;afternoon&quot;&quot;&quot;;&quot;null&quot;);&quot;null&quot;) &amp; &quot;,&quot; &amp; IFERROR(IF(SEARCH(&quot;Noite&quot;;[.N1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11];1)&gt;0;&quot;&quot;&quot;morning&quot;&quot;&quot;;&quot;null&quot;);&quot;null&quot;) &amp; &quot;,&quot; &amp;IFERROR(IF(SEARCH(&quot;Tarde&quot;;[.P11];1)&gt;0;&quot;&quot;&quot;afternoon&quot;&quot;&quot;;&quot;null&quot;);&quot;null&quot;) &amp; &quot;,&quot; &amp; IFERROR(IF(SEARCH(&quot;Noite&quot;;[.P1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11];1)&gt;0;&quot;&quot;&quot;morning&quot;&quot;&quot;;&quot;null&quot;);&quot;null&quot;) &amp; &quot;,&quot; &amp;IFERROR(IF(SEARCH(&quot;Tarde&quot;;[.R11];1)&gt;0;&quot;&quot;&quot;afternoon&quot;&quot;&quot;;&quot;null&quot;);&quot;null&quot;) &amp; &quot;,&quot; &amp; IFERROR(IF(SEARCH(&quot;Noite&quot;;[.R1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11];1)&gt;0;&quot;&quot;&quot;morning&quot;&quot;&quot;;&quot;null&quot;);&quot;null&quot;) &amp; &quot;,&quot; &amp;IFERROR(IF(SEARCH(&quot;Tarde&quot;;[.T11];1)&gt;0;&quot;&quot;&quot;afternoon&quot;&quot;&quot;;&quot;null&quot;);&quot;null&quot;) &amp; &quot;,&quot; &amp; IFERROR(IF(SEARCH(&quot;Noite&quot;;[.T1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otoboy, Vendedor (a)</text:p>
          </table:table-cell>
          <table:table-cell table:style-name="ce5" table:formula="of:=[.V11]" office:value-type="string" office:string-value="Motoboy, Vendedor (a)" calcext:value-type="string">
            <text:p>Motoboy, Vendedor (a)</text:p>
          </table:table-cell>
          <table:table-cell table:style-name="ce5" office:value-type="string" calcext:value-type="string">
            <text:p>Entrega e vendas</text:p>
          </table:table-cell>
          <table:table-cell table:style-name="ce5" table:formula="of:=[.X11]" office:value-type="string" office:string-value="Entrega e vendas" calcext:value-type="string">
            <text:p>Entrega e vendas</text:p>
          </table:table-cell>
          <table:table-cell table:style-name="ce5" office:value-type="string" calcext:value-type="string">
            <text:p>Roça grande Colombo</text:p>
          </table:table-cell>
          <table:table-cell table:style-name="ce5" table:formula="of:=[.Z11]" office:value-type="string" office:string-value="Roça grande Colombo" calcext:value-type="string">
            <text:p>Roça grande Colombo</text:p>
          </table:table-cell>
          <table:table-cell table:style-name="ce5" office:value-type="string" calcext:value-type="string">
            <text:p>renato.braun@hotmail.com</text:p>
          </table:table-cell>
          <table:table-cell table:style-name="ce5" table:formula="of:=COM.MICROSOFT.CONCAT(&quot;alfred.&quot;;[.AB11])" office:value-type="string" office:string-value="alfred.renato.braun@hotmail.com" calcext:value-type="string">
            <text:p>alfred.renato.braun@hot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Fundamental Completo</text:p>
          </table:table-cell>
          <table:table-cell table:style-name="ce5" office:value-type="string" calcext:value-type="string">
            <text:p>De 1 ano a 2 anos</text:p>
          </table:table-cell>
          <table:table-cell table:formula="of:=[.AG11]" office:value-type="string" office:string-value="De 1 ano a 2 anos" calcext:value-type="string">
            <text:p>De 1 ano a 2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8T14:26:11.5" calcext:value-type="date">
            <text:p>4/8/2020 14:26:11</text:p>
          </table:table-cell>
          <table:table-cell table:style-name="ce5" office:value-type="string" calcext:value-type="string">
            <text:p>Daniela Rosa</text:p>
          </table:table-cell>
          <table:table-cell table:style-name="ce5" table:formula="of:=PROPER([.B12])" office:value-type="string" office:string-value="Daniela Rosa" calcext:value-type="string">
            <text:p>Daniela Rosa</text:p>
          </table:table-cell>
          <table:table-cell table:style-name="ce1" office:value-type="float" office:value="41998055942" calcext:value-type="float">
            <text:p>41998055942</text:p>
          </table:table-cell>
          <table:table-cell table:style-name="ce1" office:value-type="float" office:value="41996305529" calcext:value-type="float">
            <text:p>41996305529</text:p>
          </table:table-cell>
          <table:table-cell table:style-name="ce1" table:formula="of:=LEFT([.E12];2)" office:value-type="string" office:string-value="41" calcext:value-type="string">
            <text:p>41</text:p>
          </table:table-cell>
          <table:table-cell table:style-name="ce1" table:formula="of:=RIGHT([.E12];9)" office:value-type="string" office:string-value="996305529" calcext:value-type="string">
            <text:p>996305529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H12];1)&gt;0;&quot;&quot;&quot;morning&quot;&quot;&quot;;&quot;null&quot;);&quot;null&quot;) &amp; &quot;,&quot; &amp;IFERROR(IF(SEARCH(&quot;Tarde&quot;;[.H12];1)&gt;0;&quot;&quot;&quot;afternoon&quot;&quot;&quot;;&quot;null&quot;);&quot;null&quot;) &amp; &quot;,&quot; &amp; IFERROR(IF(SEARCH(&quot;Noite&quot;;[.H12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J12];1)&gt;0;&quot;&quot;&quot;morning&quot;&quot;&quot;;&quot;null&quot;);&quot;null&quot;) &amp; &quot;,&quot; &amp;IFERROR(IF(SEARCH(&quot;Tarde&quot;;[.J12];1)&gt;0;&quot;&quot;&quot;afternoon&quot;&quot;&quot;;&quot;null&quot;);&quot;null&quot;) &amp; &quot;,&quot; &amp; IFERROR(IF(SEARCH(&quot;Noite&quot;;[.J12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L12];1)&gt;0;&quot;&quot;&quot;morning&quot;&quot;&quot;;&quot;null&quot;);&quot;null&quot;) &amp; &quot;,&quot; &amp;IFERROR(IF(SEARCH(&quot;Tarde&quot;;[.L12];1)&gt;0;&quot;&quot;&quot;afternoon&quot;&quot;&quot;;&quot;null&quot;);&quot;null&quot;) &amp; &quot;,&quot; &amp; IFERROR(IF(SEARCH(&quot;Noite&quot;;[.L12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N12];1)&gt;0;&quot;&quot;&quot;morning&quot;&quot;&quot;;&quot;null&quot;);&quot;null&quot;) &amp; &quot;,&quot; &amp;IFERROR(IF(SEARCH(&quot;Tarde&quot;;[.N12];1)&gt;0;&quot;&quot;&quot;afternoon&quot;&quot;&quot;;&quot;null&quot;);&quot;null&quot;) &amp; &quot;,&quot; &amp; IFERROR(IF(SEARCH(&quot;Noite&quot;;[.N12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12];1)&gt;0;&quot;&quot;&quot;morning&quot;&quot;&quot;;&quot;null&quot;);&quot;null&quot;) &amp; &quot;,&quot; &amp;IFERROR(IF(SEARCH(&quot;Tarde&quot;;[.P12];1)&gt;0;&quot;&quot;&quot;afternoon&quot;&quot;&quot;;&quot;null&quot;);&quot;null&quot;) &amp; &quot;,&quot; &amp; IFERROR(IF(SEARCH(&quot;Noite&quot;;[.P1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12];1)&gt;0;&quot;&quot;&quot;morning&quot;&quot;&quot;;&quot;null&quot;);&quot;null&quot;) &amp; &quot;,&quot; &amp;IFERROR(IF(SEARCH(&quot;Tarde&quot;;[.R12];1)&gt;0;&quot;&quot;&quot;afternoon&quot;&quot;&quot;;&quot;null&quot;);&quot;null&quot;) &amp; &quot;,&quot; &amp; IFERROR(IF(SEARCH(&quot;Noite&quot;;[.R1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T12];1)&gt;0;&quot;&quot;&quot;morning&quot;&quot;&quot;;&quot;null&quot;);&quot;null&quot;) &amp; &quot;,&quot; &amp;IFERROR(IF(SEARCH(&quot;Tarde&quot;;[.T12];1)&gt;0;&quot;&quot;&quot;afternoon&quot;&quot;&quot;;&quot;null&quot;);&quot;null&quot;) &amp; &quot;,&quot; &amp; IFERROR(IF(SEARCH(&quot;Noite&quot;;[.T12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Atendente de balcão, Aux.de <text:s/>Limpeza, Caixa</text:p>
          </table:table-cell>
          <table:table-cell table:style-name="ce5" table:formula="of:=[.V12]" office:value-type="string" office:string-value="Atendente de balcão, Aux.de  Limpeza, Caixa" calcext:value-type="string">
            <text:p>Atendente de balcão, Aux.de <text:s/>Limpeza, Caixa</text:p>
          </table:table-cell>
          <table:table-cell table:style-name="ce5" office:value-type="string" calcext:value-type="string">
            <text:p>Brasileira, Fast-food, Lanchonete &amp; Cafés (salgados, pastéis, sanduiches e doces ), Pizza</text:p>
          </table:table-cell>
          <table:table-cell table:style-name="ce5" table:formula="of:=[.X12]" office:value-type="string" office:string-value="Brasileira, Fast-food, Lanchonete &amp; Cafés (salgados, pastéis, sanduiches e doces ), Pizza" calcext:value-type="string">
            <text:p>Brasileira, Fast-food, Lanchonete &amp; Cafés (salgados, pastéis, sanduiches e doces ), Pizza</text:p>
          </table:table-cell>
          <table:table-cell table:style-name="ce5" office:value-type="string" calcext:value-type="string">
            <text:p>Fazenda rio grande</text:p>
          </table:table-cell>
          <table:table-cell table:style-name="ce5" table:formula="of:=[.Z12]" office:value-type="string" office:string-value="Fazenda rio grande" calcext:value-type="string">
            <text:p>Fazenda rio grande</text:p>
          </table:table-cell>
          <table:table-cell table:style-name="ce5" office:value-type="string" calcext:value-type="string">
            <text:p>danizinha98055942@gmail.com</text:p>
          </table:table-cell>
          <table:table-cell table:style-name="ce5" table:formula="of:=COM.MICROSOFT.CONCAT(&quot;alfred.&quot;;[.AB12])" office:value-type="string" office:string-value="alfred.danizinha98055942@gmail.com" calcext:value-type="string">
            <text:p>alfred.danizinha98055942@g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1 ano a 2 anos</text:p>
          </table:table-cell>
          <table:table-cell table:formula="of:=[.AG12]" office:value-type="string" office:string-value="De 1 ano a 2 anos" calcext:value-type="string">
            <text:p>De 1 ano a 2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8T14:36:31.28" calcext:value-type="date">
            <text:p>4/8/2020 14:36:31</text:p>
          </table:table-cell>
          <table:table-cell table:style-name="ce5" office:value-type="string" calcext:value-type="string">
            <text:p>Daianne Rosa</text:p>
          </table:table-cell>
          <table:table-cell table:style-name="ce5" table:formula="of:=PROPER([.B13])" office:value-type="string" office:string-value="Daianne Rosa" calcext:value-type="string">
            <text:p>Daianne Rosa</text:p>
          </table:table-cell>
          <table:table-cell table:style-name="ce1" office:value-type="float" office:value="41996305529" calcext:value-type="float">
            <text:p>41996305529</text:p>
          </table:table-cell>
          <table:table-cell table:style-name="ce1" office:value-type="float" office:value="41998416032" calcext:value-type="float">
            <text:p>41998416032</text:p>
          </table:table-cell>
          <table:table-cell table:style-name="ce1" table:formula="of:=LEFT([.E13];2)" office:value-type="string" office:string-value="41" calcext:value-type="string">
            <text:p>41</text:p>
          </table:table-cell>
          <table:table-cell table:style-name="ce1" table:formula="of:=RIGHT([.E13];9)" office:value-type="string" office:string-value="998416032" calcext:value-type="string">
            <text:p>998416032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13];1)&gt;0;&quot;&quot;&quot;morning&quot;&quot;&quot;;&quot;null&quot;);&quot;null&quot;) &amp; &quot;,&quot; &amp;IFERROR(IF(SEARCH(&quot;Tarde&quot;;[.H13];1)&gt;0;&quot;&quot;&quot;afternoon&quot;&quot;&quot;;&quot;null&quot;);&quot;null&quot;) &amp; &quot;,&quot; &amp; IFERROR(IF(SEARCH(&quot;Noite&quot;;[.H1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13];1)&gt;0;&quot;&quot;&quot;morning&quot;&quot;&quot;;&quot;null&quot;);&quot;null&quot;) &amp; &quot;,&quot; &amp;IFERROR(IF(SEARCH(&quot;Tarde&quot;;[.J13];1)&gt;0;&quot;&quot;&quot;afternoon&quot;&quot;&quot;;&quot;null&quot;);&quot;null&quot;) &amp; &quot;,&quot; &amp; IFERROR(IF(SEARCH(&quot;Noite&quot;;[.J1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13];1)&gt;0;&quot;&quot;&quot;morning&quot;&quot;&quot;;&quot;null&quot;);&quot;null&quot;) &amp; &quot;,&quot; &amp;IFERROR(IF(SEARCH(&quot;Tarde&quot;;[.L13];1)&gt;0;&quot;&quot;&quot;afternoon&quot;&quot;&quot;;&quot;null&quot;);&quot;null&quot;) &amp; &quot;,&quot; &amp; IFERROR(IF(SEARCH(&quot;Noite&quot;;[.L1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13];1)&gt;0;&quot;&quot;&quot;morning&quot;&quot;&quot;;&quot;null&quot;);&quot;null&quot;) &amp; &quot;,&quot; &amp;IFERROR(IF(SEARCH(&quot;Tarde&quot;;[.N13];1)&gt;0;&quot;&quot;&quot;afternoon&quot;&quot;&quot;;&quot;null&quot;);&quot;null&quot;) &amp; &quot;,&quot; &amp; IFERROR(IF(SEARCH(&quot;Noite&quot;;[.N1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13];1)&gt;0;&quot;&quot;&quot;morning&quot;&quot;&quot;;&quot;null&quot;);&quot;null&quot;) &amp; &quot;,&quot; &amp;IFERROR(IF(SEARCH(&quot;Tarde&quot;;[.P13];1)&gt;0;&quot;&quot;&quot;afternoon&quot;&quot;&quot;;&quot;null&quot;);&quot;null&quot;) &amp; &quot;,&quot; &amp; IFERROR(IF(SEARCH(&quot;Noite&quot;;[.P1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/>
          <table:table-cell table:style-name="ce5" table:formula="of:=&quot;[&quot; &amp; IFERROR(IF(SEARCH(&quot;Manhã&quot;;[.R13];1)&gt;0;&quot;&quot;&quot;morning&quot;&quot;&quot;;&quot;null&quot;);&quot;null&quot;) &amp; &quot;,&quot; &amp;IFERROR(IF(SEARCH(&quot;Tarde&quot;;[.R13];1)&gt;0;&quot;&quot;&quot;afternoon&quot;&quot;&quot;;&quot;null&quot;);&quot;null&quot;) &amp; &quot;,&quot; &amp; IFERROR(IF(SEARCH(&quot;Noite&quot;;[.R13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T13];1)&gt;0;&quot;&quot;&quot;morning&quot;&quot;&quot;;&quot;null&quot;);&quot;null&quot;) &amp; &quot;,&quot; &amp;IFERROR(IF(SEARCH(&quot;Tarde&quot;;[.T13];1)&gt;0;&quot;&quot;&quot;afternoon&quot;&quot;&quot;;&quot;null&quot;);&quot;null&quot;) &amp; &quot;,&quot; &amp; IFERROR(IF(SEARCH(&quot;Noite&quot;;[.T13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Aux. de Cozinha, Caixa, Chapeiro</text:p>
          </table:table-cell>
          <table:table-cell table:style-name="ce5" table:formula="of:=[.V13]" office:value-type="string" office:string-value="Aux. de Cozinha, Caixa, Chapeiro" calcext:value-type="string">
            <text:p>Aux. de Cozinha, Caixa, Chapeiro</text:p>
          </table:table-cell>
          <table:table-cell table:style-name="ce5" office:value-type="string" calcext:value-type="string">
            <text:p>Fast-food, Pizza, Sorveteria</text:p>
          </table:table-cell>
          <table:table-cell table:style-name="ce5" table:formula="of:=[.X13]" office:value-type="string" office:string-value="Fast-food, Pizza, Sorveteria" calcext:value-type="string">
            <text:p>Fast-food, Pizza, Sorveteria</text:p>
          </table:table-cell>
          <table:table-cell table:style-name="ce5" office:value-type="string" calcext:value-type="string">
            <text:p>Jardim monza</text:p>
          </table:table-cell>
          <table:table-cell table:style-name="ce5" table:formula="of:=[.Z13]" office:value-type="string" office:string-value="Jardim monza" calcext:value-type="string">
            <text:p>Jardim monza</text:p>
          </table:table-cell>
          <table:table-cell table:style-name="ce5" office:value-type="string" calcext:value-type="string">
            <text:p>daianne_angel@hotmail.com</text:p>
          </table:table-cell>
          <table:table-cell table:style-name="ce5" table:formula="of:=COM.MICROSOFT.CONCAT(&quot;alfred.&quot;;[.AB13])" office:value-type="string" office:string-value="alfred.daianne_angel@hotmail.com" calcext:value-type="string">
            <text:p>alfred.daianne_angel@hotmail.com</text:p>
          </table:table-cell>
          <table:table-cell table:style-name="ce5" office:value-type="string" calcext:value-type="string">
            <text:p>26 a 3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1 ano a 2 anos</text:p>
          </table:table-cell>
          <table:table-cell table:formula="of:=[.AG13]" office:value-type="string" office:string-value="De 1 ano a 2 anos" calcext:value-type="string">
            <text:p>De 1 ano a 2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9T14:52:27.78" calcext:value-type="date">
            <text:p>4/9/2020 14:52:27</text:p>
          </table:table-cell>
          <table:table-cell table:style-name="ce5" office:value-type="string" calcext:value-type="string">
            <text:p>Beatriz Caroline Paes de Souza</text:p>
          </table:table-cell>
          <table:table-cell table:style-name="ce5" table:formula="of:=PROPER([.B14])" office:value-type="string" office:string-value="Beatriz Caroline Paes De Souza" calcext:value-type="string">
            <text:p>Beatriz Caroline Paes De Souza</text:p>
          </table:table-cell>
          <table:table-cell table:style-name="ce1" office:value-type="float" office:value="41998416032" calcext:value-type="float">
            <text:p>41998416032</text:p>
          </table:table-cell>
          <table:table-cell table:style-name="ce1" office:value-type="float" office:value="41997050597" calcext:value-type="float">
            <text:p>41997050597</text:p>
          </table:table-cell>
          <table:table-cell table:style-name="ce1" table:formula="of:=LEFT([.E14];2)" office:value-type="string" office:string-value="41" calcext:value-type="string">
            <text:p>41</text:p>
          </table:table-cell>
          <table:table-cell table:style-name="ce1" table:formula="of:=RIGHT([.E14];9)" office:value-type="string" office:string-value="997050597" calcext:value-type="string">
            <text:p>997050597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14];1)&gt;0;&quot;&quot;&quot;morning&quot;&quot;&quot;;&quot;null&quot;);&quot;null&quot;) &amp; &quot;,&quot; &amp;IFERROR(IF(SEARCH(&quot;Tarde&quot;;[.H14];1)&gt;0;&quot;&quot;&quot;afternoon&quot;&quot;&quot;;&quot;null&quot;);&quot;null&quot;) &amp; &quot;,&quot; &amp; IFERROR(IF(SEARCH(&quot;Noite&quot;;[.H1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14];1)&gt;0;&quot;&quot;&quot;morning&quot;&quot;&quot;;&quot;null&quot;);&quot;null&quot;) &amp; &quot;,&quot; &amp;IFERROR(IF(SEARCH(&quot;Tarde&quot;;[.J14];1)&gt;0;&quot;&quot;&quot;afternoon&quot;&quot;&quot;;&quot;null&quot;);&quot;null&quot;) &amp; &quot;,&quot; &amp; IFERROR(IF(SEARCH(&quot;Noite&quot;;[.J1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14];1)&gt;0;&quot;&quot;&quot;morning&quot;&quot;&quot;;&quot;null&quot;);&quot;null&quot;) &amp; &quot;,&quot; &amp;IFERROR(IF(SEARCH(&quot;Tarde&quot;;[.L14];1)&gt;0;&quot;&quot;&quot;afternoon&quot;&quot;&quot;;&quot;null&quot;);&quot;null&quot;) &amp; &quot;,&quot; &amp; IFERROR(IF(SEARCH(&quot;Noite&quot;;[.L1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14];1)&gt;0;&quot;&quot;&quot;morning&quot;&quot;&quot;;&quot;null&quot;);&quot;null&quot;) &amp; &quot;,&quot; &amp;IFERROR(IF(SEARCH(&quot;Tarde&quot;;[.N14];1)&gt;0;&quot;&quot;&quot;afternoon&quot;&quot;&quot;;&quot;null&quot;);&quot;null&quot;) &amp; &quot;,&quot; &amp; IFERROR(IF(SEARCH(&quot;Noite&quot;;[.N1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14];1)&gt;0;&quot;&quot;&quot;morning&quot;&quot;&quot;;&quot;null&quot;);&quot;null&quot;) &amp; &quot;,&quot; &amp;IFERROR(IF(SEARCH(&quot;Tarde&quot;;[.P14];1)&gt;0;&quot;&quot;&quot;afternoon&quot;&quot;&quot;;&quot;null&quot;);&quot;null&quot;) &amp; &quot;,&quot; &amp; IFERROR(IF(SEARCH(&quot;Noite&quot;;[.P1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14];1)&gt;0;&quot;&quot;&quot;morning&quot;&quot;&quot;;&quot;null&quot;);&quot;null&quot;) &amp; &quot;,&quot; &amp;IFERROR(IF(SEARCH(&quot;Tarde&quot;;[.R14];1)&gt;0;&quot;&quot;&quot;afternoon&quot;&quot;&quot;;&quot;null&quot;);&quot;null&quot;) &amp; &quot;,&quot; &amp; IFERROR(IF(SEARCH(&quot;Noite&quot;;[.R1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14];1)&gt;0;&quot;&quot;&quot;morning&quot;&quot;&quot;;&quot;null&quot;);&quot;null&quot;) &amp; &quot;,&quot; &amp;IFERROR(IF(SEARCH(&quot;Tarde&quot;;[.T14];1)&gt;0;&quot;&quot;&quot;afternoon&quot;&quot;&quot;;&quot;null&quot;);&quot;null&quot;) &amp; &quot;,&quot; &amp; IFERROR(IF(SEARCH(&quot;Noite&quot;;[.T1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tendente de balcão, Caixa</text:p>
          </table:table-cell>
          <table:table-cell table:style-name="ce5" table:formula="of:=[.V14]" office:value-type="string" office:string-value="Atendente de balcão, Caixa" calcext:value-type="string">
            <text:p>Atendente de balcão, Caixa</text:p>
          </table:table-cell>
          <table:table-cell table:style-name="ce5" office:value-type="string" calcext:value-type="string">
            <text:p>Fast-food, Lanchonete &amp; Cafés (salgados, pastéis, sanduiches e doces ), Sorveteria</text:p>
          </table:table-cell>
          <table:table-cell table:style-name="ce5" table:formula="of:=[.X14]" office:value-type="string" office:string-value="Fast-food, Lanchonete &amp; Cafés (salgados, pastéis, sanduiches e doces ), Sorveteria" calcext:value-type="string">
            <text:p>Fast-food, Lanchonete &amp; Cafés (salgados, pastéis, sanduiches e doces ), Sorveteria</text:p>
          </table:table-cell>
          <table:table-cell table:style-name="ce5" office:value-type="string" calcext:value-type="string">
            <text:p>Santa Cândida</text:p>
          </table:table-cell>
          <table:table-cell table:style-name="ce5" table:formula="of:=[.Z14]" office:value-type="string" office:string-value="Santa Cândida" calcext:value-type="string">
            <text:p>Santa Cândida</text:p>
          </table:table-cell>
          <table:table-cell table:style-name="ce5" office:value-type="string" calcext:value-type="string">
            <text:p>beeahcarolinee@gmail.com</text:p>
          </table:table-cell>
          <table:table-cell table:style-name="ce5" table:formula="of:=COM.MICROSOFT.CONCAT(&quot;alfred.&quot;;[.AB14])" office:value-type="string" office:string-value="alfred.beeahcarolinee@gmail.com" calcext:value-type="string">
            <text:p>alfred.beeahcarolinee@gmail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1 ano a 2 anos</text:p>
          </table:table-cell>
          <table:table-cell table:formula="of:=[.AG14]" office:value-type="string" office:string-value="De 1 ano a 2 anos" calcext:value-type="string">
            <text:p>De 1 ano a 2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9T14:54:24.98" calcext:value-type="date">
            <text:p>4/9/2020 14:54:24</text:p>
          </table:table-cell>
          <table:table-cell table:style-name="ce5" office:value-type="string" calcext:value-type="string">
            <text:p>Flávio Soares Goudinho </text:p>
          </table:table-cell>
          <table:table-cell table:style-name="ce5" table:formula="of:=PROPER([.B15])" office:value-type="string" office:string-value="Flávio Soares Goudinho " calcext:value-type="string">
            <text:p>Flávio Soares Goudinho </text:p>
          </table:table-cell>
          <table:table-cell table:style-name="ce1" office:value-type="float" office:value="41997050597" calcext:value-type="float">
            <text:p>41997050597</text:p>
          </table:table-cell>
          <table:table-cell table:style-name="ce1" office:value-type="float" office:value="41999174194" calcext:value-type="float">
            <text:p>41999174194</text:p>
          </table:table-cell>
          <table:table-cell table:style-name="ce1" table:formula="of:=LEFT([.E15];2)" office:value-type="string" office:string-value="41" calcext:value-type="string">
            <text:p>41</text:p>
          </table:table-cell>
          <table:table-cell table:style-name="ce1" table:formula="of:=RIGHT([.E15];9)" office:value-type="string" office:string-value="999174194" calcext:value-type="string">
            <text:p>999174194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15];1)&gt;0;&quot;&quot;&quot;morning&quot;&quot;&quot;;&quot;null&quot;);&quot;null&quot;) &amp; &quot;,&quot; &amp;IFERROR(IF(SEARCH(&quot;Tarde&quot;;[.H15];1)&gt;0;&quot;&quot;&quot;afternoon&quot;&quot;&quot;;&quot;null&quot;);&quot;null&quot;) &amp; &quot;,&quot; &amp; IFERROR(IF(SEARCH(&quot;Noite&quot;;[.H1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15];1)&gt;0;&quot;&quot;&quot;morning&quot;&quot;&quot;;&quot;null&quot;);&quot;null&quot;) &amp; &quot;,&quot; &amp;IFERROR(IF(SEARCH(&quot;Tarde&quot;;[.J15];1)&gt;0;&quot;&quot;&quot;afternoon&quot;&quot;&quot;;&quot;null&quot;);&quot;null&quot;) &amp; &quot;,&quot; &amp; IFERROR(IF(SEARCH(&quot;Noite&quot;;[.J1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15];1)&gt;0;&quot;&quot;&quot;morning&quot;&quot;&quot;;&quot;null&quot;);&quot;null&quot;) &amp; &quot;,&quot; &amp;IFERROR(IF(SEARCH(&quot;Tarde&quot;;[.L15];1)&gt;0;&quot;&quot;&quot;afternoon&quot;&quot;&quot;;&quot;null&quot;);&quot;null&quot;) &amp; &quot;,&quot; &amp; IFERROR(IF(SEARCH(&quot;Noite&quot;;[.L1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15];1)&gt;0;&quot;&quot;&quot;morning&quot;&quot;&quot;;&quot;null&quot;);&quot;null&quot;) &amp; &quot;,&quot; &amp;IFERROR(IF(SEARCH(&quot;Tarde&quot;;[.N15];1)&gt;0;&quot;&quot;&quot;afternoon&quot;&quot;&quot;;&quot;null&quot;);&quot;null&quot;) &amp; &quot;,&quot; &amp; IFERROR(IF(SEARCH(&quot;Noite&quot;;[.N1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15];1)&gt;0;&quot;&quot;&quot;morning&quot;&quot;&quot;;&quot;null&quot;);&quot;null&quot;) &amp; &quot;,&quot; &amp;IFERROR(IF(SEARCH(&quot;Tarde&quot;;[.P15];1)&gt;0;&quot;&quot;&quot;afternoon&quot;&quot;&quot;;&quot;null&quot;);&quot;null&quot;) &amp; &quot;,&quot; &amp; IFERROR(IF(SEARCH(&quot;Noite&quot;;[.P1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15];1)&gt;0;&quot;&quot;&quot;morning&quot;&quot;&quot;;&quot;null&quot;);&quot;null&quot;) &amp; &quot;,&quot; &amp;IFERROR(IF(SEARCH(&quot;Tarde&quot;;[.R15];1)&gt;0;&quot;&quot;&quot;afternoon&quot;&quot;&quot;;&quot;null&quot;);&quot;null&quot;) &amp; &quot;,&quot; &amp; IFERROR(IF(SEARCH(&quot;Noite&quot;;[.R1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15];1)&gt;0;&quot;&quot;&quot;morning&quot;&quot;&quot;;&quot;null&quot;);&quot;null&quot;) &amp; &quot;,&quot; &amp;IFERROR(IF(SEARCH(&quot;Tarde&quot;;[.T15];1)&gt;0;&quot;&quot;&quot;afternoon&quot;&quot;&quot;;&quot;null&quot;);&quot;null&quot;) &amp; &quot;,&quot; &amp; IFERROR(IF(SEARCH(&quot;Noite&quot;;[.T1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Confeiteiro (a), Cozinheiro (a)</text:p>
          </table:table-cell>
          <table:table-cell table:style-name="ce5" table:formula="of:=[.V15]" office:value-type="string" office:string-value="Confeiteiro (a), Cozinheiro (a)" calcext:value-type="string">
            <text:p>Confeiteiro (a), Cozinheiro (a)</text:p>
          </table:table-cell>
          <table:table-cell table:style-name="ce5" office:value-type="string" calcext:value-type="string">
            <text:p>Brasileira, Contemporânea, Italiana, Padaria e Confeitarias, Argentina</text:p>
          </table:table-cell>
          <table:table-cell table:style-name="ce5" table:formula="of:=[.X15]" office:value-type="string" office:string-value="Brasileira, Contemporânea, Italiana, Padaria e Confeitarias, Argentina" calcext:value-type="string">
            <text:p>Brasileira, Contemporânea, Italiana, Padaria e Confeitarias, Argentina</text:p>
          </table:table-cell>
          <table:table-cell table:style-name="ce5" office:value-type="string" calcext:value-type="string">
            <text:p>Batel</text:p>
          </table:table-cell>
          <table:table-cell table:style-name="ce5" table:formula="of:=[.Z15]" office:value-type="string" office:string-value="Batel" calcext:value-type="string">
            <text:p>Batel</text:p>
          </table:table-cell>
          <table:table-cell table:style-name="ce5" office:value-type="string" calcext:value-type="string">
            <text:p>flavio.goudinho@gmail.com</text:p>
          </table:table-cell>
          <table:table-cell table:style-name="ce5" table:formula="of:=COM.MICROSOFT.CONCAT(&quot;alfred.&quot;;[.AB15])" office:value-type="string" office:string-value="alfred.flavio.goudinho@gmail.com" calcext:value-type="string">
            <text:p>alfred.flavio.goudinho@g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Superior Completo</text:p>
          </table:table-cell>
          <table:table-cell table:style-name="ce5" office:value-type="string" calcext:value-type="string">
            <text:p>De 1 ano a 2 anos</text:p>
          </table:table-cell>
          <table:table-cell table:formula="of:=[.AG15]" office:value-type="string" office:string-value="De 1 ano a 2 anos" calcext:value-type="string">
            <text:p>De 1 ano a 2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11T18:47:05.47" calcext:value-type="date">
            <text:p>4/11/2020 18:47:05</text:p>
          </table:table-cell>
          <table:table-cell table:style-name="ce5" office:value-type="string" calcext:value-type="string">
            <text:p>Cleyton de lima</text:p>
          </table:table-cell>
          <table:table-cell table:style-name="ce5" table:formula="of:=PROPER([.B16])" office:value-type="string" office:string-value="Cleyton De Lima" calcext:value-type="string">
            <text:p>Cleyton De Lima</text:p>
          </table:table-cell>
          <table:table-cell table:style-name="ce1" office:value-type="float" office:value="41999174194" calcext:value-type="float">
            <text:p>41999174194</text:p>
          </table:table-cell>
          <table:table-cell table:style-name="ce1" office:value-type="float" office:value="41998357610" calcext:value-type="float">
            <text:p>41998357610</text:p>
          </table:table-cell>
          <table:table-cell table:style-name="ce1" table:formula="of:=LEFT([.E16];2)" office:value-type="string" office:string-value="41" calcext:value-type="string">
            <text:p>41</text:p>
          </table:table-cell>
          <table:table-cell table:style-name="ce1" table:formula="of:=RIGHT([.E16];9)" office:value-type="string" office:string-value="998357610" calcext:value-type="string">
            <text:p>998357610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H16];1)&gt;0;&quot;&quot;&quot;morning&quot;&quot;&quot;;&quot;null&quot;);&quot;null&quot;) &amp; &quot;,&quot; &amp;IFERROR(IF(SEARCH(&quot;Tarde&quot;;[.H16];1)&gt;0;&quot;&quot;&quot;afternoon&quot;&quot;&quot;;&quot;null&quot;);&quot;null&quot;) &amp; &quot;,&quot; &amp; IFERROR(IF(SEARCH(&quot;Noite&quot;;[.H16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J16];1)&gt;0;&quot;&quot;&quot;morning&quot;&quot;&quot;;&quot;null&quot;);&quot;null&quot;) &amp; &quot;,&quot; &amp;IFERROR(IF(SEARCH(&quot;Tarde&quot;;[.J16];1)&gt;0;&quot;&quot;&quot;afternoon&quot;&quot;&quot;;&quot;null&quot;);&quot;null&quot;) &amp; &quot;,&quot; &amp; IFERROR(IF(SEARCH(&quot;Noite&quot;;[.J16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L16];1)&gt;0;&quot;&quot;&quot;morning&quot;&quot;&quot;;&quot;null&quot;);&quot;null&quot;) &amp; &quot;,&quot; &amp;IFERROR(IF(SEARCH(&quot;Tarde&quot;;[.L16];1)&gt;0;&quot;&quot;&quot;afternoon&quot;&quot;&quot;;&quot;null&quot;);&quot;null&quot;) &amp; &quot;,&quot; &amp; IFERROR(IF(SEARCH(&quot;Noite&quot;;[.L16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N16];1)&gt;0;&quot;&quot;&quot;morning&quot;&quot;&quot;;&quot;null&quot;);&quot;null&quot;) &amp; &quot;,&quot; &amp;IFERROR(IF(SEARCH(&quot;Tarde&quot;;[.N16];1)&gt;0;&quot;&quot;&quot;afternoon&quot;&quot;&quot;;&quot;null&quot;);&quot;null&quot;) &amp; &quot;,&quot; &amp; IFERROR(IF(SEARCH(&quot;Noite&quot;;[.N16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P16];1)&gt;0;&quot;&quot;&quot;morning&quot;&quot;&quot;;&quot;null&quot;);&quot;null&quot;) &amp; &quot;,&quot; &amp;IFERROR(IF(SEARCH(&quot;Tarde&quot;;[.P16];1)&gt;0;&quot;&quot;&quot;afternoon&quot;&quot;&quot;;&quot;null&quot;);&quot;null&quot;) &amp; &quot;,&quot; &amp; IFERROR(IF(SEARCH(&quot;Noite&quot;;[.P16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R16];1)&gt;0;&quot;&quot;&quot;morning&quot;&quot;&quot;;&quot;null&quot;);&quot;null&quot;) &amp; &quot;,&quot; &amp;IFERROR(IF(SEARCH(&quot;Tarde&quot;;[.R16];1)&gt;0;&quot;&quot;&quot;afternoon&quot;&quot;&quot;;&quot;null&quot;);&quot;null&quot;) &amp; &quot;,&quot; &amp; IFERROR(IF(SEARCH(&quot;Noite&quot;;[.R16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T16];1)&gt;0;&quot;&quot;&quot;morning&quot;&quot;&quot;;&quot;null&quot;);&quot;null&quot;) &amp; &quot;,&quot; &amp;IFERROR(IF(SEARCH(&quot;Tarde&quot;;[.T16];1)&gt;0;&quot;&quot;&quot;afternoon&quot;&quot;&quot;;&quot;null&quot;);&quot;null&quot;) &amp; &quot;,&quot; &amp; IFERROR(IF(SEARCH(&quot;Noite&quot;;[.T16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Atendente de balcão, Motoboy, Vendedor (a)</text:p>
          </table:table-cell>
          <table:table-cell table:style-name="ce5" table:formula="of:=[.V16]" office:value-type="string" office:string-value="Atendente de balcão, Motoboy, Vendedor (a)" calcext:value-type="string">
            <text:p>Atendente de balcão, Motoboy, Vendedor (a)</text:p>
          </table:table-cell>
          <table:table-cell table:style-name="ce5" office:value-type="string" calcext:value-type="string">
            <text:p>O</text:p>
          </table:table-cell>
          <table:table-cell table:style-name="ce5" table:formula="of:=[.X16]" office:value-type="string" office:string-value="O" calcext:value-type="string">
            <text:p>O</text:p>
          </table:table-cell>
          <table:table-cell table:style-name="ce5" office:value-type="string" calcext:value-type="string">
            <text:p>Araucária </text:p>
          </table:table-cell>
          <table:table-cell table:style-name="ce5" table:formula="of:=[.Z16]" office:value-type="string" office:string-value="Araucária " calcext:value-type="string">
            <text:p>Araucária </text:p>
          </table:table-cell>
          <table:table-cell table:style-name="ce5" office:value-type="string" calcext:value-type="string">
            <text:p>cleytonloco3@gmail.com</text:p>
          </table:table-cell>
          <table:table-cell table:style-name="ce5" table:formula="of:=COM.MICROSOFT.CONCAT(&quot;alfred.&quot;;[.AB16])" office:value-type="string" office:string-value="alfred.cleytonloco3@gmail.com" calcext:value-type="string">
            <text:p>alfred.cleytonloco3@g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1 ano a 2 anos</text:p>
          </table:table-cell>
          <table:table-cell table:formula="of:=[.AG16]" office:value-type="string" office:string-value="De 1 ano a 2 anos" calcext:value-type="string">
            <text:p>De 1 ano a 2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14T18:40:56.89" calcext:value-type="date">
            <text:p>4/14/2020 18:40:56</text:p>
          </table:table-cell>
          <table:table-cell table:style-name="ce5" office:value-type="string" calcext:value-type="string">
            <text:p>Bruna Caroline da rosa</text:p>
          </table:table-cell>
          <table:table-cell table:style-name="ce5" table:formula="of:=PROPER([.B17])" office:value-type="string" office:string-value="Bruna Caroline Da Rosa" calcext:value-type="string">
            <text:p>Bruna Caroline Da Rosa</text:p>
          </table:table-cell>
          <table:table-cell table:style-name="ce1" office:value-type="float" office:value="41998357610" calcext:value-type="float">
            <text:p>41998357610</text:p>
          </table:table-cell>
          <table:table-cell table:style-name="ce1" office:value-type="float" office:value="41999022864" calcext:value-type="float">
            <text:p>41999022864</text:p>
          </table:table-cell>
          <table:table-cell table:style-name="ce1" table:formula="of:=LEFT([.E17];2)" office:value-type="string" office:string-value="41" calcext:value-type="string">
            <text:p>41</text:p>
          </table:table-cell>
          <table:table-cell table:style-name="ce1" table:formula="of:=RIGHT([.E17];9)" office:value-type="string" office:string-value="999022864" calcext:value-type="string">
            <text:p>999022864</text:p>
          </table:table-cell>
          <table:table-cell/>
          <table:table-cell table:style-name="ce5" table:formula="of:=&quot;[&quot; &amp; IFERROR(IF(SEARCH(&quot;Manhã&quot;;[.H17];1)&gt;0;&quot;&quot;&quot;morning&quot;&quot;&quot;;&quot;null&quot;);&quot;null&quot;) &amp; &quot;,&quot; &amp;IFERROR(IF(SEARCH(&quot;Tarde&quot;;[.H17];1)&gt;0;&quot;&quot;&quot;afternoon&quot;&quot;&quot;;&quot;null&quot;);&quot;null&quot;) &amp; &quot;,&quot; &amp; IFERROR(IF(SEARCH(&quot;Noite&quot;;[.H17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J17];1)&gt;0;&quot;&quot;&quot;morning&quot;&quot;&quot;;&quot;null&quot;);&quot;null&quot;) &amp; &quot;,&quot; &amp;IFERROR(IF(SEARCH(&quot;Tarde&quot;;[.J17];1)&gt;0;&quot;&quot;&quot;afternoon&quot;&quot;&quot;;&quot;null&quot;);&quot;null&quot;) &amp; &quot;,&quot; &amp; IFERROR(IF(SEARCH(&quot;Noite&quot;;[.J17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L17];1)&gt;0;&quot;&quot;&quot;morning&quot;&quot;&quot;;&quot;null&quot;);&quot;null&quot;) &amp; &quot;,&quot; &amp;IFERROR(IF(SEARCH(&quot;Tarde&quot;;[.L17];1)&gt;0;&quot;&quot;&quot;afternoon&quot;&quot;&quot;;&quot;null&quot;);&quot;null&quot;) &amp; &quot;,&quot; &amp; IFERROR(IF(SEARCH(&quot;Noite&quot;;[.L17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N17];1)&gt;0;&quot;&quot;&quot;morning&quot;&quot;&quot;;&quot;null&quot;);&quot;null&quot;) &amp; &quot;,&quot; &amp;IFERROR(IF(SEARCH(&quot;Tarde&quot;;[.N17];1)&gt;0;&quot;&quot;&quot;afternoon&quot;&quot;&quot;;&quot;null&quot;);&quot;null&quot;) &amp; &quot;,&quot; &amp; IFERROR(IF(SEARCH(&quot;Noite&quot;;[.N17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P17];1)&gt;0;&quot;&quot;&quot;morning&quot;&quot;&quot;;&quot;null&quot;);&quot;null&quot;) &amp; &quot;,&quot; &amp;IFERROR(IF(SEARCH(&quot;Tarde&quot;;[.P17];1)&gt;0;&quot;&quot;&quot;afternoon&quot;&quot;&quot;;&quot;null&quot;);&quot;null&quot;) &amp; &quot;,&quot; &amp; IFERROR(IF(SEARCH(&quot;Noite&quot;;[.P17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R17];1)&gt;0;&quot;&quot;&quot;morning&quot;&quot;&quot;;&quot;null&quot;);&quot;null&quot;) &amp; &quot;,&quot; &amp;IFERROR(IF(SEARCH(&quot;Tarde&quot;;[.R17];1)&gt;0;&quot;&quot;&quot;afternoon&quot;&quot;&quot;;&quot;null&quot;);&quot;null&quot;) &amp; &quot;,&quot; &amp; IFERROR(IF(SEARCH(&quot;Noite&quot;;[.R17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T17];1)&gt;0;&quot;&quot;&quot;morning&quot;&quot;&quot;;&quot;null&quot;);&quot;null&quot;) &amp; &quot;,&quot; &amp;IFERROR(IF(SEARCH(&quot;Tarde&quot;;[.T17];1)&gt;0;&quot;&quot;&quot;afternoon&quot;&quot;&quot;;&quot;null&quot;);&quot;null&quot;) &amp; &quot;,&quot; &amp; IFERROR(IF(SEARCH(&quot;Noite&quot;;[.T17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Atendente de balcão, Garçom/Garçonete</text:p>
          </table:table-cell>
          <table:table-cell table:style-name="ce5" table:formula="of:=[.V17]" office:value-type="string" office:string-value="Atendente de balcão, Garçom/Garçonete" calcext:value-type="string">
            <text:p>Atendente de balcão, Garçom/Garçonete</text:p>
          </table:table-cell>
          <table:table-cell table:style-name="ce5" office:value-type="string" calcext:value-type="string">
            <text:p>Italiana</text:p>
          </table:table-cell>
          <table:table-cell table:style-name="ce5" table:formula="of:=[.X17]" office:value-type="string" office:string-value="Italiana" calcext:value-type="string">
            <text:p>Italiana</text:p>
          </table:table-cell>
          <table:table-cell table:style-name="ce5" office:value-type="string" calcext:value-type="string">
            <text:p>Guatupe</text:p>
          </table:table-cell>
          <table:table-cell table:style-name="ce5" table:formula="of:=[.Z17]" office:value-type="string" office:string-value="Guatupe" calcext:value-type="string">
            <text:p>Guatupe</text:p>
          </table:table-cell>
          <table:table-cell table:style-name="ce5" office:value-type="string" calcext:value-type="string">
            <text:p>brunamaysamaria@gmail.com</text:p>
          </table:table-cell>
          <table:table-cell table:style-name="ce5" table:formula="of:=COM.MICROSOFT.CONCAT(&quot;alfred.&quot;;[.AB17])" office:value-type="string" office:string-value="alfred.brunamaysamaria@gmail.com" calcext:value-type="string">
            <text:p>alfred.brunamaysamaria@gmail.com</text:p>
          </table:table-cell>
          <table:table-cell table:style-name="ce5" office:value-type="string" calcext:value-type="string">
            <text:p>26 a 3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1 ano a 2 anos</text:p>
          </table:table-cell>
          <table:table-cell table:formula="of:=[.AG17]" office:value-type="string" office:string-value="De 1 ano a 2 anos" calcext:value-type="string">
            <text:p>De 1 ano a 2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20T12:47:36.75" calcext:value-type="date">
            <text:p>4/20/2020 12:47:36</text:p>
          </table:table-cell>
          <table:table-cell table:style-name="ce5" office:value-type="string" calcext:value-type="string">
            <text:p>Juliano dias </text:p>
          </table:table-cell>
          <table:table-cell table:style-name="ce5" table:formula="of:=PROPER([.B18])" office:value-type="string" office:string-value="Juliano Dias " calcext:value-type="string">
            <text:p>Juliano Dias </text:p>
          </table:table-cell>
          <table:table-cell table:style-name="ce1" office:value-type="float" office:value="41999022864" calcext:value-type="float">
            <text:p>41999022864</text:p>
          </table:table-cell>
          <table:table-cell table:style-name="ce1" office:value-type="float" office:value="41995869773" calcext:value-type="float">
            <text:p>41995869773</text:p>
          </table:table-cell>
          <table:table-cell table:style-name="ce1" table:formula="of:=LEFT([.E18];2)" office:value-type="string" office:string-value="41" calcext:value-type="string">
            <text:p>41</text:p>
          </table:table-cell>
          <table:table-cell table:style-name="ce1" table:formula="of:=RIGHT([.E18];9)" office:value-type="string" office:string-value="995869773" calcext:value-type="string">
            <text:p>995869773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H18];1)&gt;0;&quot;&quot;&quot;morning&quot;&quot;&quot;;&quot;null&quot;);&quot;null&quot;) &amp; &quot;,&quot; &amp;IFERROR(IF(SEARCH(&quot;Tarde&quot;;[.H18];1)&gt;0;&quot;&quot;&quot;afternoon&quot;&quot;&quot;;&quot;null&quot;);&quot;null&quot;) &amp; &quot;,&quot; &amp; IFERROR(IF(SEARCH(&quot;Noite&quot;;[.H18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J18];1)&gt;0;&quot;&quot;&quot;morning&quot;&quot;&quot;;&quot;null&quot;);&quot;null&quot;) &amp; &quot;,&quot; &amp;IFERROR(IF(SEARCH(&quot;Tarde&quot;;[.J18];1)&gt;0;&quot;&quot;&quot;afternoon&quot;&quot;&quot;;&quot;null&quot;);&quot;null&quot;) &amp; &quot;,&quot; &amp; IFERROR(IF(SEARCH(&quot;Noite&quot;;[.J18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L18];1)&gt;0;&quot;&quot;&quot;morning&quot;&quot;&quot;;&quot;null&quot;);&quot;null&quot;) &amp; &quot;,&quot; &amp;IFERROR(IF(SEARCH(&quot;Tarde&quot;;[.L18];1)&gt;0;&quot;&quot;&quot;afternoon&quot;&quot;&quot;;&quot;null&quot;);&quot;null&quot;) &amp; &quot;,&quot; &amp; IFERROR(IF(SEARCH(&quot;Noite&quot;;[.L18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N18];1)&gt;0;&quot;&quot;&quot;morning&quot;&quot;&quot;;&quot;null&quot;);&quot;null&quot;) &amp; &quot;,&quot; &amp;IFERROR(IF(SEARCH(&quot;Tarde&quot;;[.N18];1)&gt;0;&quot;&quot;&quot;afternoon&quot;&quot;&quot;;&quot;null&quot;);&quot;null&quot;) &amp; &quot;,&quot; &amp; IFERROR(IF(SEARCH(&quot;Noite&quot;;[.N18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P18];1)&gt;0;&quot;&quot;&quot;morning&quot;&quot;&quot;;&quot;null&quot;);&quot;null&quot;) &amp; &quot;,&quot; &amp;IFERROR(IF(SEARCH(&quot;Tarde&quot;;[.P18];1)&gt;0;&quot;&quot;&quot;afternoon&quot;&quot;&quot;;&quot;null&quot;);&quot;null&quot;) &amp; &quot;,&quot; &amp; IFERROR(IF(SEARCH(&quot;Noite&quot;;[.P18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R18];1)&gt;0;&quot;&quot;&quot;morning&quot;&quot;&quot;;&quot;null&quot;);&quot;null&quot;) &amp; &quot;,&quot; &amp;IFERROR(IF(SEARCH(&quot;Tarde&quot;;[.R18];1)&gt;0;&quot;&quot;&quot;afternoon&quot;&quot;&quot;;&quot;null&quot;);&quot;null&quot;) &amp; &quot;,&quot; &amp; IFERROR(IF(SEARCH(&quot;Noite&quot;;[.R18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T18];1)&gt;0;&quot;&quot;&quot;morning&quot;&quot;&quot;;&quot;null&quot;);&quot;null&quot;) &amp; &quot;,&quot; &amp;IFERROR(IF(SEARCH(&quot;Tarde&quot;;[.T18];1)&gt;0;&quot;&quot;&quot;afternoon&quot;&quot;&quot;;&quot;null&quot;);&quot;null&quot;) &amp; &quot;,&quot; &amp; IFERROR(IF(SEARCH(&quot;Noite&quot;;[.T18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Lancheiro (a) (esfiha, pastel, salgados....), Motoboy</text:p>
          </table:table-cell>
          <table:table-cell table:style-name="ce5" table:formula="of:=[.V18]" office:value-type="string" office:string-value="Lancheiro (a) (esfiha, pastel, salgados....), Motoboy" calcext:value-type="string">
            <text:p>Lancheiro (a) (esfiha, pastel, salgados....), Motoboy</text:p>
          </table:table-cell>
          <table:table-cell table:style-name="ce5" office:value-type="string" calcext:value-type="string">
            <text:p>Congelados, Lanchonete &amp; Cafés (salgados, pastéis, sanduiches e doces )</text:p>
          </table:table-cell>
          <table:table-cell table:style-name="ce5" table:formula="of:=[.X18]" office:value-type="string" office:string-value="Congelados, Lanchonete &amp; Cafés (salgados, pastéis, sanduiches e doces )" calcext:value-type="string">
            <text:p>Congelados, Lanchonete &amp; Cafés (salgados, pastéis, sanduiches e doces )</text:p>
          </table:table-cell>
          <table:table-cell table:style-name="ce5" office:value-type="string" calcext:value-type="string">
            <text:p>Roseira são Sebastião </text:p>
          </table:table-cell>
          <table:table-cell table:style-name="ce5" table:formula="of:=[.Z18]" office:value-type="string" office:string-value="Roseira são Sebastião " calcext:value-type="string">
            <text:p>Roseira são Sebastião </text:p>
          </table:table-cell>
          <table:table-cell table:style-name="ce5" office:value-type="string" calcext:value-type="string">
            <text:p>victorgatinhojunior@gmail.com</text:p>
          </table:table-cell>
          <table:table-cell table:style-name="ce5" table:formula="of:=COM.MICROSOFT.CONCAT(&quot;alfred.&quot;;[.AB18])" office:value-type="string" office:string-value="alfred.victorgatinhojunior@gmail.com" calcext:value-type="string">
            <text:p>alfred.victorgatinhojunior@gmail.com</text:p>
          </table:table-cell>
          <table:table-cell table:style-name="ce5" office:value-type="string" calcext:value-type="string">
            <text:p>26 a 3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1 ano a 2 anos</text:p>
          </table:table-cell>
          <table:table-cell table:formula="of:=[.AG18]" office:value-type="string" office:string-value="De 1 ano a 2 anos" calcext:value-type="string">
            <text:p>De 1 ano a 2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5-08T23:14:12.24" calcext:value-type="date">
            <text:p>5/8/2020 23:14:12</text:p>
          </table:table-cell>
          <table:table-cell table:style-name="ce5" office:value-type="string" calcext:value-type="string">
            <text:p>Silvia Helena Barbosa dos Santos </text:p>
          </table:table-cell>
          <table:table-cell table:style-name="ce5" table:formula="of:=PROPER([.B19])" office:value-type="string" office:string-value="Silvia Helena Barbosa Dos Santos " calcext:value-type="string">
            <text:p>Silvia Helena Barbosa Dos Santos </text:p>
          </table:table-cell>
          <table:table-cell table:style-name="ce1" office:value-type="string" calcext:value-type="string">
            <text:p>41 995869773</text:p>
          </table:table-cell>
          <table:table-cell table:style-name="ce1" office:value-type="float" office:value="41984655459" calcext:value-type="float">
            <text:p>41984655459</text:p>
          </table:table-cell>
          <table:table-cell table:style-name="ce1" table:formula="of:=LEFT([.E19];2)" office:value-type="string" office:string-value="41" calcext:value-type="string">
            <text:p>41</text:p>
          </table:table-cell>
          <table:table-cell table:style-name="ce1" table:formula="of:=RIGHT([.E19];9)" office:value-type="string" office:string-value="984655459" calcext:value-type="string">
            <text:p>984655459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H19];1)&gt;0;&quot;&quot;&quot;morning&quot;&quot;&quot;;&quot;null&quot;);&quot;null&quot;) &amp; &quot;,&quot; &amp;IFERROR(IF(SEARCH(&quot;Tarde&quot;;[.H19];1)&gt;0;&quot;&quot;&quot;afternoon&quot;&quot;&quot;;&quot;null&quot;);&quot;null&quot;) &amp; &quot;,&quot; &amp; IFERROR(IF(SEARCH(&quot;Noite&quot;;[.H19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J19];1)&gt;0;&quot;&quot;&quot;morning&quot;&quot;&quot;;&quot;null&quot;);&quot;null&quot;) &amp; &quot;,&quot; &amp;IFERROR(IF(SEARCH(&quot;Tarde&quot;;[.J19];1)&gt;0;&quot;&quot;&quot;afternoon&quot;&quot;&quot;;&quot;null&quot;);&quot;null&quot;) &amp; &quot;,&quot; &amp; IFERROR(IF(SEARCH(&quot;Noite&quot;;[.J19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L19];1)&gt;0;&quot;&quot;&quot;morning&quot;&quot;&quot;;&quot;null&quot;);&quot;null&quot;) &amp; &quot;,&quot; &amp;IFERROR(IF(SEARCH(&quot;Tarde&quot;;[.L19];1)&gt;0;&quot;&quot;&quot;afternoon&quot;&quot;&quot;;&quot;null&quot;);&quot;null&quot;) &amp; &quot;,&quot; &amp; IFERROR(IF(SEARCH(&quot;Noite&quot;;[.L19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N19];1)&gt;0;&quot;&quot;&quot;morning&quot;&quot;&quot;;&quot;null&quot;);&quot;null&quot;) &amp; &quot;,&quot; &amp;IFERROR(IF(SEARCH(&quot;Tarde&quot;;[.N19];1)&gt;0;&quot;&quot;&quot;afternoon&quot;&quot;&quot;;&quot;null&quot;);&quot;null&quot;) &amp; &quot;,&quot; &amp; IFERROR(IF(SEARCH(&quot;Noite&quot;;[.N19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P19];1)&gt;0;&quot;&quot;&quot;morning&quot;&quot;&quot;;&quot;null&quot;);&quot;null&quot;) &amp; &quot;,&quot; &amp;IFERROR(IF(SEARCH(&quot;Tarde&quot;;[.P19];1)&gt;0;&quot;&quot;&quot;afternoon&quot;&quot;&quot;;&quot;null&quot;);&quot;null&quot;) &amp; &quot;,&quot; &amp; IFERROR(IF(SEARCH(&quot;Noite&quot;;[.P19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/>
          <table:table-cell table:style-name="ce5" table:formula="of:=&quot;[&quot; &amp; IFERROR(IF(SEARCH(&quot;Manhã&quot;;[.R19];1)&gt;0;&quot;&quot;&quot;morning&quot;&quot;&quot;;&quot;null&quot;);&quot;null&quot;) &amp; &quot;,&quot; &amp;IFERROR(IF(SEARCH(&quot;Tarde&quot;;[.R19];1)&gt;0;&quot;&quot;&quot;afternoon&quot;&quot;&quot;;&quot;null&quot;);&quot;null&quot;) &amp; &quot;,&quot; &amp; IFERROR(IF(SEARCH(&quot;Noite&quot;;[.R19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T19];1)&gt;0;&quot;&quot;&quot;morning&quot;&quot;&quot;;&quot;null&quot;);&quot;null&quot;) &amp; &quot;,&quot; &amp;IFERROR(IF(SEARCH(&quot;Tarde&quot;;[.T19];1)&gt;0;&quot;&quot;&quot;afternoon&quot;&quot;&quot;;&quot;null&quot;);&quot;null&quot;) &amp; &quot;,&quot; &amp; IFERROR(IF(SEARCH(&quot;Noite&quot;;[.T19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Aux. de Cozinha, Aux.de <text:s/>Limpeza, Cozinheiro (a)</text:p>
          </table:table-cell>
          <table:table-cell table:style-name="ce5" table:formula="of:=[.V19]" office:value-type="string" office:string-value="Aux. de Cozinha, Aux.de  Limpeza, Cozinheiro (a)" calcext:value-type="string">
            <text:p>Aux. de Cozinha, Aux.de <text:s/>Limpeza, Cozinheiro (a)</text:p>
          </table:table-cell>
          <table:table-cell table:style-name="ce5" office:value-type="string" calcext:value-type="string">
            <text:p>Saudável</text:p>
          </table:table-cell>
          <table:table-cell table:style-name="ce5" table:formula="of:=[.X19]" office:value-type="string" office:string-value="Saudável" calcext:value-type="string">
            <text:p>Saudável</text:p>
          </table:table-cell>
          <table:table-cell table:style-name="ce5" office:value-type="string" calcext:value-type="string">
            <text:p>Arruda</text:p>
          </table:table-cell>
          <table:table-cell table:style-name="ce5" table:formula="of:=[.Z19]" office:value-type="string" office:string-value="Arruda" calcext:value-type="string">
            <text:p>Arruda</text:p>
          </table:table-cell>
          <table:table-cell table:style-name="ce5" office:value-type="string" calcext:value-type="string">
            <text:p>silvianeguinho@gmail.com</text:p>
          </table:table-cell>
          <table:table-cell table:style-name="ce5" table:formula="of:=COM.MICROSOFT.CONCAT(&quot;alfred.&quot;;[.AB19])" office:value-type="string" office:string-value="alfred.silvianeguinho@gmail.com" calcext:value-type="string">
            <text:p>alfred.silvianeguinho@gmail.com</text:p>
          </table:table-cell>
          <table:table-cell table:style-name="ce5" office:value-type="string" calcext:value-type="string">
            <text:p>41 a 50 anos</text:p>
          </table:table-cell>
          <table:table-cell/>
          <table:table-cell table:style-name="ce5" office:value-type="string" calcext:value-type="string">
            <text:p>Ensino Fundamental Completo</text:p>
          </table:table-cell>
          <table:table-cell table:style-name="ce5" office:value-type="string" calcext:value-type="string">
            <text:p>De 1 ano a 2 anos</text:p>
          </table:table-cell>
          <table:table-cell table:formula="of:=[.AG19]" office:value-type="string" office:string-value="De 1 ano a 2 anos" calcext:value-type="string">
            <text:p>De 1 ano a 2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0T15:56:11.09" calcext:value-type="date">
            <text:p>3/20/2020 15:56:11</text:p>
          </table:table-cell>
          <table:table-cell table:style-name="ce5" office:value-type="string" calcext:value-type="string">
            <text:p>Larissa Klinkerfus</text:p>
          </table:table-cell>
          <table:table-cell table:style-name="ce5" table:formula="of:=PROPER([.B20])" office:value-type="string" office:string-value="Larissa Klinkerfus" calcext:value-type="string">
            <text:p>Larissa Klinkerfus</text:p>
          </table:table-cell>
          <table:table-cell table:style-name="ce1" office:value-type="float" office:value="41984655459" calcext:value-type="float">
            <text:p>41984655459</text:p>
          </table:table-cell>
          <table:table-cell table:style-name="ce1" office:value-type="float" office:value="41998803150" calcext:value-type="float">
            <text:p>41998803150</text:p>
          </table:table-cell>
          <table:table-cell table:style-name="ce1" table:formula="of:=LEFT([.E20];2)" office:value-type="string" office:string-value="41" calcext:value-type="string">
            <text:p>41</text:p>
          </table:table-cell>
          <table:table-cell table:style-name="ce1" table:formula="of:=RIGHT([.E20];9)" office:value-type="string" office:string-value="998803150" calcext:value-type="string">
            <text:p>998803150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20];1)&gt;0;&quot;&quot;&quot;morning&quot;&quot;&quot;;&quot;null&quot;);&quot;null&quot;) &amp; &quot;,&quot; &amp;IFERROR(IF(SEARCH(&quot;Tarde&quot;;[.H20];1)&gt;0;&quot;&quot;&quot;afternoon&quot;&quot;&quot;;&quot;null&quot;);&quot;null&quot;) &amp; &quot;,&quot; &amp; IFERROR(IF(SEARCH(&quot;Noite&quot;;[.H2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20];1)&gt;0;&quot;&quot;&quot;morning&quot;&quot;&quot;;&quot;null&quot;);&quot;null&quot;) &amp; &quot;,&quot; &amp;IFERROR(IF(SEARCH(&quot;Tarde&quot;;[.J20];1)&gt;0;&quot;&quot;&quot;afternoon&quot;&quot;&quot;;&quot;null&quot;);&quot;null&quot;) &amp; &quot;,&quot; &amp; IFERROR(IF(SEARCH(&quot;Noite&quot;;[.J2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20];1)&gt;0;&quot;&quot;&quot;morning&quot;&quot;&quot;;&quot;null&quot;);&quot;null&quot;) &amp; &quot;,&quot; &amp;IFERROR(IF(SEARCH(&quot;Tarde&quot;;[.L20];1)&gt;0;&quot;&quot;&quot;afternoon&quot;&quot;&quot;;&quot;null&quot;);&quot;null&quot;) &amp; &quot;,&quot; &amp; IFERROR(IF(SEARCH(&quot;Noite&quot;;[.L2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20];1)&gt;0;&quot;&quot;&quot;morning&quot;&quot;&quot;;&quot;null&quot;);&quot;null&quot;) &amp; &quot;,&quot; &amp;IFERROR(IF(SEARCH(&quot;Tarde&quot;;[.N20];1)&gt;0;&quot;&quot;&quot;afternoon&quot;&quot;&quot;;&quot;null&quot;);&quot;null&quot;) &amp; &quot;,&quot; &amp; IFERROR(IF(SEARCH(&quot;Noite&quot;;[.N2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20];1)&gt;0;&quot;&quot;&quot;morning&quot;&quot;&quot;;&quot;null&quot;);&quot;null&quot;) &amp; &quot;,&quot; &amp;IFERROR(IF(SEARCH(&quot;Tarde&quot;;[.P20];1)&gt;0;&quot;&quot;&quot;afternoon&quot;&quot;&quot;;&quot;null&quot;);&quot;null&quot;) &amp; &quot;,&quot; &amp; IFERROR(IF(SEARCH(&quot;Noite&quot;;[.P2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20];1)&gt;0;&quot;&quot;&quot;morning&quot;&quot;&quot;;&quot;null&quot;);&quot;null&quot;) &amp; &quot;,&quot; &amp;IFERROR(IF(SEARCH(&quot;Tarde&quot;;[.R20];1)&gt;0;&quot;&quot;&quot;afternoon&quot;&quot;&quot;;&quot;null&quot;);&quot;null&quot;) &amp; &quot;,&quot; &amp; IFERROR(IF(SEARCH(&quot;Noite&quot;;[.R2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20];1)&gt;0;&quot;&quot;&quot;morning&quot;&quot;&quot;;&quot;null&quot;);&quot;null&quot;) &amp; &quot;,&quot; &amp;IFERROR(IF(SEARCH(&quot;Tarde&quot;;[.T20];1)&gt;0;&quot;&quot;&quot;afternoon&quot;&quot;&quot;;&quot;null&quot;);&quot;null&quot;) &amp; &quot;,&quot; &amp; IFERROR(IF(SEARCH(&quot;Noite&quot;;[.T2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tendente de balcão, Garçom/Garçonete, Hostess</text:p>
          </table:table-cell>
          <table:table-cell table:style-name="ce5" table:formula="of:=[.V20]" office:value-type="string" office:string-value="Atendente de balcão, Garçom/Garçonete, Hostess" calcext:value-type="string">
            <text:p>Atendente de balcão, Garçom/Garçonete, Hostess</text:p>
          </table:table-cell>
          <table:table-cell table:style-name="ce5" office:value-type="string" calcext:value-type="string">
            <text:p>Bares, Brasileira, Buffet &amp; Rodízios, Fast-food, Frutos do Mar, Lanchonete &amp; Cafés (salgados, pastéis, sanduiches e doces ), Saudável</text:p>
          </table:table-cell>
          <table:table-cell table:style-name="ce5" table:formula="of:=[.X20]" office:value-type="string" office:string-value="Bares, Brasileira, Buffet &amp; Rodízios, Fast-food, Frutos do Mar, Lanchonete &amp; Cafés (salgados, pastéis, sanduiches e doces ), Saudável" calcext:value-type="string">
            <text:p>Bares, Brasileira, Buffet &amp; Rodízios, Fast-food, Frutos do Mar, Lanchonete &amp; Cafés (salgados, pastéis, sanduiches e doces ), Saudável</text:p>
          </table:table-cell>
          <table:table-cell table:style-name="ce5" office:value-type="string" calcext:value-type="string">
            <text:p>Areias</text:p>
          </table:table-cell>
          <table:table-cell table:style-name="ce5" table:formula="of:=[.Z20]" office:value-type="string" office:string-value="Areias" calcext:value-type="string">
            <text:p>Areias</text:p>
          </table:table-cell>
          <table:table-cell table:style-name="ce5" office:value-type="string" calcext:value-type="string">
            <text:p>larissaklin@hotmail.com</text:p>
          </table:table-cell>
          <table:table-cell table:style-name="ce5" table:formula="of:=COM.MICROSOFT.CONCAT(&quot;alfred.&quot;;[.AB20])" office:value-type="string" office:string-value="alfred.larissaklin@hotmail.com" calcext:value-type="string">
            <text:p>alfred.larissaklin@hotmail.com</text:p>
          </table:table-cell>
          <table:table-cell table:style-name="ce5" office:value-type="string" calcext:value-type="string">
            <text:p>26 a 3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2 anos a 5 anos</text:p>
          </table:table-cell>
          <table:table-cell table:formula="of:=[.AG20]" office:value-type="string" office:string-value="De 2 anos a 5 anos" calcext:value-type="string">
            <text:p>De 2 anos a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1T16:52:17.63" calcext:value-type="date">
            <text:p>3/21/2020 16:52:17</text:p>
          </table:table-cell>
          <table:table-cell table:style-name="ce5" office:value-type="string" calcext:value-type="string">
            <text:p>Leticia Rezende</text:p>
          </table:table-cell>
          <table:table-cell table:style-name="ce5" table:formula="of:=PROPER([.B21])" office:value-type="string" office:string-value="Leticia Rezende" calcext:value-type="string">
            <text:p>Leticia Rezende</text:p>
          </table:table-cell>
          <table:table-cell table:style-name="ce1" office:value-type="float" office:value="41998803150" calcext:value-type="float">
            <text:p>41998803150</text:p>
          </table:table-cell>
          <table:table-cell table:style-name="ce1" office:value-type="float" office:value="41996272891" calcext:value-type="float">
            <text:p>41996272891</text:p>
          </table:table-cell>
          <table:table-cell table:style-name="ce1" table:formula="of:=LEFT([.E21];2)" office:value-type="string" office:string-value="41" calcext:value-type="string">
            <text:p>41</text:p>
          </table:table-cell>
          <table:table-cell table:style-name="ce1" table:formula="of:=RIGHT([.E21];9)" office:value-type="string" office:string-value="996272891" calcext:value-type="string">
            <text:p>996272891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21];1)&gt;0;&quot;&quot;&quot;morning&quot;&quot;&quot;;&quot;null&quot;);&quot;null&quot;) &amp; &quot;,&quot; &amp;IFERROR(IF(SEARCH(&quot;Tarde&quot;;[.H21];1)&gt;0;&quot;&quot;&quot;afternoon&quot;&quot;&quot;;&quot;null&quot;);&quot;null&quot;) &amp; &quot;,&quot; &amp; IFERROR(IF(SEARCH(&quot;Noite&quot;;[.H2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21];1)&gt;0;&quot;&quot;&quot;morning&quot;&quot;&quot;;&quot;null&quot;);&quot;null&quot;) &amp; &quot;,&quot; &amp;IFERROR(IF(SEARCH(&quot;Tarde&quot;;[.J21];1)&gt;0;&quot;&quot;&quot;afternoon&quot;&quot;&quot;;&quot;null&quot;);&quot;null&quot;) &amp; &quot;,&quot; &amp; IFERROR(IF(SEARCH(&quot;Noite&quot;;[.J2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21];1)&gt;0;&quot;&quot;&quot;morning&quot;&quot;&quot;;&quot;null&quot;);&quot;null&quot;) &amp; &quot;,&quot; &amp;IFERROR(IF(SEARCH(&quot;Tarde&quot;;[.L21];1)&gt;0;&quot;&quot;&quot;afternoon&quot;&quot;&quot;;&quot;null&quot;);&quot;null&quot;) &amp; &quot;,&quot; &amp; IFERROR(IF(SEARCH(&quot;Noite&quot;;[.L2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21];1)&gt;0;&quot;&quot;&quot;morning&quot;&quot;&quot;;&quot;null&quot;);&quot;null&quot;) &amp; &quot;,&quot; &amp;IFERROR(IF(SEARCH(&quot;Tarde&quot;;[.N21];1)&gt;0;&quot;&quot;&quot;afternoon&quot;&quot;&quot;;&quot;null&quot;);&quot;null&quot;) &amp; &quot;,&quot; &amp; IFERROR(IF(SEARCH(&quot;Noite&quot;;[.N2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21];1)&gt;0;&quot;&quot;&quot;morning&quot;&quot;&quot;;&quot;null&quot;);&quot;null&quot;) &amp; &quot;,&quot; &amp;IFERROR(IF(SEARCH(&quot;Tarde&quot;;[.P21];1)&gt;0;&quot;&quot;&quot;afternoon&quot;&quot;&quot;;&quot;null&quot;);&quot;null&quot;) &amp; &quot;,&quot; &amp; IFERROR(IF(SEARCH(&quot;Noite&quot;;[.P2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21];1)&gt;0;&quot;&quot;&quot;morning&quot;&quot;&quot;;&quot;null&quot;);&quot;null&quot;) &amp; &quot;,&quot; &amp;IFERROR(IF(SEARCH(&quot;Tarde&quot;;[.R21];1)&gt;0;&quot;&quot;&quot;afternoon&quot;&quot;&quot;;&quot;null&quot;);&quot;null&quot;) &amp; &quot;,&quot; &amp; IFERROR(IF(SEARCH(&quot;Noite&quot;;[.R2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21];1)&gt;0;&quot;&quot;&quot;morning&quot;&quot;&quot;;&quot;null&quot;);&quot;null&quot;) &amp; &quot;,&quot; &amp;IFERROR(IF(SEARCH(&quot;Tarde&quot;;[.T21];1)&gt;0;&quot;&quot;&quot;afternoon&quot;&quot;&quot;;&quot;null&quot;);&quot;null&quot;) &amp; &quot;,&quot; &amp; IFERROR(IF(SEARCH(&quot;Noite&quot;;[.T2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tendente de balcão, Aux. de Garçom/Cumim, Garçom/Garçonete</text:p>
          </table:table-cell>
          <table:table-cell table:style-name="ce5" table:formula="of:=[.V21]" office:value-type="string" office:string-value="Atendente de balcão, Aux. de Garçom/Cumim, Garçom/Garçonete" calcext:value-type="string">
            <text:p>Atendente de balcão, Aux. de Garçom/Cumim, Garçom/Garçonete</text:p>
          </table:table-cell>
          <table:table-cell table:style-name="ce5" office:value-type="string" calcext:value-type="string">
            <text:p>Brasileira, Buffet &amp; Rodízios, Carnes &amp; Churrascaria, Lanchonete &amp; Cafés (salgados, pastéis, sanduiches e doces ), Pizza, Sorveteria</text:p>
          </table:table-cell>
          <table:table-cell table:style-name="ce5" table:formula="of:=[.X21]" office:value-type="string" office:string-value="Brasileira, Buffet &amp; Rodízios, Carnes &amp; Churrascaria, Lanchonete &amp; Cafés (salgados, pastéis, sanduiches e doces ), Pizza, Sorveteria" calcext:value-type="string">
            <text:p>Brasileira, Buffet &amp; Rodízios, Carnes &amp; Churrascaria, Lanchonete &amp; Cafés (salgados, pastéis, sanduiches e doces ), Pizza, Sorveteria</text:p>
          </table:table-cell>
          <table:table-cell table:style-name="ce5" office:value-type="string" calcext:value-type="string">
            <text:p>Cidade industrial </text:p>
          </table:table-cell>
          <table:table-cell table:style-name="ce5" table:formula="of:=[.Z21]" office:value-type="string" office:string-value="Cidade industrial " calcext:value-type="string">
            <text:p>Cidade industrial </text:p>
          </table:table-cell>
          <table:table-cell table:style-name="ce5" office:value-type="string" calcext:value-type="string">
            <text:p>rezendeleticia12@gmail.com</text:p>
          </table:table-cell>
          <table:table-cell table:style-name="ce5" table:formula="of:=COM.MICROSOFT.CONCAT(&quot;alfred.&quot;;[.AB21])" office:value-type="string" office:string-value="alfred.rezendeleticia12@gmail.com" calcext:value-type="string">
            <text:p>alfred.rezendeleticia12@gmail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2 anos a 5 anos</text:p>
          </table:table-cell>
          <table:table-cell table:formula="of:=[.AG21]" office:value-type="string" office:string-value="De 2 anos a 5 anos" calcext:value-type="string">
            <text:p>De 2 anos a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1T17:25:37.58" calcext:value-type="date">
            <text:p>3/21/2020 17:25:37</text:p>
          </table:table-cell>
          <table:table-cell table:style-name="ce5" office:value-type="string" calcext:value-type="string">
            <text:p>Merielli Cristina </text:p>
          </table:table-cell>
          <table:table-cell table:style-name="ce5" table:formula="of:=PROPER([.B22])" office:value-type="string" office:string-value="Merielli Cristina " calcext:value-type="string">
            <text:p>Merielli Cristina </text:p>
          </table:table-cell>
          <table:table-cell table:style-name="ce1" office:value-type="float" office:value="41996272891" calcext:value-type="float">
            <text:p>41996272891</text:p>
          </table:table-cell>
          <table:table-cell table:style-name="ce1" office:value-type="float" office:value="41991185506" calcext:value-type="float">
            <text:p>41991185506</text:p>
          </table:table-cell>
          <table:table-cell table:style-name="ce1" table:formula="of:=LEFT([.E22];2)" office:value-type="string" office:string-value="41" calcext:value-type="string">
            <text:p>41</text:p>
          </table:table-cell>
          <table:table-cell table:style-name="ce1" table:formula="of:=RIGHT([.E22];9)" office:value-type="string" office:string-value="991185506" calcext:value-type="string">
            <text:p>991185506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H22];1)&gt;0;&quot;&quot;&quot;morning&quot;&quot;&quot;;&quot;null&quot;);&quot;null&quot;) &amp; &quot;,&quot; &amp;IFERROR(IF(SEARCH(&quot;Tarde&quot;;[.H22];1)&gt;0;&quot;&quot;&quot;afternoon&quot;&quot;&quot;;&quot;null&quot;);&quot;null&quot;) &amp; &quot;,&quot; &amp; IFERROR(IF(SEARCH(&quot;Noite&quot;;[.H22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J22];1)&gt;0;&quot;&quot;&quot;morning&quot;&quot;&quot;;&quot;null&quot;);&quot;null&quot;) &amp; &quot;,&quot; &amp;IFERROR(IF(SEARCH(&quot;Tarde&quot;;[.J22];1)&gt;0;&quot;&quot;&quot;afternoon&quot;&quot;&quot;;&quot;null&quot;);&quot;null&quot;) &amp; &quot;,&quot; &amp; IFERROR(IF(SEARCH(&quot;Noite&quot;;[.J22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L22];1)&gt;0;&quot;&quot;&quot;morning&quot;&quot;&quot;;&quot;null&quot;);&quot;null&quot;) &amp; &quot;,&quot; &amp;IFERROR(IF(SEARCH(&quot;Tarde&quot;;[.L22];1)&gt;0;&quot;&quot;&quot;afternoon&quot;&quot;&quot;;&quot;null&quot;);&quot;null&quot;) &amp; &quot;,&quot; &amp; IFERROR(IF(SEARCH(&quot;Noite&quot;;[.L22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N22];1)&gt;0;&quot;&quot;&quot;morning&quot;&quot;&quot;;&quot;null&quot;);&quot;null&quot;) &amp; &quot;,&quot; &amp;IFERROR(IF(SEARCH(&quot;Tarde&quot;;[.N22];1)&gt;0;&quot;&quot;&quot;afternoon&quot;&quot;&quot;;&quot;null&quot;);&quot;null&quot;) &amp; &quot;,&quot; &amp; IFERROR(IF(SEARCH(&quot;Noite&quot;;[.N22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P22];1)&gt;0;&quot;&quot;&quot;morning&quot;&quot;&quot;;&quot;null&quot;);&quot;null&quot;) &amp; &quot;,&quot; &amp;IFERROR(IF(SEARCH(&quot;Tarde&quot;;[.P22];1)&gt;0;&quot;&quot;&quot;afternoon&quot;&quot;&quot;;&quot;null&quot;);&quot;null&quot;) &amp; &quot;,&quot; &amp; IFERROR(IF(SEARCH(&quot;Noite&quot;;[.P22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R22];1)&gt;0;&quot;&quot;&quot;morning&quot;&quot;&quot;;&quot;null&quot;);&quot;null&quot;) &amp; &quot;,&quot; &amp;IFERROR(IF(SEARCH(&quot;Tarde&quot;;[.R22];1)&gt;0;&quot;&quot;&quot;afternoon&quot;&quot;&quot;;&quot;null&quot;);&quot;null&quot;) &amp; &quot;,&quot; &amp; IFERROR(IF(SEARCH(&quot;Noite&quot;;[.R22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/>
          <table:table-cell table:style-name="ce5" table:formula="of:=&quot;[&quot; &amp; IFERROR(IF(SEARCH(&quot;Manhã&quot;;[.T22];1)&gt;0;&quot;&quot;&quot;morning&quot;&quot;&quot;;&quot;null&quot;);&quot;null&quot;) &amp; &quot;,&quot; &amp;IFERROR(IF(SEARCH(&quot;Tarde&quot;;[.T22];1)&gt;0;&quot;&quot;&quot;afternoon&quot;&quot;&quot;;&quot;null&quot;);&quot;null&quot;) &amp; &quot;,&quot; &amp; IFERROR(IF(SEARCH(&quot;Noite&quot;;[.T22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Aux. de Cozinha, Cozinheiro (a), Lancheiro (a) (esfiha, pastel, salgados....)</text:p>
          </table:table-cell>
          <table:table-cell table:style-name="ce5" table:formula="of:=[.V22]" office:value-type="string" office:string-value="Aux. de Cozinha, Cozinheiro (a), Lancheiro (a) (esfiha, pastel, salgados....)" calcext:value-type="string">
            <text:p>Aux. de Cozinha, Cozinheiro (a), Lancheiro (a) (esfiha, pastel, salgados....)</text:p>
          </table:table-cell>
          <table:table-cell table:style-name="ce5" office:value-type="string" calcext:value-type="string">
            <text:p>Brasileira, Lanchonete &amp; Cafés (salgados, pastéis, sanduiches e doces ), Padaria e Confeitarias</text:p>
          </table:table-cell>
          <table:table-cell table:style-name="ce5" table:formula="of:=[.X22]" office:value-type="string" office:string-value="Brasileira, Lanchonete &amp; Cafés (salgados, pastéis, sanduiches e doces ), Padaria e Confeitarias" calcext:value-type="string">
            <text:p>Brasileira, Lanchonete &amp; Cafés (salgados, pastéis, sanduiches e doces ), Padaria e Confeitarias</text:p>
          </table:table-cell>
          <table:table-cell table:style-name="ce5" office:value-type="string" calcext:value-type="string">
            <text:p>Jardim Itália</text:p>
          </table:table-cell>
          <table:table-cell table:style-name="ce5" table:formula="of:=[.Z22]" office:value-type="string" office:string-value="Jardim Itália" calcext:value-type="string">
            <text:p>Jardim Itália</text:p>
          </table:table-cell>
          <table:table-cell table:style-name="ce5" office:value-type="string" calcext:value-type="string">
            <text:p>meriellid@gmail.com</text:p>
          </table:table-cell>
          <table:table-cell table:style-name="ce5" table:formula="of:=COM.MICROSOFT.CONCAT(&quot;alfred.&quot;;[.AB22])" office:value-type="string" office:string-value="alfred.meriellid@gmail.com" calcext:value-type="string">
            <text:p>alfred.meriellid@g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2 anos a 5 anos</text:p>
          </table:table-cell>
          <table:table-cell table:formula="of:=[.AG22]" office:value-type="string" office:string-value="De 2 anos a 5 anos" calcext:value-type="string">
            <text:p>De 2 anos a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1T18:50:37.88" calcext:value-type="date">
            <text:p>3/21/2020 18:50:37</text:p>
          </table:table-cell>
          <table:table-cell table:style-name="ce5" office:value-type="string" calcext:value-type="string">
            <text:p>Terezinha gonçalves padilha da silva</text:p>
          </table:table-cell>
          <table:table-cell table:style-name="ce5" table:formula="of:=PROPER([.B23])" office:value-type="string" office:string-value="Terezinha Gonçalves Padilha Da Silva" calcext:value-type="string">
            <text:p>Terezinha Gonçalves Padilha Da Silva</text:p>
          </table:table-cell>
          <table:table-cell table:style-name="ce1" office:value-type="string" calcext:value-type="string">
            <text:p>041991185506</text:p>
          </table:table-cell>
          <table:table-cell table:style-name="ce1" office:value-type="float" office:value="41999129393" calcext:value-type="float">
            <text:p>41999129393</text:p>
          </table:table-cell>
          <table:table-cell table:style-name="ce1" table:formula="of:=LEFT([.E23];2)" office:value-type="string" office:string-value="41" calcext:value-type="string">
            <text:p>41</text:p>
          </table:table-cell>
          <table:table-cell table:style-name="ce1" table:formula="of:=RIGHT([.E23];9)" office:value-type="string" office:string-value="999129393" calcext:value-type="string">
            <text:p>999129393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H23];1)&gt;0;&quot;&quot;&quot;morning&quot;&quot;&quot;;&quot;null&quot;);&quot;null&quot;) &amp; &quot;,&quot; &amp;IFERROR(IF(SEARCH(&quot;Tarde&quot;;[.H23];1)&gt;0;&quot;&quot;&quot;afternoon&quot;&quot;&quot;;&quot;null&quot;);&quot;null&quot;) &amp; &quot;,&quot; &amp; IFERROR(IF(SEARCH(&quot;Noite&quot;;[.H23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J23];1)&gt;0;&quot;&quot;&quot;morning&quot;&quot;&quot;;&quot;null&quot;);&quot;null&quot;) &amp; &quot;,&quot; &amp;IFERROR(IF(SEARCH(&quot;Tarde&quot;;[.J23];1)&gt;0;&quot;&quot;&quot;afternoon&quot;&quot;&quot;;&quot;null&quot;);&quot;null&quot;) &amp; &quot;,&quot; &amp; IFERROR(IF(SEARCH(&quot;Noite&quot;;[.J23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L23];1)&gt;0;&quot;&quot;&quot;morning&quot;&quot;&quot;;&quot;null&quot;);&quot;null&quot;) &amp; &quot;,&quot; &amp;IFERROR(IF(SEARCH(&quot;Tarde&quot;;[.L23];1)&gt;0;&quot;&quot;&quot;afternoon&quot;&quot;&quot;;&quot;null&quot;);&quot;null&quot;) &amp; &quot;,&quot; &amp; IFERROR(IF(SEARCH(&quot;Noite&quot;;[.L23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N23];1)&gt;0;&quot;&quot;&quot;morning&quot;&quot;&quot;;&quot;null&quot;);&quot;null&quot;) &amp; &quot;,&quot; &amp;IFERROR(IF(SEARCH(&quot;Tarde&quot;;[.N23];1)&gt;0;&quot;&quot;&quot;afternoon&quot;&quot;&quot;;&quot;null&quot;);&quot;null&quot;) &amp; &quot;,&quot; &amp; IFERROR(IF(SEARCH(&quot;Noite&quot;;[.N23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P23];1)&gt;0;&quot;&quot;&quot;morning&quot;&quot;&quot;;&quot;null&quot;);&quot;null&quot;) &amp; &quot;,&quot; &amp;IFERROR(IF(SEARCH(&quot;Tarde&quot;;[.P23];1)&gt;0;&quot;&quot;&quot;afternoon&quot;&quot;&quot;;&quot;null&quot;);&quot;null&quot;) &amp; &quot;,&quot; &amp; IFERROR(IF(SEARCH(&quot;Noite&quot;;[.P23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/>
          <table:table-cell table:style-name="ce5" table:formula="of:=&quot;[&quot; &amp; IFERROR(IF(SEARCH(&quot;Manhã&quot;;[.R23];1)&gt;0;&quot;&quot;&quot;morning&quot;&quot;&quot;;&quot;null&quot;);&quot;null&quot;) &amp; &quot;,&quot; &amp;IFERROR(IF(SEARCH(&quot;Tarde&quot;;[.R23];1)&gt;0;&quot;&quot;&quot;afternoon&quot;&quot;&quot;;&quot;null&quot;);&quot;null&quot;) &amp; &quot;,&quot; &amp; IFERROR(IF(SEARCH(&quot;Noite&quot;;[.R23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T23];1)&gt;0;&quot;&quot;&quot;morning&quot;&quot;&quot;;&quot;null&quot;);&quot;null&quot;) &amp; &quot;,&quot; &amp;IFERROR(IF(SEARCH(&quot;Tarde&quot;;[.T23];1)&gt;0;&quot;&quot;&quot;afternoon&quot;&quot;&quot;;&quot;null&quot;);&quot;null&quot;) &amp; &quot;,&quot; &amp; IFERROR(IF(SEARCH(&quot;Noite&quot;;[.T23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Aux.de <text:s/>Limpeza</text:p>
          </table:table-cell>
          <table:table-cell table:style-name="ce5" table:formula="of:=[.V23]" office:value-type="string" office:string-value="Aux.de  Limpeza" calcext:value-type="string">
            <text:p>Aux.de <text:s/>Limpeza</text:p>
          </table:table-cell>
          <table:table-cell table:style-name="ce5" office:value-type="string" calcext:value-type="string">
            <text:p>Brasileira</text:p>
          </table:table-cell>
          <table:table-cell table:style-name="ce5" table:formula="of:=[.X23]" office:value-type="string" office:string-value="Brasileira" calcext:value-type="string">
            <text:p>Brasileira</text:p>
          </table:table-cell>
          <table:table-cell table:style-name="ce5" office:value-type="string" calcext:value-type="string">
            <text:p>Augusta</text:p>
          </table:table-cell>
          <table:table-cell table:style-name="ce5" table:formula="of:=[.Z23]" office:value-type="string" office:string-value="Augusta" calcext:value-type="string">
            <text:p>Augusta</text:p>
          </table:table-cell>
          <table:table-cell table:style-name="ce5" office:value-type="string" calcext:value-type="string">
            <text:p>tereka106@gmail.com</text:p>
          </table:table-cell>
          <table:table-cell table:style-name="ce5" table:formula="of:=COM.MICROSOFT.CONCAT(&quot;alfred.&quot;;[.AB23])" office:value-type="string" office:string-value="alfred.tereka106@gmail.com" calcext:value-type="string">
            <text:p>alfred.tereka106@g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2 anos a 5 anos</text:p>
          </table:table-cell>
          <table:table-cell table:formula="of:=[.AG23]" office:value-type="string" office:string-value="De 2 anos a 5 anos" calcext:value-type="string">
            <text:p>De 2 anos a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2T19:03:08.35" calcext:value-type="date">
            <text:p>3/22/2020 19:03:08</text:p>
          </table:table-cell>
          <table:table-cell table:style-name="ce5" office:value-type="string" calcext:value-type="string">
            <text:p>Andresa Rosa Garcia Duarte </text:p>
          </table:table-cell>
          <table:table-cell table:style-name="ce5" table:formula="of:=PROPER([.B24])" office:value-type="string" office:string-value="Andresa Rosa Garcia Duarte " calcext:value-type="string">
            <text:p>Andresa Rosa Garcia Duarte </text:p>
          </table:table-cell>
          <table:table-cell table:style-name="ce1" office:value-type="string" calcext:value-type="string">
            <text:p>(41)999129393</text:p>
          </table:table-cell>
          <table:table-cell table:style-name="ce1" office:value-type="float" office:value="41998109935" calcext:value-type="float">
            <text:p>41998109935</text:p>
          </table:table-cell>
          <table:table-cell table:style-name="ce1" table:formula="of:=LEFT([.E24];2)" office:value-type="string" office:string-value="41" calcext:value-type="string">
            <text:p>41</text:p>
          </table:table-cell>
          <table:table-cell table:style-name="ce1" table:formula="of:=RIGHT([.E24];9)" office:value-type="string" office:string-value="998109935" calcext:value-type="string">
            <text:p>998109935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24];1)&gt;0;&quot;&quot;&quot;morning&quot;&quot;&quot;;&quot;null&quot;);&quot;null&quot;) &amp; &quot;,&quot; &amp;IFERROR(IF(SEARCH(&quot;Tarde&quot;;[.H24];1)&gt;0;&quot;&quot;&quot;afternoon&quot;&quot;&quot;;&quot;null&quot;);&quot;null&quot;) &amp; &quot;,&quot; &amp; IFERROR(IF(SEARCH(&quot;Noite&quot;;[.H2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24];1)&gt;0;&quot;&quot;&quot;morning&quot;&quot;&quot;;&quot;null&quot;);&quot;null&quot;) &amp; &quot;,&quot; &amp;IFERROR(IF(SEARCH(&quot;Tarde&quot;;[.J24];1)&gt;0;&quot;&quot;&quot;afternoon&quot;&quot;&quot;;&quot;null&quot;);&quot;null&quot;) &amp; &quot;,&quot; &amp; IFERROR(IF(SEARCH(&quot;Noite&quot;;[.J2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24];1)&gt;0;&quot;&quot;&quot;morning&quot;&quot;&quot;;&quot;null&quot;);&quot;null&quot;) &amp; &quot;,&quot; &amp;IFERROR(IF(SEARCH(&quot;Tarde&quot;;[.L24];1)&gt;0;&quot;&quot;&quot;afternoon&quot;&quot;&quot;;&quot;null&quot;);&quot;null&quot;) &amp; &quot;,&quot; &amp; IFERROR(IF(SEARCH(&quot;Noite&quot;;[.L2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24];1)&gt;0;&quot;&quot;&quot;morning&quot;&quot;&quot;;&quot;null&quot;);&quot;null&quot;) &amp; &quot;,&quot; &amp;IFERROR(IF(SEARCH(&quot;Tarde&quot;;[.N24];1)&gt;0;&quot;&quot;&quot;afternoon&quot;&quot;&quot;;&quot;null&quot;);&quot;null&quot;) &amp; &quot;,&quot; &amp; IFERROR(IF(SEARCH(&quot;Noite&quot;;[.N2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24];1)&gt;0;&quot;&quot;&quot;morning&quot;&quot;&quot;;&quot;null&quot;);&quot;null&quot;) &amp; &quot;,&quot; &amp;IFERROR(IF(SEARCH(&quot;Tarde&quot;;[.P24];1)&gt;0;&quot;&quot;&quot;afternoon&quot;&quot;&quot;;&quot;null&quot;);&quot;null&quot;) &amp; &quot;,&quot; &amp; IFERROR(IF(SEARCH(&quot;Noite&quot;;[.P2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24];1)&gt;0;&quot;&quot;&quot;morning&quot;&quot;&quot;;&quot;null&quot;);&quot;null&quot;) &amp; &quot;,&quot; &amp;IFERROR(IF(SEARCH(&quot;Tarde&quot;;[.R24];1)&gt;0;&quot;&quot;&quot;afternoon&quot;&quot;&quot;;&quot;null&quot;);&quot;null&quot;) &amp; &quot;,&quot; &amp; IFERROR(IF(SEARCH(&quot;Noite&quot;;[.R2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24];1)&gt;0;&quot;&quot;&quot;morning&quot;&quot;&quot;;&quot;null&quot;);&quot;null&quot;) &amp; &quot;,&quot; &amp;IFERROR(IF(SEARCH(&quot;Tarde&quot;;[.T24];1)&gt;0;&quot;&quot;&quot;afternoon&quot;&quot;&quot;;&quot;null&quot;);&quot;null&quot;) &amp; &quot;,&quot; &amp; IFERROR(IF(SEARCH(&quot;Noite&quot;;[.T2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tendente de balcão, Garçom/Garçonete, Operadora de caixa </text:p>
          </table:table-cell>
          <table:table-cell table:style-name="ce5" table:formula="of:=[.V24]" office:value-type="string" office:string-value="Atendente de balcão, Garçom/Garçonete, Operadora de caixa " calcext:value-type="string">
            <text:p>Atendente de balcão, Garçom/Garçonete, Operadora de caixa </text:p>
          </table:table-cell>
          <table:table-cell table:style-name="ce5" office:value-type="string" calcext:value-type="string">
            <text:p>Brasileira, Fast-food, Lanchonete &amp; Cafés (salgados, pastéis, sanduiches e doces ), Padaria e Confeitarias</text:p>
          </table:table-cell>
          <table:table-cell table:style-name="ce5" table:formula="of:=[.X24]" office:value-type="string" office:string-value="Brasileira, Fast-food, Lanchonete &amp; Cafés (salgados, pastéis, sanduiches e doces ), Padaria e Confeitarias" calcext:value-type="string">
            <text:p>Brasileira, Fast-food, Lanchonete &amp; Cafés (salgados, pastéis, sanduiches e doces ), Padaria e Confeitarias</text:p>
          </table:table-cell>
          <table:table-cell table:style-name="ce5" office:value-type="string" calcext:value-type="string">
            <text:p>Vargem Grande </text:p>
          </table:table-cell>
          <table:table-cell table:style-name="ce5" table:formula="of:=[.Z24]" office:value-type="string" office:string-value="Vargem Grande " calcext:value-type="string">
            <text:p>Vargem Grande </text:p>
          </table:table-cell>
          <table:table-cell table:style-name="ce5" office:value-type="string" calcext:value-type="string">
            <text:p>morbifera@hotmail.com</text:p>
          </table:table-cell>
          <table:table-cell table:style-name="ce5" table:formula="of:=COM.MICROSOFT.CONCAT(&quot;alfred.&quot;;[.AB24])" office:value-type="string" office:string-value="alfred.morbifera@hotmail.com" calcext:value-type="string">
            <text:p>alfred.morbifera@hot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2 anos a 5 anos</text:p>
          </table:table-cell>
          <table:table-cell table:formula="of:=[.AG24]" office:value-type="string" office:string-value="De 2 anos a 5 anos" calcext:value-type="string">
            <text:p>De 2 anos a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5T17:20:37.49" calcext:value-type="date">
            <text:p>3/25/2020 17:20:37</text:p>
          </table:table-cell>
          <table:table-cell table:style-name="ce5" office:value-type="string" calcext:value-type="string">
            <text:p>Cláudia Regina Fernandes Prestes</text:p>
          </table:table-cell>
          <table:table-cell table:style-name="ce5" table:formula="of:=PROPER([.B25])" office:value-type="string" office:string-value="Cláudia Regina Fernandes Prestes" calcext:value-type="string">
            <text:p>Cláudia Regina Fernandes Prestes</text:p>
          </table:table-cell>
          <table:table-cell table:style-name="ce1" office:value-type="string" calcext:value-type="string">
            <text:p>41 998109935</text:p>
          </table:table-cell>
          <table:table-cell table:style-name="ce1" office:value-type="float" office:value="41984665414" calcext:value-type="float">
            <text:p>41984665414</text:p>
          </table:table-cell>
          <table:table-cell table:style-name="ce1" table:formula="of:=LEFT([.E25];2)" office:value-type="string" office:string-value="41" calcext:value-type="string">
            <text:p>41</text:p>
          </table:table-cell>
          <table:table-cell table:style-name="ce1" table:formula="of:=RIGHT([.E25];9)" office:value-type="string" office:string-value="984665414" calcext:value-type="string">
            <text:p>984665414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H25];1)&gt;0;&quot;&quot;&quot;morning&quot;&quot;&quot;;&quot;null&quot;);&quot;null&quot;) &amp; &quot;,&quot; &amp;IFERROR(IF(SEARCH(&quot;Tarde&quot;;[.H25];1)&gt;0;&quot;&quot;&quot;afternoon&quot;&quot;&quot;;&quot;null&quot;);&quot;null&quot;) &amp; &quot;,&quot; &amp; IFERROR(IF(SEARCH(&quot;Noite&quot;;[.H25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J25];1)&gt;0;&quot;&quot;&quot;morning&quot;&quot;&quot;;&quot;null&quot;);&quot;null&quot;) &amp; &quot;,&quot; &amp;IFERROR(IF(SEARCH(&quot;Tarde&quot;;[.J25];1)&gt;0;&quot;&quot;&quot;afternoon&quot;&quot;&quot;;&quot;null&quot;);&quot;null&quot;) &amp; &quot;,&quot; &amp; IFERROR(IF(SEARCH(&quot;Noite&quot;;[.J25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L25];1)&gt;0;&quot;&quot;&quot;morning&quot;&quot;&quot;;&quot;null&quot;);&quot;null&quot;) &amp; &quot;,&quot; &amp;IFERROR(IF(SEARCH(&quot;Tarde&quot;;[.L25];1)&gt;0;&quot;&quot;&quot;afternoon&quot;&quot;&quot;;&quot;null&quot;);&quot;null&quot;) &amp; &quot;,&quot; &amp; IFERROR(IF(SEARCH(&quot;Noite&quot;;[.L25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N25];1)&gt;0;&quot;&quot;&quot;morning&quot;&quot;&quot;;&quot;null&quot;);&quot;null&quot;) &amp; &quot;,&quot; &amp;IFERROR(IF(SEARCH(&quot;Tarde&quot;;[.N25];1)&gt;0;&quot;&quot;&quot;afternoon&quot;&quot;&quot;;&quot;null&quot;);&quot;null&quot;) &amp; &quot;,&quot; &amp; IFERROR(IF(SEARCH(&quot;Noite&quot;;[.N25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P25];1)&gt;0;&quot;&quot;&quot;morning&quot;&quot;&quot;;&quot;null&quot;);&quot;null&quot;) &amp; &quot;,&quot; &amp;IFERROR(IF(SEARCH(&quot;Tarde&quot;;[.P25];1)&gt;0;&quot;&quot;&quot;afternoon&quot;&quot;&quot;;&quot;null&quot;);&quot;null&quot;) &amp; &quot;,&quot; &amp; IFERROR(IF(SEARCH(&quot;Noite&quot;;[.P25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R25];1)&gt;0;&quot;&quot;&quot;morning&quot;&quot;&quot;;&quot;null&quot;);&quot;null&quot;) &amp; &quot;,&quot; &amp;IFERROR(IF(SEARCH(&quot;Tarde&quot;;[.R25];1)&gt;0;&quot;&quot;&quot;afternoon&quot;&quot;&quot;;&quot;null&quot;);&quot;null&quot;) &amp; &quot;,&quot; &amp; IFERROR(IF(SEARCH(&quot;Noite&quot;;[.R25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T25];1)&gt;0;&quot;&quot;&quot;morning&quot;&quot;&quot;;&quot;null&quot;);&quot;null&quot;) &amp; &quot;,&quot; &amp;IFERROR(IF(SEARCH(&quot;Tarde&quot;;[.T25];1)&gt;0;&quot;&quot;&quot;afternoon&quot;&quot;&quot;;&quot;null&quot;);&quot;null&quot;) &amp; &quot;,&quot; &amp; IFERROR(IF(SEARCH(&quot;Noite&quot;;[.T25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Aux.de <text:s/>Limpeza</text:p>
          </table:table-cell>
          <table:table-cell table:style-name="ce5" table:formula="of:=[.V25]" office:value-type="string" office:string-value="Aux.de  Limpeza" calcext:value-type="string">
            <text:p>Aux.de <text:s/>Limpeza</text:p>
          </table:table-cell>
          <table:table-cell table:style-name="ce5" office:value-type="string" calcext:value-type="string">
            <text:p>Brasileira</text:p>
          </table:table-cell>
          <table:table-cell table:style-name="ce5" table:formula="of:=[.X25]" office:value-type="string" office:string-value="Brasileira" calcext:value-type="string">
            <text:p>Brasileira</text:p>
          </table:table-cell>
          <table:table-cell table:style-name="ce5" office:value-type="string" calcext:value-type="string">
            <text:p>Rio Verde</text:p>
          </table:table-cell>
          <table:table-cell table:style-name="ce5" table:formula="of:=[.Z25]" office:value-type="string" office:string-value="Rio Verde" calcext:value-type="string">
            <text:p>Rio Verde</text:p>
          </table:table-cell>
          <table:table-cell table:style-name="ce5" office:value-type="string" calcext:value-type="string">
            <text:p>clau.regina0101@gmail.com</text:p>
          </table:table-cell>
          <table:table-cell table:style-name="ce5" table:formula="of:=COM.MICROSOFT.CONCAT(&quot;alfred.&quot;;[.AB25])" office:value-type="string" office:string-value="alfred.clau.regina0101@gmail.com" calcext:value-type="string">
            <text:p>alfred.clau.regina0101@gmail.com</text:p>
          </table:table-cell>
          <table:table-cell table:style-name="ce5" office:value-type="string" calcext:value-type="string">
            <text:p>41 a 50 anos</text:p>
          </table:table-cell>
          <table:table-cell/>
          <table:table-cell table:style-name="ce5" office:value-type="string" calcext:value-type="string">
            <text:p>Ensino Fundamental Completo</text:p>
          </table:table-cell>
          <table:table-cell table:style-name="ce5" office:value-type="string" calcext:value-type="string">
            <text:p>De 2 anos a 5 anos</text:p>
          </table:table-cell>
          <table:table-cell table:formula="of:=[.AG25]" office:value-type="string" office:string-value="De 2 anos a 5 anos" calcext:value-type="string">
            <text:p>De 2 anos a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6T00:06:15.6" calcext:value-type="date">
            <text:p>3/26/2020 0:06:15</text:p>
          </table:table-cell>
          <table:table-cell table:style-name="ce5" office:value-type="string" calcext:value-type="string">
            <text:p>Ana Karoline dos Santos Marcelino</text:p>
          </table:table-cell>
          <table:table-cell table:style-name="ce5" table:formula="of:=PROPER([.B26])" office:value-type="string" office:string-value="Ana Karoline Dos Santos Marcelino" calcext:value-type="string">
            <text:p>Ana Karoline Dos Santos Marcelino</text:p>
          </table:table-cell>
          <table:table-cell table:style-name="ce1" office:value-type="float" office:value="41984665414" calcext:value-type="float">
            <text:p>41984665414</text:p>
          </table:table-cell>
          <table:table-cell table:style-name="ce1" office:value-type="float" office:value="41997260879" calcext:value-type="float">
            <text:p>41997260879</text:p>
          </table:table-cell>
          <table:table-cell table:style-name="ce1" table:formula="of:=LEFT([.E26];2)" office:value-type="string" office:string-value="41" calcext:value-type="string">
            <text:p>41</text:p>
          </table:table-cell>
          <table:table-cell table:style-name="ce1" table:formula="of:=RIGHT([.E26];9)" office:value-type="string" office:string-value="997260879" calcext:value-type="string">
            <text:p>997260879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H26];1)&gt;0;&quot;&quot;&quot;morning&quot;&quot;&quot;;&quot;null&quot;);&quot;null&quot;) &amp; &quot;,&quot; &amp;IFERROR(IF(SEARCH(&quot;Tarde&quot;;[.H26];1)&gt;0;&quot;&quot;&quot;afternoon&quot;&quot;&quot;;&quot;null&quot;);&quot;null&quot;) &amp; &quot;,&quot; &amp; IFERROR(IF(SEARCH(&quot;Noite&quot;;[.H26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J26];1)&gt;0;&quot;&quot;&quot;morning&quot;&quot;&quot;;&quot;null&quot;);&quot;null&quot;) &amp; &quot;,&quot; &amp;IFERROR(IF(SEARCH(&quot;Tarde&quot;;[.J26];1)&gt;0;&quot;&quot;&quot;afternoon&quot;&quot;&quot;;&quot;null&quot;);&quot;null&quot;) &amp; &quot;,&quot; &amp; IFERROR(IF(SEARCH(&quot;Noite&quot;;[.J26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L26];1)&gt;0;&quot;&quot;&quot;morning&quot;&quot;&quot;;&quot;null&quot;);&quot;null&quot;) &amp; &quot;,&quot; &amp;IFERROR(IF(SEARCH(&quot;Tarde&quot;;[.L26];1)&gt;0;&quot;&quot;&quot;afternoon&quot;&quot;&quot;;&quot;null&quot;);&quot;null&quot;) &amp; &quot;,&quot; &amp; IFERROR(IF(SEARCH(&quot;Noite&quot;;[.L26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N26];1)&gt;0;&quot;&quot;&quot;morning&quot;&quot;&quot;;&quot;null&quot;);&quot;null&quot;) &amp; &quot;,&quot; &amp;IFERROR(IF(SEARCH(&quot;Tarde&quot;;[.N26];1)&gt;0;&quot;&quot;&quot;afternoon&quot;&quot;&quot;;&quot;null&quot;);&quot;null&quot;) &amp; &quot;,&quot; &amp; IFERROR(IF(SEARCH(&quot;Noite&quot;;[.N26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P26];1)&gt;0;&quot;&quot;&quot;morning&quot;&quot;&quot;;&quot;null&quot;);&quot;null&quot;) &amp; &quot;,&quot; &amp;IFERROR(IF(SEARCH(&quot;Tarde&quot;;[.P26];1)&gt;0;&quot;&quot;&quot;afternoon&quot;&quot;&quot;;&quot;null&quot;);&quot;null&quot;) &amp; &quot;,&quot; &amp; IFERROR(IF(SEARCH(&quot;Noite&quot;;[.P26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26];1)&gt;0;&quot;&quot;&quot;morning&quot;&quot;&quot;;&quot;null&quot;);&quot;null&quot;) &amp; &quot;,&quot; &amp;IFERROR(IF(SEARCH(&quot;Tarde&quot;;[.R26];1)&gt;0;&quot;&quot;&quot;afternoon&quot;&quot;&quot;;&quot;null&quot;);&quot;null&quot;) &amp; &quot;,&quot; &amp; IFERROR(IF(SEARCH(&quot;Noite&quot;;[.R2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T26];1)&gt;0;&quot;&quot;&quot;morning&quot;&quot;&quot;;&quot;null&quot;);&quot;null&quot;) &amp; &quot;,&quot; &amp;IFERROR(IF(SEARCH(&quot;Tarde&quot;;[.T26];1)&gt;0;&quot;&quot;&quot;afternoon&quot;&quot;&quot;;&quot;null&quot;);&quot;null&quot;) &amp; &quot;,&quot; &amp; IFERROR(IF(SEARCH(&quot;Noite&quot;;[.T26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Barman</text:p>
          </table:table-cell>
          <table:table-cell table:style-name="ce5" table:formula="of:=[.V26]" office:value-type="string" office:string-value="Barman" calcext:value-type="string">
            <text:p>Barman</text:p>
          </table:table-cell>
          <table:table-cell table:style-name="ce5" office:value-type="string" calcext:value-type="string">
            <text:p>Bares, Bebidas e Smoothies</text:p>
          </table:table-cell>
          <table:table-cell table:style-name="ce5" table:formula="of:=[.X26]" office:value-type="string" office:string-value="Bares, Bebidas e Smoothies" calcext:value-type="string">
            <text:p>Bares, Bebidas e Smoothies</text:p>
          </table:table-cell>
          <table:table-cell table:style-name="ce5" office:value-type="string" calcext:value-type="string">
            <text:p>água verde </text:p>
          </table:table-cell>
          <table:table-cell table:style-name="ce5" table:formula="of:=[.Z26]" office:value-type="string" office:string-value="água verde " calcext:value-type="string">
            <text:p>água verde </text:p>
          </table:table-cell>
          <table:table-cell table:style-name="ce5" office:value-type="string" calcext:value-type="string">
            <text:p>kaaroldsm_2@outlook.com</text:p>
          </table:table-cell>
          <table:table-cell table:style-name="ce5" table:formula="of:=COM.MICROSOFT.CONCAT(&quot;alfred.&quot;;[.AB26])" office:value-type="string" office:string-value="alfred.kaaroldsm_2@outlook.com" calcext:value-type="string">
            <text:p>alfred.kaaroldsm_2@outlook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2 anos a 5 anos</text:p>
          </table:table-cell>
          <table:table-cell table:formula="of:=[.AG26]" office:value-type="string" office:string-value="De 2 anos a 5 anos" calcext:value-type="string">
            <text:p>De 2 anos a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6T00:35:48.58" calcext:value-type="date">
            <text:p>3/26/2020 0:35:48</text:p>
          </table:table-cell>
          <table:table-cell table:style-name="ce5" office:value-type="string" calcext:value-type="string">
            <text:p>Amanda Tavares</text:p>
          </table:table-cell>
          <table:table-cell table:style-name="ce5" table:formula="of:=PROPER([.B27])" office:value-type="string" office:string-value="Amanda Tavares" calcext:value-type="string">
            <text:p>Amanda Tavares</text:p>
          </table:table-cell>
          <table:table-cell table:style-name="ce1" office:value-type="float" office:value="41997260879" calcext:value-type="float">
            <text:p>41997260879</text:p>
          </table:table-cell>
          <table:table-cell table:style-name="ce1" office:value-type="float" office:value="41998579157" calcext:value-type="float">
            <text:p>41998579157</text:p>
          </table:table-cell>
          <table:table-cell table:style-name="ce1" table:formula="of:=LEFT([.E27];2)" office:value-type="string" office:string-value="41" calcext:value-type="string">
            <text:p>41</text:p>
          </table:table-cell>
          <table:table-cell table:style-name="ce1" table:formula="of:=RIGHT([.E27];9)" office:value-type="string" office:string-value="998579157" calcext:value-type="string">
            <text:p>998579157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H27];1)&gt;0;&quot;&quot;&quot;morning&quot;&quot;&quot;;&quot;null&quot;);&quot;null&quot;) &amp; &quot;,&quot; &amp;IFERROR(IF(SEARCH(&quot;Tarde&quot;;[.H27];1)&gt;0;&quot;&quot;&quot;afternoon&quot;&quot;&quot;;&quot;null&quot;);&quot;null&quot;) &amp; &quot;,&quot; &amp; IFERROR(IF(SEARCH(&quot;Noite&quot;;[.H27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J27];1)&gt;0;&quot;&quot;&quot;morning&quot;&quot;&quot;;&quot;null&quot;);&quot;null&quot;) &amp; &quot;,&quot; &amp;IFERROR(IF(SEARCH(&quot;Tarde&quot;;[.J27];1)&gt;0;&quot;&quot;&quot;afternoon&quot;&quot;&quot;;&quot;null&quot;);&quot;null&quot;) &amp; &quot;,&quot; &amp; IFERROR(IF(SEARCH(&quot;Noite&quot;;[.J27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L27];1)&gt;0;&quot;&quot;&quot;morning&quot;&quot;&quot;;&quot;null&quot;);&quot;null&quot;) &amp; &quot;,&quot; &amp;IFERROR(IF(SEARCH(&quot;Tarde&quot;;[.L27];1)&gt;0;&quot;&quot;&quot;afternoon&quot;&quot;&quot;;&quot;null&quot;);&quot;null&quot;) &amp; &quot;,&quot; &amp; IFERROR(IF(SEARCH(&quot;Noite&quot;;[.L27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N27];1)&gt;0;&quot;&quot;&quot;morning&quot;&quot;&quot;;&quot;null&quot;);&quot;null&quot;) &amp; &quot;,&quot; &amp;IFERROR(IF(SEARCH(&quot;Tarde&quot;;[.N27];1)&gt;0;&quot;&quot;&quot;afternoon&quot;&quot;&quot;;&quot;null&quot;);&quot;null&quot;) &amp; &quot;,&quot; &amp; IFERROR(IF(SEARCH(&quot;Noite&quot;;[.N27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P27];1)&gt;0;&quot;&quot;&quot;morning&quot;&quot;&quot;;&quot;null&quot;);&quot;null&quot;) &amp; &quot;,&quot; &amp;IFERROR(IF(SEARCH(&quot;Tarde&quot;;[.P27];1)&gt;0;&quot;&quot;&quot;afternoon&quot;&quot;&quot;;&quot;null&quot;);&quot;null&quot;) &amp; &quot;,&quot; &amp; IFERROR(IF(SEARCH(&quot;Noite&quot;;[.P27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R27];1)&gt;0;&quot;&quot;&quot;morning&quot;&quot;&quot;;&quot;null&quot;);&quot;null&quot;) &amp; &quot;,&quot; &amp;IFERROR(IF(SEARCH(&quot;Tarde&quot;;[.R27];1)&gt;0;&quot;&quot;&quot;afternoon&quot;&quot;&quot;;&quot;null&quot;);&quot;null&quot;) &amp; &quot;,&quot; &amp; IFERROR(IF(SEARCH(&quot;Noite&quot;;[.R27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T27];1)&gt;0;&quot;&quot;&quot;morning&quot;&quot;&quot;;&quot;null&quot;);&quot;null&quot;) &amp; &quot;,&quot; &amp;IFERROR(IF(SEARCH(&quot;Tarde&quot;;[.T27];1)&gt;0;&quot;&quot;&quot;afternoon&quot;&quot;&quot;;&quot;null&quot;);&quot;null&quot;) &amp; &quot;,&quot; &amp; IFERROR(IF(SEARCH(&quot;Noite&quot;;[.T27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Atendente de balcão</text:p>
          </table:table-cell>
          <table:table-cell table:style-name="ce5" table:formula="of:=[.V27]" office:value-type="string" office:string-value="Atendente de balcão" calcext:value-type="string">
            <text:p>Atendente de balcão</text:p>
          </table:table-cell>
          <table:table-cell table:style-name="ce5" office:value-type="string" calcext:value-type="string">
            <text:p>Fast-food</text:p>
          </table:table-cell>
          <table:table-cell table:style-name="ce5" table:formula="of:=[.X27]" office:value-type="string" office:string-value="Fast-food" calcext:value-type="string">
            <text:p>Fast-food</text:p>
          </table:table-cell>
          <table:table-cell table:style-name="ce5" office:value-type="string" calcext:value-type="string">
            <text:p>São Gabriel-Colombo</text:p>
          </table:table-cell>
          <table:table-cell table:style-name="ce5" table:formula="of:=[.Z27]" office:value-type="string" office:string-value="São Gabriel-Colombo" calcext:value-type="string">
            <text:p>São Gabriel-Colombo</text:p>
          </table:table-cell>
          <table:table-cell table:style-name="ce5" office:value-type="string" calcext:value-type="string">
            <text:p>karolinyamanda32@gmail.com</text:p>
          </table:table-cell>
          <table:table-cell table:style-name="ce5" table:formula="of:=COM.MICROSOFT.CONCAT(&quot;alfred.&quot;;[.AB27])" office:value-type="string" office:string-value="alfred.karolinyamanda32@gmail.com" calcext:value-type="string">
            <text:p>alfred.karolinyamanda32@gmail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2 anos a 5 anos</text:p>
          </table:table-cell>
          <table:table-cell table:formula="of:=[.AG27]" office:value-type="string" office:string-value="De 2 anos a 5 anos" calcext:value-type="string">
            <text:p>De 2 anos a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6T05:38:16.28" calcext:value-type="date">
            <text:p>3/26/2020 5:38:16</text:p>
          </table:table-cell>
          <table:table-cell table:style-name="ce5" office:value-type="string" calcext:value-type="string">
            <text:p>Diogo S Oliveira</text:p>
          </table:table-cell>
          <table:table-cell table:style-name="ce5" table:formula="of:=PROPER([.B28])" office:value-type="string" office:string-value="Diogo S Oliveira" calcext:value-type="string">
            <text:p>Diogo S Oliveira</text:p>
          </table:table-cell>
          <table:table-cell table:style-name="ce1" office:value-type="float" office:value="41998579157" calcext:value-type="float">
            <text:p>41998579157</text:p>
          </table:table-cell>
          <table:table-cell table:style-name="ce1" office:value-type="float" office:value="41998643496" calcext:value-type="float">
            <text:p>41998643496</text:p>
          </table:table-cell>
          <table:table-cell table:style-name="ce1" table:formula="of:=LEFT([.E28];2)" office:value-type="string" office:string-value="41" calcext:value-type="string">
            <text:p>41</text:p>
          </table:table-cell>
          <table:table-cell table:style-name="ce1" table:formula="of:=RIGHT([.E28];9)" office:value-type="string" office:string-value="998643496" calcext:value-type="string">
            <text:p>998643496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28];1)&gt;0;&quot;&quot;&quot;morning&quot;&quot;&quot;;&quot;null&quot;);&quot;null&quot;) &amp; &quot;,&quot; &amp;IFERROR(IF(SEARCH(&quot;Tarde&quot;;[.H28];1)&gt;0;&quot;&quot;&quot;afternoon&quot;&quot;&quot;;&quot;null&quot;);&quot;null&quot;) &amp; &quot;,&quot; &amp; IFERROR(IF(SEARCH(&quot;Noite&quot;;[.H2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28];1)&gt;0;&quot;&quot;&quot;morning&quot;&quot;&quot;;&quot;null&quot;);&quot;null&quot;) &amp; &quot;,&quot; &amp;IFERROR(IF(SEARCH(&quot;Tarde&quot;;[.J28];1)&gt;0;&quot;&quot;&quot;afternoon&quot;&quot;&quot;;&quot;null&quot;);&quot;null&quot;) &amp; &quot;,&quot; &amp; IFERROR(IF(SEARCH(&quot;Noite&quot;;[.J2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28];1)&gt;0;&quot;&quot;&quot;morning&quot;&quot;&quot;;&quot;null&quot;);&quot;null&quot;) &amp; &quot;,&quot; &amp;IFERROR(IF(SEARCH(&quot;Tarde&quot;;[.L28];1)&gt;0;&quot;&quot;&quot;afternoon&quot;&quot;&quot;;&quot;null&quot;);&quot;null&quot;) &amp; &quot;,&quot; &amp; IFERROR(IF(SEARCH(&quot;Noite&quot;;[.L2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28];1)&gt;0;&quot;&quot;&quot;morning&quot;&quot;&quot;;&quot;null&quot;);&quot;null&quot;) &amp; &quot;,&quot; &amp;IFERROR(IF(SEARCH(&quot;Tarde&quot;;[.N28];1)&gt;0;&quot;&quot;&quot;afternoon&quot;&quot;&quot;;&quot;null&quot;);&quot;null&quot;) &amp; &quot;,&quot; &amp; IFERROR(IF(SEARCH(&quot;Noite&quot;;[.N2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P28];1)&gt;0;&quot;&quot;&quot;morning&quot;&quot;&quot;;&quot;null&quot;);&quot;null&quot;) &amp; &quot;,&quot; &amp;IFERROR(IF(SEARCH(&quot;Tarde&quot;;[.P28];1)&gt;0;&quot;&quot;&quot;afternoon&quot;&quot;&quot;;&quot;null&quot;);&quot;null&quot;) &amp; &quot;,&quot; &amp; IFERROR(IF(SEARCH(&quot;Noite&quot;;[.P28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R28];1)&gt;0;&quot;&quot;&quot;morning&quot;&quot;&quot;;&quot;null&quot;);&quot;null&quot;) &amp; &quot;,&quot; &amp;IFERROR(IF(SEARCH(&quot;Tarde&quot;;[.R28];1)&gt;0;&quot;&quot;&quot;afternoon&quot;&quot;&quot;;&quot;null&quot;);&quot;null&quot;) &amp; &quot;,&quot; &amp; IFERROR(IF(SEARCH(&quot;Noite&quot;;[.R28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T28];1)&gt;0;&quot;&quot;&quot;morning&quot;&quot;&quot;;&quot;null&quot;);&quot;null&quot;) &amp; &quot;,&quot; &amp;IFERROR(IF(SEARCH(&quot;Tarde&quot;;[.T28];1)&gt;0;&quot;&quot;&quot;afternoon&quot;&quot;&quot;;&quot;null&quot;);&quot;null&quot;) &amp; &quot;,&quot; &amp; IFERROR(IF(SEARCH(&quot;Noite&quot;;[.T28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Aux. de Cozinha, Cozinheiro (a)</text:p>
          </table:table-cell>
          <table:table-cell table:style-name="ce5" table:formula="of:=[.V28]" office:value-type="string" office:string-value="Aux. de Cozinha, Cozinheiro (a)" calcext:value-type="string">
            <text:p>Aux. de Cozinha, Cozinheiro (a)</text:p>
          </table:table-cell>
          <table:table-cell table:style-name="ce5" office:value-type="string" calcext:value-type="string">
            <text:p>Árabe, Asiática, Brasileira, Buffet &amp; Rodízios, Italiana</text:p>
          </table:table-cell>
          <table:table-cell table:style-name="ce5" table:formula="of:=[.X28]" office:value-type="string" office:string-value="Árabe, Asiática, Brasileira, Buffet &amp; Rodízios, Italiana" calcext:value-type="string">
            <text:p>Árabe, Asiática, Brasileira, Buffet &amp; Rodízios, Italiana</text:p>
          </table:table-cell>
          <table:table-cell table:style-name="ce5" office:value-type="string" calcext:value-type="string">
            <text:p>Boa Vista</text:p>
          </table:table-cell>
          <table:table-cell table:style-name="ce5" table:formula="of:=[.Z28]" office:value-type="string" office:string-value="Boa Vista" calcext:value-type="string">
            <text:p>Boa Vista</text:p>
          </table:table-cell>
          <table:table-cell table:style-name="ce5" office:value-type="string" calcext:value-type="string">
            <text:p>diogooliveira1@hotmail.com</text:p>
          </table:table-cell>
          <table:table-cell table:style-name="ce5" table:formula="of:=COM.MICROSOFT.CONCAT(&quot;alfred.&quot;;[.AB28])" office:value-type="string" office:string-value="alfred.diogooliveira1@hotmail.com" calcext:value-type="string">
            <text:p>alfred.diogooliveira1@hot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Superior Completo</text:p>
          </table:table-cell>
          <table:table-cell table:style-name="ce5" office:value-type="string" calcext:value-type="string">
            <text:p>De 2 anos a 5 anos</text:p>
          </table:table-cell>
          <table:table-cell table:formula="of:=[.AG28]" office:value-type="string" office:string-value="De 2 anos a 5 anos" calcext:value-type="string">
            <text:p>De 2 anos a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7T12:46:09.66" calcext:value-type="date">
            <text:p>3/27/2020 12:46:09</text:p>
          </table:table-cell>
          <table:table-cell table:style-name="ce5" office:value-type="string" calcext:value-type="string">
            <text:p>Sandro Costa</text:p>
          </table:table-cell>
          <table:table-cell table:style-name="ce5" table:formula="of:=PROPER([.B29])" office:value-type="string" office:string-value="Sandro Costa" calcext:value-type="string">
            <text:p>Sandro Costa</text:p>
          </table:table-cell>
          <table:table-cell table:style-name="ce1" office:value-type="string" calcext:value-type="string">
            <text:p>4199864-3496</text:p>
          </table:table-cell>
          <table:table-cell table:style-name="ce1" office:value-type="float" office:value="41997616614" calcext:value-type="float">
            <text:p>41997616614</text:p>
          </table:table-cell>
          <table:table-cell table:style-name="ce1" table:formula="of:=LEFT([.E29];2)" office:value-type="string" office:string-value="41" calcext:value-type="string">
            <text:p>41</text:p>
          </table:table-cell>
          <table:table-cell table:style-name="ce1" table:formula="of:=RIGHT([.E29];9)" office:value-type="string" office:string-value="997616614" calcext:value-type="string">
            <text:p>997616614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29];1)&gt;0;&quot;&quot;&quot;morning&quot;&quot;&quot;;&quot;null&quot;);&quot;null&quot;) &amp; &quot;,&quot; &amp;IFERROR(IF(SEARCH(&quot;Tarde&quot;;[.H29];1)&gt;0;&quot;&quot;&quot;afternoon&quot;&quot;&quot;;&quot;null&quot;);&quot;null&quot;) &amp; &quot;,&quot; &amp; IFERROR(IF(SEARCH(&quot;Noite&quot;;[.H2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29];1)&gt;0;&quot;&quot;&quot;morning&quot;&quot;&quot;;&quot;null&quot;);&quot;null&quot;) &amp; &quot;,&quot; &amp;IFERROR(IF(SEARCH(&quot;Tarde&quot;;[.J29];1)&gt;0;&quot;&quot;&quot;afternoon&quot;&quot;&quot;;&quot;null&quot;);&quot;null&quot;) &amp; &quot;,&quot; &amp; IFERROR(IF(SEARCH(&quot;Noite&quot;;[.J2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29];1)&gt;0;&quot;&quot;&quot;morning&quot;&quot;&quot;;&quot;null&quot;);&quot;null&quot;) &amp; &quot;,&quot; &amp;IFERROR(IF(SEARCH(&quot;Tarde&quot;;[.L29];1)&gt;0;&quot;&quot;&quot;afternoon&quot;&quot;&quot;;&quot;null&quot;);&quot;null&quot;) &amp; &quot;,&quot; &amp; IFERROR(IF(SEARCH(&quot;Noite&quot;;[.L2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29];1)&gt;0;&quot;&quot;&quot;morning&quot;&quot;&quot;;&quot;null&quot;);&quot;null&quot;) &amp; &quot;,&quot; &amp;IFERROR(IF(SEARCH(&quot;Tarde&quot;;[.N29];1)&gt;0;&quot;&quot;&quot;afternoon&quot;&quot;&quot;;&quot;null&quot;);&quot;null&quot;) &amp; &quot;,&quot; &amp; IFERROR(IF(SEARCH(&quot;Noite&quot;;[.N2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29];1)&gt;0;&quot;&quot;&quot;morning&quot;&quot;&quot;;&quot;null&quot;);&quot;null&quot;) &amp; &quot;,&quot; &amp;IFERROR(IF(SEARCH(&quot;Tarde&quot;;[.P29];1)&gt;0;&quot;&quot;&quot;afternoon&quot;&quot;&quot;;&quot;null&quot;);&quot;null&quot;) &amp; &quot;,&quot; &amp; IFERROR(IF(SEARCH(&quot;Noite&quot;;[.P2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29];1)&gt;0;&quot;&quot;&quot;morning&quot;&quot;&quot;;&quot;null&quot;);&quot;null&quot;) &amp; &quot;,&quot; &amp;IFERROR(IF(SEARCH(&quot;Tarde&quot;;[.R29];1)&gt;0;&quot;&quot;&quot;afternoon&quot;&quot;&quot;;&quot;null&quot;);&quot;null&quot;) &amp; &quot;,&quot; &amp; IFERROR(IF(SEARCH(&quot;Noite&quot;;[.R2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29];1)&gt;0;&quot;&quot;&quot;morning&quot;&quot;&quot;;&quot;null&quot;);&quot;null&quot;) &amp; &quot;,&quot; &amp;IFERROR(IF(SEARCH(&quot;Tarde&quot;;[.T29];1)&gt;0;&quot;&quot;&quot;afternoon&quot;&quot;&quot;;&quot;null&quot;);&quot;null&quot;) &amp; &quot;,&quot; &amp; IFERROR(IF(SEARCH(&quot;Noite&quot;;[.T2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tendente de balcão, Barman</text:p>
          </table:table-cell>
          <table:table-cell table:style-name="ce5" table:formula="of:=[.V29]" office:value-type="string" office:string-value="Atendente de balcão, Barman" calcext:value-type="string">
            <text:p>Atendente de balcão, Barman</text:p>
          </table:table-cell>
          <table:table-cell table:style-name="ce5" office:value-type="string" calcext:value-type="string">
            <text:p>Bares</text:p>
          </table:table-cell>
          <table:table-cell table:style-name="ce5" table:formula="of:=[.X29]" office:value-type="string" office:string-value="Bares" calcext:value-type="string">
            <text:p>Bares</text:p>
          </table:table-cell>
          <table:table-cell table:style-name="ce5" office:value-type="string" calcext:value-type="string">
            <text:p>Água verde/Batel</text:p>
          </table:table-cell>
          <table:table-cell table:style-name="ce5" table:formula="of:=[.Z29]" office:value-type="string" office:string-value="Água verde/Batel" calcext:value-type="string">
            <text:p>Água verde/Batel</text:p>
          </table:table-cell>
          <table:table-cell table:style-name="ce5" office:value-type="string" calcext:value-type="string">
            <text:p>csandro40@gmail.com</text:p>
          </table:table-cell>
          <table:table-cell table:style-name="ce5" table:formula="of:=COM.MICROSOFT.CONCAT(&quot;alfred.&quot;;[.AB29])" office:value-type="string" office:string-value="alfred.csandro40@gmail.com" calcext:value-type="string">
            <text:p>alfred.csandro40@g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2 anos a 5 anos</text:p>
          </table:table-cell>
          <table:table-cell table:formula="of:=[.AG29]" office:value-type="string" office:string-value="De 2 anos a 5 anos" calcext:value-type="string">
            <text:p>De 2 anos a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30T10:49:04.11" calcext:value-type="date">
            <text:p>3/30/2020 10:49:04</text:p>
          </table:table-cell>
          <table:table-cell table:style-name="ce5" office:value-type="string" calcext:value-type="string">
            <text:p>Mayara Cristina Teste</text:p>
          </table:table-cell>
          <table:table-cell table:style-name="ce5" table:formula="of:=PROPER([.B30])" office:value-type="string" office:string-value="Mayara Cristina Teste" calcext:value-type="string">
            <text:p>Mayara Cristina Teste</text:p>
          </table:table-cell>
          <table:table-cell table:style-name="ce1" office:value-type="string" calcext:value-type="string">
            <text:p>(41)997616614</text:p>
          </table:table-cell>
          <table:table-cell table:style-name="ce1" office:value-type="float" office:value="41995172304" calcext:value-type="float">
            <text:p>41995172304</text:p>
          </table:table-cell>
          <table:table-cell table:style-name="ce1" table:formula="of:=LEFT([.E30];2)" office:value-type="string" office:string-value="41" calcext:value-type="string">
            <text:p>41</text:p>
          </table:table-cell>
          <table:table-cell table:style-name="ce1" table:formula="of:=RIGHT([.E30];9)" office:value-type="string" office:string-value="995172304" calcext:value-type="string">
            <text:p>995172304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30];1)&gt;0;&quot;&quot;&quot;morning&quot;&quot;&quot;;&quot;null&quot;);&quot;null&quot;) &amp; &quot;,&quot; &amp;IFERROR(IF(SEARCH(&quot;Tarde&quot;;[.H30];1)&gt;0;&quot;&quot;&quot;afternoon&quot;&quot;&quot;;&quot;null&quot;);&quot;null&quot;) &amp; &quot;,&quot; &amp; IFERROR(IF(SEARCH(&quot;Noite&quot;;[.H3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30];1)&gt;0;&quot;&quot;&quot;morning&quot;&quot;&quot;;&quot;null&quot;);&quot;null&quot;) &amp; &quot;,&quot; &amp;IFERROR(IF(SEARCH(&quot;Tarde&quot;;[.J30];1)&gt;0;&quot;&quot;&quot;afternoon&quot;&quot;&quot;;&quot;null&quot;);&quot;null&quot;) &amp; &quot;,&quot; &amp; IFERROR(IF(SEARCH(&quot;Noite&quot;;[.J3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30];1)&gt;0;&quot;&quot;&quot;morning&quot;&quot;&quot;;&quot;null&quot;);&quot;null&quot;) &amp; &quot;,&quot; &amp;IFERROR(IF(SEARCH(&quot;Tarde&quot;;[.L30];1)&gt;0;&quot;&quot;&quot;afternoon&quot;&quot;&quot;;&quot;null&quot;);&quot;null&quot;) &amp; &quot;,&quot; &amp; IFERROR(IF(SEARCH(&quot;Noite&quot;;[.L3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30];1)&gt;0;&quot;&quot;&quot;morning&quot;&quot;&quot;;&quot;null&quot;);&quot;null&quot;) &amp; &quot;,&quot; &amp;IFERROR(IF(SEARCH(&quot;Tarde&quot;;[.N30];1)&gt;0;&quot;&quot;&quot;afternoon&quot;&quot;&quot;;&quot;null&quot;);&quot;null&quot;) &amp; &quot;,&quot; &amp; IFERROR(IF(SEARCH(&quot;Noite&quot;;[.N3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30];1)&gt;0;&quot;&quot;&quot;morning&quot;&quot;&quot;;&quot;null&quot;);&quot;null&quot;) &amp; &quot;,&quot; &amp;IFERROR(IF(SEARCH(&quot;Tarde&quot;;[.P30];1)&gt;0;&quot;&quot;&quot;afternoon&quot;&quot;&quot;;&quot;null&quot;);&quot;null&quot;) &amp; &quot;,&quot; &amp; IFERROR(IF(SEARCH(&quot;Noite&quot;;[.P3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30];1)&gt;0;&quot;&quot;&quot;morning&quot;&quot;&quot;;&quot;null&quot;);&quot;null&quot;) &amp; &quot;,&quot; &amp;IFERROR(IF(SEARCH(&quot;Tarde&quot;;[.R30];1)&gt;0;&quot;&quot;&quot;afternoon&quot;&quot;&quot;;&quot;null&quot;);&quot;null&quot;) &amp; &quot;,&quot; &amp; IFERROR(IF(SEARCH(&quot;Noite&quot;;[.R3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30];1)&gt;0;&quot;&quot;&quot;morning&quot;&quot;&quot;;&quot;null&quot;);&quot;null&quot;) &amp; &quot;,&quot; &amp;IFERROR(IF(SEARCH(&quot;Tarde&quot;;[.T30];1)&gt;0;&quot;&quot;&quot;afternoon&quot;&quot;&quot;;&quot;null&quot;);&quot;null&quot;) &amp; &quot;,&quot; &amp; IFERROR(IF(SEARCH(&quot;Noite&quot;;[.T3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ux. de Cozinha, Cozinheiro (a), Chapeiro</text:p>
          </table:table-cell>
          <table:table-cell table:style-name="ce5" table:formula="of:=[.V30]" office:value-type="string" office:string-value="Aux. de Cozinha, Cozinheiro (a), Chapeiro" calcext:value-type="string">
            <text:p>Aux. de Cozinha, Cozinheiro (a), Chapeiro</text:p>
          </table:table-cell>
          <table:table-cell table:style-name="ce5" office:value-type="string" calcext:value-type="string">
            <text:p>Bares, Brasileira, Buffet &amp; Rodízios, Fast-food, Italiana, Lanchonete &amp; Cafés (salgados, pastéis, sanduiches e doces ), Padaria e Confeitarias, Pizza</text:p>
          </table:table-cell>
          <table:table-cell table:style-name="ce5" table:formula="of:=[.X30]" office:value-type="string" office:string-value="Bares, Brasileira, Buffet &amp; Rodízios, Fast-food, Italiana, Lanchonete &amp; Cafés (salgados, pastéis, sanduiches e doces ), Padaria e Confeitarias, Pizza" calcext:value-type="string">
            <text:p>Bares, Brasileira, Buffet &amp; Rodízios, Fast-food, Italiana, Lanchonete &amp; Cafés (salgados, pastéis, sanduiches e doces ), Padaria e Confeitarias, Pizza</text:p>
          </table:table-cell>
          <table:table-cell table:style-name="ce5" office:value-type="string" calcext:value-type="string">
            <text:p>Abranches</text:p>
          </table:table-cell>
          <table:table-cell table:style-name="ce5" table:formula="of:=[.Z30]" office:value-type="string" office:string-value="Abranches" calcext:value-type="string">
            <text:p>Abranches</text:p>
          </table:table-cell>
          <table:table-cell table:style-name="ce5" office:value-type="string" calcext:value-type="string">
            <text:p>mayaracristinateste@gmail.com</text:p>
          </table:table-cell>
          <table:table-cell table:style-name="ce5" table:formula="of:=COM.MICROSOFT.CONCAT(&quot;alfred.&quot;;[.AB30])" office:value-type="string" office:string-value="alfred.mayaracristinateste@gmail.com" calcext:value-type="string">
            <text:p>alfred.mayaracristinateste@g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Superior Completo</text:p>
          </table:table-cell>
          <table:table-cell table:style-name="ce5" office:value-type="string" calcext:value-type="string">
            <text:p>De 2 anos a 5 anos</text:p>
          </table:table-cell>
          <table:table-cell table:formula="of:=[.AG30]" office:value-type="string" office:string-value="De 2 anos a 5 anos" calcext:value-type="string">
            <text:p>De 2 anos a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7T19:17:54.96" calcext:value-type="date">
            <text:p>4/7/2020 19:17:54</text:p>
          </table:table-cell>
          <table:table-cell table:style-name="ce5" office:value-type="string" calcext:value-type="string">
            <text:p>Josilaine Gonçalves Lemos </text:p>
          </table:table-cell>
          <table:table-cell table:style-name="ce5" table:formula="of:=PROPER([.B31])" office:value-type="string" office:string-value="Josilaine Gonçalves Lemos " calcext:value-type="string">
            <text:p>Josilaine Gonçalves Lemos </text:p>
          </table:table-cell>
          <table:table-cell table:style-name="ce1" office:value-type="float" office:value="41995172304" calcext:value-type="float">
            <text:p>41995172304</text:p>
          </table:table-cell>
          <table:table-cell table:style-name="ce1" office:value-type="float" office:value="41997469332" calcext:value-type="float">
            <text:p>41997469332</text:p>
          </table:table-cell>
          <table:table-cell table:style-name="ce1" table:formula="of:=LEFT([.E31];2)" office:value-type="string" office:string-value="41" calcext:value-type="string">
            <text:p>41</text:p>
          </table:table-cell>
          <table:table-cell table:style-name="ce1" table:formula="of:=RIGHT([.E31];9)" office:value-type="string" office:string-value="997469332" calcext:value-type="string">
            <text:p>997469332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H31];1)&gt;0;&quot;&quot;&quot;morning&quot;&quot;&quot;;&quot;null&quot;);&quot;null&quot;) &amp; &quot;,&quot; &amp;IFERROR(IF(SEARCH(&quot;Tarde&quot;;[.H31];1)&gt;0;&quot;&quot;&quot;afternoon&quot;&quot;&quot;;&quot;null&quot;);&quot;null&quot;) &amp; &quot;,&quot; &amp; IFERROR(IF(SEARCH(&quot;Noite&quot;;[.H31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J31];1)&gt;0;&quot;&quot;&quot;morning&quot;&quot;&quot;;&quot;null&quot;);&quot;null&quot;) &amp; &quot;,&quot; &amp;IFERROR(IF(SEARCH(&quot;Tarde&quot;;[.J31];1)&gt;0;&quot;&quot;&quot;afternoon&quot;&quot;&quot;;&quot;null&quot;);&quot;null&quot;) &amp; &quot;,&quot; &amp; IFERROR(IF(SEARCH(&quot;Noite&quot;;[.J31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L31];1)&gt;0;&quot;&quot;&quot;morning&quot;&quot;&quot;;&quot;null&quot;);&quot;null&quot;) &amp; &quot;,&quot; &amp;IFERROR(IF(SEARCH(&quot;Tarde&quot;;[.L31];1)&gt;0;&quot;&quot;&quot;afternoon&quot;&quot;&quot;;&quot;null&quot;);&quot;null&quot;) &amp; &quot;,&quot; &amp; IFERROR(IF(SEARCH(&quot;Noite&quot;;[.L31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N31];1)&gt;0;&quot;&quot;&quot;morning&quot;&quot;&quot;;&quot;null&quot;);&quot;null&quot;) &amp; &quot;,&quot; &amp;IFERROR(IF(SEARCH(&quot;Tarde&quot;;[.N31];1)&gt;0;&quot;&quot;&quot;afternoon&quot;&quot;&quot;;&quot;null&quot;);&quot;null&quot;) &amp; &quot;,&quot; &amp; IFERROR(IF(SEARCH(&quot;Noite&quot;;[.N31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P31];1)&gt;0;&quot;&quot;&quot;morning&quot;&quot;&quot;;&quot;null&quot;);&quot;null&quot;) &amp; &quot;,&quot; &amp;IFERROR(IF(SEARCH(&quot;Tarde&quot;;[.P31];1)&gt;0;&quot;&quot;&quot;afternoon&quot;&quot;&quot;;&quot;null&quot;);&quot;null&quot;) &amp; &quot;,&quot; &amp; IFERROR(IF(SEARCH(&quot;Noite&quot;;[.P31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R31];1)&gt;0;&quot;&quot;&quot;morning&quot;&quot;&quot;;&quot;null&quot;);&quot;null&quot;) &amp; &quot;,&quot; &amp;IFERROR(IF(SEARCH(&quot;Tarde&quot;;[.R31];1)&gt;0;&quot;&quot;&quot;afternoon&quot;&quot;&quot;;&quot;null&quot;);&quot;null&quot;) &amp; &quot;,&quot; &amp; IFERROR(IF(SEARCH(&quot;Noite&quot;;[.R31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31];1)&gt;0;&quot;&quot;&quot;morning&quot;&quot;&quot;;&quot;null&quot;);&quot;null&quot;) &amp; &quot;,&quot; &amp;IFERROR(IF(SEARCH(&quot;Tarde&quot;;[.T31];1)&gt;0;&quot;&quot;&quot;afternoon&quot;&quot;&quot;;&quot;null&quot;);&quot;null&quot;) &amp; &quot;,&quot; &amp; IFERROR(IF(SEARCH(&quot;Noite&quot;;[.T3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tendente de balcão, Caixa, Motoboy</text:p>
          </table:table-cell>
          <table:table-cell table:style-name="ce5" table:formula="of:=[.V31]" office:value-type="string" office:string-value="Atendente de balcão, Caixa, Motoboy" calcext:value-type="string">
            <text:p>Atendente de balcão, Caixa, Motoboy</text:p>
          </table:table-cell>
          <table:table-cell table:style-name="ce5" office:value-type="string" calcext:value-type="string">
            <text:p>Bares, Brasileira, Buffet &amp; Rodízios, Carnes &amp; Churrascaria, Chinesa, Fast-food, Frutos do Mar, Japonesa, Lanchonete &amp; Cafés (salgados, pastéis, sanduiches e doces ), Padaria e Confeitarias, Pizza, Sorveteria</text:p>
          </table:table-cell>
          <table:table-cell table:style-name="ce5" table:formula="of:=[.X31]" office:value-type="string" office:string-value="Bares, Brasileira, Buffet &amp; Rodízios, Carnes &amp; Churrascaria, Chinesa, Fast-food, Frutos do Mar, Japonesa, Lanchonete &amp; Cafés (salgados, pastéis, sanduiches e doces ), Padaria e Confeitarias, Pizza, Sorveteria" calcext:value-type="string">
            <text:p>Bares, Brasileira, Buffet &amp; Rodízios, Carnes &amp; Churrascaria, Chinesa, Fast-food, Frutos do Mar, Japonesa, Lanchonete &amp; Cafés (salgados, pastéis, sanduiches e doces ), Padaria e Confeitarias, Pizza, Sorveteria</text:p>
          </table:table-cell>
          <table:table-cell table:style-name="ce5" office:value-type="string" calcext:value-type="string">
            <text:p>Cajuru </text:p>
          </table:table-cell>
          <table:table-cell table:style-name="ce5" table:formula="of:=[.Z31]" office:value-type="string" office:string-value="Cajuru " calcext:value-type="string">
            <text:p>Cajuru </text:p>
          </table:table-cell>
          <table:table-cell table:style-name="ce5" office:value-type="string" calcext:value-type="string">
            <text:p>josilaine.goncalves@gmail.com</text:p>
          </table:table-cell>
          <table:table-cell table:style-name="ce5" table:formula="of:=COM.MICROSOFT.CONCAT(&quot;alfred.&quot;;[.AB31])" office:value-type="string" office:string-value="alfred.josilaine.goncalves@gmail.com" calcext:value-type="string">
            <text:p>alfred.josilaine.goncalves@gmail.com</text:p>
          </table:table-cell>
          <table:table-cell table:style-name="ce5" office:value-type="string" calcext:value-type="string">
            <text:p>26 a 3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2 anos a 5 anos</text:p>
          </table:table-cell>
          <table:table-cell table:formula="of:=[.AG31]" office:value-type="string" office:string-value="De 2 anos a 5 anos" calcext:value-type="string">
            <text:p>De 2 anos a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8T22:11:58.76" calcext:value-type="date">
            <text:p>4/8/2020 22:11:58</text:p>
          </table:table-cell>
          <table:table-cell table:style-name="ce5" office:value-type="string" calcext:value-type="string">
            <text:p>Josilene Bezerra da Silva </text:p>
          </table:table-cell>
          <table:table-cell table:style-name="ce5" table:formula="of:=PROPER([.B32])" office:value-type="string" office:string-value="Josilene Bezerra Da Silva " calcext:value-type="string">
            <text:p>Josilene Bezerra Da Silva </text:p>
          </table:table-cell>
          <table:table-cell table:style-name="ce1" office:value-type="float" office:value="41997469332" calcext:value-type="float">
            <text:p>41997469332</text:p>
          </table:table-cell>
          <table:table-cell table:style-name="ce1" office:value-type="float" office:value="41985040401" calcext:value-type="float">
            <text:p>41985040401</text:p>
          </table:table-cell>
          <table:table-cell table:style-name="ce1" table:formula="of:=LEFT([.E32];2)" office:value-type="string" office:string-value="41" calcext:value-type="string">
            <text:p>41</text:p>
          </table:table-cell>
          <table:table-cell table:style-name="ce1" table:formula="of:=RIGHT([.E32];9)" office:value-type="string" office:string-value="985040401" calcext:value-type="string">
            <text:p>985040401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32];1)&gt;0;&quot;&quot;&quot;morning&quot;&quot;&quot;;&quot;null&quot;);&quot;null&quot;) &amp; &quot;,&quot; &amp;IFERROR(IF(SEARCH(&quot;Tarde&quot;;[.H32];1)&gt;0;&quot;&quot;&quot;afternoon&quot;&quot;&quot;;&quot;null&quot;);&quot;null&quot;) &amp; &quot;,&quot; &amp; IFERROR(IF(SEARCH(&quot;Noite&quot;;[.H3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32];1)&gt;0;&quot;&quot;&quot;morning&quot;&quot;&quot;;&quot;null&quot;);&quot;null&quot;) &amp; &quot;,&quot; &amp;IFERROR(IF(SEARCH(&quot;Tarde&quot;;[.J32];1)&gt;0;&quot;&quot;&quot;afternoon&quot;&quot;&quot;;&quot;null&quot;);&quot;null&quot;) &amp; &quot;,&quot; &amp; IFERROR(IF(SEARCH(&quot;Noite&quot;;[.J3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32];1)&gt;0;&quot;&quot;&quot;morning&quot;&quot;&quot;;&quot;null&quot;);&quot;null&quot;) &amp; &quot;,&quot; &amp;IFERROR(IF(SEARCH(&quot;Tarde&quot;;[.L32];1)&gt;0;&quot;&quot;&quot;afternoon&quot;&quot;&quot;;&quot;null&quot;);&quot;null&quot;) &amp; &quot;,&quot; &amp; IFERROR(IF(SEARCH(&quot;Noite&quot;;[.L3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32];1)&gt;0;&quot;&quot;&quot;morning&quot;&quot;&quot;;&quot;null&quot;);&quot;null&quot;) &amp; &quot;,&quot; &amp;IFERROR(IF(SEARCH(&quot;Tarde&quot;;[.N32];1)&gt;0;&quot;&quot;&quot;afternoon&quot;&quot;&quot;;&quot;null&quot;);&quot;null&quot;) &amp; &quot;,&quot; &amp; IFERROR(IF(SEARCH(&quot;Noite&quot;;[.N3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32];1)&gt;0;&quot;&quot;&quot;morning&quot;&quot;&quot;;&quot;null&quot;);&quot;null&quot;) &amp; &quot;,&quot; &amp;IFERROR(IF(SEARCH(&quot;Tarde&quot;;[.P32];1)&gt;0;&quot;&quot;&quot;afternoon&quot;&quot;&quot;;&quot;null&quot;);&quot;null&quot;) &amp; &quot;,&quot; &amp; IFERROR(IF(SEARCH(&quot;Noite&quot;;[.P3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32];1)&gt;0;&quot;&quot;&quot;morning&quot;&quot;&quot;;&quot;null&quot;);&quot;null&quot;) &amp; &quot;,&quot; &amp;IFERROR(IF(SEARCH(&quot;Tarde&quot;;[.R32];1)&gt;0;&quot;&quot;&quot;afternoon&quot;&quot;&quot;;&quot;null&quot;);&quot;null&quot;) &amp; &quot;,&quot; &amp; IFERROR(IF(SEARCH(&quot;Noite&quot;;[.R3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32];1)&gt;0;&quot;&quot;&quot;morning&quot;&quot;&quot;;&quot;null&quot;);&quot;null&quot;) &amp; &quot;,&quot; &amp;IFERROR(IF(SEARCH(&quot;Tarde&quot;;[.T32];1)&gt;0;&quot;&quot;&quot;afternoon&quot;&quot;&quot;;&quot;null&quot;);&quot;null&quot;) &amp; &quot;,&quot; &amp; IFERROR(IF(SEARCH(&quot;Noite&quot;;[.T3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ux.de <text:s/>Limpeza, Caixa, Vendedor (a)</text:p>
          </table:table-cell>
          <table:table-cell table:style-name="ce5" table:formula="of:=[.V32]" office:value-type="string" office:string-value="Aux.de  Limpeza, Caixa, Vendedor (a)" calcext:value-type="string">
            <text:p>Aux.de <text:s/>Limpeza, Caixa, Vendedor (a)</text:p>
          </table:table-cell>
          <table:table-cell table:style-name="ce5" office:value-type="string" calcext:value-type="string">
            <text:p>Brasileira</text:p>
          </table:table-cell>
          <table:table-cell table:style-name="ce5" table:formula="of:=[.X32]" office:value-type="string" office:string-value="Brasileira" calcext:value-type="string">
            <text:p>Brasileira</text:p>
          </table:table-cell>
          <table:table-cell table:style-name="ce5" office:value-type="string" calcext:value-type="string">
            <text:p>Fazenda rio grande </text:p>
          </table:table-cell>
          <table:table-cell table:style-name="ce5" table:formula="of:=[.Z32]" office:value-type="string" office:string-value="Fazenda rio grande " calcext:value-type="string">
            <text:p>Fazenda rio grande </text:p>
          </table:table-cell>
          <table:table-cell table:style-name="ce5" office:value-type="string" calcext:value-type="string">
            <text:p>josi_leny2007@hotmail.com</text:p>
          </table:table-cell>
          <table:table-cell table:style-name="ce5" table:formula="of:=COM.MICROSOFT.CONCAT(&quot;alfred.&quot;;[.AB32])" office:value-type="string" office:string-value="alfred.josi_leny2007@hotmail.com" calcext:value-type="string">
            <text:p>alfred.josi_leny2007@hotmail.com</text:p>
          </table:table-cell>
          <table:table-cell table:style-name="ce5" office:value-type="string" calcext:value-type="string">
            <text:p>26 a 3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2 anos a 5 anos</text:p>
          </table:table-cell>
          <table:table-cell table:formula="of:=[.AG32]" office:value-type="string" office:string-value="De 2 anos a 5 anos" calcext:value-type="string">
            <text:p>De 2 anos a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8T22:36:52.28" calcext:value-type="date">
            <text:p>4/8/2020 22:36:52</text:p>
          </table:table-cell>
          <table:table-cell table:style-name="ce5" office:value-type="string" calcext:value-type="string">
            <text:p>luana caroline santos do nascimento </text:p>
          </table:table-cell>
          <table:table-cell table:style-name="ce5" table:formula="of:=PROPER([.B33])" office:value-type="string" office:string-value="Luana Caroline Santos Do Nascimento " calcext:value-type="string">
            <text:p>Luana Caroline Santos Do Nascimento </text:p>
          </table:table-cell>
          <table:table-cell table:style-name="ce1" office:value-type="string" calcext:value-type="string">
            <text:p>41 98504-0401</text:p>
          </table:table-cell>
          <table:table-cell table:style-name="ce1" office:value-type="float" office:value="41988959022" calcext:value-type="float">
            <text:p>41988959022</text:p>
          </table:table-cell>
          <table:table-cell table:style-name="ce1" table:formula="of:=LEFT([.E33];2)" office:value-type="string" office:string-value="41" calcext:value-type="string">
            <text:p>41</text:p>
          </table:table-cell>
          <table:table-cell table:style-name="ce1" table:formula="of:=RIGHT([.E33];9)" office:value-type="string" office:string-value="988959022" calcext:value-type="string">
            <text:p>988959022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H33];1)&gt;0;&quot;&quot;&quot;morning&quot;&quot;&quot;;&quot;null&quot;);&quot;null&quot;) &amp; &quot;,&quot; &amp;IFERROR(IF(SEARCH(&quot;Tarde&quot;;[.H33];1)&gt;0;&quot;&quot;&quot;afternoon&quot;&quot;&quot;;&quot;null&quot;);&quot;null&quot;) &amp; &quot;,&quot; &amp; IFERROR(IF(SEARCH(&quot;Noite&quot;;[.H33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J33];1)&gt;0;&quot;&quot;&quot;morning&quot;&quot;&quot;;&quot;null&quot;);&quot;null&quot;) &amp; &quot;,&quot; &amp;IFERROR(IF(SEARCH(&quot;Tarde&quot;;[.J33];1)&gt;0;&quot;&quot;&quot;afternoon&quot;&quot;&quot;;&quot;null&quot;);&quot;null&quot;) &amp; &quot;,&quot; &amp; IFERROR(IF(SEARCH(&quot;Noite&quot;;[.J33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L33];1)&gt;0;&quot;&quot;&quot;morning&quot;&quot;&quot;;&quot;null&quot;);&quot;null&quot;) &amp; &quot;,&quot; &amp;IFERROR(IF(SEARCH(&quot;Tarde&quot;;[.L33];1)&gt;0;&quot;&quot;&quot;afternoon&quot;&quot;&quot;;&quot;null&quot;);&quot;null&quot;) &amp; &quot;,&quot; &amp; IFERROR(IF(SEARCH(&quot;Noite&quot;;[.L33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N33];1)&gt;0;&quot;&quot;&quot;morning&quot;&quot;&quot;;&quot;null&quot;);&quot;null&quot;) &amp; &quot;,&quot; &amp;IFERROR(IF(SEARCH(&quot;Tarde&quot;;[.N33];1)&gt;0;&quot;&quot;&quot;afternoon&quot;&quot;&quot;;&quot;null&quot;);&quot;null&quot;) &amp; &quot;,&quot; &amp; IFERROR(IF(SEARCH(&quot;Noite&quot;;[.N33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P33];1)&gt;0;&quot;&quot;&quot;morning&quot;&quot;&quot;;&quot;null&quot;);&quot;null&quot;) &amp; &quot;,&quot; &amp;IFERROR(IF(SEARCH(&quot;Tarde&quot;;[.P33];1)&gt;0;&quot;&quot;&quot;afternoon&quot;&quot;&quot;;&quot;null&quot;);&quot;null&quot;) &amp; &quot;,&quot; &amp; IFERROR(IF(SEARCH(&quot;Noite&quot;;[.P33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R33];1)&gt;0;&quot;&quot;&quot;morning&quot;&quot;&quot;;&quot;null&quot;);&quot;null&quot;) &amp; &quot;,&quot; &amp;IFERROR(IF(SEARCH(&quot;Tarde&quot;;[.R33];1)&gt;0;&quot;&quot;&quot;afternoon&quot;&quot;&quot;;&quot;null&quot;);&quot;null&quot;) &amp; &quot;,&quot; &amp; IFERROR(IF(SEARCH(&quot;Noite&quot;;[.R33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T33];1)&gt;0;&quot;&quot;&quot;morning&quot;&quot;&quot;;&quot;null&quot;);&quot;null&quot;) &amp; &quot;,&quot; &amp;IFERROR(IF(SEARCH(&quot;Tarde&quot;;[.T33];1)&gt;0;&quot;&quot;&quot;afternoon&quot;&quot;&quot;;&quot;null&quot;);&quot;null&quot;) &amp; &quot;,&quot; &amp; IFERROR(IF(SEARCH(&quot;Noite&quot;;[.T33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Caixa, Garçom/Garçonete, Motoboy</text:p>
          </table:table-cell>
          <table:table-cell table:style-name="ce5" table:formula="of:=[.V33]" office:value-type="string" office:string-value="Caixa, Garçom/Garçonete, Motoboy" calcext:value-type="string">
            <text:p>Caixa, Garçom/Garçonete, Motoboy</text:p>
          </table:table-cell>
          <table:table-cell table:style-name="ce5" office:value-type="string" calcext:value-type="string">
            <text:p>Fast-food, Saudável</text:p>
          </table:table-cell>
          <table:table-cell table:style-name="ce5" table:formula="of:=[.X33]" office:value-type="string" office:string-value="Fast-food, Saudável" calcext:value-type="string">
            <text:p>Fast-food, Saudável</text:p>
          </table:table-cell>
          <table:table-cell table:style-name="ce5" office:value-type="string" calcext:value-type="string">
            <text:p>sítio cercado </text:p>
          </table:table-cell>
          <table:table-cell table:style-name="ce5" table:formula="of:=[.Z33]" office:value-type="string" office:string-value="sítio cercado " calcext:value-type="string">
            <text:p>sítio cercado </text:p>
          </table:table-cell>
          <table:table-cell table:style-name="ce5" office:value-type="string" calcext:value-type="string">
            <text:p>luuana.meel@outlook.com</text:p>
          </table:table-cell>
          <table:table-cell table:style-name="ce5" table:formula="of:=COM.MICROSOFT.CONCAT(&quot;alfred.&quot;;[.AB33])" office:value-type="string" office:string-value="alfred.luuana.meel@outlook.com" calcext:value-type="string">
            <text:p>alfred.luuana.meel@outlook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2 anos a 5 anos</text:p>
          </table:table-cell>
          <table:table-cell table:formula="of:=[.AG33]" office:value-type="string" office:string-value="De 2 anos a 5 anos" calcext:value-type="string">
            <text:p>De 2 anos a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9T14:47:51.56" calcext:value-type="date">
            <text:p>4/9/2020 14:47:51</text:p>
          </table:table-cell>
          <table:table-cell table:style-name="ce5" office:value-type="string" calcext:value-type="string">
            <text:p>Dayane Silva Ribeiro </text:p>
          </table:table-cell>
          <table:table-cell table:style-name="ce5" table:formula="of:=PROPER([.B34])" office:value-type="string" office:string-value="Dayane Silva Ribeiro " calcext:value-type="string">
            <text:p>Dayane Silva Ribeiro </text:p>
          </table:table-cell>
          <table:table-cell table:style-name="ce1" office:value-type="float" office:value="41988959022" calcext:value-type="float">
            <text:p>41988959022</text:p>
          </table:table-cell>
          <table:table-cell table:style-name="ce1" office:value-type="float" office:value="41996992646" calcext:value-type="float">
            <text:p>41996992646</text:p>
          </table:table-cell>
          <table:table-cell table:style-name="ce1" table:formula="of:=LEFT([.E34];2)" office:value-type="string" office:string-value="41" calcext:value-type="string">
            <text:p>41</text:p>
          </table:table-cell>
          <table:table-cell table:style-name="ce1" table:formula="of:=RIGHT([.E34];9)" office:value-type="string" office:string-value="996992646" calcext:value-type="string">
            <text:p>996992646</text:p>
          </table:table-cell>
          <table:table-cell/>
          <table:table-cell table:style-name="ce5" table:formula="of:=&quot;[&quot; &amp; IFERROR(IF(SEARCH(&quot;Manhã&quot;;[.H34];1)&gt;0;&quot;&quot;&quot;morning&quot;&quot;&quot;;&quot;null&quot;);&quot;null&quot;) &amp; &quot;,&quot; &amp;IFERROR(IF(SEARCH(&quot;Tarde&quot;;[.H34];1)&gt;0;&quot;&quot;&quot;afternoon&quot;&quot;&quot;;&quot;null&quot;);&quot;null&quot;) &amp; &quot;,&quot; &amp; IFERROR(IF(SEARCH(&quot;Noite&quot;;[.H34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J34];1)&gt;0;&quot;&quot;&quot;morning&quot;&quot;&quot;;&quot;null&quot;);&quot;null&quot;) &amp; &quot;,&quot; &amp;IFERROR(IF(SEARCH(&quot;Tarde&quot;;[.J34];1)&gt;0;&quot;&quot;&quot;afternoon&quot;&quot;&quot;;&quot;null&quot;);&quot;null&quot;) &amp; &quot;,&quot; &amp; IFERROR(IF(SEARCH(&quot;Noite&quot;;[.J34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L34];1)&gt;0;&quot;&quot;&quot;morning&quot;&quot;&quot;;&quot;null&quot;);&quot;null&quot;) &amp; &quot;,&quot; &amp;IFERROR(IF(SEARCH(&quot;Tarde&quot;;[.L34];1)&gt;0;&quot;&quot;&quot;afternoon&quot;&quot;&quot;;&quot;null&quot;);&quot;null&quot;) &amp; &quot;,&quot; &amp; IFERROR(IF(SEARCH(&quot;Noite&quot;;[.L34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N34];1)&gt;0;&quot;&quot;&quot;morning&quot;&quot;&quot;;&quot;null&quot;);&quot;null&quot;) &amp; &quot;,&quot; &amp;IFERROR(IF(SEARCH(&quot;Tarde&quot;;[.N34];1)&gt;0;&quot;&quot;&quot;afternoon&quot;&quot;&quot;;&quot;null&quot;);&quot;null&quot;) &amp; &quot;,&quot; &amp; IFERROR(IF(SEARCH(&quot;Noite&quot;;[.N34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34];1)&gt;0;&quot;&quot;&quot;morning&quot;&quot;&quot;;&quot;null&quot;);&quot;null&quot;) &amp; &quot;,&quot; &amp;IFERROR(IF(SEARCH(&quot;Tarde&quot;;[.P34];1)&gt;0;&quot;&quot;&quot;afternoon&quot;&quot;&quot;;&quot;null&quot;);&quot;null&quot;) &amp; &quot;,&quot; &amp; IFERROR(IF(SEARCH(&quot;Noite&quot;;[.P3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34];1)&gt;0;&quot;&quot;&quot;morning&quot;&quot;&quot;;&quot;null&quot;);&quot;null&quot;) &amp; &quot;,&quot; &amp;IFERROR(IF(SEARCH(&quot;Tarde&quot;;[.R34];1)&gt;0;&quot;&quot;&quot;afternoon&quot;&quot;&quot;;&quot;null&quot;);&quot;null&quot;) &amp; &quot;,&quot; &amp; IFERROR(IF(SEARCH(&quot;Noite&quot;;[.R3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34];1)&gt;0;&quot;&quot;&quot;morning&quot;&quot;&quot;;&quot;null&quot;);&quot;null&quot;) &amp; &quot;,&quot; &amp;IFERROR(IF(SEARCH(&quot;Tarde&quot;;[.T34];1)&gt;0;&quot;&quot;&quot;afternoon&quot;&quot;&quot;;&quot;null&quot;);&quot;null&quot;) &amp; &quot;,&quot; &amp; IFERROR(IF(SEARCH(&quot;Noite&quot;;[.T3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Barman, Caixa, Garçom/Garçonete</text:p>
          </table:table-cell>
          <table:table-cell table:style-name="ce5" table:formula="of:=[.V34]" office:value-type="string" office:string-value="Barman, Caixa, Garçom/Garçonete" calcext:value-type="string">
            <text:p>Barman, Caixa, Garçom/Garçonete</text:p>
          </table:table-cell>
          <table:table-cell table:style-name="ce5" office:value-type="string" calcext:value-type="string">
            <text:p>Bares, Brasileira, Bebidas e Smoothies, Carnes &amp; Churrascaria, Chinesa, Italiana, Pizza, Saudável, Sorveteria, Vegetariana</text:p>
          </table:table-cell>
          <table:table-cell table:style-name="ce5" table:formula="of:=[.X34]" office:value-type="string" office:string-value="Bares, Brasileira, Bebidas e Smoothies, Carnes &amp; Churrascaria, Chinesa, Italiana, Pizza, Saudável, Sorveteria, Vegetariana" calcext:value-type="string">
            <text:p>Bares, Brasileira, Bebidas e Smoothies, Carnes &amp; Churrascaria, Chinesa, Italiana, Pizza, Saudável, Sorveteria, Vegetariana</text:p>
          </table:table-cell>
          <table:table-cell table:style-name="ce5" office:value-type="string" calcext:value-type="string">
            <text:p>São Braz </text:p>
          </table:table-cell>
          <table:table-cell table:style-name="ce5" table:formula="of:=[.Z34]" office:value-type="string" office:string-value="São Braz " calcext:value-type="string">
            <text:p>São Braz </text:p>
          </table:table-cell>
          <table:table-cell table:style-name="ce5" office:value-type="string" calcext:value-type="string">
            <text:p>dayanesribeiro97@outlook.com</text:p>
          </table:table-cell>
          <table:table-cell table:style-name="ce5" table:formula="of:=COM.MICROSOFT.CONCAT(&quot;alfred.&quot;;[.AB34])" office:value-type="string" office:string-value="alfred.dayanesribeiro97@outlook.com" calcext:value-type="string">
            <text:p>alfred.dayanesribeiro97@outlook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2 anos a 5 anos</text:p>
          </table:table-cell>
          <table:table-cell table:formula="of:=[.AG34]" office:value-type="string" office:string-value="De 2 anos a 5 anos" calcext:value-type="string">
            <text:p>De 2 anos a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9T15:06:56.1" calcext:value-type="date">
            <text:p>4/9/2020 15:06:56</text:p>
          </table:table-cell>
          <table:table-cell table:style-name="ce5" office:value-type="string" calcext:value-type="string">
            <text:p>Diogo Luiz de Araújo</text:p>
          </table:table-cell>
          <table:table-cell table:style-name="ce5" table:formula="of:=PROPER([.B35])" office:value-type="string" office:string-value="Diogo Luiz De Araújo" calcext:value-type="string">
            <text:p>Diogo Luiz De Araújo</text:p>
          </table:table-cell>
          <table:table-cell table:style-name="ce1" office:value-type="string" calcext:value-type="string">
            <text:p>41 996992646 </text:p>
          </table:table-cell>
          <table:table-cell table:style-name="ce1" office:value-type="float" office:value="41987199663" calcext:value-type="float">
            <text:p>41987199663</text:p>
          </table:table-cell>
          <table:table-cell table:style-name="ce1" table:formula="of:=LEFT([.E35];2)" office:value-type="string" office:string-value="41" calcext:value-type="string">
            <text:p>41</text:p>
          </table:table-cell>
          <table:table-cell table:style-name="ce1" table:formula="of:=RIGHT([.E35];9)" office:value-type="string" office:string-value="987199663" calcext:value-type="string">
            <text:p>987199663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35];1)&gt;0;&quot;&quot;&quot;morning&quot;&quot;&quot;;&quot;null&quot;);&quot;null&quot;) &amp; &quot;,&quot; &amp;IFERROR(IF(SEARCH(&quot;Tarde&quot;;[.H35];1)&gt;0;&quot;&quot;&quot;afternoon&quot;&quot;&quot;;&quot;null&quot;);&quot;null&quot;) &amp; &quot;,&quot; &amp; IFERROR(IF(SEARCH(&quot;Noite&quot;;[.H3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35];1)&gt;0;&quot;&quot;&quot;morning&quot;&quot;&quot;;&quot;null&quot;);&quot;null&quot;) &amp; &quot;,&quot; &amp;IFERROR(IF(SEARCH(&quot;Tarde&quot;;[.J35];1)&gt;0;&quot;&quot;&quot;afternoon&quot;&quot;&quot;;&quot;null&quot;);&quot;null&quot;) &amp; &quot;,&quot; &amp; IFERROR(IF(SEARCH(&quot;Noite&quot;;[.J3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35];1)&gt;0;&quot;&quot;&quot;morning&quot;&quot;&quot;;&quot;null&quot;);&quot;null&quot;) &amp; &quot;,&quot; &amp;IFERROR(IF(SEARCH(&quot;Tarde&quot;;[.L35];1)&gt;0;&quot;&quot;&quot;afternoon&quot;&quot;&quot;;&quot;null&quot;);&quot;null&quot;) &amp; &quot;,&quot; &amp; IFERROR(IF(SEARCH(&quot;Noite&quot;;[.L3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35];1)&gt;0;&quot;&quot;&quot;morning&quot;&quot;&quot;;&quot;null&quot;);&quot;null&quot;) &amp; &quot;,&quot; &amp;IFERROR(IF(SEARCH(&quot;Tarde&quot;;[.N35];1)&gt;0;&quot;&quot;&quot;afternoon&quot;&quot;&quot;;&quot;null&quot;);&quot;null&quot;) &amp; &quot;,&quot; &amp; IFERROR(IF(SEARCH(&quot;Noite&quot;;[.N3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35];1)&gt;0;&quot;&quot;&quot;morning&quot;&quot;&quot;;&quot;null&quot;);&quot;null&quot;) &amp; &quot;,&quot; &amp;IFERROR(IF(SEARCH(&quot;Tarde&quot;;[.P35];1)&gt;0;&quot;&quot;&quot;afternoon&quot;&quot;&quot;;&quot;null&quot;);&quot;null&quot;) &amp; &quot;,&quot; &amp; IFERROR(IF(SEARCH(&quot;Noite&quot;;[.P3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35];1)&gt;0;&quot;&quot;&quot;morning&quot;&quot;&quot;;&quot;null&quot;);&quot;null&quot;) &amp; &quot;,&quot; &amp;IFERROR(IF(SEARCH(&quot;Tarde&quot;;[.R35];1)&gt;0;&quot;&quot;&quot;afternoon&quot;&quot;&quot;;&quot;null&quot;);&quot;null&quot;) &amp; &quot;,&quot; &amp; IFERROR(IF(SEARCH(&quot;Noite&quot;;[.R3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35];1)&gt;0;&quot;&quot;&quot;morning&quot;&quot;&quot;;&quot;null&quot;);&quot;null&quot;) &amp; &quot;,&quot; &amp;IFERROR(IF(SEARCH(&quot;Tarde&quot;;[.T35];1)&gt;0;&quot;&quot;&quot;afternoon&quot;&quot;&quot;;&quot;null&quot;);&quot;null&quot;) &amp; &quot;,&quot; &amp; IFERROR(IF(SEARCH(&quot;Noite&quot;;[.T3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tendente de balcão, Caixa, Vendedor (a)</text:p>
          </table:table-cell>
          <table:table-cell table:style-name="ce5" table:formula="of:=[.V35]" office:value-type="string" office:string-value="Atendente de balcão, Caixa, Vendedor (a)" calcext:value-type="string">
            <text:p>Atendente de balcão, Caixa, Vendedor (a)</text:p>
          </table:table-cell>
          <table:table-cell table:style-name="ce5" office:value-type="string" calcext:value-type="string">
            <text:p>Bares, Bebidas e Smoothies, Fast-food, Lanchonete &amp; Cafés (salgados, pastéis, sanduiches e doces )</text:p>
          </table:table-cell>
          <table:table-cell table:style-name="ce5" table:formula="of:=[.X35]" office:value-type="string" office:string-value="Bares, Bebidas e Smoothies, Fast-food, Lanchonete &amp; Cafés (salgados, pastéis, sanduiches e doces )" calcext:value-type="string">
            <text:p>Bares, Bebidas e Smoothies, Fast-food, Lanchonete &amp; Cafés (salgados, pastéis, sanduiches e doces )</text:p>
          </table:table-cell>
          <table:table-cell table:style-name="ce5" office:value-type="string" calcext:value-type="string">
            <text:p>Boa Vista</text:p>
          </table:table-cell>
          <table:table-cell table:style-name="ce5" table:formula="of:=[.Z35]" office:value-type="string" office:string-value="Boa Vista" calcext:value-type="string">
            <text:p>Boa Vista</text:p>
          </table:table-cell>
          <table:table-cell table:style-name="ce5" office:value-type="string" calcext:value-type="string">
            <text:p>diogoluiz_92@hotmail.com</text:p>
          </table:table-cell>
          <table:table-cell table:style-name="ce5" table:formula="of:=COM.MICROSOFT.CONCAT(&quot;alfred.&quot;;[.AB35])" office:value-type="string" office:string-value="alfred.diogoluiz_92@hotmail.com" calcext:value-type="string">
            <text:p>alfred.diogoluiz_92@hotmail.com</text:p>
          </table:table-cell>
          <table:table-cell table:style-name="ce5" office:value-type="string" calcext:value-type="string">
            <text:p>26 a 3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2 anos a 5 anos</text:p>
          </table:table-cell>
          <table:table-cell table:formula="of:=[.AG35]" office:value-type="string" office:string-value="De 2 anos a 5 anos" calcext:value-type="string">
            <text:p>De 2 anos a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9T17:24:18.2" calcext:value-type="date">
            <text:p>4/9/2020 17:24:18</text:p>
          </table:table-cell>
          <table:table-cell table:style-name="ce5" office:value-type="string" calcext:value-type="string">
            <text:p>Cristy Ferreira</text:p>
          </table:table-cell>
          <table:table-cell table:style-name="ce5" table:formula="of:=PROPER([.B36])" office:value-type="string" office:string-value="Cristy Ferreira" calcext:value-type="string">
            <text:p>Cristy Ferreira</text:p>
          </table:table-cell>
          <table:table-cell table:style-name="ce1" office:value-type="float" office:value="41987199663" calcext:value-type="float">
            <text:p>41987199663</text:p>
          </table:table-cell>
          <table:table-cell table:style-name="ce1" office:value-type="float" office:value="41984932443" calcext:value-type="float">
            <text:p>41984932443</text:p>
          </table:table-cell>
          <table:table-cell table:style-name="ce1" table:formula="of:=LEFT([.E36];2)" office:value-type="string" office:string-value="41" calcext:value-type="string">
            <text:p>41</text:p>
          </table:table-cell>
          <table:table-cell table:style-name="ce1" table:formula="of:=RIGHT([.E36];9)" office:value-type="string" office:string-value="984932443" calcext:value-type="string">
            <text:p>984932443</text:p>
          </table:table-cell>
          <table:table-cell/>
          <table:table-cell table:style-name="ce5" table:formula="of:=&quot;[&quot; &amp; IFERROR(IF(SEARCH(&quot;Manhã&quot;;[.H36];1)&gt;0;&quot;&quot;&quot;morning&quot;&quot;&quot;;&quot;null&quot;);&quot;null&quot;) &amp; &quot;,&quot; &amp;IFERROR(IF(SEARCH(&quot;Tarde&quot;;[.H36];1)&gt;0;&quot;&quot;&quot;afternoon&quot;&quot;&quot;;&quot;null&quot;);&quot;null&quot;) &amp; &quot;,&quot; &amp; IFERROR(IF(SEARCH(&quot;Noite&quot;;[.H36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36];1)&gt;0;&quot;&quot;&quot;morning&quot;&quot;&quot;;&quot;null&quot;);&quot;null&quot;) &amp; &quot;,&quot; &amp;IFERROR(IF(SEARCH(&quot;Tarde&quot;;[.J36];1)&gt;0;&quot;&quot;&quot;afternoon&quot;&quot;&quot;;&quot;null&quot;);&quot;null&quot;) &amp; &quot;,&quot; &amp; IFERROR(IF(SEARCH(&quot;Noite&quot;;[.J3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36];1)&gt;0;&quot;&quot;&quot;morning&quot;&quot;&quot;;&quot;null&quot;);&quot;null&quot;) &amp; &quot;,&quot; &amp;IFERROR(IF(SEARCH(&quot;Tarde&quot;;[.L36];1)&gt;0;&quot;&quot;&quot;afternoon&quot;&quot;&quot;;&quot;null&quot;);&quot;null&quot;) &amp; &quot;,&quot; &amp; IFERROR(IF(SEARCH(&quot;Noite&quot;;[.L3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36];1)&gt;0;&quot;&quot;&quot;morning&quot;&quot;&quot;;&quot;null&quot;);&quot;null&quot;) &amp; &quot;,&quot; &amp;IFERROR(IF(SEARCH(&quot;Tarde&quot;;[.N36];1)&gt;0;&quot;&quot;&quot;afternoon&quot;&quot;&quot;;&quot;null&quot;);&quot;null&quot;) &amp; &quot;,&quot; &amp; IFERROR(IF(SEARCH(&quot;Noite&quot;;[.N3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36];1)&gt;0;&quot;&quot;&quot;morning&quot;&quot;&quot;;&quot;null&quot;);&quot;null&quot;) &amp; &quot;,&quot; &amp;IFERROR(IF(SEARCH(&quot;Tarde&quot;;[.P36];1)&gt;0;&quot;&quot;&quot;afternoon&quot;&quot;&quot;;&quot;null&quot;);&quot;null&quot;) &amp; &quot;,&quot; &amp; IFERROR(IF(SEARCH(&quot;Noite&quot;;[.P3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36];1)&gt;0;&quot;&quot;&quot;morning&quot;&quot;&quot;;&quot;null&quot;);&quot;null&quot;) &amp; &quot;,&quot; &amp;IFERROR(IF(SEARCH(&quot;Tarde&quot;;[.R36];1)&gt;0;&quot;&quot;&quot;afternoon&quot;&quot;&quot;;&quot;null&quot;);&quot;null&quot;) &amp; &quot;,&quot; &amp; IFERROR(IF(SEARCH(&quot;Noite&quot;;[.R3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36];1)&gt;0;&quot;&quot;&quot;morning&quot;&quot;&quot;;&quot;null&quot;);&quot;null&quot;) &amp; &quot;,&quot; &amp;IFERROR(IF(SEARCH(&quot;Tarde&quot;;[.T36];1)&gt;0;&quot;&quot;&quot;afternoon&quot;&quot;&quot;;&quot;null&quot;);&quot;null&quot;) &amp; &quot;,&quot; &amp; IFERROR(IF(SEARCH(&quot;Noite&quot;;[.T3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tendente de balcão, Barman, Caixa</text:p>
          </table:table-cell>
          <table:table-cell table:style-name="ce5" table:formula="of:=[.V36]" office:value-type="string" office:string-value="Atendente de balcão, Barman, Caixa" calcext:value-type="string">
            <text:p>Atendente de balcão, Barman, Caixa</text:p>
          </table:table-cell>
          <table:table-cell table:style-name="ce5" office:value-type="string" calcext:value-type="string">
            <text:p>Asiática, Bares, Brasileira, Bebidas e Smoothies, Congelados, Fast-food, Japonesa, Lanchonete &amp; Cafés (salgados, pastéis, sanduiches e doces ), Latina, Mexicana, Padaria e Confeitarias, Pizza, Saudável, Sorveteria, Vegetariana</text:p>
          </table:table-cell>
          <table:table-cell table:style-name="ce5" table:formula="of:=[.X36]" office:value-type="string" office:string-value="Asiática, Bares, Brasileira, Bebidas e Smoothies, Congelados, Fast-food, Japonesa, Lanchonete &amp; Cafés (salgados, pastéis, sanduiches e doces ), Latina, Mexicana, Padaria e Confeitarias, Pizza, Saudável, Sorveteria, Vegetariana" calcext:value-type="string">
            <text:p>Asiática, Bares, Brasileira, Bebidas e Smoothies, Congelados, Fast-food, Japonesa, Lanchonete &amp; Cafés (salgados, pastéis, sanduiches e doces ), Latina, Mexicana, Padaria e Confeitarias, Pizza, Saudável, Sorveteria, Vegetariana</text:p>
          </table:table-cell>
          <table:table-cell table:style-name="ce5" office:value-type="string" calcext:value-type="string">
            <text:p>Centro de Curitiba</text:p>
          </table:table-cell>
          <table:table-cell table:style-name="ce5" table:formula="of:=[.Z36]" office:value-type="string" office:string-value="Centro de Curitiba" calcext:value-type="string">
            <text:p>Centro de Curitiba</text:p>
          </table:table-cell>
          <table:table-cell table:style-name="ce5" office:value-type="string" calcext:value-type="string">
            <text:p>cristysongs@gmail.com</text:p>
          </table:table-cell>
          <table:table-cell table:style-name="ce5" table:formula="of:=COM.MICROSOFT.CONCAT(&quot;alfred.&quot;;[.AB36])" office:value-type="string" office:string-value="alfred.cristysongs@gmail.com" calcext:value-type="string">
            <text:p>alfred.cristysongs@gmail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2 anos a 5 anos</text:p>
          </table:table-cell>
          <table:table-cell table:formula="of:=[.AG36]" office:value-type="string" office:string-value="De 2 anos a 5 anos" calcext:value-type="string">
            <text:p>De 2 anos a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9T18:36:11.1" calcext:value-type="date">
            <text:p>4/9/2020 18:36:11</text:p>
          </table:table-cell>
          <table:table-cell table:style-name="ce5" office:value-type="string" calcext:value-type="string">
            <text:p>RAMON MARQUES GOMES</text:p>
          </table:table-cell>
          <table:table-cell table:style-name="ce5" table:formula="of:=PROPER([.B37])" office:value-type="string" office:string-value="Ramon Marques Gomes" calcext:value-type="string">
            <text:p>Ramon Marques Gomes</text:p>
          </table:table-cell>
          <table:table-cell table:style-name="ce1" office:value-type="string" calcext:value-type="string">
            <text:p>+5541984932443</text:p>
          </table:table-cell>
          <table:table-cell table:style-name="ce1" office:value-type="float" office:value="41991880540" calcext:value-type="float">
            <text:p>41991880540</text:p>
          </table:table-cell>
          <table:table-cell table:style-name="ce1" table:formula="of:=LEFT([.E37];2)" office:value-type="string" office:string-value="41" calcext:value-type="string">
            <text:p>41</text:p>
          </table:table-cell>
          <table:table-cell table:style-name="ce1" table:formula="of:=RIGHT([.E37];9)" office:value-type="string" office:string-value="991880540" calcext:value-type="string">
            <text:p>991880540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37];1)&gt;0;&quot;&quot;&quot;morning&quot;&quot;&quot;;&quot;null&quot;);&quot;null&quot;) &amp; &quot;,&quot; &amp;IFERROR(IF(SEARCH(&quot;Tarde&quot;;[.H37];1)&gt;0;&quot;&quot;&quot;afternoon&quot;&quot;&quot;;&quot;null&quot;);&quot;null&quot;) &amp; &quot;,&quot; &amp; IFERROR(IF(SEARCH(&quot;Noite&quot;;[.H37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37];1)&gt;0;&quot;&quot;&quot;morning&quot;&quot;&quot;;&quot;null&quot;);&quot;null&quot;) &amp; &quot;,&quot; &amp;IFERROR(IF(SEARCH(&quot;Tarde&quot;;[.J37];1)&gt;0;&quot;&quot;&quot;afternoon&quot;&quot;&quot;;&quot;null&quot;);&quot;null&quot;) &amp; &quot;,&quot; &amp; IFERROR(IF(SEARCH(&quot;Noite&quot;;[.J37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37];1)&gt;0;&quot;&quot;&quot;morning&quot;&quot;&quot;;&quot;null&quot;);&quot;null&quot;) &amp; &quot;,&quot; &amp;IFERROR(IF(SEARCH(&quot;Tarde&quot;;[.L37];1)&gt;0;&quot;&quot;&quot;afternoon&quot;&quot;&quot;;&quot;null&quot;);&quot;null&quot;) &amp; &quot;,&quot; &amp; IFERROR(IF(SEARCH(&quot;Noite&quot;;[.L37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37];1)&gt;0;&quot;&quot;&quot;morning&quot;&quot;&quot;;&quot;null&quot;);&quot;null&quot;) &amp; &quot;,&quot; &amp;IFERROR(IF(SEARCH(&quot;Tarde&quot;;[.N37];1)&gt;0;&quot;&quot;&quot;afternoon&quot;&quot;&quot;;&quot;null&quot;);&quot;null&quot;) &amp; &quot;,&quot; &amp; IFERROR(IF(SEARCH(&quot;Noite&quot;;[.N37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37];1)&gt;0;&quot;&quot;&quot;morning&quot;&quot;&quot;;&quot;null&quot;);&quot;null&quot;) &amp; &quot;,&quot; &amp;IFERROR(IF(SEARCH(&quot;Tarde&quot;;[.P37];1)&gt;0;&quot;&quot;&quot;afternoon&quot;&quot;&quot;;&quot;null&quot;);&quot;null&quot;) &amp; &quot;,&quot; &amp; IFERROR(IF(SEARCH(&quot;Noite&quot;;[.P37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37];1)&gt;0;&quot;&quot;&quot;morning&quot;&quot;&quot;;&quot;null&quot;);&quot;null&quot;) &amp; &quot;,&quot; &amp;IFERROR(IF(SEARCH(&quot;Tarde&quot;;[.R37];1)&gt;0;&quot;&quot;&quot;afternoon&quot;&quot;&quot;;&quot;null&quot;);&quot;null&quot;) &amp; &quot;,&quot; &amp; IFERROR(IF(SEARCH(&quot;Noite&quot;;[.R37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37];1)&gt;0;&quot;&quot;&quot;morning&quot;&quot;&quot;;&quot;null&quot;);&quot;null&quot;) &amp; &quot;,&quot; &amp;IFERROR(IF(SEARCH(&quot;Tarde&quot;;[.T37];1)&gt;0;&quot;&quot;&quot;afternoon&quot;&quot;&quot;;&quot;null&quot;);&quot;null&quot;) &amp; &quot;,&quot; &amp; IFERROR(IF(SEARCH(&quot;Noite&quot;;[.T37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ux. de Cozinha, Caixa, Hostess</text:p>
          </table:table-cell>
          <table:table-cell table:style-name="ce5" table:formula="of:=[.V37]" office:value-type="string" office:string-value="Aux. de Cozinha, Caixa, Hostess" calcext:value-type="string">
            <text:p>Aux. de Cozinha, Caixa, Hostess</text:p>
          </table:table-cell>
          <table:table-cell table:style-name="ce5" office:value-type="string" calcext:value-type="string">
            <text:p>Bares, Brasileira, Lanchonete &amp; Cafés (salgados, pastéis, sanduiches e doces ), Saudável, Vegetariana</text:p>
          </table:table-cell>
          <table:table-cell table:style-name="ce5" table:formula="of:=[.X37]" office:value-type="string" office:string-value="Bares, Brasileira, Lanchonete &amp; Cafés (salgados, pastéis, sanduiches e doces ), Saudável, Vegetariana" calcext:value-type="string">
            <text:p>Bares, Brasileira, Lanchonete &amp; Cafés (salgados, pastéis, sanduiches e doces ), Saudável, Vegetariana</text:p>
          </table:table-cell>
          <table:table-cell table:style-name="ce5" office:value-type="string" calcext:value-type="string">
            <text:p>Centro</text:p>
          </table:table-cell>
          <table:table-cell table:style-name="ce5" table:formula="of:=[.Z37]" office:value-type="string" office:string-value="Centro" calcext:value-type="string">
            <text:p>Centro</text:p>
          </table:table-cell>
          <table:table-cell table:style-name="ce5" office:value-type="string" calcext:value-type="string">
            <text:p>ramongomesmg@gmail.com</text:p>
          </table:table-cell>
          <table:table-cell table:style-name="ce5" table:formula="of:=COM.MICROSOFT.CONCAT(&quot;alfred.&quot;;[.AB37])" office:value-type="string" office:string-value="alfred.ramongomesmg@gmail.com" calcext:value-type="string">
            <text:p>alfred.ramongomesmg@gmail.com</text:p>
          </table:table-cell>
          <table:table-cell table:style-name="ce5" office:value-type="string" calcext:value-type="string">
            <text:p>26 a 30 anos</text:p>
          </table:table-cell>
          <table:table-cell/>
          <table:table-cell table:style-name="ce5" office:value-type="string" calcext:value-type="string">
            <text:p>Ensino Superior Completo</text:p>
          </table:table-cell>
          <table:table-cell table:style-name="ce5" office:value-type="string" calcext:value-type="string">
            <text:p>De 2 anos a 5 anos</text:p>
          </table:table-cell>
          <table:table-cell table:formula="of:=[.AG37]" office:value-type="string" office:string-value="De 2 anos a 5 anos" calcext:value-type="string">
            <text:p>De 2 anos a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9T18:36:43.48" calcext:value-type="date">
            <text:p>4/9/2020 18:36:43</text:p>
          </table:table-cell>
          <table:table-cell table:style-name="ce5" office:value-type="string" calcext:value-type="string">
            <text:p>Natanael Santana Nogueira</text:p>
          </table:table-cell>
          <table:table-cell table:style-name="ce5" table:formula="of:=PROPER([.B38])" office:value-type="string" office:string-value="Natanael Santana Nogueira" calcext:value-type="string">
            <text:p>Natanael Santana Nogueira</text:p>
          </table:table-cell>
          <table:table-cell table:style-name="ce1" office:value-type="float" office:value="41991880540" calcext:value-type="float">
            <text:p>41991880540</text:p>
          </table:table-cell>
          <table:table-cell table:style-name="ce1" office:value-type="float" office:value="42998048966" calcext:value-type="float">
            <text:p>42998048966</text:p>
          </table:table-cell>
          <table:table-cell table:style-name="ce1" table:formula="of:=LEFT([.E38];2)" office:value-type="string" office:string-value="42" calcext:value-type="string">
            <text:p>42</text:p>
          </table:table-cell>
          <table:table-cell table:style-name="ce1" table:formula="of:=RIGHT([.E38];9)" office:value-type="string" office:string-value="998048966" calcext:value-type="string">
            <text:p>998048966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38];1)&gt;0;&quot;&quot;&quot;morning&quot;&quot;&quot;;&quot;null&quot;);&quot;null&quot;) &amp; &quot;,&quot; &amp;IFERROR(IF(SEARCH(&quot;Tarde&quot;;[.H38];1)&gt;0;&quot;&quot;&quot;afternoon&quot;&quot;&quot;;&quot;null&quot;);&quot;null&quot;) &amp; &quot;,&quot; &amp; IFERROR(IF(SEARCH(&quot;Noite&quot;;[.H3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38];1)&gt;0;&quot;&quot;&quot;morning&quot;&quot;&quot;;&quot;null&quot;);&quot;null&quot;) &amp; &quot;,&quot; &amp;IFERROR(IF(SEARCH(&quot;Tarde&quot;;[.J38];1)&gt;0;&quot;&quot;&quot;afternoon&quot;&quot;&quot;;&quot;null&quot;);&quot;null&quot;) &amp; &quot;,&quot; &amp; IFERROR(IF(SEARCH(&quot;Noite&quot;;[.J3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38];1)&gt;0;&quot;&quot;&quot;morning&quot;&quot;&quot;;&quot;null&quot;);&quot;null&quot;) &amp; &quot;,&quot; &amp;IFERROR(IF(SEARCH(&quot;Tarde&quot;;[.L38];1)&gt;0;&quot;&quot;&quot;afternoon&quot;&quot;&quot;;&quot;null&quot;);&quot;null&quot;) &amp; &quot;,&quot; &amp; IFERROR(IF(SEARCH(&quot;Noite&quot;;[.L3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38];1)&gt;0;&quot;&quot;&quot;morning&quot;&quot;&quot;;&quot;null&quot;);&quot;null&quot;) &amp; &quot;,&quot; &amp;IFERROR(IF(SEARCH(&quot;Tarde&quot;;[.N38];1)&gt;0;&quot;&quot;&quot;afternoon&quot;&quot;&quot;;&quot;null&quot;);&quot;null&quot;) &amp; &quot;,&quot; &amp; IFERROR(IF(SEARCH(&quot;Noite&quot;;[.N3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38];1)&gt;0;&quot;&quot;&quot;morning&quot;&quot;&quot;;&quot;null&quot;);&quot;null&quot;) &amp; &quot;,&quot; &amp;IFERROR(IF(SEARCH(&quot;Tarde&quot;;[.P38];1)&gt;0;&quot;&quot;&quot;afternoon&quot;&quot;&quot;;&quot;null&quot;);&quot;null&quot;) &amp; &quot;,&quot; &amp; IFERROR(IF(SEARCH(&quot;Noite&quot;;[.P3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38];1)&gt;0;&quot;&quot;&quot;morning&quot;&quot;&quot;;&quot;null&quot;);&quot;null&quot;) &amp; &quot;,&quot; &amp;IFERROR(IF(SEARCH(&quot;Tarde&quot;;[.R38];1)&gt;0;&quot;&quot;&quot;afternoon&quot;&quot;&quot;;&quot;null&quot;);&quot;null&quot;) &amp; &quot;,&quot; &amp; IFERROR(IF(SEARCH(&quot;Noite&quot;;[.R3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38];1)&gt;0;&quot;&quot;&quot;morning&quot;&quot;&quot;;&quot;null&quot;);&quot;null&quot;) &amp; &quot;,&quot; &amp;IFERROR(IF(SEARCH(&quot;Tarde&quot;;[.T38];1)&gt;0;&quot;&quot;&quot;afternoon&quot;&quot;&quot;;&quot;null&quot;);&quot;null&quot;) &amp; &quot;,&quot; &amp; IFERROR(IF(SEARCH(&quot;Noite&quot;;[.T3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tendente de balcão, Caixa, Porteiro</text:p>
          </table:table-cell>
          <table:table-cell table:style-name="ce5" table:formula="of:=[.V38]" office:value-type="string" office:string-value="Atendente de balcão, Caixa, Porteiro" calcext:value-type="string">
            <text:p>Atendente de balcão, Caixa, Porteiro</text:p>
          </table:table-cell>
          <table:table-cell table:style-name="ce5" office:value-type="string" calcext:value-type="string">
            <text:p>Bares, Fast-food, Lanchonete &amp; Cafés (salgados, pastéis, sanduiches e doces )</text:p>
          </table:table-cell>
          <table:table-cell table:style-name="ce5" table:formula="of:=[.X38]" office:value-type="string" office:string-value="Bares, Fast-food, Lanchonete &amp; Cafés (salgados, pastéis, sanduiches e doces )" calcext:value-type="string">
            <text:p>Bares, Fast-food, Lanchonete &amp; Cafés (salgados, pastéis, sanduiches e doces )</text:p>
          </table:table-cell>
          <table:table-cell table:style-name="ce5" office:value-type="string" calcext:value-type="string">
            <text:p>Mercês <text:s/></text:p>
          </table:table-cell>
          <table:table-cell table:style-name="ce5" table:formula="of:=[.Z38]" office:value-type="string" office:string-value="Mercês  " calcext:value-type="string">
            <text:p>Mercês <text:s/></text:p>
          </table:table-cell>
          <table:table-cell table:style-name="ce5" office:value-type="string" calcext:value-type="string">
            <text:p>natanael.tael@gmail.com</text:p>
          </table:table-cell>
          <table:table-cell table:style-name="ce5" table:formula="of:=COM.MICROSOFT.CONCAT(&quot;alfred.&quot;;[.AB38])" office:value-type="string" office:string-value="alfred.natanael.tael@gmail.com" calcext:value-type="string">
            <text:p>alfred.natanael.tael@gmail.com</text:p>
          </table:table-cell>
          <table:table-cell table:style-name="ce5" office:value-type="string" calcext:value-type="string">
            <text:p>26 a 3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2 anos a 5 anos</text:p>
          </table:table-cell>
          <table:table-cell table:formula="of:=[.AG38]" office:value-type="string" office:string-value="De 2 anos a 5 anos" calcext:value-type="string">
            <text:p>De 2 anos a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9T19:41:02.47" calcext:value-type="date">
            <text:p>4/9/2020 19:41:02</text:p>
          </table:table-cell>
          <table:table-cell table:style-name="ce5" office:value-type="string" calcext:value-type="string">
            <text:p>André maboni</text:p>
          </table:table-cell>
          <table:table-cell table:style-name="ce5" table:formula="of:=PROPER([.B39])" office:value-type="string" office:string-value="André Maboni" calcext:value-type="string">
            <text:p>André Maboni</text:p>
          </table:table-cell>
          <table:table-cell table:style-name="ce1" office:value-type="float" office:value="42998048966" calcext:value-type="float">
            <text:p>42998048966</text:p>
          </table:table-cell>
          <table:table-cell table:style-name="ce1" office:value-type="float" office:value="41995028556" calcext:value-type="float">
            <text:p>41995028556</text:p>
          </table:table-cell>
          <table:table-cell table:style-name="ce1" table:formula="of:=LEFT([.E39];2)" office:value-type="string" office:string-value="41" calcext:value-type="string">
            <text:p>41</text:p>
          </table:table-cell>
          <table:table-cell table:style-name="ce1" table:formula="of:=RIGHT([.E39];9)" office:value-type="string" office:string-value="995028556" calcext:value-type="string">
            <text:p>995028556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H39];1)&gt;0;&quot;&quot;&quot;morning&quot;&quot;&quot;;&quot;null&quot;);&quot;null&quot;) &amp; &quot;,&quot; &amp;IFERROR(IF(SEARCH(&quot;Tarde&quot;;[.H39];1)&gt;0;&quot;&quot;&quot;afternoon&quot;&quot;&quot;;&quot;null&quot;);&quot;null&quot;) &amp; &quot;,&quot; &amp; IFERROR(IF(SEARCH(&quot;Noite&quot;;[.H39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J39];1)&gt;0;&quot;&quot;&quot;morning&quot;&quot;&quot;;&quot;null&quot;);&quot;null&quot;) &amp; &quot;,&quot; &amp;IFERROR(IF(SEARCH(&quot;Tarde&quot;;[.J39];1)&gt;0;&quot;&quot;&quot;afternoon&quot;&quot;&quot;;&quot;null&quot;);&quot;null&quot;) &amp; &quot;,&quot; &amp; IFERROR(IF(SEARCH(&quot;Noite&quot;;[.J39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L39];1)&gt;0;&quot;&quot;&quot;morning&quot;&quot;&quot;;&quot;null&quot;);&quot;null&quot;) &amp; &quot;,&quot; &amp;IFERROR(IF(SEARCH(&quot;Tarde&quot;;[.L39];1)&gt;0;&quot;&quot;&quot;afternoon&quot;&quot;&quot;;&quot;null&quot;);&quot;null&quot;) &amp; &quot;,&quot; &amp; IFERROR(IF(SEARCH(&quot;Noite&quot;;[.L39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N39];1)&gt;0;&quot;&quot;&quot;morning&quot;&quot;&quot;;&quot;null&quot;);&quot;null&quot;) &amp; &quot;,&quot; &amp;IFERROR(IF(SEARCH(&quot;Tarde&quot;;[.N39];1)&gt;0;&quot;&quot;&quot;afternoon&quot;&quot;&quot;;&quot;null&quot;);&quot;null&quot;) &amp; &quot;,&quot; &amp; IFERROR(IF(SEARCH(&quot;Noite&quot;;[.N39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P39];1)&gt;0;&quot;&quot;&quot;morning&quot;&quot;&quot;;&quot;null&quot;);&quot;null&quot;) &amp; &quot;,&quot; &amp;IFERROR(IF(SEARCH(&quot;Tarde&quot;;[.P39];1)&gt;0;&quot;&quot;&quot;afternoon&quot;&quot;&quot;;&quot;null&quot;);&quot;null&quot;) &amp; &quot;,&quot; &amp; IFERROR(IF(SEARCH(&quot;Noite&quot;;[.P39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R39];1)&gt;0;&quot;&quot;&quot;morning&quot;&quot;&quot;;&quot;null&quot;);&quot;null&quot;) &amp; &quot;,&quot; &amp;IFERROR(IF(SEARCH(&quot;Tarde&quot;;[.R39];1)&gt;0;&quot;&quot;&quot;afternoon&quot;&quot;&quot;;&quot;null&quot;);&quot;null&quot;) &amp; &quot;,&quot; &amp; IFERROR(IF(SEARCH(&quot;Noite&quot;;[.R39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/>
          <table:table-cell table:style-name="ce5" table:formula="of:=&quot;[&quot; &amp; IFERROR(IF(SEARCH(&quot;Manhã&quot;;[.T39];1)&gt;0;&quot;&quot;&quot;morning&quot;&quot;&quot;;&quot;null&quot;);&quot;null&quot;) &amp; &quot;,&quot; &amp;IFERROR(IF(SEARCH(&quot;Tarde&quot;;[.T39];1)&gt;0;&quot;&quot;&quot;afternoon&quot;&quot;&quot;;&quot;null&quot;);&quot;null&quot;) &amp; &quot;,&quot; &amp; IFERROR(IF(SEARCH(&quot;Noite&quot;;[.T39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Aux. de Cozinha, Cozinheiro (a), Chapeiro</text:p>
          </table:table-cell>
          <table:table-cell table:style-name="ce5" table:formula="of:=[.V39]" office:value-type="string" office:string-value="Aux. de Cozinha, Cozinheiro (a), Chapeiro" calcext:value-type="string">
            <text:p>Aux. de Cozinha, Cozinheiro (a), Chapeiro</text:p>
          </table:table-cell>
          <table:table-cell table:style-name="ce5" office:value-type="string" calcext:value-type="string">
            <text:p>Buffet &amp; Rodízios, Fast-food, Italiana</text:p>
          </table:table-cell>
          <table:table-cell table:style-name="ce5" table:formula="of:=[.X39]" office:value-type="string" office:string-value="Buffet &amp; Rodízios, Fast-food, Italiana" calcext:value-type="string">
            <text:p>Buffet &amp; Rodízios, Fast-food, Italiana</text:p>
          </table:table-cell>
          <table:table-cell table:style-name="ce5" office:value-type="string" calcext:value-type="string">
            <text:p>Uberaba </text:p>
          </table:table-cell>
          <table:table-cell table:style-name="ce5" table:formula="of:=[.Z39]" office:value-type="string" office:string-value="Uberaba " calcext:value-type="string">
            <text:p>Uberaba </text:p>
          </table:table-cell>
          <table:table-cell table:style-name="ce5" office:value-type="string" calcext:value-type="string">
            <text:p>amaboni@hotmail.com</text:p>
          </table:table-cell>
          <table:table-cell table:style-name="ce5" table:formula="of:=COM.MICROSOFT.CONCAT(&quot;alfred.&quot;;[.AB39])" office:value-type="string" office:string-value="alfred.amaboni@hotmail.com" calcext:value-type="string">
            <text:p>alfred.amaboni@hotmail.com</text:p>
          </table:table-cell>
          <table:table-cell table:style-name="ce5" office:value-type="string" calcext:value-type="string">
            <text:p>26 a 30 anos</text:p>
          </table:table-cell>
          <table:table-cell/>
          <table:table-cell table:style-name="ce5" office:value-type="string" calcext:value-type="string">
            <text:p>Ensino Superior Completo</text:p>
          </table:table-cell>
          <table:table-cell table:style-name="ce5" office:value-type="string" calcext:value-type="string">
            <text:p>De 2 anos a 5 anos</text:p>
          </table:table-cell>
          <table:table-cell table:formula="of:=[.AG39]" office:value-type="string" office:string-value="De 2 anos a 5 anos" calcext:value-type="string">
            <text:p>De 2 anos a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22T07:24:32.03" calcext:value-type="date">
            <text:p>4/22/2020 7:24:32</text:p>
          </table:table-cell>
          <table:table-cell table:style-name="ce5" office:value-type="string" calcext:value-type="string">
            <text:p>Yasmely Salazar</text:p>
          </table:table-cell>
          <table:table-cell table:style-name="ce5" table:formula="of:=PROPER([.B40])" office:value-type="string" office:string-value="Yasmely Salazar" calcext:value-type="string">
            <text:p>Yasmely Salazar</text:p>
          </table:table-cell>
          <table:table-cell table:style-name="ce1" office:value-type="string" calcext:value-type="string">
            <text:p>+5541995028556</text:p>
          </table:table-cell>
          <table:table-cell table:style-name="ce1" office:value-type="float" office:value="41992428629" calcext:value-type="float">
            <text:p>41992428629</text:p>
          </table:table-cell>
          <table:table-cell table:style-name="ce1" table:formula="of:=LEFT([.E40];2)" office:value-type="string" office:string-value="41" calcext:value-type="string">
            <text:p>41</text:p>
          </table:table-cell>
          <table:table-cell table:style-name="ce1" table:formula="of:=RIGHT([.E40];9)" office:value-type="string" office:string-value="992428629" calcext:value-type="string">
            <text:p>992428629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H40];1)&gt;0;&quot;&quot;&quot;morning&quot;&quot;&quot;;&quot;null&quot;);&quot;null&quot;) &amp; &quot;,&quot; &amp;IFERROR(IF(SEARCH(&quot;Tarde&quot;;[.H40];1)&gt;0;&quot;&quot;&quot;afternoon&quot;&quot;&quot;;&quot;null&quot;);&quot;null&quot;) &amp; &quot;,&quot; &amp; IFERROR(IF(SEARCH(&quot;Noite&quot;;[.H40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J40];1)&gt;0;&quot;&quot;&quot;morning&quot;&quot;&quot;;&quot;null&quot;);&quot;null&quot;) &amp; &quot;,&quot; &amp;IFERROR(IF(SEARCH(&quot;Tarde&quot;;[.J40];1)&gt;0;&quot;&quot;&quot;afternoon&quot;&quot;&quot;;&quot;null&quot;);&quot;null&quot;) &amp; &quot;,&quot; &amp; IFERROR(IF(SEARCH(&quot;Noite&quot;;[.J40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L40];1)&gt;0;&quot;&quot;&quot;morning&quot;&quot;&quot;;&quot;null&quot;);&quot;null&quot;) &amp; &quot;,&quot; &amp;IFERROR(IF(SEARCH(&quot;Tarde&quot;;[.L40];1)&gt;0;&quot;&quot;&quot;afternoon&quot;&quot;&quot;;&quot;null&quot;);&quot;null&quot;) &amp; &quot;,&quot; &amp; IFERROR(IF(SEARCH(&quot;Noite&quot;;[.L40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N40];1)&gt;0;&quot;&quot;&quot;morning&quot;&quot;&quot;;&quot;null&quot;);&quot;null&quot;) &amp; &quot;,&quot; &amp;IFERROR(IF(SEARCH(&quot;Tarde&quot;;[.N40];1)&gt;0;&quot;&quot;&quot;afternoon&quot;&quot;&quot;;&quot;null&quot;);&quot;null&quot;) &amp; &quot;,&quot; &amp; IFERROR(IF(SEARCH(&quot;Noite&quot;;[.N40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P40];1)&gt;0;&quot;&quot;&quot;morning&quot;&quot;&quot;;&quot;null&quot;);&quot;null&quot;) &amp; &quot;,&quot; &amp;IFERROR(IF(SEARCH(&quot;Tarde&quot;;[.P40];1)&gt;0;&quot;&quot;&quot;afternoon&quot;&quot;&quot;;&quot;null&quot;);&quot;null&quot;) &amp; &quot;,&quot; &amp; IFERROR(IF(SEARCH(&quot;Noite&quot;;[.P40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/>
          <table:table-cell table:style-name="ce5" table:formula="of:=&quot;[&quot; &amp; IFERROR(IF(SEARCH(&quot;Manhã&quot;;[.R40];1)&gt;0;&quot;&quot;&quot;morning&quot;&quot;&quot;;&quot;null&quot;);&quot;null&quot;) &amp; &quot;,&quot; &amp;IFERROR(IF(SEARCH(&quot;Tarde&quot;;[.R40];1)&gt;0;&quot;&quot;&quot;afternoon&quot;&quot;&quot;;&quot;null&quot;);&quot;null&quot;) &amp; &quot;,&quot; &amp; IFERROR(IF(SEARCH(&quot;Noite&quot;;[.R40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T40];1)&gt;0;&quot;&quot;&quot;morning&quot;&quot;&quot;;&quot;null&quot;);&quot;null&quot;) &amp; &quot;,&quot; &amp;IFERROR(IF(SEARCH(&quot;Tarde&quot;;[.T40];1)&gt;0;&quot;&quot;&quot;afternoon&quot;&quot;&quot;;&quot;null&quot;);&quot;null&quot;) &amp; &quot;,&quot; &amp; IFERROR(IF(SEARCH(&quot;Noite&quot;;[.T40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Aux. de Cozinha, Aux. de Padeiro/Confeiteiro(a), Cozinheiro (a)</text:p>
          </table:table-cell>
          <table:table-cell table:style-name="ce5" table:formula="of:=[.V40]" office:value-type="string" office:string-value="Aux. de Cozinha, Aux. de Padeiro/Confeiteiro(a), Cozinheiro (a)" calcext:value-type="string">
            <text:p>Aux. de Cozinha, Aux. de Padeiro/Confeiteiro(a), Cozinheiro (a)</text:p>
          </table:table-cell>
          <table:table-cell table:style-name="ce5" office:value-type="string" calcext:value-type="string">
            <text:p>Brasileira, Bebidas e Smoothies, Buffet &amp; Rodízios, Fast-food, Italiana, Lanchonete &amp; Cafés (salgados, pastéis, sanduiches e doces ), Latina, Mexicana, Padaria e Confeitarias, Pizza</text:p>
          </table:table-cell>
          <table:table-cell table:style-name="ce5" table:formula="of:=[.X40]" office:value-type="string" office:string-value="Brasileira, Bebidas e Smoothies, Buffet &amp; Rodízios, Fast-food, Italiana, Lanchonete &amp; Cafés (salgados, pastéis, sanduiches e doces ), Latina, Mexicana, Padaria e Confeitarias, Pizza" calcext:value-type="string">
            <text:p>Brasileira, Bebidas e Smoothies, Buffet &amp; Rodízios, Fast-food, Italiana, Lanchonete &amp; Cafés (salgados, pastéis, sanduiches e doces ), Latina, Mexicana, Padaria e Confeitarias, Pizza</text:p>
          </table:table-cell>
          <table:table-cell table:style-name="ce5" office:value-type="string" calcext:value-type="string">
            <text:p>Alto da xv</text:p>
          </table:table-cell>
          <table:table-cell table:style-name="ce5" table:formula="of:=[.Z40]" office:value-type="string" office:string-value="Alto da xv" calcext:value-type="string">
            <text:p>Alto da xv</text:p>
          </table:table-cell>
          <table:table-cell table:style-name="ce5" office:value-type="string" calcext:value-type="string">
            <text:p>salazaryasmely21@gmail.com</text:p>
          </table:table-cell>
          <table:table-cell table:style-name="ce5" table:formula="of:=COM.MICROSOFT.CONCAT(&quot;alfred.&quot;;[.AB40])" office:value-type="string" office:string-value="alfred.salazaryasmely21@gmail.com" calcext:value-type="string">
            <text:p>alfred.salazaryasmely21@g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Superior Completo</text:p>
          </table:table-cell>
          <table:table-cell table:style-name="ce5" office:value-type="string" calcext:value-type="string">
            <text:p>De 2 anos a 5 anos</text:p>
          </table:table-cell>
          <table:table-cell table:formula="of:=[.AG40]" office:value-type="string" office:string-value="De 2 anos a 5 anos" calcext:value-type="string">
            <text:p>De 2 anos a 5 anos</text:p>
          </table:table-cell>
          <table:table-cell table:number-columns-repeated="990"/>
        </table:table-row>
        <table:table-row table:style-name="ro1">
          <table:table-cell table:style-name="ce3" office:value-type="date" office:date-value="2020-08-15T02:01:25.87" calcext:value-type="date">
            <text:p>8/15/2020 2:01:25</text:p>
          </table:table-cell>
          <table:table-cell table:style-name="ce5" office:value-type="string" calcext:value-type="string">
            <text:p>Rodrigo Luiz do Nascimento </text:p>
          </table:table-cell>
          <table:table-cell table:style-name="ce5" table:formula="of:=PROPER([.B41])" office:value-type="string" office:string-value="Rodrigo Luiz Do Nascimento " calcext:value-type="string">
            <text:p>Rodrigo Luiz Do Nascimento </text:p>
          </table:table-cell>
          <table:table-cell table:style-name="ce1" office:value-type="string" calcext:value-type="string">
            <text:p>41 99242-8629</text:p>
          </table:table-cell>
          <table:table-cell table:style-name="ce1" office:value-type="float" office:value="41996546287" calcext:value-type="float">
            <text:p>41996546287</text:p>
          </table:table-cell>
          <table:table-cell table:style-name="ce1" table:formula="of:=LEFT([.E41];2)" office:value-type="string" office:string-value="41" calcext:value-type="string">
            <text:p>41</text:p>
          </table:table-cell>
          <table:table-cell table:style-name="ce1" table:formula="of:=RIGHT([.E41];9)" office:value-type="string" office:string-value="996546287" calcext:value-type="string">
            <text:p>996546287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41];1)&gt;0;&quot;&quot;&quot;morning&quot;&quot;&quot;;&quot;null&quot;);&quot;null&quot;) &amp; &quot;,&quot; &amp;IFERROR(IF(SEARCH(&quot;Tarde&quot;;[.H41];1)&gt;0;&quot;&quot;&quot;afternoon&quot;&quot;&quot;;&quot;null&quot;);&quot;null&quot;) &amp; &quot;,&quot; &amp; IFERROR(IF(SEARCH(&quot;Noite&quot;;[.H4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41];1)&gt;0;&quot;&quot;&quot;morning&quot;&quot;&quot;;&quot;null&quot;);&quot;null&quot;) &amp; &quot;,&quot; &amp;IFERROR(IF(SEARCH(&quot;Tarde&quot;;[.J41];1)&gt;0;&quot;&quot;&quot;afternoon&quot;&quot;&quot;;&quot;null&quot;);&quot;null&quot;) &amp; &quot;,&quot; &amp; IFERROR(IF(SEARCH(&quot;Noite&quot;;[.J4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41];1)&gt;0;&quot;&quot;&quot;morning&quot;&quot;&quot;;&quot;null&quot;);&quot;null&quot;) &amp; &quot;,&quot; &amp;IFERROR(IF(SEARCH(&quot;Tarde&quot;;[.L41];1)&gt;0;&quot;&quot;&quot;afternoon&quot;&quot;&quot;;&quot;null&quot;);&quot;null&quot;) &amp; &quot;,&quot; &amp; IFERROR(IF(SEARCH(&quot;Noite&quot;;[.L4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41];1)&gt;0;&quot;&quot;&quot;morning&quot;&quot;&quot;;&quot;null&quot;);&quot;null&quot;) &amp; &quot;,&quot; &amp;IFERROR(IF(SEARCH(&quot;Tarde&quot;;[.N41];1)&gt;0;&quot;&quot;&quot;afternoon&quot;&quot;&quot;;&quot;null&quot;);&quot;null&quot;) &amp; &quot;,&quot; &amp; IFERROR(IF(SEARCH(&quot;Noite&quot;;[.N4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41];1)&gt;0;&quot;&quot;&quot;morning&quot;&quot;&quot;;&quot;null&quot;);&quot;null&quot;) &amp; &quot;,&quot; &amp;IFERROR(IF(SEARCH(&quot;Tarde&quot;;[.P41];1)&gt;0;&quot;&quot;&quot;afternoon&quot;&quot;&quot;;&quot;null&quot;);&quot;null&quot;) &amp; &quot;,&quot; &amp; IFERROR(IF(SEARCH(&quot;Noite&quot;;[.P4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41];1)&gt;0;&quot;&quot;&quot;morning&quot;&quot;&quot;;&quot;null&quot;);&quot;null&quot;) &amp; &quot;,&quot; &amp;IFERROR(IF(SEARCH(&quot;Tarde&quot;;[.R41];1)&gt;0;&quot;&quot;&quot;afternoon&quot;&quot;&quot;;&quot;null&quot;);&quot;null&quot;) &amp; &quot;,&quot; &amp; IFERROR(IF(SEARCH(&quot;Noite&quot;;[.R4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41];1)&gt;0;&quot;&quot;&quot;morning&quot;&quot;&quot;;&quot;null&quot;);&quot;null&quot;) &amp; &quot;,&quot; &amp;IFERROR(IF(SEARCH(&quot;Tarde&quot;;[.T41];1)&gt;0;&quot;&quot;&quot;afternoon&quot;&quot;&quot;;&quot;null&quot;);&quot;null&quot;) &amp; &quot;,&quot; &amp; IFERROR(IF(SEARCH(&quot;Noite&quot;;[.T4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ux. de Cozinha, Barman, Cozinheiro (a)</text:p>
          </table:table-cell>
          <table:table-cell table:style-name="ce5" table:formula="of:=[.V41]" office:value-type="string" office:string-value="Aux. de Cozinha, Barman, Cozinheiro (a)" calcext:value-type="string">
            <text:p>Aux. de Cozinha, Barman, Cozinheiro (a)</text:p>
          </table:table-cell>
          <table:table-cell table:style-name="ce5" office:value-type="string" calcext:value-type="string">
            <text:p>Brasileira, Carnes &amp; Churrascaria, Contemporânea, Frutos do Mar, Italiana, Latina</text:p>
          </table:table-cell>
          <table:table-cell table:style-name="ce5" table:formula="of:=[.X41]" office:value-type="string" office:string-value="Brasileira, Carnes &amp; Churrascaria, Contemporânea, Frutos do Mar, Italiana, Latina" calcext:value-type="string">
            <text:p>Brasileira, Carnes &amp; Churrascaria, Contemporânea, Frutos do Mar, Italiana, Latina</text:p>
          </table:table-cell>
          <table:table-cell table:style-name="ce5" office:value-type="string" calcext:value-type="string">
            <text:p>Cajuru </text:p>
          </table:table-cell>
          <table:table-cell table:style-name="ce5" table:formula="of:=[.Z41]" office:value-type="string" office:string-value="Cajuru " calcext:value-type="string">
            <text:p>Cajuru </text:p>
          </table:table-cell>
          <table:table-cell table:style-name="ce5" office:value-type="string" calcext:value-type="string">
            <text:p>rodrigoln@outlook.com</text:p>
          </table:table-cell>
          <table:table-cell table:style-name="ce5" table:formula="of:=COM.MICROSOFT.CONCAT(&quot;alfred.&quot;;[.AB41])" office:value-type="string" office:string-value="alfred.rodrigoln@outlook.com" calcext:value-type="string">
            <text:p>alfred.rodrigoln@outlook.com</text:p>
          </table:table-cell>
          <table:table-cell table:style-name="ce5" office:value-type="string" calcext:value-type="string">
            <text:p>26 a 30 anos</text:p>
          </table:table-cell>
          <table:table-cell/>
          <table:table-cell table:style-name="ce5" office:value-type="string" calcext:value-type="string">
            <text:p>Ensino Superior Completo</text:p>
          </table:table-cell>
          <table:table-cell table:style-name="ce5" office:value-type="string" calcext:value-type="string">
            <text:p>De 2 anos a 5 anos</text:p>
          </table:table-cell>
          <table:table-cell table:formula="of:=[.AG41]" office:value-type="string" office:string-value="De 2 anos a 5 anos" calcext:value-type="string">
            <text:p>De 2 anos a 5 anos</text:p>
          </table:table-cell>
          <table:table-cell table:number-columns-repeated="990"/>
        </table:table-row>
        <table:table-row table:style-name="ro1">
          <table:table-cell table:style-name="ce3" office:value-type="date" office:date-value="2020-08-25T15:49:02.6" calcext:value-type="date">
            <text:p>8/25/2020 15:49:02</text:p>
          </table:table-cell>
          <table:table-cell table:style-name="ce5" office:value-type="string" calcext:value-type="string">
            <text:p>Paulo Ricardo Cadena</text:p>
          </table:table-cell>
          <table:table-cell table:style-name="ce5" table:formula="of:=PROPER([.B42])" office:value-type="string" office:string-value="Paulo Ricardo Cadena" calcext:value-type="string">
            <text:p>Paulo Ricardo Cadena</text:p>
          </table:table-cell>
          <table:table-cell table:style-name="ce1" office:value-type="float" office:value="41996546287" calcext:value-type="float">
            <text:p>41996546287</text:p>
          </table:table-cell>
          <table:table-cell table:style-name="ce1" office:value-type="float" office:value="41988883229" calcext:value-type="float">
            <text:p>41988883229</text:p>
          </table:table-cell>
          <table:table-cell table:style-name="ce1" table:formula="of:=LEFT([.E42];2)" office:value-type="string" office:string-value="41" calcext:value-type="string">
            <text:p>41</text:p>
          </table:table-cell>
          <table:table-cell table:style-name="ce1" table:formula="of:=RIGHT([.E42];9)" office:value-type="string" office:string-value="988883229" calcext:value-type="string">
            <text:p>988883229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42];1)&gt;0;&quot;&quot;&quot;morning&quot;&quot;&quot;;&quot;null&quot;);&quot;null&quot;) &amp; &quot;,&quot; &amp;IFERROR(IF(SEARCH(&quot;Tarde&quot;;[.H42];1)&gt;0;&quot;&quot;&quot;afternoon&quot;&quot;&quot;;&quot;null&quot;);&quot;null&quot;) &amp; &quot;,&quot; &amp; IFERROR(IF(SEARCH(&quot;Noite&quot;;[.H4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42];1)&gt;0;&quot;&quot;&quot;morning&quot;&quot;&quot;;&quot;null&quot;);&quot;null&quot;) &amp; &quot;,&quot; &amp;IFERROR(IF(SEARCH(&quot;Tarde&quot;;[.J42];1)&gt;0;&quot;&quot;&quot;afternoon&quot;&quot;&quot;;&quot;null&quot;);&quot;null&quot;) &amp; &quot;,&quot; &amp; IFERROR(IF(SEARCH(&quot;Noite&quot;;[.J4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L42];1)&gt;0;&quot;&quot;&quot;morning&quot;&quot;&quot;;&quot;null&quot;);&quot;null&quot;) &amp; &quot;,&quot; &amp;IFERROR(IF(SEARCH(&quot;Tarde&quot;;[.L42];1)&gt;0;&quot;&quot;&quot;afternoon&quot;&quot;&quot;;&quot;null&quot;);&quot;null&quot;) &amp; &quot;,&quot; &amp; IFERROR(IF(SEARCH(&quot;Noite&quot;;[.L42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42];1)&gt;0;&quot;&quot;&quot;morning&quot;&quot;&quot;;&quot;null&quot;);&quot;null&quot;) &amp; &quot;,&quot; &amp;IFERROR(IF(SEARCH(&quot;Tarde&quot;;[.N42];1)&gt;0;&quot;&quot;&quot;afternoon&quot;&quot;&quot;;&quot;null&quot;);&quot;null&quot;) &amp; &quot;,&quot; &amp; IFERROR(IF(SEARCH(&quot;Noite&quot;;[.N4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P42];1)&gt;0;&quot;&quot;&quot;morning&quot;&quot;&quot;;&quot;null&quot;);&quot;null&quot;) &amp; &quot;,&quot; &amp;IFERROR(IF(SEARCH(&quot;Tarde&quot;;[.P42];1)&gt;0;&quot;&quot;&quot;afternoon&quot;&quot;&quot;;&quot;null&quot;);&quot;null&quot;) &amp; &quot;,&quot; &amp; IFERROR(IF(SEARCH(&quot;Noite&quot;;[.P42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R42];1)&gt;0;&quot;&quot;&quot;morning&quot;&quot;&quot;;&quot;null&quot;);&quot;null&quot;) &amp; &quot;,&quot; &amp;IFERROR(IF(SEARCH(&quot;Tarde&quot;;[.R42];1)&gt;0;&quot;&quot;&quot;afternoon&quot;&quot;&quot;;&quot;null&quot;);&quot;null&quot;) &amp; &quot;,&quot; &amp; IFERROR(IF(SEARCH(&quot;Noite&quot;;[.R42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/>
          <table:table-cell table:style-name="ce5" table:formula="of:=&quot;[&quot; &amp; IFERROR(IF(SEARCH(&quot;Manhã&quot;;[.T42];1)&gt;0;&quot;&quot;&quot;morning&quot;&quot;&quot;;&quot;null&quot;);&quot;null&quot;) &amp; &quot;,&quot; &amp;IFERROR(IF(SEARCH(&quot;Tarde&quot;;[.T42];1)&gt;0;&quot;&quot;&quot;afternoon&quot;&quot;&quot;;&quot;null&quot;);&quot;null&quot;) &amp; &quot;,&quot; &amp; IFERROR(IF(SEARCH(&quot;Noite&quot;;[.T42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Atendente de balcão, Caixa, Cozinheiro (a)</text:p>
          </table:table-cell>
          <table:table-cell table:style-name="ce5" table:formula="of:=[.V42]" office:value-type="string" office:string-value="Atendente de balcão, Caixa, Cozinheiro (a)" calcext:value-type="string">
            <text:p>Atendente de balcão, Caixa, Cozinheiro (a)</text:p>
          </table:table-cell>
          <table:table-cell table:style-name="ce5" office:value-type="string" calcext:value-type="string">
            <text:p>Brasileira, Carnes &amp; Churrascaria, Frutos do Mar, Mexicana</text:p>
          </table:table-cell>
          <table:table-cell table:style-name="ce5" table:formula="of:=[.X42]" office:value-type="string" office:string-value="Brasileira, Carnes &amp; Churrascaria, Frutos do Mar, Mexicana" calcext:value-type="string">
            <text:p>Brasileira, Carnes &amp; Churrascaria, Frutos do Mar, Mexicana</text:p>
          </table:table-cell>
          <table:table-cell table:style-name="ce5" office:value-type="string" calcext:value-type="string">
            <text:p>Boqueirão</text:p>
          </table:table-cell>
          <table:table-cell table:style-name="ce5" table:formula="of:=[.Z42]" office:value-type="string" office:string-value="Boqueirão" calcext:value-type="string">
            <text:p>Boqueirão</text:p>
          </table:table-cell>
          <table:table-cell table:style-name="ce5" office:value-type="string" calcext:value-type="string">
            <text:p>paulorcadena@gmail.com</text:p>
          </table:table-cell>
          <table:table-cell table:style-name="ce5" table:formula="of:=COM.MICROSOFT.CONCAT(&quot;alfred.&quot;;[.AB42])" office:value-type="string" office:string-value="alfred.paulorcadena@gmail.com" calcext:value-type="string">
            <text:p>alfred.paulorcadena@gmail.com</text:p>
          </table:table-cell>
          <table:table-cell table:style-name="ce5" office:value-type="string" calcext:value-type="string">
            <text:p>26 a 3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De 2 anos a 5 anos</text:p>
          </table:table-cell>
          <table:table-cell table:formula="of:=[.AG42]" office:value-type="string" office:string-value="De 2 anos a 5 anos" calcext:value-type="string">
            <text:p>De 2 anos a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1T16:29:00.27" calcext:value-type="date">
            <text:p>3/21/2020 16:29:00</text:p>
          </table:table-cell>
          <table:table-cell table:style-name="ce5" office:value-type="string" calcext:value-type="string">
            <text:p>Karin duardo dos santos</text:p>
          </table:table-cell>
          <table:table-cell table:style-name="ce5" table:formula="of:=PROPER([.B43])" office:value-type="string" office:string-value="Karin Duardo Dos Santos" calcext:value-type="string">
            <text:p>Karin Duardo Dos Santos</text:p>
          </table:table-cell>
          <table:table-cell table:style-name="ce1" office:value-type="string" calcext:value-type="string">
            <text:p>+5541988883229</text:p>
          </table:table-cell>
          <table:table-cell table:style-name="ce1" office:value-type="float" office:value="41987199621" calcext:value-type="float">
            <text:p>41987199621</text:p>
          </table:table-cell>
          <table:table-cell table:style-name="ce1" table:formula="of:=LEFT([.E43];2)" office:value-type="string" office:string-value="41" calcext:value-type="string">
            <text:p>41</text:p>
          </table:table-cell>
          <table:table-cell table:style-name="ce1" table:formula="of:=RIGHT([.E43];9)" office:value-type="string" office:string-value="987199621" calcext:value-type="string">
            <text:p>987199621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H43];1)&gt;0;&quot;&quot;&quot;morning&quot;&quot;&quot;;&quot;null&quot;);&quot;null&quot;) &amp; &quot;,&quot; &amp;IFERROR(IF(SEARCH(&quot;Tarde&quot;;[.H43];1)&gt;0;&quot;&quot;&quot;afternoon&quot;&quot;&quot;;&quot;null&quot;);&quot;null&quot;) &amp; &quot;,&quot; &amp; IFERROR(IF(SEARCH(&quot;Noite&quot;;[.H43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J43];1)&gt;0;&quot;&quot;&quot;morning&quot;&quot;&quot;;&quot;null&quot;);&quot;null&quot;) &amp; &quot;,&quot; &amp;IFERROR(IF(SEARCH(&quot;Tarde&quot;;[.J43];1)&gt;0;&quot;&quot;&quot;afternoon&quot;&quot;&quot;;&quot;null&quot;);&quot;null&quot;) &amp; &quot;,&quot; &amp; IFERROR(IF(SEARCH(&quot;Noite&quot;;[.J43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L43];1)&gt;0;&quot;&quot;&quot;morning&quot;&quot;&quot;;&quot;null&quot;);&quot;null&quot;) &amp; &quot;,&quot; &amp;IFERROR(IF(SEARCH(&quot;Tarde&quot;;[.L43];1)&gt;0;&quot;&quot;&quot;afternoon&quot;&quot;&quot;;&quot;null&quot;);&quot;null&quot;) &amp; &quot;,&quot; &amp; IFERROR(IF(SEARCH(&quot;Noite&quot;;[.L43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N43];1)&gt;0;&quot;&quot;&quot;morning&quot;&quot;&quot;;&quot;null&quot;);&quot;null&quot;) &amp; &quot;,&quot; &amp;IFERROR(IF(SEARCH(&quot;Tarde&quot;;[.N43];1)&gt;0;&quot;&quot;&quot;afternoon&quot;&quot;&quot;;&quot;null&quot;);&quot;null&quot;) &amp; &quot;,&quot; &amp; IFERROR(IF(SEARCH(&quot;Noite&quot;;[.N43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P43];1)&gt;0;&quot;&quot;&quot;morning&quot;&quot;&quot;;&quot;null&quot;);&quot;null&quot;) &amp; &quot;,&quot; &amp;IFERROR(IF(SEARCH(&quot;Tarde&quot;;[.P43];1)&gt;0;&quot;&quot;&quot;afternoon&quot;&quot;&quot;;&quot;null&quot;);&quot;null&quot;) &amp; &quot;,&quot; &amp; IFERROR(IF(SEARCH(&quot;Noite&quot;;[.P43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R43];1)&gt;0;&quot;&quot;&quot;morning&quot;&quot;&quot;;&quot;null&quot;);&quot;null&quot;) &amp; &quot;,&quot; &amp;IFERROR(IF(SEARCH(&quot;Tarde&quot;;[.R43];1)&gt;0;&quot;&quot;&quot;afternoon&quot;&quot;&quot;;&quot;null&quot;);&quot;null&quot;) &amp; &quot;,&quot; &amp; IFERROR(IF(SEARCH(&quot;Noite&quot;;[.R43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T43];1)&gt;0;&quot;&quot;&quot;morning&quot;&quot;&quot;;&quot;null&quot;);&quot;null&quot;) &amp; &quot;,&quot; &amp;IFERROR(IF(SEARCH(&quot;Tarde&quot;;[.T43];1)&gt;0;&quot;&quot;&quot;afternoon&quot;&quot;&quot;;&quot;null&quot;);&quot;null&quot;) &amp; &quot;,&quot; &amp; IFERROR(IF(SEARCH(&quot;Noite&quot;;[.T43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Aux.de <text:s/>Limpeza</text:p>
          </table:table-cell>
          <table:table-cell table:style-name="ce5" table:formula="of:=[.V43]" office:value-type="string" office:string-value="Aux.de  Limpeza" calcext:value-type="string">
            <text:p>Aux.de <text:s/>Limpeza</text:p>
          </table:table-cell>
          <table:table-cell table:style-name="ce5" office:value-type="string" calcext:value-type="string">
            <text:p>Japonesa</text:p>
          </table:table-cell>
          <table:table-cell table:style-name="ce5" table:formula="of:=[.X43]" office:value-type="string" office:string-value="Japonesa" calcext:value-type="string">
            <text:p>Japonesa</text:p>
          </table:table-cell>
          <table:table-cell table:style-name="ce5" office:value-type="string" calcext:value-type="string">
            <text:p>Cic</text:p>
          </table:table-cell>
          <table:table-cell table:style-name="ce5" table:formula="of:=[.Z43]" office:value-type="string" office:string-value="Cic" calcext:value-type="string">
            <text:p>Cic</text:p>
          </table:table-cell>
          <table:table-cell table:style-name="ce5" office:value-type="string" calcext:value-type="string">
            <text:p>karinamanson72@gmail.com</text:p>
          </table:table-cell>
          <table:table-cell table:style-name="ce5" table:formula="of:=COM.MICROSOFT.CONCAT(&quot;alfred.&quot;;[.AB43])" office:value-type="string" office:string-value="alfred.karinamanson72@gmail.com" calcext:value-type="string">
            <text:p>alfred.karinamanson72@g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Fundamental Completo</text:p>
          </table:table-cell>
          <table:table-cell table:style-name="ce5" office:value-type="string" calcext:value-type="string">
            <text:p>Entre 6 meses e 1 ano</text:p>
          </table:table-cell>
          <table:table-cell table:formula="of:=[.AG43]" office:value-type="string" office:string-value="Entre 6 meses e 1 ano" calcext:value-type="string">
            <text:p>Entre 6 meses e 1 ano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5T13:00:27.36" calcext:value-type="date">
            <text:p>3/25/2020 13:00:27</text:p>
          </table:table-cell>
          <table:table-cell table:style-name="ce5" office:value-type="string" calcext:value-type="string">
            <text:p>Alephe Klebson</text:p>
          </table:table-cell>
          <table:table-cell table:style-name="ce5" table:formula="of:=PROPER([.B44])" office:value-type="string" office:string-value="Alephe Klebson" calcext:value-type="string">
            <text:p>Alephe Klebson</text:p>
          </table:table-cell>
          <table:table-cell table:style-name="ce1" office:value-type="string" calcext:value-type="string">
            <text:p>41 987199621</text:p>
          </table:table-cell>
          <table:table-cell table:style-name="ce1" office:value-type="float" office:value="41999404808" calcext:value-type="float">
            <text:p>41999404808</text:p>
          </table:table-cell>
          <table:table-cell table:style-name="ce1" table:formula="of:=LEFT([.E44];2)" office:value-type="string" office:string-value="41" calcext:value-type="string">
            <text:p>41</text:p>
          </table:table-cell>
          <table:table-cell table:style-name="ce1" table:formula="of:=RIGHT([.E44];9)" office:value-type="string" office:string-value="999404808" calcext:value-type="string">
            <text:p>999404808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H44];1)&gt;0;&quot;&quot;&quot;morning&quot;&quot;&quot;;&quot;null&quot;);&quot;null&quot;) &amp; &quot;,&quot; &amp;IFERROR(IF(SEARCH(&quot;Tarde&quot;;[.H44];1)&gt;0;&quot;&quot;&quot;afternoon&quot;&quot;&quot;;&quot;null&quot;);&quot;null&quot;) &amp; &quot;,&quot; &amp; IFERROR(IF(SEARCH(&quot;Noite&quot;;[.H44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J44];1)&gt;0;&quot;&quot;&quot;morning&quot;&quot;&quot;;&quot;null&quot;);&quot;null&quot;) &amp; &quot;,&quot; &amp;IFERROR(IF(SEARCH(&quot;Tarde&quot;;[.J44];1)&gt;0;&quot;&quot;&quot;afternoon&quot;&quot;&quot;;&quot;null&quot;);&quot;null&quot;) &amp; &quot;,&quot; &amp; IFERROR(IF(SEARCH(&quot;Noite&quot;;[.J44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L44];1)&gt;0;&quot;&quot;&quot;morning&quot;&quot;&quot;;&quot;null&quot;);&quot;null&quot;) &amp; &quot;,&quot; &amp;IFERROR(IF(SEARCH(&quot;Tarde&quot;;[.L44];1)&gt;0;&quot;&quot;&quot;afternoon&quot;&quot;&quot;;&quot;null&quot;);&quot;null&quot;) &amp; &quot;,&quot; &amp; IFERROR(IF(SEARCH(&quot;Noite&quot;;[.L44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N44];1)&gt;0;&quot;&quot;&quot;morning&quot;&quot;&quot;;&quot;null&quot;);&quot;null&quot;) &amp; &quot;,&quot; &amp;IFERROR(IF(SEARCH(&quot;Tarde&quot;;[.N44];1)&gt;0;&quot;&quot;&quot;afternoon&quot;&quot;&quot;;&quot;null&quot;);&quot;null&quot;) &amp; &quot;,&quot; &amp; IFERROR(IF(SEARCH(&quot;Noite&quot;;[.N44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P44];1)&gt;0;&quot;&quot;&quot;morning&quot;&quot;&quot;;&quot;null&quot;);&quot;null&quot;) &amp; &quot;,&quot; &amp;IFERROR(IF(SEARCH(&quot;Tarde&quot;;[.P44];1)&gt;0;&quot;&quot;&quot;afternoon&quot;&quot;&quot;;&quot;null&quot;);&quot;null&quot;) &amp; &quot;,&quot; &amp; IFERROR(IF(SEARCH(&quot;Noite&quot;;[.P44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R44];1)&gt;0;&quot;&quot;&quot;morning&quot;&quot;&quot;;&quot;null&quot;);&quot;null&quot;) &amp; &quot;,&quot; &amp;IFERROR(IF(SEARCH(&quot;Tarde&quot;;[.R44];1)&gt;0;&quot;&quot;&quot;afternoon&quot;&quot;&quot;;&quot;null&quot;);&quot;null&quot;) &amp; &quot;,&quot; &amp; IFERROR(IF(SEARCH(&quot;Noite&quot;;[.R44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44];1)&gt;0;&quot;&quot;&quot;morning&quot;&quot;&quot;;&quot;null&quot;);&quot;null&quot;) &amp; &quot;,&quot; &amp;IFERROR(IF(SEARCH(&quot;Tarde&quot;;[.T44];1)&gt;0;&quot;&quot;&quot;afternoon&quot;&quot;&quot;;&quot;null&quot;);&quot;null&quot;) &amp; &quot;,&quot; &amp; IFERROR(IF(SEARCH(&quot;Noite&quot;;[.T4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ux.de <text:s/>Limpeza, Aux. de Garçom/Cumim, Garçom/Garçonete</text:p>
          </table:table-cell>
          <table:table-cell table:style-name="ce5" table:formula="of:=[.V44]" office:value-type="string" office:string-value="Aux.de  Limpeza, Aux. de Garçom/Cumim, Garçom/Garçonete" calcext:value-type="string">
            <text:p>Aux.de <text:s/>Limpeza, Aux. de Garçom/Cumim, Garçom/Garçonete</text:p>
          </table:table-cell>
          <table:table-cell table:style-name="ce5" office:value-type="string" calcext:value-type="string">
            <text:p>Bares, Buffet &amp; Rodízios, Carnes &amp; Churrascaria, Fast-food</text:p>
          </table:table-cell>
          <table:table-cell table:style-name="ce5" table:formula="of:=[.X44]" office:value-type="string" office:string-value="Bares, Buffet &amp; Rodízios, Carnes &amp; Churrascaria, Fast-food" calcext:value-type="string">
            <text:p>Bares, Buffet &amp; Rodízios, Carnes &amp; Churrascaria, Fast-food</text:p>
          </table:table-cell>
          <table:table-cell table:style-name="ce5" office:value-type="string" calcext:value-type="string">
            <text:p>São Lourenço</text:p>
          </table:table-cell>
          <table:table-cell table:style-name="ce5" table:formula="of:=[.Z44]" office:value-type="string" office:string-value="São Lourenço" calcext:value-type="string">
            <text:p>São Lourenço</text:p>
          </table:table-cell>
          <table:table-cell table:style-name="ce5" office:value-type="string" calcext:value-type="string">
            <text:p>alephe001@gmail.com</text:p>
          </table:table-cell>
          <table:table-cell table:style-name="ce5" table:formula="of:=COM.MICROSOFT.CONCAT(&quot;alfred.&quot;;[.AB44])" office:value-type="string" office:string-value="alfred.alephe001@gmail.com" calcext:value-type="string">
            <text:p>alfred.alephe001@gmail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Fundamental Completo</text:p>
          </table:table-cell>
          <table:table-cell table:style-name="ce5" office:value-type="string" calcext:value-type="string">
            <text:p>Entre 6 meses e 1 ano</text:p>
          </table:table-cell>
          <table:table-cell table:formula="of:=[.AG44]" office:value-type="string" office:string-value="Entre 6 meses e 1 ano" calcext:value-type="string">
            <text:p>Entre 6 meses e 1 ano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8T10:59:06.51" calcext:value-type="date">
            <text:p>3/28/2020 10:59:06</text:p>
          </table:table-cell>
          <table:table-cell table:style-name="ce5" office:value-type="string" calcext:value-type="string">
            <text:p>Tayla Caetano Amaral</text:p>
          </table:table-cell>
          <table:table-cell table:style-name="ce5" table:formula="of:=PROPER([.B45])" office:value-type="string" office:string-value="Tayla Caetano Amaral" calcext:value-type="string">
            <text:p>Tayla Caetano Amaral</text:p>
          </table:table-cell>
          <table:table-cell table:style-name="ce1" office:value-type="string" calcext:value-type="string">
            <text:p>(41) 999404808</text:p>
          </table:table-cell>
          <table:table-cell table:style-name="ce1" office:value-type="float" office:value="41998613596" calcext:value-type="float">
            <text:p>41998613596</text:p>
          </table:table-cell>
          <table:table-cell table:style-name="ce1" table:formula="of:=LEFT([.E45];2)" office:value-type="string" office:string-value="41" calcext:value-type="string">
            <text:p>41</text:p>
          </table:table-cell>
          <table:table-cell table:style-name="ce1" table:formula="of:=RIGHT([.E45];9)" office:value-type="string" office:string-value="998613596" calcext:value-type="string">
            <text:p>998613596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H45];1)&gt;0;&quot;&quot;&quot;morning&quot;&quot;&quot;;&quot;null&quot;);&quot;null&quot;) &amp; &quot;,&quot; &amp;IFERROR(IF(SEARCH(&quot;Tarde&quot;;[.H45];1)&gt;0;&quot;&quot;&quot;afternoon&quot;&quot;&quot;;&quot;null&quot;);&quot;null&quot;) &amp; &quot;,&quot; &amp; IFERROR(IF(SEARCH(&quot;Noite&quot;;[.H45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J45];1)&gt;0;&quot;&quot;&quot;morning&quot;&quot;&quot;;&quot;null&quot;);&quot;null&quot;) &amp; &quot;,&quot; &amp;IFERROR(IF(SEARCH(&quot;Tarde&quot;;[.J45];1)&gt;0;&quot;&quot;&quot;afternoon&quot;&quot;&quot;;&quot;null&quot;);&quot;null&quot;) &amp; &quot;,&quot; &amp; IFERROR(IF(SEARCH(&quot;Noite&quot;;[.J45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L45];1)&gt;0;&quot;&quot;&quot;morning&quot;&quot;&quot;;&quot;null&quot;);&quot;null&quot;) &amp; &quot;,&quot; &amp;IFERROR(IF(SEARCH(&quot;Tarde&quot;;[.L45];1)&gt;0;&quot;&quot;&quot;afternoon&quot;&quot;&quot;;&quot;null&quot;);&quot;null&quot;) &amp; &quot;,&quot; &amp; IFERROR(IF(SEARCH(&quot;Noite&quot;;[.L45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N45];1)&gt;0;&quot;&quot;&quot;morning&quot;&quot;&quot;;&quot;null&quot;);&quot;null&quot;) &amp; &quot;,&quot; &amp;IFERROR(IF(SEARCH(&quot;Tarde&quot;;[.N45];1)&gt;0;&quot;&quot;&quot;afternoon&quot;&quot;&quot;;&quot;null&quot;);&quot;null&quot;) &amp; &quot;,&quot; &amp; IFERROR(IF(SEARCH(&quot;Noite&quot;;[.N45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P45];1)&gt;0;&quot;&quot;&quot;morning&quot;&quot;&quot;;&quot;null&quot;);&quot;null&quot;) &amp; &quot;,&quot; &amp;IFERROR(IF(SEARCH(&quot;Tarde&quot;;[.P45];1)&gt;0;&quot;&quot;&quot;afternoon&quot;&quot;&quot;;&quot;null&quot;);&quot;null&quot;) &amp; &quot;,&quot; &amp; IFERROR(IF(SEARCH(&quot;Noite&quot;;[.P45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45];1)&gt;0;&quot;&quot;&quot;morning&quot;&quot;&quot;;&quot;null&quot;);&quot;null&quot;) &amp; &quot;,&quot; &amp;IFERROR(IF(SEARCH(&quot;Tarde&quot;;[.R45];1)&gt;0;&quot;&quot;&quot;afternoon&quot;&quot;&quot;;&quot;null&quot;);&quot;null&quot;) &amp; &quot;,&quot; &amp; IFERROR(IF(SEARCH(&quot;Noite&quot;;[.R4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45];1)&gt;0;&quot;&quot;&quot;morning&quot;&quot;&quot;;&quot;null&quot;);&quot;null&quot;) &amp; &quot;,&quot; &amp;IFERROR(IF(SEARCH(&quot;Tarde&quot;;[.T45];1)&gt;0;&quot;&quot;&quot;afternoon&quot;&quot;&quot;;&quot;null&quot;);&quot;null&quot;) &amp; &quot;,&quot; &amp; IFERROR(IF(SEARCH(&quot;Noite&quot;;[.T4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tendente de balcão, Garçom/Garçonete, Hostess</text:p>
          </table:table-cell>
          <table:table-cell table:style-name="ce5" table:formula="of:=[.V45]" office:value-type="string" office:string-value="Atendente de balcão, Garçom/Garçonete, Hostess" calcext:value-type="string">
            <text:p>Atendente de balcão, Garçom/Garçonete, Hostess</text:p>
          </table:table-cell>
          <table:table-cell table:style-name="ce5" office:value-type="string" calcext:value-type="string">
            <text:p>Lanchonete &amp; Cafés (salgados, pastéis, sanduiches e doces ), Saudável, Vegetariana</text:p>
          </table:table-cell>
          <table:table-cell table:style-name="ce5" table:formula="of:=[.X45]" office:value-type="string" office:string-value="Lanchonete &amp; Cafés (salgados, pastéis, sanduiches e doces ), Saudável, Vegetariana" calcext:value-type="string">
            <text:p>Lanchonete &amp; Cafés (salgados, pastéis, sanduiches e doces ), Saudável, Vegetariana</text:p>
          </table:table-cell>
          <table:table-cell table:style-name="ce5" office:value-type="string" calcext:value-type="string">
            <text:p>41 999405808</text:p>
          </table:table-cell>
          <table:table-cell table:style-name="ce5" table:formula="of:=[.Z45]" office:value-type="string" office:string-value="41 999405808" calcext:value-type="string">
            <text:p>41 999405808</text:p>
          </table:table-cell>
          <table:table-cell table:style-name="ce5" office:value-type="string" calcext:value-type="string">
            <text:p>taylacaetanoamaral@gmail.com</text:p>
          </table:table-cell>
          <table:table-cell table:style-name="ce5" table:formula="of:=COM.MICROSOFT.CONCAT(&quot;alfred.&quot;;[.AB45])" office:value-type="string" office:string-value="alfred.taylacaetanoamaral@gmail.com" calcext:value-type="string">
            <text:p>alfred.taylacaetanoamaral@gmail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Superior Completo</text:p>
          </table:table-cell>
          <table:table-cell table:style-name="ce5" office:value-type="string" calcext:value-type="string">
            <text:p>Entre 6 meses e 1 ano</text:p>
          </table:table-cell>
          <table:table-cell table:formula="of:=[.AG45]" office:value-type="string" office:string-value="Entre 6 meses e 1 ano" calcext:value-type="string">
            <text:p>Entre 6 meses e 1 ano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9T09:17:42.47" calcext:value-type="date">
            <text:p>3/29/2020 9:17:42</text:p>
          </table:table-cell>
          <table:table-cell table:style-name="ce5" office:value-type="string" calcext:value-type="string">
            <text:p>Alisson Jesse </text:p>
          </table:table-cell>
          <table:table-cell table:style-name="ce5" table:formula="of:=PROPER([.B46])" office:value-type="string" office:string-value="Alisson Jesse " calcext:value-type="string">
            <text:p>Alisson Jesse </text:p>
          </table:table-cell>
          <table:table-cell table:style-name="ce1" office:value-type="float" office:value="41998613596" calcext:value-type="float">
            <text:p>41998613596</text:p>
          </table:table-cell>
          <table:table-cell table:style-name="ce1" office:value-type="float" office:value="41998948767" calcext:value-type="float">
            <text:p>41998948767</text:p>
          </table:table-cell>
          <table:table-cell table:style-name="ce1" table:formula="of:=LEFT([.E46];2)" office:value-type="string" office:string-value="41" calcext:value-type="string">
            <text:p>41</text:p>
          </table:table-cell>
          <table:table-cell table:style-name="ce1" table:formula="of:=RIGHT([.E46];9)" office:value-type="string" office:string-value="998948767" calcext:value-type="string">
            <text:p>998948767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H46];1)&gt;0;&quot;&quot;&quot;morning&quot;&quot;&quot;;&quot;null&quot;);&quot;null&quot;) &amp; &quot;,&quot; &amp;IFERROR(IF(SEARCH(&quot;Tarde&quot;;[.H46];1)&gt;0;&quot;&quot;&quot;afternoon&quot;&quot;&quot;;&quot;null&quot;);&quot;null&quot;) &amp; &quot;,&quot; &amp; IFERROR(IF(SEARCH(&quot;Noite&quot;;[.H46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J46];1)&gt;0;&quot;&quot;&quot;morning&quot;&quot;&quot;;&quot;null&quot;);&quot;null&quot;) &amp; &quot;,&quot; &amp;IFERROR(IF(SEARCH(&quot;Tarde&quot;;[.J46];1)&gt;0;&quot;&quot;&quot;afternoon&quot;&quot;&quot;;&quot;null&quot;);&quot;null&quot;) &amp; &quot;,&quot; &amp; IFERROR(IF(SEARCH(&quot;Noite&quot;;[.J46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L46];1)&gt;0;&quot;&quot;&quot;morning&quot;&quot;&quot;;&quot;null&quot;);&quot;null&quot;) &amp; &quot;,&quot; &amp;IFERROR(IF(SEARCH(&quot;Tarde&quot;;[.L46];1)&gt;0;&quot;&quot;&quot;afternoon&quot;&quot;&quot;;&quot;null&quot;);&quot;null&quot;) &amp; &quot;,&quot; &amp; IFERROR(IF(SEARCH(&quot;Noite&quot;;[.L46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N46];1)&gt;0;&quot;&quot;&quot;morning&quot;&quot;&quot;;&quot;null&quot;);&quot;null&quot;) &amp; &quot;,&quot; &amp;IFERROR(IF(SEARCH(&quot;Tarde&quot;;[.N46];1)&gt;0;&quot;&quot;&quot;afternoon&quot;&quot;&quot;;&quot;null&quot;);&quot;null&quot;) &amp; &quot;,&quot; &amp; IFERROR(IF(SEARCH(&quot;Noite&quot;;[.N46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/>
          <table:table-cell table:style-name="ce5" table:formula="of:=&quot;[&quot; &amp; IFERROR(IF(SEARCH(&quot;Manhã&quot;;[.P46];1)&gt;0;&quot;&quot;&quot;morning&quot;&quot;&quot;;&quot;null&quot;);&quot;null&quot;) &amp; &quot;,&quot; &amp;IFERROR(IF(SEARCH(&quot;Tarde&quot;;[.P46];1)&gt;0;&quot;&quot;&quot;afternoon&quot;&quot;&quot;;&quot;null&quot;);&quot;null&quot;) &amp; &quot;,&quot; &amp; IFERROR(IF(SEARCH(&quot;Noite&quot;;[.P46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R46];1)&gt;0;&quot;&quot;&quot;morning&quot;&quot;&quot;;&quot;null&quot;);&quot;null&quot;) &amp; &quot;,&quot; &amp;IFERROR(IF(SEARCH(&quot;Tarde&quot;;[.R46];1)&gt;0;&quot;&quot;&quot;afternoon&quot;&quot;&quot;;&quot;null&quot;);&quot;null&quot;) &amp; &quot;,&quot; &amp; IFERROR(IF(SEARCH(&quot;Noite&quot;;[.R46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T46];1)&gt;0;&quot;&quot;&quot;morning&quot;&quot;&quot;;&quot;null&quot;);&quot;null&quot;) &amp; &quot;,&quot; &amp;IFERROR(IF(SEARCH(&quot;Tarde&quot;;[.T46];1)&gt;0;&quot;&quot;&quot;afternoon&quot;&quot;&quot;;&quot;null&quot;);&quot;null&quot;) &amp; &quot;,&quot; &amp; IFERROR(IF(SEARCH(&quot;Noite&quot;;[.T46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Aux. de Cozinha, Aux. de Garçom/Cumim, Chapeiro</text:p>
          </table:table-cell>
          <table:table-cell table:style-name="ce5" table:formula="of:=[.V46]" office:value-type="string" office:string-value="Aux. de Cozinha, Aux. de Garçom/Cumim, Chapeiro" calcext:value-type="string">
            <text:p>Aux. de Cozinha, Aux. de Garçom/Cumim, Chapeiro</text:p>
          </table:table-cell>
          <table:table-cell table:style-name="ce5" office:value-type="string" calcext:value-type="string">
            <text:p>Brasileira, Fast-food, Italiana, Lanchonete &amp; Cafés (salgados, pastéis, sanduiches e doces ), Mexicana</text:p>
          </table:table-cell>
          <table:table-cell table:style-name="ce5" table:formula="of:=[.X46]" office:value-type="string" office:string-value="Brasileira, Fast-food, Italiana, Lanchonete &amp; Cafés (salgados, pastéis, sanduiches e doces ), Mexicana" calcext:value-type="string">
            <text:p>Brasileira, Fast-food, Italiana, Lanchonete &amp; Cafés (salgados, pastéis, sanduiches e doces ), Mexicana</text:p>
          </table:table-cell>
          <table:table-cell table:style-name="ce5" office:value-type="string" calcext:value-type="string">
            <text:p>Fazendinha </text:p>
          </table:table-cell>
          <table:table-cell table:style-name="ce5" table:formula="of:=[.Z46]" office:value-type="string" office:string-value="Fazendinha " calcext:value-type="string">
            <text:p>Fazendinha </text:p>
          </table:table-cell>
          <table:table-cell table:style-name="ce5" office:value-type="string" calcext:value-type="string">
            <text:p>alissonjesse7@gmail.com</text:p>
          </table:table-cell>
          <table:table-cell table:style-name="ce5" table:formula="of:=COM.MICROSOFT.CONCAT(&quot;alfred.&quot;;[.AB46])" office:value-type="string" office:string-value="alfred.alissonjesse7@gmail.com" calcext:value-type="string">
            <text:p>alfred.alissonjesse7@gmail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Fundamental Completo</text:p>
          </table:table-cell>
          <table:table-cell table:style-name="ce5" office:value-type="string" calcext:value-type="string">
            <text:p>Entre 6 meses e 1 ano</text:p>
          </table:table-cell>
          <table:table-cell table:formula="of:=[.AG46]" office:value-type="string" office:string-value="Entre 6 meses e 1 ano" calcext:value-type="string">
            <text:p>Entre 6 meses e 1 ano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30T12:11:51.96" calcext:value-type="date">
            <text:p>3/30/2020 12:11:51</text:p>
          </table:table-cell>
          <table:table-cell table:style-name="ce5" office:value-type="string" calcext:value-type="string">
            <text:p>Douglas Trindade da silva </text:p>
          </table:table-cell>
          <table:table-cell table:style-name="ce5" table:formula="of:=PROPER([.B47])" office:value-type="string" office:string-value="Douglas Trindade Da Silva " calcext:value-type="string">
            <text:p>Douglas Trindade Da Silva </text:p>
          </table:table-cell>
          <table:table-cell table:style-name="ce1" office:value-type="string" calcext:value-type="string">
            <text:p>41 998948767</text:p>
          </table:table-cell>
          <table:table-cell table:style-name="ce1" office:value-type="float" office:value="41995549965" calcext:value-type="float">
            <text:p>41995549965</text:p>
          </table:table-cell>
          <table:table-cell table:style-name="ce1" table:formula="of:=LEFT([.E47];2)" office:value-type="string" office:string-value="41" calcext:value-type="string">
            <text:p>41</text:p>
          </table:table-cell>
          <table:table-cell table:style-name="ce1" table:formula="of:=RIGHT([.E47];9)" office:value-type="string" office:string-value="995549965" calcext:value-type="string">
            <text:p>995549965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47];1)&gt;0;&quot;&quot;&quot;morning&quot;&quot;&quot;;&quot;null&quot;);&quot;null&quot;) &amp; &quot;,&quot; &amp;IFERROR(IF(SEARCH(&quot;Tarde&quot;;[.H47];1)&gt;0;&quot;&quot;&quot;afternoon&quot;&quot;&quot;;&quot;null&quot;);&quot;null&quot;) &amp; &quot;,&quot; &amp; IFERROR(IF(SEARCH(&quot;Noite&quot;;[.H47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47];1)&gt;0;&quot;&quot;&quot;morning&quot;&quot;&quot;;&quot;null&quot;);&quot;null&quot;) &amp; &quot;,&quot; &amp;IFERROR(IF(SEARCH(&quot;Tarde&quot;;[.J47];1)&gt;0;&quot;&quot;&quot;afternoon&quot;&quot;&quot;;&quot;null&quot;);&quot;null&quot;) &amp; &quot;,&quot; &amp; IFERROR(IF(SEARCH(&quot;Noite&quot;;[.J47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47];1)&gt;0;&quot;&quot;&quot;morning&quot;&quot;&quot;;&quot;null&quot;);&quot;null&quot;) &amp; &quot;,&quot; &amp;IFERROR(IF(SEARCH(&quot;Tarde&quot;;[.L47];1)&gt;0;&quot;&quot;&quot;afternoon&quot;&quot;&quot;;&quot;null&quot;);&quot;null&quot;) &amp; &quot;,&quot; &amp; IFERROR(IF(SEARCH(&quot;Noite&quot;;[.L47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47];1)&gt;0;&quot;&quot;&quot;morning&quot;&quot;&quot;;&quot;null&quot;);&quot;null&quot;) &amp; &quot;,&quot; &amp;IFERROR(IF(SEARCH(&quot;Tarde&quot;;[.N47];1)&gt;0;&quot;&quot;&quot;afternoon&quot;&quot;&quot;;&quot;null&quot;);&quot;null&quot;) &amp; &quot;,&quot; &amp; IFERROR(IF(SEARCH(&quot;Noite&quot;;[.N47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47];1)&gt;0;&quot;&quot;&quot;morning&quot;&quot;&quot;;&quot;null&quot;);&quot;null&quot;) &amp; &quot;,&quot; &amp;IFERROR(IF(SEARCH(&quot;Tarde&quot;;[.P47];1)&gt;0;&quot;&quot;&quot;afternoon&quot;&quot;&quot;;&quot;null&quot;);&quot;null&quot;) &amp; &quot;,&quot; &amp; IFERROR(IF(SEARCH(&quot;Noite&quot;;[.P47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/>
          <table:table-cell table:style-name="ce5" table:formula="of:=&quot;[&quot; &amp; IFERROR(IF(SEARCH(&quot;Manhã&quot;;[.R47];1)&gt;0;&quot;&quot;&quot;morning&quot;&quot;&quot;;&quot;null&quot;);&quot;null&quot;) &amp; &quot;,&quot; &amp;IFERROR(IF(SEARCH(&quot;Tarde&quot;;[.R47];1)&gt;0;&quot;&quot;&quot;afternoon&quot;&quot;&quot;;&quot;null&quot;);&quot;null&quot;) &amp; &quot;,&quot; &amp; IFERROR(IF(SEARCH(&quot;Noite&quot;;[.R47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T47];1)&gt;0;&quot;&quot;&quot;morning&quot;&quot;&quot;;&quot;null&quot;);&quot;null&quot;) &amp; &quot;,&quot; &amp;IFERROR(IF(SEARCH(&quot;Tarde&quot;;[.T47];1)&gt;0;&quot;&quot;&quot;afternoon&quot;&quot;&quot;;&quot;null&quot;);&quot;null&quot;) &amp; &quot;,&quot; &amp; IFERROR(IF(SEARCH(&quot;Noite&quot;;[.T47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Atendente de balcão, Aux. de Cozinha, Industria metalurgica</text:p>
          </table:table-cell>
          <table:table-cell table:style-name="ce5" table:formula="of:=[.V47]" office:value-type="string" office:string-value="Atendente de balcão, Aux. de Cozinha, Industria metalurgica" calcext:value-type="string">
            <text:p>Atendente de balcão, Aux. de Cozinha, Industria metalurgica</text:p>
          </table:table-cell>
          <table:table-cell table:style-name="ce5" office:value-type="string" calcext:value-type="string">
            <text:p>Italiana</text:p>
          </table:table-cell>
          <table:table-cell table:style-name="ce5" table:formula="of:=[.X47]" office:value-type="string" office:string-value="Italiana" calcext:value-type="string">
            <text:p>Italiana</text:p>
          </table:table-cell>
          <table:table-cell table:style-name="ce5" office:value-type="string" calcext:value-type="string">
            <text:p>Fazenda rio grande </text:p>
          </table:table-cell>
          <table:table-cell table:style-name="ce5" table:formula="of:=[.Z47]" office:value-type="string" office:string-value="Fazenda rio grande " calcext:value-type="string">
            <text:p>Fazenda rio grande </text:p>
          </table:table-cell>
          <table:table-cell table:style-name="ce5" office:value-type="string" calcext:value-type="string">
            <text:p>douglasksilva9@gmail.com</text:p>
          </table:table-cell>
          <table:table-cell table:style-name="ce5" table:formula="of:=COM.MICROSOFT.CONCAT(&quot;alfred.&quot;;[.AB47])" office:value-type="string" office:string-value="alfred.douglasksilva9@gmail.com" calcext:value-type="string">
            <text:p>alfred.douglasksilva9@gmail.com</text:p>
          </table:table-cell>
          <table:table-cell table:style-name="ce5" office:value-type="string" calcext:value-type="string">
            <text:p>26 a 3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Entre 6 meses e 1 ano</text:p>
          </table:table-cell>
          <table:table-cell table:formula="of:=[.AG47]" office:value-type="string" office:string-value="Entre 6 meses e 1 ano" calcext:value-type="string">
            <text:p>Entre 6 meses e 1 ano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30T12:48:23.61" calcext:value-type="date">
            <text:p>3/30/2020 12:48:23</text:p>
          </table:table-cell>
          <table:table-cell table:style-name="ce5" office:value-type="string" calcext:value-type="string">
            <text:p>Stephanie Batista de Oliveira</text:p>
          </table:table-cell>
          <table:table-cell table:style-name="ce5" table:formula="of:=PROPER([.B48])" office:value-type="string" office:string-value="Stephanie Batista De Oliveira" calcext:value-type="string">
            <text:p>Stephanie Batista De Oliveira</text:p>
          </table:table-cell>
          <table:table-cell table:style-name="ce1" office:value-type="float" office:value="41995549965" calcext:value-type="float">
            <text:p>41995549965</text:p>
          </table:table-cell>
          <table:table-cell table:style-name="ce1" office:value-type="float" office:value="41984698417" calcext:value-type="float">
            <text:p>41984698417</text:p>
          </table:table-cell>
          <table:table-cell table:style-name="ce1" table:formula="of:=LEFT([.E48];2)" office:value-type="string" office:string-value="41" calcext:value-type="string">
            <text:p>41</text:p>
          </table:table-cell>
          <table:table-cell table:style-name="ce1" table:formula="of:=RIGHT([.E48];9)" office:value-type="string" office:string-value="984698417" calcext:value-type="string">
            <text:p>984698417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48];1)&gt;0;&quot;&quot;&quot;morning&quot;&quot;&quot;;&quot;null&quot;);&quot;null&quot;) &amp; &quot;,&quot; &amp;IFERROR(IF(SEARCH(&quot;Tarde&quot;;[.H48];1)&gt;0;&quot;&quot;&quot;afternoon&quot;&quot;&quot;;&quot;null&quot;);&quot;null&quot;) &amp; &quot;,&quot; &amp; IFERROR(IF(SEARCH(&quot;Noite&quot;;[.H4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48];1)&gt;0;&quot;&quot;&quot;morning&quot;&quot;&quot;;&quot;null&quot;);&quot;null&quot;) &amp; &quot;,&quot; &amp;IFERROR(IF(SEARCH(&quot;Tarde&quot;;[.J48];1)&gt;0;&quot;&quot;&quot;afternoon&quot;&quot;&quot;;&quot;null&quot;);&quot;null&quot;) &amp; &quot;,&quot; &amp; IFERROR(IF(SEARCH(&quot;Noite&quot;;[.J4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48];1)&gt;0;&quot;&quot;&quot;morning&quot;&quot;&quot;;&quot;null&quot;);&quot;null&quot;) &amp; &quot;,&quot; &amp;IFERROR(IF(SEARCH(&quot;Tarde&quot;;[.L48];1)&gt;0;&quot;&quot;&quot;afternoon&quot;&quot;&quot;;&quot;null&quot;);&quot;null&quot;) &amp; &quot;,&quot; &amp; IFERROR(IF(SEARCH(&quot;Noite&quot;;[.L4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48];1)&gt;0;&quot;&quot;&quot;morning&quot;&quot;&quot;;&quot;null&quot;);&quot;null&quot;) &amp; &quot;,&quot; &amp;IFERROR(IF(SEARCH(&quot;Tarde&quot;;[.N48];1)&gt;0;&quot;&quot;&quot;afternoon&quot;&quot;&quot;;&quot;null&quot;);&quot;null&quot;) &amp; &quot;,&quot; &amp; IFERROR(IF(SEARCH(&quot;Noite&quot;;[.N4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P48];1)&gt;0;&quot;&quot;&quot;morning&quot;&quot;&quot;;&quot;null&quot;);&quot;null&quot;) &amp; &quot;,&quot; &amp;IFERROR(IF(SEARCH(&quot;Tarde&quot;;[.P48];1)&gt;0;&quot;&quot;&quot;afternoon&quot;&quot;&quot;;&quot;null&quot;);&quot;null&quot;) &amp; &quot;,&quot; &amp; IFERROR(IF(SEARCH(&quot;Noite&quot;;[.P48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48];1)&gt;0;&quot;&quot;&quot;morning&quot;&quot;&quot;;&quot;null&quot;);&quot;null&quot;) &amp; &quot;,&quot; &amp;IFERROR(IF(SEARCH(&quot;Tarde&quot;;[.R48];1)&gt;0;&quot;&quot;&quot;afternoon&quot;&quot;&quot;;&quot;null&quot;);&quot;null&quot;) &amp; &quot;,&quot; &amp; IFERROR(IF(SEARCH(&quot;Noite&quot;;[.R4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48];1)&gt;0;&quot;&quot;&quot;morning&quot;&quot;&quot;;&quot;null&quot;);&quot;null&quot;) &amp; &quot;,&quot; &amp;IFERROR(IF(SEARCH(&quot;Tarde&quot;;[.T48];1)&gt;0;&quot;&quot;&quot;afternoon&quot;&quot;&quot;;&quot;null&quot;);&quot;null&quot;) &amp; &quot;,&quot; &amp; IFERROR(IF(SEARCH(&quot;Noite&quot;;[.T4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ux. de Cozinha, Aux.de <text:s/>Limpeza, Caixa</text:p>
          </table:table-cell>
          <table:table-cell table:style-name="ce5" table:formula="of:=[.V48]" office:value-type="string" office:string-value="Aux. de Cozinha, Aux.de  Limpeza, Caixa" calcext:value-type="string">
            <text:p>Aux. de Cozinha, Aux.de <text:s/>Limpeza, Caixa</text:p>
          </table:table-cell>
          <table:table-cell table:style-name="ce5" office:value-type="string" calcext:value-type="string">
            <text:p>Frutos do Mar</text:p>
          </table:table-cell>
          <table:table-cell table:style-name="ce5" table:formula="of:=[.X48]" office:value-type="string" office:string-value="Frutos do Mar" calcext:value-type="string">
            <text:p>Frutos do Mar</text:p>
          </table:table-cell>
          <table:table-cell table:style-name="ce5" office:value-type="string" calcext:value-type="string">
            <text:p>Vila Nova</text:p>
          </table:table-cell>
          <table:table-cell table:style-name="ce5" table:formula="of:=[.Z48]" office:value-type="string" office:string-value="Vila Nova" calcext:value-type="string">
            <text:p>Vila Nova</text:p>
          </table:table-cell>
          <table:table-cell table:style-name="ce5" office:value-type="string" calcext:value-type="string">
            <text:p>STEPHANIE.BATISTA@GMAIL.COM</text:p>
          </table:table-cell>
          <table:table-cell table:style-name="ce5" table:formula="of:=COM.MICROSOFT.CONCAT(&quot;alfred.&quot;;[.AB48])" office:value-type="string" office:string-value="alfred.STEPHANIE.BATISTA@GMAIL.COM" calcext:value-type="string">
            <text:p>alfred.STEPHANIE.BATISTA@GMAIL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Entre 6 meses e 1 ano</text:p>
          </table:table-cell>
          <table:table-cell table:formula="of:=[.AG48]" office:value-type="string" office:string-value="Entre 6 meses e 1 ano" calcext:value-type="string">
            <text:p>Entre 6 meses e 1 ano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31T01:06:40.22" calcext:value-type="date">
            <text:p>3/31/2020 1:06:40</text:p>
          </table:table-cell>
          <table:table-cell table:style-name="ce5" office:value-type="string" calcext:value-type="string">
            <text:p>Jamily alencar nobre</text:p>
          </table:table-cell>
          <table:table-cell table:style-name="ce5" table:formula="of:=PROPER([.B49])" office:value-type="string" office:string-value="Jamily Alencar Nobre" calcext:value-type="string">
            <text:p>Jamily Alencar Nobre</text:p>
          </table:table-cell>
          <table:table-cell table:style-name="ce1" office:value-type="float" office:value="41984698417" calcext:value-type="float">
            <text:p>41984698417</text:p>
          </table:table-cell>
          <table:table-cell table:style-name="ce1" office:value-type="float" office:value="41995813359" calcext:value-type="float">
            <text:p>41995813359</text:p>
          </table:table-cell>
          <table:table-cell table:style-name="ce1" table:formula="of:=LEFT([.E49];2)" office:value-type="string" office:string-value="41" calcext:value-type="string">
            <text:p>41</text:p>
          </table:table-cell>
          <table:table-cell table:style-name="ce1" table:formula="of:=RIGHT([.E49];9)" office:value-type="string" office:string-value="995813359" calcext:value-type="string">
            <text:p>995813359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H49];1)&gt;0;&quot;&quot;&quot;morning&quot;&quot;&quot;;&quot;null&quot;);&quot;null&quot;) &amp; &quot;,&quot; &amp;IFERROR(IF(SEARCH(&quot;Tarde&quot;;[.H49];1)&gt;0;&quot;&quot;&quot;afternoon&quot;&quot;&quot;;&quot;null&quot;);&quot;null&quot;) &amp; &quot;,&quot; &amp; IFERROR(IF(SEARCH(&quot;Noite&quot;;[.H49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J49];1)&gt;0;&quot;&quot;&quot;morning&quot;&quot;&quot;;&quot;null&quot;);&quot;null&quot;) &amp; &quot;,&quot; &amp;IFERROR(IF(SEARCH(&quot;Tarde&quot;;[.J49];1)&gt;0;&quot;&quot;&quot;afternoon&quot;&quot;&quot;;&quot;null&quot;);&quot;null&quot;) &amp; &quot;,&quot; &amp; IFERROR(IF(SEARCH(&quot;Noite&quot;;[.J49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L49];1)&gt;0;&quot;&quot;&quot;morning&quot;&quot;&quot;;&quot;null&quot;);&quot;null&quot;) &amp; &quot;,&quot; &amp;IFERROR(IF(SEARCH(&quot;Tarde&quot;;[.L49];1)&gt;0;&quot;&quot;&quot;afternoon&quot;&quot;&quot;;&quot;null&quot;);&quot;null&quot;) &amp; &quot;,&quot; &amp; IFERROR(IF(SEARCH(&quot;Noite&quot;;[.L49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N49];1)&gt;0;&quot;&quot;&quot;morning&quot;&quot;&quot;;&quot;null&quot;);&quot;null&quot;) &amp; &quot;,&quot; &amp;IFERROR(IF(SEARCH(&quot;Tarde&quot;;[.N49];1)&gt;0;&quot;&quot;&quot;afternoon&quot;&quot;&quot;;&quot;null&quot;);&quot;null&quot;) &amp; &quot;,&quot; &amp; IFERROR(IF(SEARCH(&quot;Noite&quot;;[.N49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P49];1)&gt;0;&quot;&quot;&quot;morning&quot;&quot;&quot;;&quot;null&quot;);&quot;null&quot;) &amp; &quot;,&quot; &amp;IFERROR(IF(SEARCH(&quot;Tarde&quot;;[.P49];1)&gt;0;&quot;&quot;&quot;afternoon&quot;&quot;&quot;;&quot;null&quot;);&quot;null&quot;) &amp; &quot;,&quot; &amp; IFERROR(IF(SEARCH(&quot;Noite&quot;;[.P49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/>
          <table:table-cell table:style-name="ce5" table:formula="of:=&quot;[&quot; &amp; IFERROR(IF(SEARCH(&quot;Manhã&quot;;[.R49];1)&gt;0;&quot;&quot;&quot;morning&quot;&quot;&quot;;&quot;null&quot;);&quot;null&quot;) &amp; &quot;,&quot; &amp;IFERROR(IF(SEARCH(&quot;Tarde&quot;;[.R49];1)&gt;0;&quot;&quot;&quot;afternoon&quot;&quot;&quot;;&quot;null&quot;);&quot;null&quot;) &amp; &quot;,&quot; &amp; IFERROR(IF(SEARCH(&quot;Noite&quot;;[.R49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T49];1)&gt;0;&quot;&quot;&quot;morning&quot;&quot;&quot;;&quot;null&quot;);&quot;null&quot;) &amp; &quot;,&quot; &amp;IFERROR(IF(SEARCH(&quot;Tarde&quot;;[.T49];1)&gt;0;&quot;&quot;&quot;afternoon&quot;&quot;&quot;;&quot;null&quot;);&quot;null&quot;) &amp; &quot;,&quot; &amp; IFERROR(IF(SEARCH(&quot;Noite&quot;;[.T49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Garçom/Garçonete</text:p>
          </table:table-cell>
          <table:table-cell table:style-name="ce5" table:formula="of:=[.V49]" office:value-type="string" office:string-value="Garçom/Garçonete" calcext:value-type="string">
            <text:p>Garçom/Garçonete</text:p>
          </table:table-cell>
          <table:table-cell table:style-name="ce5" office:value-type="string" calcext:value-type="string">
            <text:p>Carnes &amp; Churrascaria</text:p>
          </table:table-cell>
          <table:table-cell table:style-name="ce5" table:formula="of:=[.X49]" office:value-type="string" office:string-value="Carnes &amp; Churrascaria" calcext:value-type="string">
            <text:p>Carnes &amp; Churrascaria</text:p>
          </table:table-cell>
          <table:table-cell table:style-name="ce5" office:value-type="string" calcext:value-type="string">
            <text:p>Jardim das Américas </text:p>
          </table:table-cell>
          <table:table-cell table:style-name="ce5" table:formula="of:=[.Z49]" office:value-type="string" office:string-value="Jardim das Américas " calcext:value-type="string">
            <text:p>Jardim das Américas </text:p>
          </table:table-cell>
          <table:table-cell table:style-name="ce5" office:value-type="string" calcext:value-type="string">
            <text:p>jamilynobrw@gmail.com</text:p>
          </table:table-cell>
          <table:table-cell table:style-name="ce5" table:formula="of:=COM.MICROSOFT.CONCAT(&quot;alfred.&quot;;[.AB49])" office:value-type="string" office:string-value="alfred.jamilynobrw@gmail.com" calcext:value-type="string">
            <text:p>alfred.jamilynobrw@gmail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Fundamental Completo</text:p>
          </table:table-cell>
          <table:table-cell table:style-name="ce5" office:value-type="string" calcext:value-type="string">
            <text:p>Entre 6 meses e 1 ano</text:p>
          </table:table-cell>
          <table:table-cell table:formula="of:=[.AG49]" office:value-type="string" office:string-value="Entre 6 meses e 1 ano" calcext:value-type="string">
            <text:p>Entre 6 meses e 1 ano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8T14:26:36.88" calcext:value-type="date">
            <text:p>4/8/2020 14:26:36</text:p>
          </table:table-cell>
          <table:table-cell table:style-name="ce5" office:value-type="string" calcext:value-type="string">
            <text:p>Antonia Brenda Ribeiro </text:p>
          </table:table-cell>
          <table:table-cell table:style-name="ce5" table:formula="of:=PROPER([.B50])" office:value-type="string" office:string-value="Antonia Brenda Ribeiro " calcext:value-type="string">
            <text:p>Antonia Brenda Ribeiro </text:p>
          </table:table-cell>
          <table:table-cell table:style-name="ce1" office:value-type="string" calcext:value-type="string">
            <text:p>41984742268 ou whatsapp 995813359</text:p>
          </table:table-cell>
          <table:table-cell table:style-name="ce1" office:value-type="float" office:value="41985016981" calcext:value-type="float">
            <text:p>41985016981</text:p>
          </table:table-cell>
          <table:table-cell table:style-name="ce1" table:formula="of:=LEFT([.E50];2)" office:value-type="string" office:string-value="41" calcext:value-type="string">
            <text:p>41</text:p>
          </table:table-cell>
          <table:table-cell table:style-name="ce1" table:formula="of:=RIGHT([.E50];9)" office:value-type="string" office:string-value="985016981" calcext:value-type="string">
            <text:p>985016981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H50];1)&gt;0;&quot;&quot;&quot;morning&quot;&quot;&quot;;&quot;null&quot;);&quot;null&quot;) &amp; &quot;,&quot; &amp;IFERROR(IF(SEARCH(&quot;Tarde&quot;;[.H50];1)&gt;0;&quot;&quot;&quot;afternoon&quot;&quot;&quot;;&quot;null&quot;);&quot;null&quot;) &amp; &quot;,&quot; &amp; IFERROR(IF(SEARCH(&quot;Noite&quot;;[.H50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J50];1)&gt;0;&quot;&quot;&quot;morning&quot;&quot;&quot;;&quot;null&quot;);&quot;null&quot;) &amp; &quot;,&quot; &amp;IFERROR(IF(SEARCH(&quot;Tarde&quot;;[.J50];1)&gt;0;&quot;&quot;&quot;afternoon&quot;&quot;&quot;;&quot;null&quot;);&quot;null&quot;) &amp; &quot;,&quot; &amp; IFERROR(IF(SEARCH(&quot;Noite&quot;;[.J50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L50];1)&gt;0;&quot;&quot;&quot;morning&quot;&quot;&quot;;&quot;null&quot;);&quot;null&quot;) &amp; &quot;,&quot; &amp;IFERROR(IF(SEARCH(&quot;Tarde&quot;;[.L50];1)&gt;0;&quot;&quot;&quot;afternoon&quot;&quot;&quot;;&quot;null&quot;);&quot;null&quot;) &amp; &quot;,&quot; &amp; IFERROR(IF(SEARCH(&quot;Noite&quot;;[.L50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N50];1)&gt;0;&quot;&quot;&quot;morning&quot;&quot;&quot;;&quot;null&quot;);&quot;null&quot;) &amp; &quot;,&quot; &amp;IFERROR(IF(SEARCH(&quot;Tarde&quot;;[.N50];1)&gt;0;&quot;&quot;&quot;afternoon&quot;&quot;&quot;;&quot;null&quot;);&quot;null&quot;) &amp; &quot;,&quot; &amp; IFERROR(IF(SEARCH(&quot;Noite&quot;;[.N50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P50];1)&gt;0;&quot;&quot;&quot;morning&quot;&quot;&quot;;&quot;null&quot;);&quot;null&quot;) &amp; &quot;,&quot; &amp;IFERROR(IF(SEARCH(&quot;Tarde&quot;;[.P50];1)&gt;0;&quot;&quot;&quot;afternoon&quot;&quot;&quot;;&quot;null&quot;);&quot;null&quot;) &amp; &quot;,&quot; &amp; IFERROR(IF(SEARCH(&quot;Noite&quot;;[.P50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R50];1)&gt;0;&quot;&quot;&quot;morning&quot;&quot;&quot;;&quot;null&quot;);&quot;null&quot;) &amp; &quot;,&quot; &amp;IFERROR(IF(SEARCH(&quot;Tarde&quot;;[.R50];1)&gt;0;&quot;&quot;&quot;afternoon&quot;&quot;&quot;;&quot;null&quot;);&quot;null&quot;) &amp; &quot;,&quot; &amp; IFERROR(IF(SEARCH(&quot;Noite&quot;;[.R50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T50];1)&gt;0;&quot;&quot;&quot;morning&quot;&quot;&quot;;&quot;null&quot;);&quot;null&quot;) &amp; &quot;,&quot; &amp;IFERROR(IF(SEARCH(&quot;Tarde&quot;;[.T50];1)&gt;0;&quot;&quot;&quot;afternoon&quot;&quot;&quot;;&quot;null&quot;);&quot;null&quot;) &amp; &quot;,&quot; &amp; IFERROR(IF(SEARCH(&quot;Noite&quot;;[.T50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Atendente de balcão, Garçom/Garçonete</text:p>
          </table:table-cell>
          <table:table-cell table:style-name="ce5" table:formula="of:=[.V50]" office:value-type="string" office:string-value="Atendente de balcão, Garçom/Garçonete" calcext:value-type="string">
            <text:p>Atendente de balcão, Garçom/Garçonete</text:p>
          </table:table-cell>
          <table:table-cell table:style-name="ce5" office:value-type="string" calcext:value-type="string">
            <text:p>Bares, Brasileira, Fast-food, Lanchonete &amp; Cafés (salgados, pastéis, sanduiches e doces ), Padaria e Confeitarias, Pizza, Sorveteria</text:p>
          </table:table-cell>
          <table:table-cell table:style-name="ce5" table:formula="of:=[.X50]" office:value-type="string" office:string-value="Bares, Brasileira, Fast-food, Lanchonete &amp; Cafés (salgados, pastéis, sanduiches e doces ), Padaria e Confeitarias, Pizza, Sorveteria" calcext:value-type="string">
            <text:p>Bares, Brasileira, Fast-food, Lanchonete &amp; Cafés (salgados, pastéis, sanduiches e doces ), Padaria e Confeitarias, Pizza, Sorveteria</text:p>
          </table:table-cell>
          <table:table-cell table:style-name="ce5" office:value-type="string" calcext:value-type="string">
            <text:p>Pinheirinho</text:p>
          </table:table-cell>
          <table:table-cell table:style-name="ce5" table:formula="of:=[.Z50]" office:value-type="string" office:string-value="Pinheirinho" calcext:value-type="string">
            <text:p>Pinheirinho</text:p>
          </table:table-cell>
          <table:table-cell table:style-name="ce5" office:value-type="string" calcext:value-type="string">
            <text:p>brendhaguedelha97@gmail.com</text:p>
          </table:table-cell>
          <table:table-cell table:style-name="ce5" table:formula="of:=COM.MICROSOFT.CONCAT(&quot;alfred.&quot;;[.AB50])" office:value-type="string" office:string-value="alfred.brendhaguedelha97@gmail.com" calcext:value-type="string">
            <text:p>alfred.brendhaguedelha97@gmail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Entre 6 meses e 1 ano</text:p>
          </table:table-cell>
          <table:table-cell table:formula="of:=[.AG50]" office:value-type="string" office:string-value="Entre 6 meses e 1 ano" calcext:value-type="string">
            <text:p>Entre 6 meses e 1 ano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9T15:25:58.59" calcext:value-type="date">
            <text:p>4/9/2020 15:25:58</text:p>
          </table:table-cell>
          <table:table-cell table:style-name="ce5" office:value-type="string" calcext:value-type="string">
            <text:p>Nicole Gregorio de Lara</text:p>
          </table:table-cell>
          <table:table-cell table:style-name="ce5" table:formula="of:=PROPER([.B51])" office:value-type="string" office:string-value="Nicole Gregorio De Lara" calcext:value-type="string">
            <text:p>Nicole Gregorio De Lara</text:p>
          </table:table-cell>
          <table:table-cell table:style-name="ce1" office:value-type="string" calcext:value-type="string">
            <text:p>41 98501-6981</text:p>
          </table:table-cell>
          <table:table-cell table:style-name="ce1" office:value-type="float" office:value="42998708817" calcext:value-type="float">
            <text:p>42998708817</text:p>
          </table:table-cell>
          <table:table-cell table:style-name="ce1" table:formula="of:=LEFT([.E51];2)" office:value-type="string" office:string-value="42" calcext:value-type="string">
            <text:p>42</text:p>
          </table:table-cell>
          <table:table-cell table:style-name="ce1" table:formula="of:=RIGHT([.E51];9)" office:value-type="string" office:string-value="998708817" calcext:value-type="string">
            <text:p>998708817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H51];1)&gt;0;&quot;&quot;&quot;morning&quot;&quot;&quot;;&quot;null&quot;);&quot;null&quot;) &amp; &quot;,&quot; &amp;IFERROR(IF(SEARCH(&quot;Tarde&quot;;[.H51];1)&gt;0;&quot;&quot;&quot;afternoon&quot;&quot;&quot;;&quot;null&quot;);&quot;null&quot;) &amp; &quot;,&quot; &amp; IFERROR(IF(SEARCH(&quot;Noite&quot;;[.H51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J51];1)&gt;0;&quot;&quot;&quot;morning&quot;&quot;&quot;;&quot;null&quot;);&quot;null&quot;) &amp; &quot;,&quot; &amp;IFERROR(IF(SEARCH(&quot;Tarde&quot;;[.J51];1)&gt;0;&quot;&quot;&quot;afternoon&quot;&quot;&quot;;&quot;null&quot;);&quot;null&quot;) &amp; &quot;,&quot; &amp; IFERROR(IF(SEARCH(&quot;Noite&quot;;[.J51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L51];1)&gt;0;&quot;&quot;&quot;morning&quot;&quot;&quot;;&quot;null&quot;);&quot;null&quot;) &amp; &quot;,&quot; &amp;IFERROR(IF(SEARCH(&quot;Tarde&quot;;[.L51];1)&gt;0;&quot;&quot;&quot;afternoon&quot;&quot;&quot;;&quot;null&quot;);&quot;null&quot;) &amp; &quot;,&quot; &amp; IFERROR(IF(SEARCH(&quot;Noite&quot;;[.L51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51];1)&gt;0;&quot;&quot;&quot;morning&quot;&quot;&quot;;&quot;null&quot;);&quot;null&quot;) &amp; &quot;,&quot; &amp;IFERROR(IF(SEARCH(&quot;Tarde&quot;;[.N51];1)&gt;0;&quot;&quot;&quot;afternoon&quot;&quot;&quot;;&quot;null&quot;);&quot;null&quot;) &amp; &quot;,&quot; &amp; IFERROR(IF(SEARCH(&quot;Noite&quot;;[.N5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51];1)&gt;0;&quot;&quot;&quot;morning&quot;&quot;&quot;;&quot;null&quot;);&quot;null&quot;) &amp; &quot;,&quot; &amp;IFERROR(IF(SEARCH(&quot;Tarde&quot;;[.P51];1)&gt;0;&quot;&quot;&quot;afternoon&quot;&quot;&quot;;&quot;null&quot;);&quot;null&quot;) &amp; &quot;,&quot; &amp; IFERROR(IF(SEARCH(&quot;Noite&quot;;[.P5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51];1)&gt;0;&quot;&quot;&quot;morning&quot;&quot;&quot;;&quot;null&quot;);&quot;null&quot;) &amp; &quot;,&quot; &amp;IFERROR(IF(SEARCH(&quot;Tarde&quot;;[.R51];1)&gt;0;&quot;&quot;&quot;afternoon&quot;&quot;&quot;;&quot;null&quot;);&quot;null&quot;) &amp; &quot;,&quot; &amp; IFERROR(IF(SEARCH(&quot;Noite&quot;;[.R5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51];1)&gt;0;&quot;&quot;&quot;morning&quot;&quot;&quot;;&quot;null&quot;);&quot;null&quot;) &amp; &quot;,&quot; &amp;IFERROR(IF(SEARCH(&quot;Tarde&quot;;[.T51];1)&gt;0;&quot;&quot;&quot;afternoon&quot;&quot;&quot;;&quot;null&quot;);&quot;null&quot;) &amp; &quot;,&quot; &amp; IFERROR(IF(SEARCH(&quot;Noite&quot;;[.T5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tendente de balcão, Aux. de Cozinha, Garçom/Garçonete</text:p>
          </table:table-cell>
          <table:table-cell table:style-name="ce5" table:formula="of:=[.V51]" office:value-type="string" office:string-value="Atendente de balcão, Aux. de Cozinha, Garçom/Garçonete" calcext:value-type="string">
            <text:p>Atendente de balcão, Aux. de Cozinha, Garçom/Garçonete</text:p>
          </table:table-cell>
          <table:table-cell table:style-name="ce5" office:value-type="string" calcext:value-type="string">
            <text:p>Bares, Buffet &amp; Rodízios, Lanchonete &amp; Cafés (salgados, pastéis, sanduiches e doces )</text:p>
          </table:table-cell>
          <table:table-cell table:style-name="ce5" table:formula="of:=[.X51]" office:value-type="string" office:string-value="Bares, Buffet &amp; Rodízios, Lanchonete &amp; Cafés (salgados, pastéis, sanduiches e doces )" calcext:value-type="string">
            <text:p>Bares, Buffet &amp; Rodízios, Lanchonete &amp; Cafés (salgados, pastéis, sanduiches e doces )</text:p>
          </table:table-cell>
          <table:table-cell table:style-name="ce5" office:value-type="string" calcext:value-type="string">
            <text:p>Maracanã, Colombo-PR</text:p>
          </table:table-cell>
          <table:table-cell table:style-name="ce5" table:formula="of:=[.Z51]" office:value-type="string" office:string-value="Maracanã, Colombo-PR" calcext:value-type="string">
            <text:p>Maracanã, Colombo-PR</text:p>
          </table:table-cell>
          <table:table-cell table:style-name="ce5" office:value-type="string" calcext:value-type="string">
            <text:p>nicolegregoriolara@gmail.com</text:p>
          </table:table-cell>
          <table:table-cell table:style-name="ce5" table:formula="of:=COM.MICROSOFT.CONCAT(&quot;alfred.&quot;;[.AB51])" office:value-type="string" office:string-value="alfred.nicolegregoriolara@gmail.com" calcext:value-type="string">
            <text:p>alfred.nicolegregoriolara@gmail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Entre 6 meses e 1 ano</text:p>
          </table:table-cell>
          <table:table-cell table:formula="of:=[.AG51]" office:value-type="string" office:string-value="Entre 6 meses e 1 ano" calcext:value-type="string">
            <text:p>Entre 6 meses e 1 ano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11T20:59:02.64" calcext:value-type="date">
            <text:p>4/11/2020 20:59:02</text:p>
          </table:table-cell>
          <table:table-cell table:style-name="ce5" office:value-type="string" calcext:value-type="string">
            <text:p>Aline da silva</text:p>
          </table:table-cell>
          <table:table-cell table:style-name="ce5" table:formula="of:=PROPER([.B52])" office:value-type="string" office:string-value="Aline Da Silva" calcext:value-type="string">
            <text:p>Aline Da Silva</text:p>
          </table:table-cell>
          <table:table-cell table:style-name="ce1" office:value-type="float" office:value="42998708817" calcext:value-type="float">
            <text:p>42998708817</text:p>
          </table:table-cell>
          <table:table-cell table:style-name="ce1" office:value-type="float" office:value="41999302478" calcext:value-type="float">
            <text:p>41999302478</text:p>
          </table:table-cell>
          <table:table-cell table:style-name="ce1" table:formula="of:=LEFT([.E52];2)" office:value-type="string" office:string-value="41" calcext:value-type="string">
            <text:p>41</text:p>
          </table:table-cell>
          <table:table-cell table:style-name="ce1" table:formula="of:=RIGHT([.E52];9)" office:value-type="string" office:string-value="999302478" calcext:value-type="string">
            <text:p>999302478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52];1)&gt;0;&quot;&quot;&quot;morning&quot;&quot;&quot;;&quot;null&quot;);&quot;null&quot;) &amp; &quot;,&quot; &amp;IFERROR(IF(SEARCH(&quot;Tarde&quot;;[.H52];1)&gt;0;&quot;&quot;&quot;afternoon&quot;&quot;&quot;;&quot;null&quot;);&quot;null&quot;) &amp; &quot;,&quot; &amp; IFERROR(IF(SEARCH(&quot;Noite&quot;;[.H5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52];1)&gt;0;&quot;&quot;&quot;morning&quot;&quot;&quot;;&quot;null&quot;);&quot;null&quot;) &amp; &quot;,&quot; &amp;IFERROR(IF(SEARCH(&quot;Tarde&quot;;[.J52];1)&gt;0;&quot;&quot;&quot;afternoon&quot;&quot;&quot;;&quot;null&quot;);&quot;null&quot;) &amp; &quot;,&quot; &amp; IFERROR(IF(SEARCH(&quot;Noite&quot;;[.J5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52];1)&gt;0;&quot;&quot;&quot;morning&quot;&quot;&quot;;&quot;null&quot;);&quot;null&quot;) &amp; &quot;,&quot; &amp;IFERROR(IF(SEARCH(&quot;Tarde&quot;;[.L52];1)&gt;0;&quot;&quot;&quot;afternoon&quot;&quot;&quot;;&quot;null&quot;);&quot;null&quot;) &amp; &quot;,&quot; &amp; IFERROR(IF(SEARCH(&quot;Noite&quot;;[.L5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52];1)&gt;0;&quot;&quot;&quot;morning&quot;&quot;&quot;;&quot;null&quot;);&quot;null&quot;) &amp; &quot;,&quot; &amp;IFERROR(IF(SEARCH(&quot;Tarde&quot;;[.N52];1)&gt;0;&quot;&quot;&quot;afternoon&quot;&quot;&quot;;&quot;null&quot;);&quot;null&quot;) &amp; &quot;,&quot; &amp; IFERROR(IF(SEARCH(&quot;Noite&quot;;[.N5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52];1)&gt;0;&quot;&quot;&quot;morning&quot;&quot;&quot;;&quot;null&quot;);&quot;null&quot;) &amp; &quot;,&quot; &amp;IFERROR(IF(SEARCH(&quot;Tarde&quot;;[.P52];1)&gt;0;&quot;&quot;&quot;afternoon&quot;&quot;&quot;;&quot;null&quot;);&quot;null&quot;) &amp; &quot;,&quot; &amp; IFERROR(IF(SEARCH(&quot;Noite&quot;;[.P5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52];1)&gt;0;&quot;&quot;&quot;morning&quot;&quot;&quot;;&quot;null&quot;);&quot;null&quot;) &amp; &quot;,&quot; &amp;IFERROR(IF(SEARCH(&quot;Tarde&quot;;[.R52];1)&gt;0;&quot;&quot;&quot;afternoon&quot;&quot;&quot;;&quot;null&quot;);&quot;null&quot;) &amp; &quot;,&quot; &amp; IFERROR(IF(SEARCH(&quot;Noite&quot;;[.R5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52];1)&gt;0;&quot;&quot;&quot;morning&quot;&quot;&quot;;&quot;null&quot;);&quot;null&quot;) &amp; &quot;,&quot; &amp;IFERROR(IF(SEARCH(&quot;Tarde&quot;;[.T52];1)&gt;0;&quot;&quot;&quot;afternoon&quot;&quot;&quot;;&quot;null&quot;);&quot;null&quot;) &amp; &quot;,&quot; &amp; IFERROR(IF(SEARCH(&quot;Noite&quot;;[.T5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ux.de <text:s/>Limpeza, Garçom/Garçonete, Hostess</text:p>
          </table:table-cell>
          <table:table-cell table:style-name="ce5" table:formula="of:=[.V52]" office:value-type="string" office:string-value="Aux.de  Limpeza, Garçom/Garçonete, Hostess" calcext:value-type="string">
            <text:p>Aux.de <text:s/>Limpeza, Garçom/Garçonete, Hostess</text:p>
          </table:table-cell>
          <table:table-cell table:style-name="ce5" office:value-type="string" calcext:value-type="string">
            <text:p>Fast-food</text:p>
          </table:table-cell>
          <table:table-cell table:style-name="ce5" table:formula="of:=[.X52]" office:value-type="string" office:string-value="Fast-food" calcext:value-type="string">
            <text:p>Fast-food</text:p>
          </table:table-cell>
          <table:table-cell table:style-name="ce5" office:value-type="string" calcext:value-type="string">
            <text:p>Sao francisco </text:p>
          </table:table-cell>
          <table:table-cell table:style-name="ce5" table:formula="of:=[.Z52]" office:value-type="string" office:string-value="Sao francisco " calcext:value-type="string">
            <text:p>Sao francisco </text:p>
          </table:table-cell>
          <table:table-cell table:style-name="ce5" office:value-type="string" calcext:value-type="string">
            <text:p>allinesillva1993@gmail.com</text:p>
          </table:table-cell>
          <table:table-cell table:style-name="ce5" table:formula="of:=COM.MICROSOFT.CONCAT(&quot;alfred.&quot;;[.AB52])" office:value-type="string" office:string-value="alfred.allinesillva1993@gmail.com" calcext:value-type="string">
            <text:p>alfred.allinesillva1993@gmail.com</text:p>
          </table:table-cell>
          <table:table-cell table:style-name="ce5" office:value-type="string" calcext:value-type="string">
            <text:p>26 a 3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Entre 6 meses e 1 ano</text:p>
          </table:table-cell>
          <table:table-cell table:formula="of:=[.AG52]" office:value-type="string" office:string-value="Entre 6 meses e 1 ano" calcext:value-type="string">
            <text:p>Entre 6 meses e 1 ano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5-21T16:24:20.92" calcext:value-type="date">
            <text:p>5/21/2020 16:24:20</text:p>
          </table:table-cell>
          <table:table-cell table:style-name="ce5" office:value-type="string" calcext:value-type="string">
            <text:p>Luana biaco da silva</text:p>
          </table:table-cell>
          <table:table-cell table:style-name="ce5" table:formula="of:=PROPER([.B53])" office:value-type="string" office:string-value="Luana Biaco Da Silva" calcext:value-type="string">
            <text:p>Luana Biaco Da Silva</text:p>
          </table:table-cell>
          <table:table-cell table:style-name="ce1" office:value-type="string" calcext:value-type="string">
            <text:p>+5541999302478</text:p>
          </table:table-cell>
          <table:table-cell table:style-name="ce1" office:value-type="float" office:value="41998768126" calcext:value-type="float">
            <text:p>41998768126</text:p>
          </table:table-cell>
          <table:table-cell table:style-name="ce1" table:formula="of:=LEFT([.E53];2)" office:value-type="string" office:string-value="41" calcext:value-type="string">
            <text:p>41</text:p>
          </table:table-cell>
          <table:table-cell table:style-name="ce1" table:formula="of:=RIGHT([.E53];9)" office:value-type="string" office:string-value="998768126" calcext:value-type="string">
            <text:p>998768126</text:p>
          </table:table-cell>
          <table:table-cell/>
          <table:table-cell table:style-name="ce5" table:formula="of:=&quot;[&quot; &amp; IFERROR(IF(SEARCH(&quot;Manhã&quot;;[.H53];1)&gt;0;&quot;&quot;&quot;morning&quot;&quot;&quot;;&quot;null&quot;);&quot;null&quot;) &amp; &quot;,&quot; &amp;IFERROR(IF(SEARCH(&quot;Tarde&quot;;[.H53];1)&gt;0;&quot;&quot;&quot;afternoon&quot;&quot;&quot;;&quot;null&quot;);&quot;null&quot;) &amp; &quot;,&quot; &amp; IFERROR(IF(SEARCH(&quot;Noite&quot;;[.H53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J53];1)&gt;0;&quot;&quot;&quot;morning&quot;&quot;&quot;;&quot;null&quot;);&quot;null&quot;) &amp; &quot;,&quot; &amp;IFERROR(IF(SEARCH(&quot;Tarde&quot;;[.J53];1)&gt;0;&quot;&quot;&quot;afternoon&quot;&quot;&quot;;&quot;null&quot;);&quot;null&quot;) &amp; &quot;,&quot; &amp; IFERROR(IF(SEARCH(&quot;Noite&quot;;[.J53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L53];1)&gt;0;&quot;&quot;&quot;morning&quot;&quot;&quot;;&quot;null&quot;);&quot;null&quot;) &amp; &quot;,&quot; &amp;IFERROR(IF(SEARCH(&quot;Tarde&quot;;[.L53];1)&gt;0;&quot;&quot;&quot;afternoon&quot;&quot;&quot;;&quot;null&quot;);&quot;null&quot;) &amp; &quot;,&quot; &amp; IFERROR(IF(SEARCH(&quot;Noite&quot;;[.L53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N53];1)&gt;0;&quot;&quot;&quot;morning&quot;&quot;&quot;;&quot;null&quot;);&quot;null&quot;) &amp; &quot;,&quot; &amp;IFERROR(IF(SEARCH(&quot;Tarde&quot;;[.N53];1)&gt;0;&quot;&quot;&quot;afternoon&quot;&quot;&quot;;&quot;null&quot;);&quot;null&quot;) &amp; &quot;,&quot; &amp; IFERROR(IF(SEARCH(&quot;Noite&quot;;[.N53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P53];1)&gt;0;&quot;&quot;&quot;morning&quot;&quot;&quot;;&quot;null&quot;);&quot;null&quot;) &amp; &quot;,&quot; &amp;IFERROR(IF(SEARCH(&quot;Tarde&quot;;[.P53];1)&gt;0;&quot;&quot;&quot;afternoon&quot;&quot;&quot;;&quot;null&quot;);&quot;null&quot;) &amp; &quot;,&quot; &amp; IFERROR(IF(SEARCH(&quot;Noite&quot;;[.P53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R53];1)&gt;0;&quot;&quot;&quot;morning&quot;&quot;&quot;;&quot;null&quot;);&quot;null&quot;) &amp; &quot;,&quot; &amp;IFERROR(IF(SEARCH(&quot;Tarde&quot;;[.R53];1)&gt;0;&quot;&quot;&quot;afternoon&quot;&quot;&quot;;&quot;null&quot;);&quot;null&quot;) &amp; &quot;,&quot; &amp; IFERROR(IF(SEARCH(&quot;Noite&quot;;[.R53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T53];1)&gt;0;&quot;&quot;&quot;morning&quot;&quot;&quot;;&quot;null&quot;);&quot;null&quot;) &amp; &quot;,&quot; &amp;IFERROR(IF(SEARCH(&quot;Tarde&quot;;[.T53];1)&gt;0;&quot;&quot;&quot;afternoon&quot;&quot;&quot;;&quot;null&quot;);&quot;null&quot;) &amp; &quot;,&quot; &amp; IFERROR(IF(SEARCH(&quot;Noite&quot;;[.T53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Atendente de balcão, Aux. de Cozinha, Aux.de <text:s/>Limpeza</text:p>
          </table:table-cell>
          <table:table-cell table:style-name="ce5" table:formula="of:=[.V53]" office:value-type="string" office:string-value="Atendente de balcão, Aux. de Cozinha, Aux.de  Limpeza" calcext:value-type="string">
            <text:p>Atendente de balcão, Aux. de Cozinha, Aux.de <text:s/>Limpeza</text:p>
          </table:table-cell>
          <table:table-cell table:style-name="ce5" office:value-type="string" calcext:value-type="string">
            <text:p>Brasileira</text:p>
          </table:table-cell>
          <table:table-cell table:style-name="ce5" table:formula="of:=[.X53]" office:value-type="string" office:string-value="Brasileira" calcext:value-type="string">
            <text:p>Brasileira</text:p>
          </table:table-cell>
          <table:table-cell table:style-name="ce5" office:value-type="string" calcext:value-type="string">
            <text:p>Boqueirão</text:p>
          </table:table-cell>
          <table:table-cell table:style-name="ce5" table:formula="of:=[.Z53]" office:value-type="string" office:string-value="Boqueirão" calcext:value-type="string">
            <text:p>Boqueirão</text:p>
          </table:table-cell>
          <table:table-cell table:style-name="ce5" office:value-type="string" calcext:value-type="string">
            <text:p>luanabiaco038@gmail.com</text:p>
          </table:table-cell>
          <table:table-cell table:style-name="ce5" table:formula="of:=COM.MICROSOFT.CONCAT(&quot;alfred.&quot;;[.AB53])" office:value-type="string" office:string-value="alfred.luanabiaco038@gmail.com" calcext:value-type="string">
            <text:p>alfred.luanabiaco038@gmail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Fundamental Completo</text:p>
          </table:table-cell>
          <table:table-cell table:style-name="ce5" office:value-type="string" calcext:value-type="string">
            <text:p>Entre 6 meses e 1 ano</text:p>
          </table:table-cell>
          <table:table-cell table:formula="of:=[.AG53]" office:value-type="string" office:string-value="Entre 6 meses e 1 ano" calcext:value-type="string">
            <text:p>Entre 6 meses e 1 ano</text:p>
          </table:table-cell>
          <table:table-cell table:number-columns-repeated="990"/>
        </table:table-row>
        <table:table-row table:style-name="ro1">
          <table:table-cell table:style-name="ce3" office:value-type="date" office:date-value="2020-08-24T11:18:04.49" calcext:value-type="date">
            <text:p>8/24/2020 11:18:04</text:p>
          </table:table-cell>
          <table:table-cell table:style-name="ce5" office:value-type="string" calcext:value-type="string">
            <text:p>Bruno krueycer souza vargas </text:p>
          </table:table-cell>
          <table:table-cell table:style-name="ce5" table:formula="of:=PROPER([.B54])" office:value-type="string" office:string-value="Bruno Krueycer Souza Vargas " calcext:value-type="string">
            <text:p>Bruno Krueycer Souza Vargas </text:p>
          </table:table-cell>
          <table:table-cell table:style-name="ce1" office:value-type="float" office:value="41998768126" calcext:value-type="float">
            <text:p>41998768126</text:p>
          </table:table-cell>
          <table:table-cell table:style-name="ce1" office:value-type="float" office:value="41985332205" calcext:value-type="float">
            <text:p>41985332205</text:p>
          </table:table-cell>
          <table:table-cell table:style-name="ce1" table:formula="of:=LEFT([.E54];2)" office:value-type="string" office:string-value="41" calcext:value-type="string">
            <text:p>41</text:p>
          </table:table-cell>
          <table:table-cell table:style-name="ce1" table:formula="of:=RIGHT([.E54];9)" office:value-type="string" office:string-value="985332205" calcext:value-type="string">
            <text:p>985332205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54];1)&gt;0;&quot;&quot;&quot;morning&quot;&quot;&quot;;&quot;null&quot;);&quot;null&quot;) &amp; &quot;,&quot; &amp;IFERROR(IF(SEARCH(&quot;Tarde&quot;;[.H54];1)&gt;0;&quot;&quot;&quot;afternoon&quot;&quot;&quot;;&quot;null&quot;);&quot;null&quot;) &amp; &quot;,&quot; &amp; IFERROR(IF(SEARCH(&quot;Noite&quot;;[.H5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54];1)&gt;0;&quot;&quot;&quot;morning&quot;&quot;&quot;;&quot;null&quot;);&quot;null&quot;) &amp; &quot;,&quot; &amp;IFERROR(IF(SEARCH(&quot;Tarde&quot;;[.J54];1)&gt;0;&quot;&quot;&quot;afternoon&quot;&quot;&quot;;&quot;null&quot;);&quot;null&quot;) &amp; &quot;,&quot; &amp; IFERROR(IF(SEARCH(&quot;Noite&quot;;[.J5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54];1)&gt;0;&quot;&quot;&quot;morning&quot;&quot;&quot;;&quot;null&quot;);&quot;null&quot;) &amp; &quot;,&quot; &amp;IFERROR(IF(SEARCH(&quot;Tarde&quot;;[.L54];1)&gt;0;&quot;&quot;&quot;afternoon&quot;&quot;&quot;;&quot;null&quot;);&quot;null&quot;) &amp; &quot;,&quot; &amp; IFERROR(IF(SEARCH(&quot;Noite&quot;;[.L5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54];1)&gt;0;&quot;&quot;&quot;morning&quot;&quot;&quot;;&quot;null&quot;);&quot;null&quot;) &amp; &quot;,&quot; &amp;IFERROR(IF(SEARCH(&quot;Tarde&quot;;[.N54];1)&gt;0;&quot;&quot;&quot;afternoon&quot;&quot;&quot;;&quot;null&quot;);&quot;null&quot;) &amp; &quot;,&quot; &amp; IFERROR(IF(SEARCH(&quot;Noite&quot;;[.N5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54];1)&gt;0;&quot;&quot;&quot;morning&quot;&quot;&quot;;&quot;null&quot;);&quot;null&quot;) &amp; &quot;,&quot; &amp;IFERROR(IF(SEARCH(&quot;Tarde&quot;;[.P54];1)&gt;0;&quot;&quot;&quot;afternoon&quot;&quot;&quot;;&quot;null&quot;);&quot;null&quot;) &amp; &quot;,&quot; &amp; IFERROR(IF(SEARCH(&quot;Noite&quot;;[.P5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54];1)&gt;0;&quot;&quot;&quot;morning&quot;&quot;&quot;;&quot;null&quot;);&quot;null&quot;) &amp; &quot;,&quot; &amp;IFERROR(IF(SEARCH(&quot;Tarde&quot;;[.R54];1)&gt;0;&quot;&quot;&quot;afternoon&quot;&quot;&quot;;&quot;null&quot;);&quot;null&quot;) &amp; &quot;,&quot; &amp; IFERROR(IF(SEARCH(&quot;Noite&quot;;[.R5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54];1)&gt;0;&quot;&quot;&quot;morning&quot;&quot;&quot;;&quot;null&quot;);&quot;null&quot;) &amp; &quot;,&quot; &amp;IFERROR(IF(SEARCH(&quot;Tarde&quot;;[.T54];1)&gt;0;&quot;&quot;&quot;afternoon&quot;&quot;&quot;;&quot;null&quot;);&quot;null&quot;) &amp; &quot;,&quot; &amp; IFERROR(IF(SEARCH(&quot;Noite&quot;;[.T5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Cozinheiro (a), Chapeiro, Sushiman</text:p>
          </table:table-cell>
          <table:table-cell table:style-name="ce5" table:formula="of:=[.V54]" office:value-type="string" office:string-value="Cozinheiro (a), Chapeiro, Sushiman" calcext:value-type="string">
            <text:p>Cozinheiro (a), Chapeiro, Sushiman</text:p>
          </table:table-cell>
          <table:table-cell table:style-name="ce5" office:value-type="string" calcext:value-type="string">
            <text:p>Bares, Brasileira, Buffet &amp; Rodízios, Carnes &amp; Churrascaria, Chinesa, Fast-food, Frutos do Mar, Japonesa</text:p>
          </table:table-cell>
          <table:table-cell table:style-name="ce5" table:formula="of:=[.X54]" office:value-type="string" office:string-value="Bares, Brasileira, Buffet &amp; Rodízios, Carnes &amp; Churrascaria, Chinesa, Fast-food, Frutos do Mar, Japonesa" calcext:value-type="string">
            <text:p>Bares, Brasileira, Buffet &amp; Rodízios, Carnes &amp; Churrascaria, Chinesa, Fast-food, Frutos do Mar, Japonesa</text:p>
          </table:table-cell>
          <table:table-cell table:style-name="ce5" office:value-type="string" calcext:value-type="string">
            <text:p>Capao raso </text:p>
          </table:table-cell>
          <table:table-cell table:style-name="ce5" table:formula="of:=[.Z54]" office:value-type="string" office:string-value="Capao raso " calcext:value-type="string">
            <text:p>Capao raso </text:p>
          </table:table-cell>
          <table:table-cell table:style-name="ce5" office:value-type="string" calcext:value-type="string">
            <text:p>brunovargas90@hotmail.com</text:p>
          </table:table-cell>
          <table:table-cell table:style-name="ce5" table:formula="of:=COM.MICROSOFT.CONCAT(&quot;alfred.&quot;;[.AB54])" office:value-type="string" office:string-value="alfred.brunovargas90@hotmail.com" calcext:value-type="string">
            <text:p>alfred.brunovargas90@hotmail.com</text:p>
          </table:table-cell>
          <table:table-cell table:style-name="ce5" office:value-type="string" calcext:value-type="string">
            <text:p>26 a 3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Entre 6 meses e 1 ano</text:p>
          </table:table-cell>
          <table:table-cell table:formula="of:=[.AG54]" office:value-type="string" office:string-value="Entre 6 meses e 1 ano" calcext:value-type="string">
            <text:p>Entre 6 meses e 1 ano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0T15:31:34.6" calcext:value-type="date">
            <text:p>3/20/2020 15:31:34</text:p>
          </table:table-cell>
          <table:table-cell table:style-name="ce5" office:value-type="string" calcext:value-type="string">
            <text:p>Willian fernandes</text:p>
          </table:table-cell>
          <table:table-cell table:style-name="ce5" table:formula="of:=PROPER([.B55])" office:value-type="string" office:string-value="Willian Fernandes" calcext:value-type="string">
            <text:p>Willian Fernandes</text:p>
          </table:table-cell>
          <table:table-cell table:style-name="ce1" office:value-type="float" office:value="41985332205" calcext:value-type="float">
            <text:p>41985332205</text:p>
          </table:table-cell>
          <table:table-cell table:style-name="ce1" office:value-type="float" office:value="41997752938" calcext:value-type="float">
            <text:p>41997752938</text:p>
          </table:table-cell>
          <table:table-cell table:style-name="ce1" table:formula="of:=LEFT([.E55];2)" office:value-type="string" office:string-value="41" calcext:value-type="string">
            <text:p>41</text:p>
          </table:table-cell>
          <table:table-cell table:style-name="ce1" table:formula="of:=RIGHT([.E55];9)" office:value-type="string" office:string-value="997752938" calcext:value-type="string">
            <text:p>997752938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55];1)&gt;0;&quot;&quot;&quot;morning&quot;&quot;&quot;;&quot;null&quot;);&quot;null&quot;) &amp; &quot;,&quot; &amp;IFERROR(IF(SEARCH(&quot;Tarde&quot;;[.H55];1)&gt;0;&quot;&quot;&quot;afternoon&quot;&quot;&quot;;&quot;null&quot;);&quot;null&quot;) &amp; &quot;,&quot; &amp; IFERROR(IF(SEARCH(&quot;Noite&quot;;[.H5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55];1)&gt;0;&quot;&quot;&quot;morning&quot;&quot;&quot;;&quot;null&quot;);&quot;null&quot;) &amp; &quot;,&quot; &amp;IFERROR(IF(SEARCH(&quot;Tarde&quot;;[.J55];1)&gt;0;&quot;&quot;&quot;afternoon&quot;&quot;&quot;;&quot;null&quot;);&quot;null&quot;) &amp; &quot;,&quot; &amp; IFERROR(IF(SEARCH(&quot;Noite&quot;;[.J5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55];1)&gt;0;&quot;&quot;&quot;morning&quot;&quot;&quot;;&quot;null&quot;);&quot;null&quot;) &amp; &quot;,&quot; &amp;IFERROR(IF(SEARCH(&quot;Tarde&quot;;[.L55];1)&gt;0;&quot;&quot;&quot;afternoon&quot;&quot;&quot;;&quot;null&quot;);&quot;null&quot;) &amp; &quot;,&quot; &amp; IFERROR(IF(SEARCH(&quot;Noite&quot;;[.L5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55];1)&gt;0;&quot;&quot;&quot;morning&quot;&quot;&quot;;&quot;null&quot;);&quot;null&quot;) &amp; &quot;,&quot; &amp;IFERROR(IF(SEARCH(&quot;Tarde&quot;;[.N55];1)&gt;0;&quot;&quot;&quot;afternoon&quot;&quot;&quot;;&quot;null&quot;);&quot;null&quot;) &amp; &quot;,&quot; &amp; IFERROR(IF(SEARCH(&quot;Noite&quot;;[.N5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55];1)&gt;0;&quot;&quot;&quot;morning&quot;&quot;&quot;;&quot;null&quot;);&quot;null&quot;) &amp; &quot;,&quot; &amp;IFERROR(IF(SEARCH(&quot;Tarde&quot;;[.P55];1)&gt;0;&quot;&quot;&quot;afternoon&quot;&quot;&quot;;&quot;null&quot;);&quot;null&quot;) &amp; &quot;,&quot; &amp; IFERROR(IF(SEARCH(&quot;Noite&quot;;[.P5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55];1)&gt;0;&quot;&quot;&quot;morning&quot;&quot;&quot;;&quot;null&quot;);&quot;null&quot;) &amp; &quot;,&quot; &amp;IFERROR(IF(SEARCH(&quot;Tarde&quot;;[.R55];1)&gt;0;&quot;&quot;&quot;afternoon&quot;&quot;&quot;;&quot;null&quot;);&quot;null&quot;) &amp; &quot;,&quot; &amp; IFERROR(IF(SEARCH(&quot;Noite&quot;;[.R5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55];1)&gt;0;&quot;&quot;&quot;morning&quot;&quot;&quot;;&quot;null&quot;);&quot;null&quot;) &amp; &quot;,&quot; &amp;IFERROR(IF(SEARCH(&quot;Tarde&quot;;[.T55];1)&gt;0;&quot;&quot;&quot;afternoon&quot;&quot;&quot;;&quot;null&quot;);&quot;null&quot;) &amp; &quot;,&quot; &amp; IFERROR(IF(SEARCH(&quot;Noite&quot;;[.T5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ux. de Cozinha, Aux. de Garçom/Cumim, Chapeiro</text:p>
          </table:table-cell>
          <table:table-cell table:style-name="ce5" table:formula="of:=[.V55]" office:value-type="string" office:string-value="Aux. de Cozinha, Aux. de Garçom/Cumim, Chapeiro" calcext:value-type="string">
            <text:p>Aux. de Cozinha, Aux. de Garçom/Cumim, Chapeiro</text:p>
          </table:table-cell>
          <table:table-cell table:style-name="ce5" office:value-type="string" calcext:value-type="string">
            <text:p>Árabe, Bares, Fast-food, Lanchonete &amp; Cafés (salgados, pastéis, sanduiches e doces )</text:p>
          </table:table-cell>
          <table:table-cell table:style-name="ce5" table:formula="of:=[.X55]" office:value-type="string" office:string-value="Árabe, Bares, Fast-food, Lanchonete &amp; Cafés (salgados, pastéis, sanduiches e doces )" calcext:value-type="string">
            <text:p>Árabe, Bares, Fast-food, Lanchonete &amp; Cafés (salgados, pastéis, sanduiches e doces )</text:p>
          </table:table-cell>
          <table:table-cell table:style-name="ce5" office:value-type="string" calcext:value-type="string">
            <text:p>Tranqueira</text:p>
          </table:table-cell>
          <table:table-cell table:style-name="ce5" table:formula="of:=[.Z55]" office:value-type="string" office:string-value="Tranqueira" calcext:value-type="string">
            <text:p>Tranqueira</text:p>
          </table:table-cell>
          <table:table-cell table:style-name="ce5" office:value-type="string" calcext:value-type="string">
            <text:p>willianfernandes89@gmail.com</text:p>
          </table:table-cell>
          <table:table-cell table:style-name="ce5" table:formula="of:=COM.MICROSOFT.CONCAT(&quot;alfred.&quot;;[.AB55])" office:value-type="string" office:string-value="alfred.willianfernandes89@gmail.com" calcext:value-type="string">
            <text:p>alfred.willianfernandes89@gmail.com</text:p>
          </table:table-cell>
          <table:table-cell table:style-name="ce5" office:value-type="string" calcext:value-type="string">
            <text:p>26 a 30 anos</text:p>
          </table:table-cell>
          <table:table-cell/>
          <table:table-cell table:style-name="ce5" office:value-type="string" calcext:value-type="string">
            <text:p>Ensino Fundamental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55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0T15:36:39.12" calcext:value-type="date">
            <text:p>3/20/2020 15:36:39</text:p>
          </table:table-cell>
          <table:table-cell table:style-name="ce5" office:value-type="string" calcext:value-type="string">
            <text:p>Bruno Dos Santos</text:p>
          </table:table-cell>
          <table:table-cell table:style-name="ce5" table:formula="of:=PROPER([.B56])" office:value-type="string" office:string-value="Bruno Dos Santos" calcext:value-type="string">
            <text:p>Bruno Dos Santos</text:p>
          </table:table-cell>
          <table:table-cell table:style-name="ce1" office:value-type="float" office:value="41997752938" calcext:value-type="float">
            <text:p>41997752938</text:p>
          </table:table-cell>
          <table:table-cell table:style-name="ce1" office:value-type="float" office:value="41989033406" calcext:value-type="float">
            <text:p>41989033406</text:p>
          </table:table-cell>
          <table:table-cell table:style-name="ce1" table:formula="of:=LEFT([.E56];2)" office:value-type="string" office:string-value="41" calcext:value-type="string">
            <text:p>41</text:p>
          </table:table-cell>
          <table:table-cell table:style-name="ce1" table:formula="of:=RIGHT([.E56];9)" office:value-type="string" office:string-value="989033406" calcext:value-type="string">
            <text:p>989033406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56];1)&gt;0;&quot;&quot;&quot;morning&quot;&quot;&quot;;&quot;null&quot;);&quot;null&quot;) &amp; &quot;,&quot; &amp;IFERROR(IF(SEARCH(&quot;Tarde&quot;;[.H56];1)&gt;0;&quot;&quot;&quot;afternoon&quot;&quot;&quot;;&quot;null&quot;);&quot;null&quot;) &amp; &quot;,&quot; &amp; IFERROR(IF(SEARCH(&quot;Noite&quot;;[.H5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56];1)&gt;0;&quot;&quot;&quot;morning&quot;&quot;&quot;;&quot;null&quot;);&quot;null&quot;) &amp; &quot;,&quot; &amp;IFERROR(IF(SEARCH(&quot;Tarde&quot;;[.J56];1)&gt;0;&quot;&quot;&quot;afternoon&quot;&quot;&quot;;&quot;null&quot;);&quot;null&quot;) &amp; &quot;,&quot; &amp; IFERROR(IF(SEARCH(&quot;Noite&quot;;[.J5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56];1)&gt;0;&quot;&quot;&quot;morning&quot;&quot;&quot;;&quot;null&quot;);&quot;null&quot;) &amp; &quot;,&quot; &amp;IFERROR(IF(SEARCH(&quot;Tarde&quot;;[.L56];1)&gt;0;&quot;&quot;&quot;afternoon&quot;&quot;&quot;;&quot;null&quot;);&quot;null&quot;) &amp; &quot;,&quot; &amp; IFERROR(IF(SEARCH(&quot;Noite&quot;;[.L5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56];1)&gt;0;&quot;&quot;&quot;morning&quot;&quot;&quot;;&quot;null&quot;);&quot;null&quot;) &amp; &quot;,&quot; &amp;IFERROR(IF(SEARCH(&quot;Tarde&quot;;[.N56];1)&gt;0;&quot;&quot;&quot;afternoon&quot;&quot;&quot;;&quot;null&quot;);&quot;null&quot;) &amp; &quot;,&quot; &amp; IFERROR(IF(SEARCH(&quot;Noite&quot;;[.N5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P56];1)&gt;0;&quot;&quot;&quot;morning&quot;&quot;&quot;;&quot;null&quot;);&quot;null&quot;) &amp; &quot;,&quot; &amp;IFERROR(IF(SEARCH(&quot;Tarde&quot;;[.P56];1)&gt;0;&quot;&quot;&quot;afternoon&quot;&quot;&quot;;&quot;null&quot;);&quot;null&quot;) &amp; &quot;,&quot; &amp; IFERROR(IF(SEARCH(&quot;Noite&quot;;[.P56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R56];1)&gt;0;&quot;&quot;&quot;morning&quot;&quot;&quot;;&quot;null&quot;);&quot;null&quot;) &amp; &quot;,&quot; &amp;IFERROR(IF(SEARCH(&quot;Tarde&quot;;[.R56];1)&gt;0;&quot;&quot;&quot;afternoon&quot;&quot;&quot;;&quot;null&quot;);&quot;null&quot;) &amp; &quot;,&quot; &amp; IFERROR(IF(SEARCH(&quot;Noite&quot;;[.R56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T56];1)&gt;0;&quot;&quot;&quot;morning&quot;&quot;&quot;;&quot;null&quot;);&quot;null&quot;) &amp; &quot;,&quot; &amp;IFERROR(IF(SEARCH(&quot;Tarde&quot;;[.T56];1)&gt;0;&quot;&quot;&quot;afternoon&quot;&quot;&quot;;&quot;null&quot;);&quot;null&quot;) &amp; &quot;,&quot; &amp; IFERROR(IF(SEARCH(&quot;Noite&quot;;[.T56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Atendente de balcão, Porteiro, Segurança</text:p>
          </table:table-cell>
          <table:table-cell table:style-name="ce5" table:formula="of:=[.V56]" office:value-type="string" office:string-value="Atendente de balcão, Porteiro, Segurança" calcext:value-type="string">
            <text:p>Atendente de balcão, Porteiro, Segurança</text:p>
          </table:table-cell>
          <table:table-cell table:style-name="ce5" office:value-type="string" calcext:value-type="string">
            <text:p>Árabe</text:p>
          </table:table-cell>
          <table:table-cell table:style-name="ce5" table:formula="of:=[.X56]" office:value-type="string" office:string-value="Árabe" calcext:value-type="string">
            <text:p>Árabe</text:p>
          </table:table-cell>
          <table:table-cell table:style-name="ce5" office:value-type="string" calcext:value-type="string">
            <text:p>Centro Curitiba</text:p>
          </table:table-cell>
          <table:table-cell table:style-name="ce5" table:formula="of:=[.Z56]" office:value-type="string" office:string-value="Centro Curitiba" calcext:value-type="string">
            <text:p>Centro Curitiba</text:p>
          </table:table-cell>
          <table:table-cell table:style-name="ce5" office:value-type="string" calcext:value-type="string">
            <text:p>santosbruno73396@gmail.com</text:p>
          </table:table-cell>
          <table:table-cell table:style-name="ce5" table:formula="of:=COM.MICROSOFT.CONCAT(&quot;alfred.&quot;;[.AB56])" office:value-type="string" office:string-value="alfred.santosbruno73396@gmail.com" calcext:value-type="string">
            <text:p>alfred.santosbruno73396@gmail.com</text:p>
          </table:table-cell>
          <table:table-cell table:style-name="ce5" office:value-type="string" calcext:value-type="string">
            <text:p>26 a 3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56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1T16:30:48.57" calcext:value-type="date">
            <text:p>3/21/2020 16:30:48</text:p>
          </table:table-cell>
          <table:table-cell table:style-name="ce5" office:value-type="string" calcext:value-type="string">
            <text:p>Allana Maria dos Santos </text:p>
          </table:table-cell>
          <table:table-cell table:style-name="ce5" table:formula="of:=PROPER([.B57])" office:value-type="string" office:string-value="Allana Maria Dos Santos " calcext:value-type="string">
            <text:p>Allana Maria Dos Santos </text:p>
          </table:table-cell>
          <table:table-cell table:style-name="ce1" office:value-type="float" office:value="41989033406" calcext:value-type="float">
            <text:p>41989033406</text:p>
          </table:table-cell>
          <table:table-cell table:style-name="ce1" office:value-type="float" office:value="41996691660" calcext:value-type="float">
            <text:p>41996691660</text:p>
          </table:table-cell>
          <table:table-cell table:style-name="ce1" table:formula="of:=LEFT([.E57];2)" office:value-type="string" office:string-value="41" calcext:value-type="string">
            <text:p>41</text:p>
          </table:table-cell>
          <table:table-cell table:style-name="ce1" table:formula="of:=RIGHT([.E57];9)" office:value-type="string" office:string-value="996691660" calcext:value-type="string">
            <text:p>996691660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H57];1)&gt;0;&quot;&quot;&quot;morning&quot;&quot;&quot;;&quot;null&quot;);&quot;null&quot;) &amp; &quot;,&quot; &amp;IFERROR(IF(SEARCH(&quot;Tarde&quot;;[.H57];1)&gt;0;&quot;&quot;&quot;afternoon&quot;&quot;&quot;;&quot;null&quot;);&quot;null&quot;) &amp; &quot;,&quot; &amp; IFERROR(IF(SEARCH(&quot;Noite&quot;;[.H57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J57];1)&gt;0;&quot;&quot;&quot;morning&quot;&quot;&quot;;&quot;null&quot;);&quot;null&quot;) &amp; &quot;,&quot; &amp;IFERROR(IF(SEARCH(&quot;Tarde&quot;;[.J57];1)&gt;0;&quot;&quot;&quot;afternoon&quot;&quot;&quot;;&quot;null&quot;);&quot;null&quot;) &amp; &quot;,&quot; &amp; IFERROR(IF(SEARCH(&quot;Noite&quot;;[.J57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L57];1)&gt;0;&quot;&quot;&quot;morning&quot;&quot;&quot;;&quot;null&quot;);&quot;null&quot;) &amp; &quot;,&quot; &amp;IFERROR(IF(SEARCH(&quot;Tarde&quot;;[.L57];1)&gt;0;&quot;&quot;&quot;afternoon&quot;&quot;&quot;;&quot;null&quot;);&quot;null&quot;) &amp; &quot;,&quot; &amp; IFERROR(IF(SEARCH(&quot;Noite&quot;;[.L57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N57];1)&gt;0;&quot;&quot;&quot;morning&quot;&quot;&quot;;&quot;null&quot;);&quot;null&quot;) &amp; &quot;,&quot; &amp;IFERROR(IF(SEARCH(&quot;Tarde&quot;;[.N57];1)&gt;0;&quot;&quot;&quot;afternoon&quot;&quot;&quot;;&quot;null&quot;);&quot;null&quot;) &amp; &quot;,&quot; &amp; IFERROR(IF(SEARCH(&quot;Noite&quot;;[.N57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P57];1)&gt;0;&quot;&quot;&quot;morning&quot;&quot;&quot;;&quot;null&quot;);&quot;null&quot;) &amp; &quot;,&quot; &amp;IFERROR(IF(SEARCH(&quot;Tarde&quot;;[.P57];1)&gt;0;&quot;&quot;&quot;afternoon&quot;&quot;&quot;;&quot;null&quot;);&quot;null&quot;) &amp; &quot;,&quot; &amp; IFERROR(IF(SEARCH(&quot;Noite&quot;;[.P57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R57];1)&gt;0;&quot;&quot;&quot;morning&quot;&quot;&quot;;&quot;null&quot;);&quot;null&quot;) &amp; &quot;,&quot; &amp;IFERROR(IF(SEARCH(&quot;Tarde&quot;;[.R57];1)&gt;0;&quot;&quot;&quot;afternoon&quot;&quot;&quot;;&quot;null&quot;);&quot;null&quot;) &amp; &quot;,&quot; &amp; IFERROR(IF(SEARCH(&quot;Noite&quot;;[.R57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/>
          <table:table-cell table:style-name="ce5" table:formula="of:=&quot;[&quot; &amp; IFERROR(IF(SEARCH(&quot;Manhã&quot;;[.T57];1)&gt;0;&quot;&quot;&quot;morning&quot;&quot;&quot;;&quot;null&quot;);&quot;null&quot;) &amp; &quot;,&quot; &amp;IFERROR(IF(SEARCH(&quot;Tarde&quot;;[.T57];1)&gt;0;&quot;&quot;&quot;afternoon&quot;&quot;&quot;;&quot;null&quot;);&quot;null&quot;) &amp; &quot;,&quot; &amp; IFERROR(IF(SEARCH(&quot;Noite&quot;;[.T57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Garçom/Garçonete, Hostess</text:p>
          </table:table-cell>
          <table:table-cell table:style-name="ce5" table:formula="of:=[.V57]" office:value-type="string" office:string-value="Garçom/Garçonete, Hostess" calcext:value-type="string">
            <text:p>Garçom/Garçonete, Hostess</text:p>
          </table:table-cell>
          <table:table-cell table:style-name="ce5" office:value-type="string" calcext:value-type="string">
            <text:p>Buffet &amp; Rodízios, Carnes &amp; Churrascaria</text:p>
          </table:table-cell>
          <table:table-cell table:style-name="ce5" table:formula="of:=[.X57]" office:value-type="string" office:string-value="Buffet &amp; Rodízios, Carnes &amp; Churrascaria" calcext:value-type="string">
            <text:p>Buffet &amp; Rodízios, Carnes &amp; Churrascaria</text:p>
          </table:table-cell>
          <table:table-cell table:style-name="ce5" office:value-type="string" calcext:value-type="string">
            <text:p>Sítio cercado </text:p>
          </table:table-cell>
          <table:table-cell table:style-name="ce5" table:formula="of:=[.Z57]" office:value-type="string" office:string-value="Sítio cercado " calcext:value-type="string">
            <text:p>Sítio cercado </text:p>
          </table:table-cell>
          <table:table-cell table:style-name="ce5" office:value-type="string" calcext:value-type="string">
            <text:p>allanaelaura27@gmail.com</text:p>
          </table:table-cell>
          <table:table-cell table:style-name="ce5" table:formula="of:=COM.MICROSOFT.CONCAT(&quot;alfred.&quot;;[.AB57])" office:value-type="string" office:string-value="alfred.allanaelaura27@gmail.com" calcext:value-type="string">
            <text:p>alfred.allanaelaura27@gmail.com</text:p>
          </table:table-cell>
          <table:table-cell table:style-name="ce5" office:value-type="string" calcext:value-type="string">
            <text:p>26 a 3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57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1T17:21:20.99" calcext:value-type="date">
            <text:p>3/21/2020 17:21:20</text:p>
          </table:table-cell>
          <table:table-cell table:style-name="ce5" office:value-type="string" calcext:value-type="string">
            <text:p>Altieres César <text:s/>de Oliveira</text:p>
          </table:table-cell>
          <table:table-cell table:style-name="ce5" table:formula="of:=PROPER([.B58])" office:value-type="string" office:string-value="Altieres César  De Oliveira" calcext:value-type="string">
            <text:p>Altieres César <text:s/>De Oliveira</text:p>
          </table:table-cell>
          <table:table-cell table:style-name="ce1" office:value-type="string" calcext:value-type="string">
            <text:p>41 <text:s/>99669-1660</text:p>
          </table:table-cell>
          <table:table-cell table:style-name="ce1" office:value-type="float" office:value="41984278436" calcext:value-type="float">
            <text:p>41984278436</text:p>
          </table:table-cell>
          <table:table-cell table:style-name="ce1" table:formula="of:=LEFT([.E58];2)" office:value-type="string" office:string-value="41" calcext:value-type="string">
            <text:p>41</text:p>
          </table:table-cell>
          <table:table-cell table:style-name="ce1" table:formula="of:=RIGHT([.E58];9)" office:value-type="string" office:string-value="984278436" calcext:value-type="string">
            <text:p>984278436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58];1)&gt;0;&quot;&quot;&quot;morning&quot;&quot;&quot;;&quot;null&quot;);&quot;null&quot;) &amp; &quot;,&quot; &amp;IFERROR(IF(SEARCH(&quot;Tarde&quot;;[.H58];1)&gt;0;&quot;&quot;&quot;afternoon&quot;&quot;&quot;;&quot;null&quot;);&quot;null&quot;) &amp; &quot;,&quot; &amp; IFERROR(IF(SEARCH(&quot;Noite&quot;;[.H5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58];1)&gt;0;&quot;&quot;&quot;morning&quot;&quot;&quot;;&quot;null&quot;);&quot;null&quot;) &amp; &quot;,&quot; &amp;IFERROR(IF(SEARCH(&quot;Tarde&quot;;[.J58];1)&gt;0;&quot;&quot;&quot;afternoon&quot;&quot;&quot;;&quot;null&quot;);&quot;null&quot;) &amp; &quot;,&quot; &amp; IFERROR(IF(SEARCH(&quot;Noite&quot;;[.J5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58];1)&gt;0;&quot;&quot;&quot;morning&quot;&quot;&quot;;&quot;null&quot;);&quot;null&quot;) &amp; &quot;,&quot; &amp;IFERROR(IF(SEARCH(&quot;Tarde&quot;;[.L58];1)&gt;0;&quot;&quot;&quot;afternoon&quot;&quot;&quot;;&quot;null&quot;);&quot;null&quot;) &amp; &quot;,&quot; &amp; IFERROR(IF(SEARCH(&quot;Noite&quot;;[.L5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58];1)&gt;0;&quot;&quot;&quot;morning&quot;&quot;&quot;;&quot;null&quot;);&quot;null&quot;) &amp; &quot;,&quot; &amp;IFERROR(IF(SEARCH(&quot;Tarde&quot;;[.N58];1)&gt;0;&quot;&quot;&quot;afternoon&quot;&quot;&quot;;&quot;null&quot;);&quot;null&quot;) &amp; &quot;,&quot; &amp; IFERROR(IF(SEARCH(&quot;Noite&quot;;[.N5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58];1)&gt;0;&quot;&quot;&quot;morning&quot;&quot;&quot;;&quot;null&quot;);&quot;null&quot;) &amp; &quot;,&quot; &amp;IFERROR(IF(SEARCH(&quot;Tarde&quot;;[.P58];1)&gt;0;&quot;&quot;&quot;afternoon&quot;&quot;&quot;;&quot;null&quot;);&quot;null&quot;) &amp; &quot;,&quot; &amp; IFERROR(IF(SEARCH(&quot;Noite&quot;;[.P5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R58];1)&gt;0;&quot;&quot;&quot;morning&quot;&quot;&quot;;&quot;null&quot;);&quot;null&quot;) &amp; &quot;,&quot; &amp;IFERROR(IF(SEARCH(&quot;Tarde&quot;;[.R58];1)&gt;0;&quot;&quot;&quot;afternoon&quot;&quot;&quot;;&quot;null&quot;);&quot;null&quot;) &amp; &quot;,&quot; &amp; IFERROR(IF(SEARCH(&quot;Noite&quot;;[.R58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T58];1)&gt;0;&quot;&quot;&quot;morning&quot;&quot;&quot;;&quot;null&quot;);&quot;null&quot;) &amp; &quot;,&quot; &amp;IFERROR(IF(SEARCH(&quot;Tarde&quot;;[.T58];1)&gt;0;&quot;&quot;&quot;afternoon&quot;&quot;&quot;;&quot;null&quot;);&quot;null&quot;) &amp; &quot;,&quot; &amp; IFERROR(IF(SEARCH(&quot;Noite&quot;;[.T58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Barman, Garçom/Garçonete, Porteiro</text:p>
          </table:table-cell>
          <table:table-cell table:style-name="ce5" table:formula="of:=[.V58]" office:value-type="string" office:string-value="Barman, Garçom/Garçonete, Porteiro" calcext:value-type="string">
            <text:p>Barman, Garçom/Garçonete, Porteiro</text:p>
          </table:table-cell>
          <table:table-cell table:style-name="ce5" office:value-type="string" calcext:value-type="string">
            <text:p>Brasileira, Buffet &amp; Rodízios, Contemporânea, Frutos do Mar, Italiana, Japonesa, Espanhola</text:p>
          </table:table-cell>
          <table:table-cell table:style-name="ce5" table:formula="of:=[.X58]" office:value-type="string" office:string-value="Brasileira, Buffet &amp; Rodízios, Contemporânea, Frutos do Mar, Italiana, Japonesa, Espanhola" calcext:value-type="string">
            <text:p>Brasileira, Buffet &amp; Rodízios, Contemporânea, Frutos do Mar, Italiana, Japonesa, Espanhola</text:p>
          </table:table-cell>
          <table:table-cell table:style-name="ce5" office:value-type="string" calcext:value-type="string">
            <text:p>Guaraituba Colombo</text:p>
          </table:table-cell>
          <table:table-cell table:style-name="ce5" table:formula="of:=[.Z58]" office:value-type="string" office:string-value="Guaraituba Colombo" calcext:value-type="string">
            <text:p>Guaraituba Colombo</text:p>
          </table:table-cell>
          <table:table-cell table:style-name="ce5" office:value-type="string" calcext:value-type="string">
            <text:p>altierescesar@gmail.com</text:p>
          </table:table-cell>
          <table:table-cell table:style-name="ce5" table:formula="of:=COM.MICROSOFT.CONCAT(&quot;alfred.&quot;;[.AB58])" office:value-type="string" office:string-value="alfred.altierescesar@gmail.com" calcext:value-type="string">
            <text:p>alfred.altierescesar@gmail.com</text:p>
          </table:table-cell>
          <table:table-cell table:style-name="ce5" office:value-type="string" calcext:value-type="string">
            <text:p>41 a 5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58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3T13:07:19.15" calcext:value-type="date">
            <text:p>3/23/2020 13:07:19</text:p>
          </table:table-cell>
          <table:table-cell table:style-name="ce5" office:value-type="string" calcext:value-type="string">
            <text:p>Rômulo Medeiros Barboza</text:p>
          </table:table-cell>
          <table:table-cell table:style-name="ce5" table:formula="of:=PROPER([.B59])" office:value-type="string" office:string-value="Rômulo Medeiros Barboza" calcext:value-type="string">
            <text:p>Rômulo Medeiros Barboza</text:p>
          </table:table-cell>
          <table:table-cell table:style-name="ce1" office:value-type="string" calcext:value-type="string">
            <text:p>41-984278436</text:p>
          </table:table-cell>
          <table:table-cell table:style-name="ce1" office:value-type="float" office:value="41998923514" calcext:value-type="float">
            <text:p>41998923514</text:p>
          </table:table-cell>
          <table:table-cell table:style-name="ce1" table:formula="of:=LEFT([.E59];2)" office:value-type="string" office:string-value="41" calcext:value-type="string">
            <text:p>41</text:p>
          </table:table-cell>
          <table:table-cell table:style-name="ce1" table:formula="of:=RIGHT([.E59];9)" office:value-type="string" office:string-value="998923514" calcext:value-type="string">
            <text:p>998923514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H59];1)&gt;0;&quot;&quot;&quot;morning&quot;&quot;&quot;;&quot;null&quot;);&quot;null&quot;) &amp; &quot;,&quot; &amp;IFERROR(IF(SEARCH(&quot;Tarde&quot;;[.H59];1)&gt;0;&quot;&quot;&quot;afternoon&quot;&quot;&quot;;&quot;null&quot;);&quot;null&quot;) &amp; &quot;,&quot; &amp; IFERROR(IF(SEARCH(&quot;Noite&quot;;[.H59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J59];1)&gt;0;&quot;&quot;&quot;morning&quot;&quot;&quot;;&quot;null&quot;);&quot;null&quot;) &amp; &quot;,&quot; &amp;IFERROR(IF(SEARCH(&quot;Tarde&quot;;[.J59];1)&gt;0;&quot;&quot;&quot;afternoon&quot;&quot;&quot;;&quot;null&quot;);&quot;null&quot;) &amp; &quot;,&quot; &amp; IFERROR(IF(SEARCH(&quot;Noite&quot;;[.J59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L59];1)&gt;0;&quot;&quot;&quot;morning&quot;&quot;&quot;;&quot;null&quot;);&quot;null&quot;) &amp; &quot;,&quot; &amp;IFERROR(IF(SEARCH(&quot;Tarde&quot;;[.L59];1)&gt;0;&quot;&quot;&quot;afternoon&quot;&quot;&quot;;&quot;null&quot;);&quot;null&quot;) &amp; &quot;,&quot; &amp; IFERROR(IF(SEARCH(&quot;Noite&quot;;[.L59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N59];1)&gt;0;&quot;&quot;&quot;morning&quot;&quot;&quot;;&quot;null&quot;);&quot;null&quot;) &amp; &quot;,&quot; &amp;IFERROR(IF(SEARCH(&quot;Tarde&quot;;[.N59];1)&gt;0;&quot;&quot;&quot;afternoon&quot;&quot;&quot;;&quot;null&quot;);&quot;null&quot;) &amp; &quot;,&quot; &amp; IFERROR(IF(SEARCH(&quot;Noite&quot;;[.N59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P59];1)&gt;0;&quot;&quot;&quot;morning&quot;&quot;&quot;;&quot;null&quot;);&quot;null&quot;) &amp; &quot;,&quot; &amp;IFERROR(IF(SEARCH(&quot;Tarde&quot;;[.P59];1)&gt;0;&quot;&quot;&quot;afternoon&quot;&quot;&quot;;&quot;null&quot;);&quot;null&quot;) &amp; &quot;,&quot; &amp; IFERROR(IF(SEARCH(&quot;Noite&quot;;[.P59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59];1)&gt;0;&quot;&quot;&quot;morning&quot;&quot;&quot;;&quot;null&quot;);&quot;null&quot;) &amp; &quot;,&quot; &amp;IFERROR(IF(SEARCH(&quot;Tarde&quot;;[.R59];1)&gt;0;&quot;&quot;&quot;afternoon&quot;&quot;&quot;;&quot;null&quot;);&quot;null&quot;) &amp; &quot;,&quot; &amp; IFERROR(IF(SEARCH(&quot;Noite&quot;;[.R5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59];1)&gt;0;&quot;&quot;&quot;morning&quot;&quot;&quot;;&quot;null&quot;);&quot;null&quot;) &amp; &quot;,&quot; &amp;IFERROR(IF(SEARCH(&quot;Tarde&quot;;[.T59];1)&gt;0;&quot;&quot;&quot;afternoon&quot;&quot;&quot;;&quot;null&quot;);&quot;null&quot;) &amp; &quot;,&quot; &amp; IFERROR(IF(SEARCH(&quot;Noite&quot;;[.T5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Confeiteiro (a), Cozinheiro (a)</text:p>
          </table:table-cell>
          <table:table-cell table:style-name="ce5" table:formula="of:=[.V59]" office:value-type="string" office:string-value="Confeiteiro (a), Cozinheiro (a)" calcext:value-type="string">
            <text:p>Confeiteiro (a), Cozinheiro (a)</text:p>
          </table:table-cell>
          <table:table-cell table:style-name="ce5" office:value-type="string" calcext:value-type="string">
            <text:p>Brasileira, Carnes &amp; Churrascaria, Italiana</text:p>
          </table:table-cell>
          <table:table-cell table:style-name="ce5" table:formula="of:=[.X59]" office:value-type="string" office:string-value="Brasileira, Carnes &amp; Churrascaria, Italiana" calcext:value-type="string">
            <text:p>Brasileira, Carnes &amp; Churrascaria, Italiana</text:p>
          </table:table-cell>
          <table:table-cell table:style-name="ce5" office:value-type="string" calcext:value-type="string">
            <text:p>Centro</text:p>
          </table:table-cell>
          <table:table-cell table:style-name="ce5" table:formula="of:=[.Z59]" office:value-type="string" office:string-value="Centro" calcext:value-type="string">
            <text:p>Centro</text:p>
          </table:table-cell>
          <table:table-cell table:style-name="ce5" office:value-type="string" calcext:value-type="string">
            <text:p>romulobarbozza@gmail.com</text:p>
          </table:table-cell>
          <table:table-cell table:style-name="ce5" table:formula="of:=COM.MICROSOFT.CONCAT(&quot;alfred.&quot;;[.AB59])" office:value-type="string" office:string-value="alfred.romulobarbozza@gmail.com" calcext:value-type="string">
            <text:p>alfred.romulobarbozza@gmail.com</text:p>
          </table:table-cell>
          <table:table-cell table:style-name="ce5" office:value-type="string" calcext:value-type="string">
            <text:p>41 a 50 anos</text:p>
          </table:table-cell>
          <table:table-cell/>
          <table:table-cell table:style-name="ce5" office:value-type="string" calcext:value-type="string">
            <text:p>Ensino Superior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59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3T13:34:22.5" calcext:value-type="date">
            <text:p>3/23/2020 13:34:22</text:p>
          </table:table-cell>
          <table:table-cell table:style-name="ce5" office:value-type="string" calcext:value-type="string">
            <text:p>Leonardo Araújo Rodrigues</text:p>
          </table:table-cell>
          <table:table-cell table:style-name="ce5" table:formula="of:=PROPER([.B60])" office:value-type="string" office:string-value="Leonardo Araújo Rodrigues" calcext:value-type="string">
            <text:p>Leonardo Araújo Rodrigues</text:p>
          </table:table-cell>
          <table:table-cell table:style-name="ce1" office:value-type="float" office:value="41998923514" calcext:value-type="float">
            <text:p>41998923514</text:p>
          </table:table-cell>
          <table:table-cell table:style-name="ce1" office:value-type="float" office:value="41997211297" calcext:value-type="float">
            <text:p>41997211297</text:p>
          </table:table-cell>
          <table:table-cell table:style-name="ce1" table:formula="of:=LEFT([.E60];2)" office:value-type="string" office:string-value="41" calcext:value-type="string">
            <text:p>41</text:p>
          </table:table-cell>
          <table:table-cell table:style-name="ce1" table:formula="of:=RIGHT([.E60];9)" office:value-type="string" office:string-value="997211297" calcext:value-type="string">
            <text:p>997211297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60];1)&gt;0;&quot;&quot;&quot;morning&quot;&quot;&quot;;&quot;null&quot;);&quot;null&quot;) &amp; &quot;,&quot; &amp;IFERROR(IF(SEARCH(&quot;Tarde&quot;;[.H60];1)&gt;0;&quot;&quot;&quot;afternoon&quot;&quot;&quot;;&quot;null&quot;);&quot;null&quot;) &amp; &quot;,&quot; &amp; IFERROR(IF(SEARCH(&quot;Noite&quot;;[.H6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60];1)&gt;0;&quot;&quot;&quot;morning&quot;&quot;&quot;;&quot;null&quot;);&quot;null&quot;) &amp; &quot;,&quot; &amp;IFERROR(IF(SEARCH(&quot;Tarde&quot;;[.J60];1)&gt;0;&quot;&quot;&quot;afternoon&quot;&quot;&quot;;&quot;null&quot;);&quot;null&quot;) &amp; &quot;,&quot; &amp; IFERROR(IF(SEARCH(&quot;Noite&quot;;[.J6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60];1)&gt;0;&quot;&quot;&quot;morning&quot;&quot;&quot;;&quot;null&quot;);&quot;null&quot;) &amp; &quot;,&quot; &amp;IFERROR(IF(SEARCH(&quot;Tarde&quot;;[.L60];1)&gt;0;&quot;&quot;&quot;afternoon&quot;&quot;&quot;;&quot;null&quot;);&quot;null&quot;) &amp; &quot;,&quot; &amp; IFERROR(IF(SEARCH(&quot;Noite&quot;;[.L6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60];1)&gt;0;&quot;&quot;&quot;morning&quot;&quot;&quot;;&quot;null&quot;);&quot;null&quot;) &amp; &quot;,&quot; &amp;IFERROR(IF(SEARCH(&quot;Tarde&quot;;[.N60];1)&gt;0;&quot;&quot;&quot;afternoon&quot;&quot;&quot;;&quot;null&quot;);&quot;null&quot;) &amp; &quot;,&quot; &amp; IFERROR(IF(SEARCH(&quot;Noite&quot;;[.N6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60];1)&gt;0;&quot;&quot;&quot;morning&quot;&quot;&quot;;&quot;null&quot;);&quot;null&quot;) &amp; &quot;,&quot; &amp;IFERROR(IF(SEARCH(&quot;Tarde&quot;;[.P60];1)&gt;0;&quot;&quot;&quot;afternoon&quot;&quot;&quot;;&quot;null&quot;);&quot;null&quot;) &amp; &quot;,&quot; &amp; IFERROR(IF(SEARCH(&quot;Noite&quot;;[.P6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60];1)&gt;0;&quot;&quot;&quot;morning&quot;&quot;&quot;;&quot;null&quot;);&quot;null&quot;) &amp; &quot;,&quot; &amp;IFERROR(IF(SEARCH(&quot;Tarde&quot;;[.R60];1)&gt;0;&quot;&quot;&quot;afternoon&quot;&quot;&quot;;&quot;null&quot;);&quot;null&quot;) &amp; &quot;,&quot; &amp; IFERROR(IF(SEARCH(&quot;Noite&quot;;[.R6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60];1)&gt;0;&quot;&quot;&quot;morning&quot;&quot;&quot;;&quot;null&quot;);&quot;null&quot;) &amp; &quot;,&quot; &amp;IFERROR(IF(SEARCH(&quot;Tarde&quot;;[.T60];1)&gt;0;&quot;&quot;&quot;afternoon&quot;&quot;&quot;;&quot;null&quot;);&quot;null&quot;) &amp; &quot;,&quot; &amp; IFERROR(IF(SEARCH(&quot;Noite&quot;;[.T60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Garçom/Garçonete</text:p>
          </table:table-cell>
          <table:table-cell table:style-name="ce5" table:formula="of:=[.V60]" office:value-type="string" office:string-value="Garçom/Garçonete" calcext:value-type="string">
            <text:p>Garçom/Garçonete</text:p>
          </table:table-cell>
          <table:table-cell table:style-name="ce5" office:value-type="string" calcext:value-type="string">
            <text:p>Brasileira, Bebidas e Smoothies, Buffet &amp; Rodízios, Contemporânea, Italiana, Japonesa</text:p>
          </table:table-cell>
          <table:table-cell table:style-name="ce5" table:formula="of:=[.X60]" office:value-type="string" office:string-value="Brasileira, Bebidas e Smoothies, Buffet &amp; Rodízios, Contemporânea, Italiana, Japonesa" calcext:value-type="string">
            <text:p>Brasileira, Bebidas e Smoothies, Buffet &amp; Rodízios, Contemporânea, Italiana, Japonesa</text:p>
          </table:table-cell>
          <table:table-cell table:style-name="ce5" office:value-type="string" calcext:value-type="string">
            <text:p>Cachoeira</text:p>
          </table:table-cell>
          <table:table-cell table:style-name="ce5" table:formula="of:=[.Z60]" office:value-type="string" office:string-value="Cachoeira" calcext:value-type="string">
            <text:p>Cachoeira</text:p>
          </table:table-cell>
          <table:table-cell table:style-name="ce5" office:value-type="string" calcext:value-type="string">
            <text:p>leonardorodriguezsing@gmail.com</text:p>
          </table:table-cell>
          <table:table-cell table:style-name="ce5" table:formula="of:=COM.MICROSOFT.CONCAT(&quot;alfred.&quot;;[.AB60])" office:value-type="string" office:string-value="alfred.leonardorodriguezsing@gmail.com" calcext:value-type="string">
            <text:p>alfred.leonardorodriguezsing@g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60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5T13:07:35.15" calcext:value-type="date">
            <text:p>3/25/2020 13:07:35</text:p>
          </table:table-cell>
          <table:table-cell table:style-name="ce5" office:value-type="string" calcext:value-type="string">
            <text:p>Thiago Elias de Almeida oliveira</text:p>
          </table:table-cell>
          <table:table-cell table:style-name="ce5" table:formula="of:=PROPER([.B61])" office:value-type="string" office:string-value="Thiago Elias De Almeida Oliveira" calcext:value-type="string">
            <text:p>Thiago Elias De Almeida Oliveira</text:p>
          </table:table-cell>
          <table:table-cell table:style-name="ce1" office:value-type="float" office:value="41997211297" calcext:value-type="float">
            <text:p>41997211297</text:p>
          </table:table-cell>
          <table:table-cell table:style-name="ce1" office:value-type="float" office:value="41996405879" calcext:value-type="float">
            <text:p>41996405879</text:p>
          </table:table-cell>
          <table:table-cell table:style-name="ce1" table:formula="of:=LEFT([.E61];2)" office:value-type="string" office:string-value="41" calcext:value-type="string">
            <text:p>41</text:p>
          </table:table-cell>
          <table:table-cell table:style-name="ce1" table:formula="of:=RIGHT([.E61];9)" office:value-type="string" office:string-value="996405879" calcext:value-type="string">
            <text:p>996405879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H61];1)&gt;0;&quot;&quot;&quot;morning&quot;&quot;&quot;;&quot;null&quot;);&quot;null&quot;) &amp; &quot;,&quot; &amp;IFERROR(IF(SEARCH(&quot;Tarde&quot;;[.H61];1)&gt;0;&quot;&quot;&quot;afternoon&quot;&quot;&quot;;&quot;null&quot;);&quot;null&quot;) &amp; &quot;,&quot; &amp; IFERROR(IF(SEARCH(&quot;Noite&quot;;[.H61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J61];1)&gt;0;&quot;&quot;&quot;morning&quot;&quot;&quot;;&quot;null&quot;);&quot;null&quot;) &amp; &quot;,&quot; &amp;IFERROR(IF(SEARCH(&quot;Tarde&quot;;[.J61];1)&gt;0;&quot;&quot;&quot;afternoon&quot;&quot;&quot;;&quot;null&quot;);&quot;null&quot;) &amp; &quot;,&quot; &amp; IFERROR(IF(SEARCH(&quot;Noite&quot;;[.J61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L61];1)&gt;0;&quot;&quot;&quot;morning&quot;&quot;&quot;;&quot;null&quot;);&quot;null&quot;) &amp; &quot;,&quot; &amp;IFERROR(IF(SEARCH(&quot;Tarde&quot;;[.L61];1)&gt;0;&quot;&quot;&quot;afternoon&quot;&quot;&quot;;&quot;null&quot;);&quot;null&quot;) &amp; &quot;,&quot; &amp; IFERROR(IF(SEARCH(&quot;Noite&quot;;[.L61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N61];1)&gt;0;&quot;&quot;&quot;morning&quot;&quot;&quot;;&quot;null&quot;);&quot;null&quot;) &amp; &quot;,&quot; &amp;IFERROR(IF(SEARCH(&quot;Tarde&quot;;[.N61];1)&gt;0;&quot;&quot;&quot;afternoon&quot;&quot;&quot;;&quot;null&quot;);&quot;null&quot;) &amp; &quot;,&quot; &amp; IFERROR(IF(SEARCH(&quot;Noite&quot;;[.N61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P61];1)&gt;0;&quot;&quot;&quot;morning&quot;&quot;&quot;;&quot;null&quot;);&quot;null&quot;) &amp; &quot;,&quot; &amp;IFERROR(IF(SEARCH(&quot;Tarde&quot;;[.P61];1)&gt;0;&quot;&quot;&quot;afternoon&quot;&quot;&quot;;&quot;null&quot;);&quot;null&quot;) &amp; &quot;,&quot; &amp; IFERROR(IF(SEARCH(&quot;Noite&quot;;[.P61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R61];1)&gt;0;&quot;&quot;&quot;morning&quot;&quot;&quot;;&quot;null&quot;);&quot;null&quot;) &amp; &quot;,&quot; &amp;IFERROR(IF(SEARCH(&quot;Tarde&quot;;[.R61];1)&gt;0;&quot;&quot;&quot;afternoon&quot;&quot;&quot;;&quot;null&quot;);&quot;null&quot;) &amp; &quot;,&quot; &amp; IFERROR(IF(SEARCH(&quot;Noite&quot;;[.R61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T61];1)&gt;0;&quot;&quot;&quot;morning&quot;&quot;&quot;;&quot;null&quot;);&quot;null&quot;) &amp; &quot;,&quot; &amp;IFERROR(IF(SEARCH(&quot;Tarde&quot;;[.T61];1)&gt;0;&quot;&quot;&quot;afternoon&quot;&quot;&quot;;&quot;null&quot;);&quot;null&quot;) &amp; &quot;,&quot; &amp; IFERROR(IF(SEARCH(&quot;Noite&quot;;[.T61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Atendente de balcão, Garçom/Garçonete, Porteiro</text:p>
          </table:table-cell>
          <table:table-cell table:style-name="ce5" table:formula="of:=[.V61]" office:value-type="string" office:string-value="Atendente de balcão, Garçom/Garçonete, Porteiro" calcext:value-type="string">
            <text:p>Atendente de balcão, Garçom/Garçonete, Porteiro</text:p>
          </table:table-cell>
          <table:table-cell table:style-name="ce5" office:value-type="string" calcext:value-type="string">
            <text:p>Bares, Brasileira, Buffet &amp; Rodízios</text:p>
          </table:table-cell>
          <table:table-cell table:style-name="ce5" table:formula="of:=[.X61]" office:value-type="string" office:string-value="Bares, Brasileira, Buffet &amp; Rodízios" calcext:value-type="string">
            <text:p>Bares, Brasileira, Buffet &amp; Rodízios</text:p>
          </table:table-cell>
          <table:table-cell table:style-name="ce5" office:value-type="string" calcext:value-type="string">
            <text:p>Centro</text:p>
          </table:table-cell>
          <table:table-cell table:style-name="ce5" table:formula="of:=[.Z61]" office:value-type="string" office:string-value="Centro" calcext:value-type="string">
            <text:p>Centro</text:p>
          </table:table-cell>
          <table:table-cell table:style-name="ce5" office:value-type="string" calcext:value-type="string">
            <text:p>thiagosaile29@hotmail.com</text:p>
          </table:table-cell>
          <table:table-cell table:style-name="ce5" table:formula="of:=COM.MICROSOFT.CONCAT(&quot;alfred.&quot;;[.AB61])" office:value-type="string" office:string-value="alfred.thiagosaile29@hotmail.com" calcext:value-type="string">
            <text:p>alfred.thiagosaile29@hot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61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5T13:13:13.26" calcext:value-type="date">
            <text:p>3/25/2020 13:13:13</text:p>
          </table:table-cell>
          <table:table-cell table:style-name="ce5" office:value-type="string" calcext:value-type="string">
            <text:p>Cleise Marques Ferreira</text:p>
          </table:table-cell>
          <table:table-cell table:style-name="ce5" table:formula="of:=PROPER([.B62])" office:value-type="string" office:string-value="Cleise Marques Ferreira" calcext:value-type="string">
            <text:p>Cleise Marques Ferreira</text:p>
          </table:table-cell>
          <table:table-cell table:style-name="ce1" office:value-type="string" calcext:value-type="string">
            <text:p>(41) 99640-5879</text:p>
          </table:table-cell>
          <table:table-cell table:style-name="ce1" office:value-type="float" office:value="41996644726" calcext:value-type="float">
            <text:p>41996644726</text:p>
          </table:table-cell>
          <table:table-cell table:style-name="ce1" table:formula="of:=LEFT([.E62];2)" office:value-type="string" office:string-value="41" calcext:value-type="string">
            <text:p>41</text:p>
          </table:table-cell>
          <table:table-cell table:style-name="ce1" table:formula="of:=RIGHT([.E62];9)" office:value-type="string" office:string-value="996644726" calcext:value-type="string">
            <text:p>996644726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62];1)&gt;0;&quot;&quot;&quot;morning&quot;&quot;&quot;;&quot;null&quot;);&quot;null&quot;) &amp; &quot;,&quot; &amp;IFERROR(IF(SEARCH(&quot;Tarde&quot;;[.H62];1)&gt;0;&quot;&quot;&quot;afternoon&quot;&quot;&quot;;&quot;null&quot;);&quot;null&quot;) &amp; &quot;,&quot; &amp; IFERROR(IF(SEARCH(&quot;Noite&quot;;[.H6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62];1)&gt;0;&quot;&quot;&quot;morning&quot;&quot;&quot;;&quot;null&quot;);&quot;null&quot;) &amp; &quot;,&quot; &amp;IFERROR(IF(SEARCH(&quot;Tarde&quot;;[.J62];1)&gt;0;&quot;&quot;&quot;afternoon&quot;&quot;&quot;;&quot;null&quot;);&quot;null&quot;) &amp; &quot;,&quot; &amp; IFERROR(IF(SEARCH(&quot;Noite&quot;;[.J6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62];1)&gt;0;&quot;&quot;&quot;morning&quot;&quot;&quot;;&quot;null&quot;);&quot;null&quot;) &amp; &quot;,&quot; &amp;IFERROR(IF(SEARCH(&quot;Tarde&quot;;[.L62];1)&gt;0;&quot;&quot;&quot;afternoon&quot;&quot;&quot;;&quot;null&quot;);&quot;null&quot;) &amp; &quot;,&quot; &amp; IFERROR(IF(SEARCH(&quot;Noite&quot;;[.L6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62];1)&gt;0;&quot;&quot;&quot;morning&quot;&quot;&quot;;&quot;null&quot;);&quot;null&quot;) &amp; &quot;,&quot; &amp;IFERROR(IF(SEARCH(&quot;Tarde&quot;;[.N62];1)&gt;0;&quot;&quot;&quot;afternoon&quot;&quot;&quot;;&quot;null&quot;);&quot;null&quot;) &amp; &quot;,&quot; &amp; IFERROR(IF(SEARCH(&quot;Noite&quot;;[.N6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62];1)&gt;0;&quot;&quot;&quot;morning&quot;&quot;&quot;;&quot;null&quot;);&quot;null&quot;) &amp; &quot;,&quot; &amp;IFERROR(IF(SEARCH(&quot;Tarde&quot;;[.P62];1)&gt;0;&quot;&quot;&quot;afternoon&quot;&quot;&quot;;&quot;null&quot;);&quot;null&quot;) &amp; &quot;,&quot; &amp; IFERROR(IF(SEARCH(&quot;Noite&quot;;[.P6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62];1)&gt;0;&quot;&quot;&quot;morning&quot;&quot;&quot;;&quot;null&quot;);&quot;null&quot;) &amp; &quot;,&quot; &amp;IFERROR(IF(SEARCH(&quot;Tarde&quot;;[.R62];1)&gt;0;&quot;&quot;&quot;afternoon&quot;&quot;&quot;;&quot;null&quot;);&quot;null&quot;) &amp; &quot;,&quot; &amp; IFERROR(IF(SEARCH(&quot;Noite&quot;;[.R6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62];1)&gt;0;&quot;&quot;&quot;morning&quot;&quot;&quot;;&quot;null&quot;);&quot;null&quot;) &amp; &quot;,&quot; &amp;IFERROR(IF(SEARCH(&quot;Tarde&quot;;[.T62];1)&gt;0;&quot;&quot;&quot;afternoon&quot;&quot;&quot;;&quot;null&quot;);&quot;null&quot;) &amp; &quot;,&quot; &amp; IFERROR(IF(SEARCH(&quot;Noite&quot;;[.T6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ux. de Cozinha, Cozinheiro (a), Auxiliar de confeitaria</text:p>
          </table:table-cell>
          <table:table-cell table:style-name="ce5" table:formula="of:=[.V62]" office:value-type="string" office:string-value="Aux. de Cozinha, Cozinheiro (a), Auxiliar de confeitaria" calcext:value-type="string">
            <text:p>Aux. de Cozinha, Cozinheiro (a), Auxiliar de confeitaria</text:p>
          </table:table-cell>
          <table:table-cell table:style-name="ce5" office:value-type="string" calcext:value-type="string">
            <text:p>Asiática, Buffet &amp; Rodízios, Fast-food, Lanchonete &amp; Cafés (salgados, pastéis, sanduiches e doces ), Mediterrânea, trivial</text:p>
          </table:table-cell>
          <table:table-cell table:style-name="ce5" table:formula="of:=[.X62]" office:value-type="string" office:string-value="Asiática, Buffet &amp; Rodízios, Fast-food, Lanchonete &amp; Cafés (salgados, pastéis, sanduiches e doces ), Mediterrânea, trivial" calcext:value-type="string">
            <text:p>Asiática, Buffet &amp; Rodízios, Fast-food, Lanchonete &amp; Cafés (salgados, pastéis, sanduiches e doces ), Mediterrânea, trivial</text:p>
          </table:table-cell>
          <table:table-cell table:style-name="ce5" office:value-type="string" calcext:value-type="string">
            <text:p>Portão</text:p>
          </table:table-cell>
          <table:table-cell table:style-name="ce5" table:formula="of:=[.Z62]" office:value-type="string" office:string-value="Portão" calcext:value-type="string">
            <text:p>Portão</text:p>
          </table:table-cell>
          <table:table-cell table:style-name="ce5" office:value-type="string" calcext:value-type="string">
            <text:p>cleise.ferreira.deckmann@gmail.com</text:p>
          </table:table-cell>
          <table:table-cell table:style-name="ce5" table:formula="of:=COM.MICROSOFT.CONCAT(&quot;alfred.&quot;;[.AB62])" office:value-type="string" office:string-value="alfred.cleise.ferreira.deckmann@gmail.com" calcext:value-type="string">
            <text:p>alfred.cleise.ferreira.deckmann@g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62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5T13:17:12.18" calcext:value-type="date">
            <text:p>3/25/2020 13:17:12</text:p>
          </table:table-cell>
          <table:table-cell table:style-name="ce5" office:value-type="string" calcext:value-type="string">
            <text:p>Eluise aparecida Distefano</text:p>
          </table:table-cell>
          <table:table-cell table:style-name="ce5" table:formula="of:=PROPER([.B63])" office:value-type="string" office:string-value="Eluise Aparecida Distefano" calcext:value-type="string">
            <text:p>Eluise Aparecida Distefano</text:p>
          </table:table-cell>
          <table:table-cell table:style-name="ce1" office:value-type="float" office:value="41996644726" calcext:value-type="float">
            <text:p>41996644726</text:p>
          </table:table-cell>
          <table:table-cell table:style-name="ce1" office:value-type="float" office:value="41998900957" calcext:value-type="float">
            <text:p>41998900957</text:p>
          </table:table-cell>
          <table:table-cell table:style-name="ce1" table:formula="of:=LEFT([.E63];2)" office:value-type="string" office:string-value="41" calcext:value-type="string">
            <text:p>41</text:p>
          </table:table-cell>
          <table:table-cell table:style-name="ce1" table:formula="of:=RIGHT([.E63];9)" office:value-type="string" office:string-value="998900957" calcext:value-type="string">
            <text:p>998900957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63];1)&gt;0;&quot;&quot;&quot;morning&quot;&quot;&quot;;&quot;null&quot;);&quot;null&quot;) &amp; &quot;,&quot; &amp;IFERROR(IF(SEARCH(&quot;Tarde&quot;;[.H63];1)&gt;0;&quot;&quot;&quot;afternoon&quot;&quot;&quot;;&quot;null&quot;);&quot;null&quot;) &amp; &quot;,&quot; &amp; IFERROR(IF(SEARCH(&quot;Noite&quot;;[.H6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63];1)&gt;0;&quot;&quot;&quot;morning&quot;&quot;&quot;;&quot;null&quot;);&quot;null&quot;) &amp; &quot;,&quot; &amp;IFERROR(IF(SEARCH(&quot;Tarde&quot;;[.J63];1)&gt;0;&quot;&quot;&quot;afternoon&quot;&quot;&quot;;&quot;null&quot;);&quot;null&quot;) &amp; &quot;,&quot; &amp; IFERROR(IF(SEARCH(&quot;Noite&quot;;[.J6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63];1)&gt;0;&quot;&quot;&quot;morning&quot;&quot;&quot;;&quot;null&quot;);&quot;null&quot;) &amp; &quot;,&quot; &amp;IFERROR(IF(SEARCH(&quot;Tarde&quot;;[.L63];1)&gt;0;&quot;&quot;&quot;afternoon&quot;&quot;&quot;;&quot;null&quot;);&quot;null&quot;) &amp; &quot;,&quot; &amp; IFERROR(IF(SEARCH(&quot;Noite&quot;;[.L6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63];1)&gt;0;&quot;&quot;&quot;morning&quot;&quot;&quot;;&quot;null&quot;);&quot;null&quot;) &amp; &quot;,&quot; &amp;IFERROR(IF(SEARCH(&quot;Tarde&quot;;[.N63];1)&gt;0;&quot;&quot;&quot;afternoon&quot;&quot;&quot;;&quot;null&quot;);&quot;null&quot;) &amp; &quot;,&quot; &amp; IFERROR(IF(SEARCH(&quot;Noite&quot;;[.N6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63];1)&gt;0;&quot;&quot;&quot;morning&quot;&quot;&quot;;&quot;null&quot;);&quot;null&quot;) &amp; &quot;,&quot; &amp;IFERROR(IF(SEARCH(&quot;Tarde&quot;;[.P63];1)&gt;0;&quot;&quot;&quot;afternoon&quot;&quot;&quot;;&quot;null&quot;);&quot;null&quot;) &amp; &quot;,&quot; &amp; IFERROR(IF(SEARCH(&quot;Noite&quot;;[.P6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63];1)&gt;0;&quot;&quot;&quot;morning&quot;&quot;&quot;;&quot;null&quot;);&quot;null&quot;) &amp; &quot;,&quot; &amp;IFERROR(IF(SEARCH(&quot;Tarde&quot;;[.R63];1)&gt;0;&quot;&quot;&quot;afternoon&quot;&quot;&quot;;&quot;null&quot;);&quot;null&quot;) &amp; &quot;,&quot; &amp; IFERROR(IF(SEARCH(&quot;Noite&quot;;[.R6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63];1)&gt;0;&quot;&quot;&quot;morning&quot;&quot;&quot;;&quot;null&quot;);&quot;null&quot;) &amp; &quot;,&quot; &amp;IFERROR(IF(SEARCH(&quot;Tarde&quot;;[.T63];1)&gt;0;&quot;&quot;&quot;afternoon&quot;&quot;&quot;;&quot;null&quot;);&quot;null&quot;) &amp; &quot;,&quot; &amp; IFERROR(IF(SEARCH(&quot;Noite&quot;;[.T6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ux. de Cozinha, Aux.de <text:s/>Limpeza, Chapeiro</text:p>
          </table:table-cell>
          <table:table-cell table:style-name="ce5" table:formula="of:=[.V63]" office:value-type="string" office:string-value="Aux. de Cozinha, Aux.de  Limpeza, Chapeiro" calcext:value-type="string">
            <text:p>Aux. de Cozinha, Aux.de <text:s/>Limpeza, Chapeiro</text:p>
          </table:table-cell>
          <table:table-cell table:style-name="ce5" office:value-type="string" calcext:value-type="string">
            <text:p>Brasileira, Fast-food, Lanchonete &amp; Cafés (salgados, pastéis, sanduiches e doces )</text:p>
          </table:table-cell>
          <table:table-cell table:style-name="ce5" table:formula="of:=[.X63]" office:value-type="string" office:string-value="Brasileira, Fast-food, Lanchonete &amp; Cafés (salgados, pastéis, sanduiches e doces )" calcext:value-type="string">
            <text:p>Brasileira, Fast-food, Lanchonete &amp; Cafés (salgados, pastéis, sanduiches e doces )</text:p>
          </table:table-cell>
          <table:table-cell table:style-name="ce5" office:value-type="string" calcext:value-type="string">
            <text:p>Portão</text:p>
          </table:table-cell>
          <table:table-cell table:style-name="ce5" table:formula="of:=[.Z63]" office:value-type="string" office:string-value="Portão" calcext:value-type="string">
            <text:p>Portão</text:p>
          </table:table-cell>
          <table:table-cell table:style-name="ce5" office:value-type="string" calcext:value-type="string">
            <text:p>eluisedistefano2047@gmail.com</text:p>
          </table:table-cell>
          <table:table-cell table:style-name="ce5" table:formula="of:=COM.MICROSOFT.CONCAT(&quot;alfred.&quot;;[.AB63])" office:value-type="string" office:string-value="alfred.eluisedistefano2047@gmail.com" calcext:value-type="string">
            <text:p>alfred.eluisedistefano2047@gmail.com</text:p>
          </table:table-cell>
          <table:table-cell table:style-name="ce5" office:value-type="string" calcext:value-type="string">
            <text:p>41 a 50 anos</text:p>
          </table:table-cell>
          <table:table-cell/>
          <table:table-cell table:style-name="ce5" office:value-type="string" calcext:value-type="string">
            <text:p>Ensino Fundamental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63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5T13:51:51.91" calcext:value-type="date">
            <text:p>3/25/2020 13:51:51</text:p>
          </table:table-cell>
          <table:table-cell table:style-name="ce5" office:value-type="string" calcext:value-type="string">
            <text:p>Roberto Gonçalves Pinto</text:p>
          </table:table-cell>
          <table:table-cell table:style-name="ce5" table:formula="of:=PROPER([.B64])" office:value-type="string" office:string-value="Roberto Gonçalves Pinto" calcext:value-type="string">
            <text:p>Roberto Gonçalves Pinto</text:p>
          </table:table-cell>
          <table:table-cell table:style-name="ce1" office:value-type="string" calcext:value-type="string">
            <text:p>41 998900957</text:p>
          </table:table-cell>
          <table:table-cell table:style-name="ce1" office:value-type="float" office:value="41987567171" calcext:value-type="float">
            <text:p>41987567171</text:p>
          </table:table-cell>
          <table:table-cell table:style-name="ce1" table:formula="of:=LEFT([.E64];2)" office:value-type="string" office:string-value="41" calcext:value-type="string">
            <text:p>41</text:p>
          </table:table-cell>
          <table:table-cell table:style-name="ce1" table:formula="of:=RIGHT([.E64];9)" office:value-type="string" office:string-value="987567171" calcext:value-type="string">
            <text:p>987567171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64];1)&gt;0;&quot;&quot;&quot;morning&quot;&quot;&quot;;&quot;null&quot;);&quot;null&quot;) &amp; &quot;,&quot; &amp;IFERROR(IF(SEARCH(&quot;Tarde&quot;;[.H64];1)&gt;0;&quot;&quot;&quot;afternoon&quot;&quot;&quot;;&quot;null&quot;);&quot;null&quot;) &amp; &quot;,&quot; &amp; IFERROR(IF(SEARCH(&quot;Noite&quot;;[.H6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64];1)&gt;0;&quot;&quot;&quot;morning&quot;&quot;&quot;;&quot;null&quot;);&quot;null&quot;) &amp; &quot;,&quot; &amp;IFERROR(IF(SEARCH(&quot;Tarde&quot;;[.J64];1)&gt;0;&quot;&quot;&quot;afternoon&quot;&quot;&quot;;&quot;null&quot;);&quot;null&quot;) &amp; &quot;,&quot; &amp; IFERROR(IF(SEARCH(&quot;Noite&quot;;[.J6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64];1)&gt;0;&quot;&quot;&quot;morning&quot;&quot;&quot;;&quot;null&quot;);&quot;null&quot;) &amp; &quot;,&quot; &amp;IFERROR(IF(SEARCH(&quot;Tarde&quot;;[.L64];1)&gt;0;&quot;&quot;&quot;afternoon&quot;&quot;&quot;;&quot;null&quot;);&quot;null&quot;) &amp; &quot;,&quot; &amp; IFERROR(IF(SEARCH(&quot;Noite&quot;;[.L6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64];1)&gt;0;&quot;&quot;&quot;morning&quot;&quot;&quot;;&quot;null&quot;);&quot;null&quot;) &amp; &quot;,&quot; &amp;IFERROR(IF(SEARCH(&quot;Tarde&quot;;[.N64];1)&gt;0;&quot;&quot;&quot;afternoon&quot;&quot;&quot;;&quot;null&quot;);&quot;null&quot;) &amp; &quot;,&quot; &amp; IFERROR(IF(SEARCH(&quot;Noite&quot;;[.N6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64];1)&gt;0;&quot;&quot;&quot;morning&quot;&quot;&quot;;&quot;null&quot;);&quot;null&quot;) &amp; &quot;,&quot; &amp;IFERROR(IF(SEARCH(&quot;Tarde&quot;;[.P64];1)&gt;0;&quot;&quot;&quot;afternoon&quot;&quot;&quot;;&quot;null&quot;);&quot;null&quot;) &amp; &quot;,&quot; &amp; IFERROR(IF(SEARCH(&quot;Noite&quot;;[.P64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Noite (18h - 24h)</text:p>
          </table:table-cell>
          <table:table-cell table:style-name="ce5" table:formula="of:=&quot;[&quot; &amp; IFERROR(IF(SEARCH(&quot;Manhã&quot;;[.R64];1)&gt;0;&quot;&quot;&quot;morning&quot;&quot;&quot;;&quot;null&quot;);&quot;null&quot;) &amp; &quot;,&quot; &amp;IFERROR(IF(SEARCH(&quot;Tarde&quot;;[.R64];1)&gt;0;&quot;&quot;&quot;afternoon&quot;&quot;&quot;;&quot;null&quot;);&quot;null&quot;) &amp; &quot;,&quot; &amp; IFERROR(IF(SEARCH(&quot;Noite&quot;;[.R64];1)&gt;0;&quot;&quot;&quot;night&quot;&quot;&quot;;&quot;null&quot;);&quot;null&quot;) &amp; &quot;]&quot;" office:value-type="string" office:string-value="[&quot;morning&quot;,null,&quot;night&quot;]" calcext:value-type="string">
            <text:p>["morning",null,"night"]</text:p>
          </table:table-cell>
          <table:table-cell table:style-name="ce5" office:value-type="string" calcext:value-type="string">
            <text:p>Manhã (até 11h), Noite (18h - 24h)</text:p>
          </table:table-cell>
          <table:table-cell table:style-name="ce5" table:formula="of:=&quot;[&quot; &amp; IFERROR(IF(SEARCH(&quot;Manhã&quot;;[.T64];1)&gt;0;&quot;&quot;&quot;morning&quot;&quot;&quot;;&quot;null&quot;);&quot;null&quot;) &amp; &quot;,&quot; &amp;IFERROR(IF(SEARCH(&quot;Tarde&quot;;[.T64];1)&gt;0;&quot;&quot;&quot;afternoon&quot;&quot;&quot;;&quot;null&quot;);&quot;null&quot;) &amp; &quot;,&quot; &amp; IFERROR(IF(SEARCH(&quot;Noite&quot;;[.T64];1)&gt;0;&quot;&quot;&quot;night&quot;&quot;&quot;;&quot;null&quot;);&quot;null&quot;) &amp; &quot;]&quot;" office:value-type="string" office:string-value="[&quot;morning&quot;,null,&quot;night&quot;]" calcext:value-type="string">
            <text:p>["morning",null,"night"]</text:p>
          </table:table-cell>
          <table:table-cell table:style-name="ce5" office:value-type="string" calcext:value-type="string">
            <text:p>Garçom/Garçonete</text:p>
          </table:table-cell>
          <table:table-cell table:style-name="ce5" table:formula="of:=[.V64]" office:value-type="string" office:string-value="Garçom/Garçonete" calcext:value-type="string">
            <text:p>Garçom/Garçonete</text:p>
          </table:table-cell>
          <table:table-cell table:style-name="ce5" office:value-type="string" calcext:value-type="string">
            <text:p>Bares, Buffet &amp; Rodízios, Carnes &amp; Churrascaria</text:p>
          </table:table-cell>
          <table:table-cell table:style-name="ce5" table:formula="of:=[.X64]" office:value-type="string" office:string-value="Bares, Buffet &amp; Rodízios, Carnes &amp; Churrascaria" calcext:value-type="string">
            <text:p>Bares, Buffet &amp; Rodízios, Carnes &amp; Churrascaria</text:p>
          </table:table-cell>
          <table:table-cell table:style-name="ce5" office:value-type="string" calcext:value-type="string">
            <text:p>Boneca do Iguacu</text:p>
          </table:table-cell>
          <table:table-cell table:style-name="ce5" table:formula="of:=[.Z64]" office:value-type="string" office:string-value="Boneca do Iguacu" calcext:value-type="string">
            <text:p>Boneca do Iguacu</text:p>
          </table:table-cell>
          <table:table-cell table:style-name="ce5" office:value-type="string" calcext:value-type="string">
            <text:p>Roberto.goncalvesp@yahoo.com.br</text:p>
          </table:table-cell>
          <table:table-cell table:style-name="ce5" table:formula="of:=COM.MICROSOFT.CONCAT(&quot;alfred.&quot;;[.AB64])" office:value-type="string" office:string-value="alfred.Roberto.goncalvesp@yahoo.com.br" calcext:value-type="string">
            <text:p>alfred.Roberto.goncalvesp@yahoo.com.br</text:p>
          </table:table-cell>
          <table:table-cell table:style-name="ce5" office:value-type="string" calcext:value-type="string">
            <text:p>41 a 5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64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5T14:20:01.58" calcext:value-type="date">
            <text:p>3/25/2020 14:20:01</text:p>
          </table:table-cell>
          <table:table-cell table:style-name="ce5" office:value-type="string" calcext:value-type="string">
            <text:p><text:s/>HeltondeAlmeida</text:p>
          </table:table-cell>
          <table:table-cell table:style-name="ce5" table:formula="of:=PROPER([.B65])" office:value-type="string" office:string-value=" Heltondealmeida" calcext:value-type="string">
            <text:p><text:s/>Heltondealmeida</text:p>
          </table:table-cell>
          <table:table-cell table:style-name="ce1" office:value-type="string" calcext:value-type="string">
            <text:p>41 987567171</text:p>
          </table:table-cell>
          <table:table-cell table:style-name="ce1" office:value-type="float" office:value="41995620616" calcext:value-type="float">
            <text:p>41995620616</text:p>
          </table:table-cell>
          <table:table-cell table:style-name="ce1" table:formula="of:=LEFT([.E65];2)" office:value-type="string" office:string-value="41" calcext:value-type="string">
            <text:p>41</text:p>
          </table:table-cell>
          <table:table-cell table:style-name="ce1" table:formula="of:=RIGHT([.E65];9)" office:value-type="string" office:string-value="995620616" calcext:value-type="string">
            <text:p>995620616</text:p>
          </table:table-cell>
          <table:table-cell/>
          <table:table-cell table:style-name="ce5" table:formula="of:=&quot;[&quot; &amp; IFERROR(IF(SEARCH(&quot;Manhã&quot;;[.H65];1)&gt;0;&quot;&quot;&quot;morning&quot;&quot;&quot;;&quot;null&quot;);&quot;null&quot;) &amp; &quot;,&quot; &amp;IFERROR(IF(SEARCH(&quot;Tarde&quot;;[.H65];1)&gt;0;&quot;&quot;&quot;afternoon&quot;&quot;&quot;;&quot;null&quot;);&quot;null&quot;) &amp; &quot;,&quot; &amp; IFERROR(IF(SEARCH(&quot;Noite&quot;;[.H65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J65];1)&gt;0;&quot;&quot;&quot;morning&quot;&quot;&quot;;&quot;null&quot;);&quot;null&quot;) &amp; &quot;,&quot; &amp;IFERROR(IF(SEARCH(&quot;Tarde&quot;;[.J65];1)&gt;0;&quot;&quot;&quot;afternoon&quot;&quot;&quot;;&quot;null&quot;);&quot;null&quot;) &amp; &quot;,&quot; &amp; IFERROR(IF(SEARCH(&quot;Noite&quot;;[.J65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L65];1)&gt;0;&quot;&quot;&quot;morning&quot;&quot;&quot;;&quot;null&quot;);&quot;null&quot;) &amp; &quot;,&quot; &amp;IFERROR(IF(SEARCH(&quot;Tarde&quot;;[.L65];1)&gt;0;&quot;&quot;&quot;afternoon&quot;&quot;&quot;;&quot;null&quot;);&quot;null&quot;) &amp; &quot;,&quot; &amp; IFERROR(IF(SEARCH(&quot;Noite&quot;;[.L65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N65];1)&gt;0;&quot;&quot;&quot;morning&quot;&quot;&quot;;&quot;null&quot;);&quot;null&quot;) &amp; &quot;,&quot; &amp;IFERROR(IF(SEARCH(&quot;Tarde&quot;;[.N65];1)&gt;0;&quot;&quot;&quot;afternoon&quot;&quot;&quot;;&quot;null&quot;);&quot;null&quot;) &amp; &quot;,&quot; &amp; IFERROR(IF(SEARCH(&quot;Noite&quot;;[.N65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P65];1)&gt;0;&quot;&quot;&quot;morning&quot;&quot;&quot;;&quot;null&quot;);&quot;null&quot;) &amp; &quot;,&quot; &amp;IFERROR(IF(SEARCH(&quot;Tarde&quot;;[.P65];1)&gt;0;&quot;&quot;&quot;afternoon&quot;&quot;&quot;;&quot;null&quot;);&quot;null&quot;) &amp; &quot;,&quot; &amp; IFERROR(IF(SEARCH(&quot;Noite&quot;;[.P65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R65];1)&gt;0;&quot;&quot;&quot;morning&quot;&quot;&quot;;&quot;null&quot;);&quot;null&quot;) &amp; &quot;,&quot; &amp;IFERROR(IF(SEARCH(&quot;Tarde&quot;;[.R65];1)&gt;0;&quot;&quot;&quot;afternoon&quot;&quot;&quot;;&quot;null&quot;);&quot;null&quot;) &amp; &quot;,&quot; &amp; IFERROR(IF(SEARCH(&quot;Noite&quot;;[.R65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T65];1)&gt;0;&quot;&quot;&quot;morning&quot;&quot;&quot;;&quot;null&quot;);&quot;null&quot;) &amp; &quot;,&quot; &amp;IFERROR(IF(SEARCH(&quot;Tarde&quot;;[.T65];1)&gt;0;&quot;&quot;&quot;afternoon&quot;&quot;&quot;;&quot;null&quot;);&quot;null&quot;) &amp; &quot;,&quot; &amp; IFERROR(IF(SEARCH(&quot;Noite&quot;;[.T65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Garçom/Garçonete</text:p>
          </table:table-cell>
          <table:table-cell table:style-name="ce5" table:formula="of:=[.V65]" office:value-type="string" office:string-value="Garçom/Garçonete" calcext:value-type="string">
            <text:p>Garçom/Garçonete</text:p>
          </table:table-cell>
          <table:table-cell table:style-name="ce5" office:value-type="string" calcext:value-type="string">
            <text:p>Asiática, Brasileira, Japonesa</text:p>
          </table:table-cell>
          <table:table-cell table:style-name="ce5" table:formula="of:=[.X65]" office:value-type="string" office:string-value="Asiática, Brasileira, Japonesa" calcext:value-type="string">
            <text:p>Asiática, Brasileira, Japonesa</text:p>
          </table:table-cell>
          <table:table-cell table:style-name="ce5" office:value-type="string" calcext:value-type="string">
            <text:p>Centro</text:p>
          </table:table-cell>
          <table:table-cell table:style-name="ce5" table:formula="of:=[.Z65]" office:value-type="string" office:string-value="Centro" calcext:value-type="string">
            <text:p>Centro</text:p>
          </table:table-cell>
          <table:table-cell table:style-name="ce5" office:value-type="string" calcext:value-type="string">
            <text:p>heltondealmeida@gmail.com</text:p>
          </table:table-cell>
          <table:table-cell table:style-name="ce5" table:formula="of:=COM.MICROSOFT.CONCAT(&quot;alfred.&quot;;[.AB65])" office:value-type="string" office:string-value="alfred.heltondealmeida@gmail.com" calcext:value-type="string">
            <text:p>alfred.heltondealmeida@g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65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5T15:55:56.53" calcext:value-type="date">
            <text:p>3/25/2020 15:55:56</text:p>
          </table:table-cell>
          <table:table-cell table:style-name="ce5" office:value-type="string" calcext:value-type="string">
            <text:p>Fernando Zoraski</text:p>
          </table:table-cell>
          <table:table-cell table:style-name="ce5" table:formula="of:=PROPER([.B66])" office:value-type="string" office:string-value="Fernando Zoraski" calcext:value-type="string">
            <text:p>Fernando Zoraski</text:p>
          </table:table-cell>
          <table:table-cell table:style-name="ce1" office:value-type="string" calcext:value-type="string">
            <text:p>(41)99562-0616</text:p>
          </table:table-cell>
          <table:table-cell table:style-name="ce1" office:value-type="float" office:value="41985072609" calcext:value-type="float">
            <text:p>41985072609</text:p>
          </table:table-cell>
          <table:table-cell table:style-name="ce1" table:formula="of:=LEFT([.E66];2)" office:value-type="string" office:string-value="41" calcext:value-type="string">
            <text:p>41</text:p>
          </table:table-cell>
          <table:table-cell table:style-name="ce1" table:formula="of:=RIGHT([.E66];9)" office:value-type="string" office:string-value="985072609" calcext:value-type="string">
            <text:p>985072609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66];1)&gt;0;&quot;&quot;&quot;morning&quot;&quot;&quot;;&quot;null&quot;);&quot;null&quot;) &amp; &quot;,&quot; &amp;IFERROR(IF(SEARCH(&quot;Tarde&quot;;[.H66];1)&gt;0;&quot;&quot;&quot;afternoon&quot;&quot;&quot;;&quot;null&quot;);&quot;null&quot;) &amp; &quot;,&quot; &amp; IFERROR(IF(SEARCH(&quot;Noite&quot;;[.H6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66];1)&gt;0;&quot;&quot;&quot;morning&quot;&quot;&quot;;&quot;null&quot;);&quot;null&quot;) &amp; &quot;,&quot; &amp;IFERROR(IF(SEARCH(&quot;Tarde&quot;;[.J66];1)&gt;0;&quot;&quot;&quot;afternoon&quot;&quot;&quot;;&quot;null&quot;);&quot;null&quot;) &amp; &quot;,&quot; &amp; IFERROR(IF(SEARCH(&quot;Noite&quot;;[.J6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66];1)&gt;0;&quot;&quot;&quot;morning&quot;&quot;&quot;;&quot;null&quot;);&quot;null&quot;) &amp; &quot;,&quot; &amp;IFERROR(IF(SEARCH(&quot;Tarde&quot;;[.L66];1)&gt;0;&quot;&quot;&quot;afternoon&quot;&quot;&quot;;&quot;null&quot;);&quot;null&quot;) &amp; &quot;,&quot; &amp; IFERROR(IF(SEARCH(&quot;Noite&quot;;[.L6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66];1)&gt;0;&quot;&quot;&quot;morning&quot;&quot;&quot;;&quot;null&quot;);&quot;null&quot;) &amp; &quot;,&quot; &amp;IFERROR(IF(SEARCH(&quot;Tarde&quot;;[.N66];1)&gt;0;&quot;&quot;&quot;afternoon&quot;&quot;&quot;;&quot;null&quot;);&quot;null&quot;) &amp; &quot;,&quot; &amp; IFERROR(IF(SEARCH(&quot;Noite&quot;;[.N6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66];1)&gt;0;&quot;&quot;&quot;morning&quot;&quot;&quot;;&quot;null&quot;);&quot;null&quot;) &amp; &quot;,&quot; &amp;IFERROR(IF(SEARCH(&quot;Tarde&quot;;[.P66];1)&gt;0;&quot;&quot;&quot;afternoon&quot;&quot;&quot;;&quot;null&quot;);&quot;null&quot;) &amp; &quot;,&quot; &amp; IFERROR(IF(SEARCH(&quot;Noite&quot;;[.P6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66];1)&gt;0;&quot;&quot;&quot;morning&quot;&quot;&quot;;&quot;null&quot;);&quot;null&quot;) &amp; &quot;,&quot; &amp;IFERROR(IF(SEARCH(&quot;Tarde&quot;;[.R66];1)&gt;0;&quot;&quot;&quot;afternoon&quot;&quot;&quot;;&quot;null&quot;);&quot;null&quot;) &amp; &quot;,&quot; &amp; IFERROR(IF(SEARCH(&quot;Noite&quot;;[.R6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66];1)&gt;0;&quot;&quot;&quot;morning&quot;&quot;&quot;;&quot;null&quot;);&quot;null&quot;) &amp; &quot;,&quot; &amp;IFERROR(IF(SEARCH(&quot;Tarde&quot;;[.T66];1)&gt;0;&quot;&quot;&quot;afternoon&quot;&quot;&quot;;&quot;null&quot;);&quot;null&quot;) &amp; &quot;,&quot; &amp; IFERROR(IF(SEARCH(&quot;Noite&quot;;[.T6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Confeiteiro (a), Cozinheiro (a)</text:p>
          </table:table-cell>
          <table:table-cell table:style-name="ce5" table:formula="of:=[.V66]" office:value-type="string" office:string-value="Confeiteiro (a), Cozinheiro (a)" calcext:value-type="string">
            <text:p>Confeiteiro (a), Cozinheiro (a)</text:p>
          </table:table-cell>
          <table:table-cell table:style-name="ce5" office:value-type="string" calcext:value-type="string">
            <text:p>Brasileira, Buffet &amp; Rodízios, Chinesa, Contemporânea, Frutos do Mar, Italiana</text:p>
          </table:table-cell>
          <table:table-cell table:style-name="ce5" table:formula="of:=[.X66]" office:value-type="string" office:string-value="Brasileira, Buffet &amp; Rodízios, Chinesa, Contemporânea, Frutos do Mar, Italiana" calcext:value-type="string">
            <text:p>Brasileira, Buffet &amp; Rodízios, Chinesa, Contemporânea, Frutos do Mar, Italiana</text:p>
          </table:table-cell>
          <table:table-cell table:style-name="ce5" office:value-type="string" calcext:value-type="string">
            <text:p>Água Verde</text:p>
          </table:table-cell>
          <table:table-cell table:style-name="ce5" table:formula="of:=[.Z66]" office:value-type="string" office:string-value="Água Verde" calcext:value-type="string">
            <text:p>Água Verde</text:p>
          </table:table-cell>
          <table:table-cell table:style-name="ce5" office:value-type="string" calcext:value-type="string">
            <text:p>fernandozoraski@hotmail.com</text:p>
          </table:table-cell>
          <table:table-cell table:style-name="ce5" table:formula="of:=COM.MICROSOFT.CONCAT(&quot;alfred.&quot;;[.AB66])" office:value-type="string" office:string-value="alfred.fernandozoraski@hotmail.com" calcext:value-type="string">
            <text:p>alfred.fernandozoraski@hotmail.com</text:p>
          </table:table-cell>
          <table:table-cell table:style-name="ce5" office:value-type="string" calcext:value-type="string">
            <text:p>51 a 60 anos</text:p>
          </table:table-cell>
          <table:table-cell/>
          <table:table-cell table:style-name="ce5" office:value-type="string" calcext:value-type="string">
            <text:p>Ensino Superior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66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1" office:value-type="string" calcext:value-type="string">
            <text:p>..</text:p>
          </table:table-cell>
          <table:table-cell table:style-name="ce5" office:value-type="string" calcext:value-type="string">
            <text:p>Fernando Luiz Carneiro</text:p>
          </table:table-cell>
          <table:table-cell table:style-name="ce5" table:formula="of:=PROPER([.B67])" office:value-type="string" office:string-value="Fernando Luiz Carneiro" calcext:value-type="string">
            <text:p>Fernando Luiz Carneiro</text:p>
          </table:table-cell>
          <table:table-cell table:style-name="ce1" office:value-type="float" office:value="41985072609" calcext:value-type="float">
            <text:p>41985072609</text:p>
          </table:table-cell>
          <table:table-cell table:style-name="ce1" office:value-type="float" office:value="41996854144" calcext:value-type="float">
            <text:p>41996854144</text:p>
          </table:table-cell>
          <table:table-cell table:style-name="ce1" table:formula="of:=LEFT([.E67];2)" office:value-type="string" office:string-value="41" calcext:value-type="string">
            <text:p>41</text:p>
          </table:table-cell>
          <table:table-cell table:style-name="ce1" table:formula="of:=RIGHT([.E67];9)" office:value-type="string" office:string-value="996854144" calcext:value-type="string">
            <text:p>996854144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H67];1)&gt;0;&quot;&quot;&quot;morning&quot;&quot;&quot;;&quot;null&quot;);&quot;null&quot;) &amp; &quot;,&quot; &amp;IFERROR(IF(SEARCH(&quot;Tarde&quot;;[.H67];1)&gt;0;&quot;&quot;&quot;afternoon&quot;&quot;&quot;;&quot;null&quot;);&quot;null&quot;) &amp; &quot;,&quot; &amp; IFERROR(IF(SEARCH(&quot;Noite&quot;;[.H67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J67];1)&gt;0;&quot;&quot;&quot;morning&quot;&quot;&quot;;&quot;null&quot;);&quot;null&quot;) &amp; &quot;,&quot; &amp;IFERROR(IF(SEARCH(&quot;Tarde&quot;;[.J67];1)&gt;0;&quot;&quot;&quot;afternoon&quot;&quot;&quot;;&quot;null&quot;);&quot;null&quot;) &amp; &quot;,&quot; &amp; IFERROR(IF(SEARCH(&quot;Noite&quot;;[.J67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L67];1)&gt;0;&quot;&quot;&quot;morning&quot;&quot;&quot;;&quot;null&quot;);&quot;null&quot;) &amp; &quot;,&quot; &amp;IFERROR(IF(SEARCH(&quot;Tarde&quot;;[.L67];1)&gt;0;&quot;&quot;&quot;afternoon&quot;&quot;&quot;;&quot;null&quot;);&quot;null&quot;) &amp; &quot;,&quot; &amp; IFERROR(IF(SEARCH(&quot;Noite&quot;;[.L67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N67];1)&gt;0;&quot;&quot;&quot;morning&quot;&quot;&quot;;&quot;null&quot;);&quot;null&quot;) &amp; &quot;,&quot; &amp;IFERROR(IF(SEARCH(&quot;Tarde&quot;;[.N67];1)&gt;0;&quot;&quot;&quot;afternoon&quot;&quot;&quot;;&quot;null&quot;);&quot;null&quot;) &amp; &quot;,&quot; &amp; IFERROR(IF(SEARCH(&quot;Noite&quot;;[.N67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P67];1)&gt;0;&quot;&quot;&quot;morning&quot;&quot;&quot;;&quot;null&quot;);&quot;null&quot;) &amp; &quot;,&quot; &amp;IFERROR(IF(SEARCH(&quot;Tarde&quot;;[.P67];1)&gt;0;&quot;&quot;&quot;afternoon&quot;&quot;&quot;;&quot;null&quot;);&quot;null&quot;) &amp; &quot;,&quot; &amp; IFERROR(IF(SEARCH(&quot;Noite&quot;;[.P67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R67];1)&gt;0;&quot;&quot;&quot;morning&quot;&quot;&quot;;&quot;null&quot;);&quot;null&quot;) &amp; &quot;,&quot; &amp;IFERROR(IF(SEARCH(&quot;Tarde&quot;;[.R67];1)&gt;0;&quot;&quot;&quot;afternoon&quot;&quot;&quot;;&quot;null&quot;);&quot;null&quot;) &amp; &quot;,&quot; &amp; IFERROR(IF(SEARCH(&quot;Noite&quot;;[.R67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T67];1)&gt;0;&quot;&quot;&quot;morning&quot;&quot;&quot;;&quot;null&quot;);&quot;null&quot;) &amp; &quot;,&quot; &amp;IFERROR(IF(SEARCH(&quot;Tarde&quot;;[.T67];1)&gt;0;&quot;&quot;&quot;afternoon&quot;&quot;&quot;;&quot;null&quot;);&quot;null&quot;) &amp; &quot;,&quot; &amp; IFERROR(IF(SEARCH(&quot;Noite&quot;;[.T67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Cozinheiro (a), Garçom/Garçonete, Sushiman</text:p>
          </table:table-cell>
          <table:table-cell table:style-name="ce5" table:formula="of:=[.V67]" office:value-type="string" office:string-value="Cozinheiro (a), Garçom/Garçonete, Sushiman" calcext:value-type="string">
            <text:p>Cozinheiro (a), Garçom/Garçonete, Sushiman</text:p>
          </table:table-cell>
          <table:table-cell table:style-name="ce5" office:value-type="string" calcext:value-type="string">
            <text:p>Bares, Brasileira, Buffet &amp; Rodízios, Carnes &amp; Churrascaria, Chinesa, Contemporânea, Frutos do Mar, Japonesa, Lanchonete &amp; Cafés (salgados, pastéis, sanduiches e doces ), Saudável</text:p>
          </table:table-cell>
          <table:table-cell table:style-name="ce5" table:formula="of:=[.X67]" office:value-type="string" office:string-value="Bares, Brasileira, Buffet &amp; Rodízios, Carnes &amp; Churrascaria, Chinesa, Contemporânea, Frutos do Mar, Japonesa, Lanchonete &amp; Cafés (salgados, pastéis, sanduiches e doces ), Saudável" calcext:value-type="string">
            <text:p>Bares, Brasileira, Buffet &amp; Rodízios, Carnes &amp; Churrascaria, Chinesa, Contemporânea, Frutos do Mar, Japonesa, Lanchonete &amp; Cafés (salgados, pastéis, sanduiches e doces ), Saudável</text:p>
          </table:table-cell>
          <table:table-cell table:style-name="ce5" office:value-type="string" calcext:value-type="string">
            <text:p>Água Verde</text:p>
          </table:table-cell>
          <table:table-cell table:style-name="ce5" table:formula="of:=[.Z67]" office:value-type="string" office:string-value="Água Verde" calcext:value-type="string">
            <text:p>Água Verde</text:p>
          </table:table-cell>
          <table:table-cell table:style-name="ce5" office:value-type="string" calcext:value-type="string">
            <text:p>fcarneiro2609@gmail.com</text:p>
          </table:table-cell>
          <table:table-cell table:style-name="ce5" table:formula="of:=COM.MICROSOFT.CONCAT(&quot;alfred.&quot;;[.AB67])" office:value-type="string" office:string-value="alfred.fcarneiro2609@gmail.com" calcext:value-type="string">
            <text:p>alfred.fcarneiro2609@g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Superior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67]" office:value-type="string" office:string-value="Mais de 5 anos" calcext:value-type="string">
            <text:p>Mais de 5 anos</text:p>
          </table:table-cell>
          <table:table-cell table:style-name="ce5" office:value-type="string" calcext:value-type="string">
            <text:p>.</text:p>
          </table:table-cell>
          <table:table-cell table:number-columns-repeated="989"/>
        </table:table-row>
        <table:table-row table:style-name="ro1">
          <table:table-cell table:style-name="ce2" office:value-type="date" office:date-value="2020-03-25T19:37:58.99" calcext:value-type="date">
            <text:p>3/25/2020 19:37:58</text:p>
          </table:table-cell>
          <table:table-cell table:style-name="ce5" office:value-type="string" calcext:value-type="string">
            <text:p>Tatiana Potier </text:p>
          </table:table-cell>
          <table:table-cell table:style-name="ce5" table:formula="of:=PROPER([.B68])" office:value-type="string" office:string-value="Tatiana Potier " calcext:value-type="string">
            <text:p>Tatiana Potier </text:p>
          </table:table-cell>
          <table:table-cell table:style-name="ce1" office:value-type="float" office:value="41996854144" calcext:value-type="float">
            <text:p>41996854144</text:p>
          </table:table-cell>
          <table:table-cell table:style-name="ce1" office:value-type="float" office:value="43991622774" calcext:value-type="float">
            <text:p>43991622774</text:p>
          </table:table-cell>
          <table:table-cell table:style-name="ce1" table:formula="of:=LEFT([.E68];2)" office:value-type="string" office:string-value="43" calcext:value-type="string">
            <text:p>43</text:p>
          </table:table-cell>
          <table:table-cell table:style-name="ce1" table:formula="of:=RIGHT([.E68];9)" office:value-type="string" office:string-value="991622774" calcext:value-type="string">
            <text:p>991622774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68];1)&gt;0;&quot;&quot;&quot;morning&quot;&quot;&quot;;&quot;null&quot;);&quot;null&quot;) &amp; &quot;,&quot; &amp;IFERROR(IF(SEARCH(&quot;Tarde&quot;;[.H68];1)&gt;0;&quot;&quot;&quot;afternoon&quot;&quot;&quot;;&quot;null&quot;);&quot;null&quot;) &amp; &quot;,&quot; &amp; IFERROR(IF(SEARCH(&quot;Noite&quot;;[.H6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68];1)&gt;0;&quot;&quot;&quot;morning&quot;&quot;&quot;;&quot;null&quot;);&quot;null&quot;) &amp; &quot;,&quot; &amp;IFERROR(IF(SEARCH(&quot;Tarde&quot;;[.J68];1)&gt;0;&quot;&quot;&quot;afternoon&quot;&quot;&quot;;&quot;null&quot;);&quot;null&quot;) &amp; &quot;,&quot; &amp; IFERROR(IF(SEARCH(&quot;Noite&quot;;[.J6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68];1)&gt;0;&quot;&quot;&quot;morning&quot;&quot;&quot;;&quot;null&quot;);&quot;null&quot;) &amp; &quot;,&quot; &amp;IFERROR(IF(SEARCH(&quot;Tarde&quot;;[.L68];1)&gt;0;&quot;&quot;&quot;afternoon&quot;&quot;&quot;;&quot;null&quot;);&quot;null&quot;) &amp; &quot;,&quot; &amp; IFERROR(IF(SEARCH(&quot;Noite&quot;;[.L6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68];1)&gt;0;&quot;&quot;&quot;morning&quot;&quot;&quot;;&quot;null&quot;);&quot;null&quot;) &amp; &quot;,&quot; &amp;IFERROR(IF(SEARCH(&quot;Tarde&quot;;[.N68];1)&gt;0;&quot;&quot;&quot;afternoon&quot;&quot;&quot;;&quot;null&quot;);&quot;null&quot;) &amp; &quot;,&quot; &amp; IFERROR(IF(SEARCH(&quot;Noite&quot;;[.N6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68];1)&gt;0;&quot;&quot;&quot;morning&quot;&quot;&quot;;&quot;null&quot;);&quot;null&quot;) &amp; &quot;,&quot; &amp;IFERROR(IF(SEARCH(&quot;Tarde&quot;;[.P68];1)&gt;0;&quot;&quot;&quot;afternoon&quot;&quot;&quot;;&quot;null&quot;);&quot;null&quot;) &amp; &quot;,&quot; &amp; IFERROR(IF(SEARCH(&quot;Noite&quot;;[.P6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68];1)&gt;0;&quot;&quot;&quot;morning&quot;&quot;&quot;;&quot;null&quot;);&quot;null&quot;) &amp; &quot;,&quot; &amp;IFERROR(IF(SEARCH(&quot;Tarde&quot;;[.R68];1)&gt;0;&quot;&quot;&quot;afternoon&quot;&quot;&quot;;&quot;null&quot;);&quot;null&quot;) &amp; &quot;,&quot; &amp; IFERROR(IF(SEARCH(&quot;Noite&quot;;[.R68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/>
          <table:table-cell table:style-name="ce5" table:formula="of:=&quot;[&quot; &amp; IFERROR(IF(SEARCH(&quot;Manhã&quot;;[.T68];1)&gt;0;&quot;&quot;&quot;morning&quot;&quot;&quot;;&quot;null&quot;);&quot;null&quot;) &amp; &quot;,&quot; &amp;IFERROR(IF(SEARCH(&quot;Tarde&quot;;[.T68];1)&gt;0;&quot;&quot;&quot;afternoon&quot;&quot;&quot;;&quot;null&quot;);&quot;null&quot;) &amp; &quot;,&quot; &amp; IFERROR(IF(SEARCH(&quot;Noite&quot;;[.T68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Aux. de Cozinha, Confeiteiro (a), Cozinheiro (a)</text:p>
          </table:table-cell>
          <table:table-cell table:style-name="ce5" table:formula="of:=[.V68]" office:value-type="string" office:string-value="Aux. de Cozinha, Confeiteiro (a), Cozinheiro (a)" calcext:value-type="string">
            <text:p>Aux. de Cozinha, Confeiteiro (a), Cozinheiro (a)</text:p>
          </table:table-cell>
          <table:table-cell table:style-name="ce5" office:value-type="string" calcext:value-type="string">
            <text:p>Árabe, Asiática, Bares, Brasileira, Buffet &amp; Rodízios, Chinesa, Congelados, Contemporânea, Fast-food, Frutos do Mar, Italiana, Japonesa, Lanchonete &amp; Cafés (salgados, pastéis, sanduiches e doces ), Latina, Mexicana, Padaria e Confeitarias, Pizza, Saudável, Sorveteria, Vegetariana</text:p>
          </table:table-cell>
          <table:table-cell table:style-name="ce5" table:formula="of:=[.X68]" office:value-type="string" office:string-value="Árabe, Asiática, Bares, Brasileira, Buffet &amp; Rodízios, Chinesa, Congelados, Contemporânea, Fast-food, Frutos do Mar, Italiana, Japonesa, Lanchonete &amp; Cafés (salgados, pastéis, sanduiches e doces ), Latina, Mexicana, Padaria e Confeitarias, Pizza, Saudável, Sorveteria, Vegetariana" calcext:value-type="string">
            <text:p>Árabe, Asiática, Bares, Brasileira, Buffet &amp; Rodízios, Chinesa, Congelados, Contemporânea, Fast-food, Frutos do Mar, Italiana, Japonesa, Lanchonete &amp; Cafés (salgados, pastéis, sanduiches e doces ), Latina, Mexicana, Padaria e Confeitarias, Pizza, Saudável, Sorveteria, Vegetariana</text:p>
          </table:table-cell>
          <table:table-cell table:style-name="ce5" office:value-type="string" calcext:value-type="string">
            <text:p>Merces</text:p>
          </table:table-cell>
          <table:table-cell table:style-name="ce5" table:formula="of:=[.Z68]" office:value-type="string" office:string-value="Merces" calcext:value-type="string">
            <text:p>Merces</text:p>
          </table:table-cell>
          <table:table-cell table:style-name="ce5" office:value-type="string" calcext:value-type="string">
            <text:p>tatianaotapotier@gmail.com</text:p>
          </table:table-cell>
          <table:table-cell table:style-name="ce5" table:formula="of:=COM.MICROSOFT.CONCAT(&quot;alfred.&quot;;[.AB68])" office:value-type="string" office:string-value="alfred.tatianaotapotier@gmail.com" calcext:value-type="string">
            <text:p>alfred.tatianaotapotier@gmail.com</text:p>
          </table:table-cell>
          <table:table-cell table:style-name="ce5" office:value-type="string" calcext:value-type="string">
            <text:p>41 a 50 anos</text:p>
          </table:table-cell>
          <table:table-cell/>
          <table:table-cell table:style-name="ce5" office:value-type="string" calcext:value-type="string">
            <text:p>Ensino Superior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68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5T21:39:05.12" calcext:value-type="date">
            <text:p>3/25/2020 21:39:05</text:p>
          </table:table-cell>
          <table:table-cell table:style-name="ce5" office:value-type="string" calcext:value-type="string">
            <text:p>beatriz balla</text:p>
          </table:table-cell>
          <table:table-cell table:style-name="ce5" table:formula="of:=PROPER([.B69])" office:value-type="string" office:string-value="Beatriz Balla" calcext:value-type="string">
            <text:p>Beatriz Balla</text:p>
          </table:table-cell>
          <table:table-cell table:style-name="ce1" office:value-type="float" office:value="43991622774" calcext:value-type="float">
            <text:p>43991622774</text:p>
          </table:table-cell>
          <table:table-cell table:style-name="ce1" office:value-type="float" office:value="41992116524" calcext:value-type="float">
            <text:p>41992116524</text:p>
          </table:table-cell>
          <table:table-cell table:style-name="ce1" table:formula="of:=LEFT([.E69];2)" office:value-type="string" office:string-value="41" calcext:value-type="string">
            <text:p>41</text:p>
          </table:table-cell>
          <table:table-cell table:style-name="ce1" table:formula="of:=RIGHT([.E69];9)" office:value-type="string" office:string-value="992116524" calcext:value-type="string">
            <text:p>992116524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69];1)&gt;0;&quot;&quot;&quot;morning&quot;&quot;&quot;;&quot;null&quot;);&quot;null&quot;) &amp; &quot;,&quot; &amp;IFERROR(IF(SEARCH(&quot;Tarde&quot;;[.H69];1)&gt;0;&quot;&quot;&quot;afternoon&quot;&quot;&quot;;&quot;null&quot;);&quot;null&quot;) &amp; &quot;,&quot; &amp; IFERROR(IF(SEARCH(&quot;Noite&quot;;[.H6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/>
          <table:table-cell table:style-name="ce5" table:formula="of:=&quot;[&quot; &amp; IFERROR(IF(SEARCH(&quot;Manhã&quot;;[.J69];1)&gt;0;&quot;&quot;&quot;morning&quot;&quot;&quot;;&quot;null&quot;);&quot;null&quot;) &amp; &quot;,&quot; &amp;IFERROR(IF(SEARCH(&quot;Tarde&quot;;[.J69];1)&gt;0;&quot;&quot;&quot;afternoon&quot;&quot;&quot;;&quot;null&quot;);&quot;null&quot;) &amp; &quot;,&quot; &amp; IFERROR(IF(SEARCH(&quot;Noite&quot;;[.J69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L69];1)&gt;0;&quot;&quot;&quot;morning&quot;&quot;&quot;;&quot;null&quot;);&quot;null&quot;) &amp; &quot;,&quot; &amp;IFERROR(IF(SEARCH(&quot;Tarde&quot;;[.L69];1)&gt;0;&quot;&quot;&quot;afternoon&quot;&quot;&quot;;&quot;null&quot;);&quot;null&quot;) &amp; &quot;,&quot; &amp; IFERROR(IF(SEARCH(&quot;Noite&quot;;[.L69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N69];1)&gt;0;&quot;&quot;&quot;morning&quot;&quot;&quot;;&quot;null&quot;);&quot;null&quot;) &amp; &quot;,&quot; &amp;IFERROR(IF(SEARCH(&quot;Tarde&quot;;[.N69];1)&gt;0;&quot;&quot;&quot;afternoon&quot;&quot;&quot;;&quot;null&quot;);&quot;null&quot;) &amp; &quot;,&quot; &amp; IFERROR(IF(SEARCH(&quot;Noite&quot;;[.N69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P69];1)&gt;0;&quot;&quot;&quot;morning&quot;&quot;&quot;;&quot;null&quot;);&quot;null&quot;) &amp; &quot;,&quot; &amp;IFERROR(IF(SEARCH(&quot;Tarde&quot;;[.P69];1)&gt;0;&quot;&quot;&quot;afternoon&quot;&quot;&quot;;&quot;null&quot;);&quot;null&quot;) &amp; &quot;,&quot; &amp; IFERROR(IF(SEARCH(&quot;Noite&quot;;[.P69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69];1)&gt;0;&quot;&quot;&quot;morning&quot;&quot;&quot;;&quot;null&quot;);&quot;null&quot;) &amp; &quot;,&quot; &amp;IFERROR(IF(SEARCH(&quot;Tarde&quot;;[.R69];1)&gt;0;&quot;&quot;&quot;afternoon&quot;&quot;&quot;;&quot;null&quot;);&quot;null&quot;) &amp; &quot;,&quot; &amp; IFERROR(IF(SEARCH(&quot;Noite&quot;;[.R6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69];1)&gt;0;&quot;&quot;&quot;morning&quot;&quot;&quot;;&quot;null&quot;);&quot;null&quot;) &amp; &quot;,&quot; &amp;IFERROR(IF(SEARCH(&quot;Tarde&quot;;[.T69];1)&gt;0;&quot;&quot;&quot;afternoon&quot;&quot;&quot;;&quot;null&quot;);&quot;null&quot;) &amp; &quot;,&quot; &amp; IFERROR(IF(SEARCH(&quot;Noite&quot;;[.T6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ux. de Cozinha</text:p>
          </table:table-cell>
          <table:table-cell table:style-name="ce5" table:formula="of:=[.V69]" office:value-type="string" office:string-value="Aux. de Cozinha" calcext:value-type="string">
            <text:p>Aux. de Cozinha</text:p>
          </table:table-cell>
          <table:table-cell table:style-name="ce5" office:value-type="string" calcext:value-type="string">
            <text:p>Brasileira, Buffet &amp; Rodízios, Carnes &amp; Churrascaria, Congelados, Saudável, Vegetariana</text:p>
          </table:table-cell>
          <table:table-cell table:style-name="ce5" table:formula="of:=[.X69]" office:value-type="string" office:string-value="Brasileira, Buffet &amp; Rodízios, Carnes &amp; Churrascaria, Congelados, Saudável, Vegetariana" calcext:value-type="string">
            <text:p>Brasileira, Buffet &amp; Rodízios, Carnes &amp; Churrascaria, Congelados, Saudável, Vegetariana</text:p>
          </table:table-cell>
          <table:table-cell table:style-name="ce5" office:value-type="string" calcext:value-type="string">
            <text:p>centro</text:p>
          </table:table-cell>
          <table:table-cell table:style-name="ce5" table:formula="of:=[.Z69]" office:value-type="string" office:string-value="centro" calcext:value-type="string">
            <text:p>centro</text:p>
          </table:table-cell>
          <table:table-cell table:style-name="ce5" office:value-type="string" calcext:value-type="string">
            <text:p>beatrizballa@gmail.com</text:p>
          </table:table-cell>
          <table:table-cell table:style-name="ce5" table:formula="of:=COM.MICROSOFT.CONCAT(&quot;alfred.&quot;;[.AB69])" office:value-type="string" office:string-value="alfred.beatrizballa@gmail.com" calcext:value-type="string">
            <text:p>alfred.beatrizballa@gmail.com</text:p>
          </table:table-cell>
          <table:table-cell table:style-name="ce5" office:value-type="string" calcext:value-type="string">
            <text:p>41 a 50 anos</text:p>
          </table:table-cell>
          <table:table-cell/>
          <table:table-cell table:style-name="ce5" office:value-type="string" calcext:value-type="string">
            <text:p>Ensino Superior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69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5T22:05:19.28" calcext:value-type="date">
            <text:p>3/25/2020 22:05:19</text:p>
          </table:table-cell>
          <table:table-cell table:style-name="ce5" office:value-type="string" calcext:value-type="string">
            <text:p>Francielle Muhlmann</text:p>
          </table:table-cell>
          <table:table-cell table:style-name="ce5" table:formula="of:=PROPER([.B70])" office:value-type="string" office:string-value="Francielle Muhlmann" calcext:value-type="string">
            <text:p>Francielle Muhlmann</text:p>
          </table:table-cell>
          <table:table-cell table:style-name="ce1" office:value-type="float" office:value="41992116524" calcext:value-type="float">
            <text:p>41992116524</text:p>
          </table:table-cell>
          <table:table-cell table:style-name="ce1" office:value-type="float" office:value="41984775301" calcext:value-type="float">
            <text:p>41984775301</text:p>
          </table:table-cell>
          <table:table-cell table:style-name="ce1" table:formula="of:=LEFT([.E70];2)" office:value-type="string" office:string-value="41" calcext:value-type="string">
            <text:p>41</text:p>
          </table:table-cell>
          <table:table-cell table:style-name="ce1" table:formula="of:=RIGHT([.E70];9)" office:value-type="string" office:string-value="984775301" calcext:value-type="string">
            <text:p>984775301</text:p>
          </table:table-cell>
          <table:table-cell/>
          <table:table-cell table:style-name="ce5" table:formula="of:=&quot;[&quot; &amp; IFERROR(IF(SEARCH(&quot;Manhã&quot;;[.H70];1)&gt;0;&quot;&quot;&quot;morning&quot;&quot;&quot;;&quot;null&quot;);&quot;null&quot;) &amp; &quot;,&quot; &amp;IFERROR(IF(SEARCH(&quot;Tarde&quot;;[.H70];1)&gt;0;&quot;&quot;&quot;afternoon&quot;&quot;&quot;;&quot;null&quot;);&quot;null&quot;) &amp; &quot;,&quot; &amp; IFERROR(IF(SEARCH(&quot;Noite&quot;;[.H70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J70];1)&gt;0;&quot;&quot;&quot;morning&quot;&quot;&quot;;&quot;null&quot;);&quot;null&quot;) &amp; &quot;,&quot; &amp;IFERROR(IF(SEARCH(&quot;Tarde&quot;;[.J70];1)&gt;0;&quot;&quot;&quot;afternoon&quot;&quot;&quot;;&quot;null&quot;);&quot;null&quot;) &amp; &quot;,&quot; &amp; IFERROR(IF(SEARCH(&quot;Noite&quot;;[.J70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L70];1)&gt;0;&quot;&quot;&quot;morning&quot;&quot;&quot;;&quot;null&quot;);&quot;null&quot;) &amp; &quot;,&quot; &amp;IFERROR(IF(SEARCH(&quot;Tarde&quot;;[.L70];1)&gt;0;&quot;&quot;&quot;afternoon&quot;&quot;&quot;;&quot;null&quot;);&quot;null&quot;) &amp; &quot;,&quot; &amp; IFERROR(IF(SEARCH(&quot;Noite&quot;;[.L70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N70];1)&gt;0;&quot;&quot;&quot;morning&quot;&quot;&quot;;&quot;null&quot;);&quot;null&quot;) &amp; &quot;,&quot; &amp;IFERROR(IF(SEARCH(&quot;Tarde&quot;;[.N70];1)&gt;0;&quot;&quot;&quot;afternoon&quot;&quot;&quot;;&quot;null&quot;);&quot;null&quot;) &amp; &quot;,&quot; &amp; IFERROR(IF(SEARCH(&quot;Noite&quot;;[.N70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P70];1)&gt;0;&quot;&quot;&quot;morning&quot;&quot;&quot;;&quot;null&quot;);&quot;null&quot;) &amp; &quot;,&quot; &amp;IFERROR(IF(SEARCH(&quot;Tarde&quot;;[.P70];1)&gt;0;&quot;&quot;&quot;afternoon&quot;&quot;&quot;;&quot;null&quot;);&quot;null&quot;) &amp; &quot;,&quot; &amp; IFERROR(IF(SEARCH(&quot;Noite&quot;;[.P70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R70];1)&gt;0;&quot;&quot;&quot;morning&quot;&quot;&quot;;&quot;null&quot;);&quot;null&quot;) &amp; &quot;,&quot; &amp;IFERROR(IF(SEARCH(&quot;Tarde&quot;;[.R70];1)&gt;0;&quot;&quot;&quot;afternoon&quot;&quot;&quot;;&quot;null&quot;);&quot;null&quot;) &amp; &quot;,&quot; &amp; IFERROR(IF(SEARCH(&quot;Noite&quot;;[.R70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T70];1)&gt;0;&quot;&quot;&quot;morning&quot;&quot;&quot;;&quot;null&quot;);&quot;null&quot;) &amp; &quot;,&quot; &amp;IFERROR(IF(SEARCH(&quot;Tarde&quot;;[.T70];1)&gt;0;&quot;&quot;&quot;afternoon&quot;&quot;&quot;;&quot;null&quot;);&quot;null&quot;) &amp; &quot;,&quot; &amp; IFERROR(IF(SEARCH(&quot;Noite&quot;;[.T70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Atendente de balcão, Garçom/Garçonete, Hostess</text:p>
          </table:table-cell>
          <table:table-cell table:style-name="ce5" table:formula="of:=[.V70]" office:value-type="string" office:string-value="Atendente de balcão, Garçom/Garçonete, Hostess" calcext:value-type="string">
            <text:p>Atendente de balcão, Garçom/Garçonete, Hostess</text:p>
          </table:table-cell>
          <table:table-cell table:style-name="ce5" office:value-type="string" calcext:value-type="string">
            <text:p>Bares, Brasileira, Buffet &amp; Rodízios</text:p>
          </table:table-cell>
          <table:table-cell table:style-name="ce5" table:formula="of:=[.X70]" office:value-type="string" office:string-value="Bares, Brasileira, Buffet &amp; Rodízios" calcext:value-type="string">
            <text:p>Bares, Brasileira, Buffet &amp; Rodízios</text:p>
          </table:table-cell>
          <table:table-cell table:style-name="ce5" office:value-type="string" calcext:value-type="string">
            <text:p>Pinhais</text:p>
          </table:table-cell>
          <table:table-cell table:style-name="ce5" table:formula="of:=[.Z70]" office:value-type="string" office:string-value="Pinhais" calcext:value-type="string">
            <text:p>Pinhais</text:p>
          </table:table-cell>
          <table:table-cell table:style-name="ce5" office:value-type="string" calcext:value-type="string">
            <text:p>franmuhlmann@hotmail.com</text:p>
          </table:table-cell>
          <table:table-cell table:style-name="ce5" table:formula="of:=COM.MICROSOFT.CONCAT(&quot;alfred.&quot;;[.AB70])" office:value-type="string" office:string-value="alfred.franmuhlmann@hotmail.com" calcext:value-type="string">
            <text:p>alfred.franmuhlmann@hotmail.com</text:p>
          </table:table-cell>
          <table:table-cell table:style-name="ce5" office:value-type="string" calcext:value-type="string">
            <text:p>26 a 3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70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6T08:16:07.36" calcext:value-type="date">
            <text:p>3/26/2020 8:16:07</text:p>
          </table:table-cell>
          <table:table-cell table:style-name="ce5" office:value-type="string" calcext:value-type="string">
            <text:p>Francisco Fragozo </text:p>
          </table:table-cell>
          <table:table-cell table:style-name="ce5" table:formula="of:=PROPER([.B71])" office:value-type="string" office:string-value="Francisco Fragozo " calcext:value-type="string">
            <text:p>Francisco Fragozo </text:p>
          </table:table-cell>
          <table:table-cell table:style-name="ce1" office:value-type="string" calcext:value-type="string">
            <text:p>41 98477 5301</text:p>
          </table:table-cell>
          <table:table-cell table:style-name="ce1" office:value-type="float" office:value="41997725205" calcext:value-type="float">
            <text:p>41997725205</text:p>
          </table:table-cell>
          <table:table-cell table:style-name="ce1" table:formula="of:=LEFT([.E71];2)" office:value-type="string" office:string-value="41" calcext:value-type="string">
            <text:p>41</text:p>
          </table:table-cell>
          <table:table-cell table:style-name="ce1" table:formula="of:=RIGHT([.E71];9)" office:value-type="string" office:string-value="997725205" calcext:value-type="string">
            <text:p>997725205</text:p>
          </table:table-cell>
          <table:table-cell/>
          <table:table-cell table:style-name="ce5" table:formula="of:=&quot;[&quot; &amp; IFERROR(IF(SEARCH(&quot;Manhã&quot;;[.H71];1)&gt;0;&quot;&quot;&quot;morning&quot;&quot;&quot;;&quot;null&quot;);&quot;null&quot;) &amp; &quot;,&quot; &amp;IFERROR(IF(SEARCH(&quot;Tarde&quot;;[.H71];1)&gt;0;&quot;&quot;&quot;afternoon&quot;&quot;&quot;;&quot;null&quot;);&quot;null&quot;) &amp; &quot;,&quot; &amp; IFERROR(IF(SEARCH(&quot;Noite&quot;;[.H71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J71];1)&gt;0;&quot;&quot;&quot;morning&quot;&quot;&quot;;&quot;null&quot;);&quot;null&quot;) &amp; &quot;,&quot; &amp;IFERROR(IF(SEARCH(&quot;Tarde&quot;;[.J71];1)&gt;0;&quot;&quot;&quot;afternoon&quot;&quot;&quot;;&quot;null&quot;);&quot;null&quot;) &amp; &quot;,&quot; &amp; IFERROR(IF(SEARCH(&quot;Noite&quot;;[.J71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L71];1)&gt;0;&quot;&quot;&quot;morning&quot;&quot;&quot;;&quot;null&quot;);&quot;null&quot;) &amp; &quot;,&quot; &amp;IFERROR(IF(SEARCH(&quot;Tarde&quot;;[.L71];1)&gt;0;&quot;&quot;&quot;afternoon&quot;&quot;&quot;;&quot;null&quot;);&quot;null&quot;) &amp; &quot;,&quot; &amp; IFERROR(IF(SEARCH(&quot;Noite&quot;;[.L71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N71];1)&gt;0;&quot;&quot;&quot;morning&quot;&quot;&quot;;&quot;null&quot;);&quot;null&quot;) &amp; &quot;,&quot; &amp;IFERROR(IF(SEARCH(&quot;Tarde&quot;;[.N71];1)&gt;0;&quot;&quot;&quot;afternoon&quot;&quot;&quot;;&quot;null&quot;);&quot;null&quot;) &amp; &quot;,&quot; &amp; IFERROR(IF(SEARCH(&quot;Noite&quot;;[.N71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P71];1)&gt;0;&quot;&quot;&quot;morning&quot;&quot;&quot;;&quot;null&quot;);&quot;null&quot;) &amp; &quot;,&quot; &amp;IFERROR(IF(SEARCH(&quot;Tarde&quot;;[.P71];1)&gt;0;&quot;&quot;&quot;afternoon&quot;&quot;&quot;;&quot;null&quot;);&quot;null&quot;) &amp; &quot;,&quot; &amp; IFERROR(IF(SEARCH(&quot;Noite&quot;;[.P71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71];1)&gt;0;&quot;&quot;&quot;morning&quot;&quot;&quot;;&quot;null&quot;);&quot;null&quot;) &amp; &quot;,&quot; &amp;IFERROR(IF(SEARCH(&quot;Tarde&quot;;[.R71];1)&gt;0;&quot;&quot;&quot;afternoon&quot;&quot;&quot;;&quot;null&quot;);&quot;null&quot;) &amp; &quot;,&quot; &amp; IFERROR(IF(SEARCH(&quot;Noite&quot;;[.R7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71];1)&gt;0;&quot;&quot;&quot;morning&quot;&quot;&quot;;&quot;null&quot;);&quot;null&quot;) &amp; &quot;,&quot; &amp;IFERROR(IF(SEARCH(&quot;Tarde&quot;;[.T71];1)&gt;0;&quot;&quot;&quot;afternoon&quot;&quot;&quot;;&quot;null&quot;);&quot;null&quot;) &amp; &quot;,&quot; &amp; IFERROR(IF(SEARCH(&quot;Noite&quot;;[.T7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tendente de balcão, Aux. de Cozinha, Chapeiro</text:p>
          </table:table-cell>
          <table:table-cell table:style-name="ce5" table:formula="of:=[.V71]" office:value-type="string" office:string-value="Atendente de balcão, Aux. de Cozinha, Chapeiro" calcext:value-type="string">
            <text:p>Atendente de balcão, Aux. de Cozinha, Chapeiro</text:p>
          </table:table-cell>
          <table:table-cell table:style-name="ce5" office:value-type="string" calcext:value-type="string">
            <text:p>Brasileira, Lanchonete &amp; Cafés (salgados, pastéis, sanduiches e doces )</text:p>
          </table:table-cell>
          <table:table-cell table:style-name="ce5" table:formula="of:=[.X71]" office:value-type="string" office:string-value="Brasileira, Lanchonete &amp; Cafés (salgados, pastéis, sanduiches e doces )" calcext:value-type="string">
            <text:p>Brasileira, Lanchonete &amp; Cafés (salgados, pastéis, sanduiches e doces )</text:p>
          </table:table-cell>
          <table:table-cell table:style-name="ce5" office:value-type="string" calcext:value-type="string">
            <text:p>Pilarzinho </text:p>
          </table:table-cell>
          <table:table-cell table:style-name="ce5" table:formula="of:=[.Z71]" office:value-type="string" office:string-value="Pilarzinho " calcext:value-type="string">
            <text:p>Pilarzinho </text:p>
          </table:table-cell>
          <table:table-cell table:style-name="ce5" office:value-type="string" calcext:value-type="string">
            <text:p>valeria240177@hotmail.com</text:p>
          </table:table-cell>
          <table:table-cell table:style-name="ce5" table:formula="of:=COM.MICROSOFT.CONCAT(&quot;alfred.&quot;;[.AB71])" office:value-type="string" office:string-value="alfred.valeria240177@hotmail.com" calcext:value-type="string">
            <text:p>alfred.valeria240177@hot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71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6T09:23:25.82" calcext:value-type="date">
            <text:p>3/26/2020 9:23:25</text:p>
          </table:table-cell>
          <table:table-cell table:style-name="ce5" office:value-type="string" calcext:value-type="string">
            <text:p>Miguel Ferreira Paula</text:p>
          </table:table-cell>
          <table:table-cell table:style-name="ce5" table:formula="of:=PROPER([.B72])" office:value-type="string" office:string-value="Miguel Ferreira Paula" calcext:value-type="string">
            <text:p>Miguel Ferreira Paula</text:p>
          </table:table-cell>
          <table:table-cell table:style-name="ce1" office:value-type="string" calcext:value-type="string">
            <text:p>41 997725205</text:p>
          </table:table-cell>
          <table:table-cell table:style-name="ce1" office:value-type="float" office:value="41997035251" calcext:value-type="float">
            <text:p>41997035251</text:p>
          </table:table-cell>
          <table:table-cell table:style-name="ce1" table:formula="of:=LEFT([.E72];2)" office:value-type="string" office:string-value="41" calcext:value-type="string">
            <text:p>41</text:p>
          </table:table-cell>
          <table:table-cell table:style-name="ce1" table:formula="of:=RIGHT([.E72];9)" office:value-type="string" office:string-value="997035251" calcext:value-type="string">
            <text:p>997035251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72];1)&gt;0;&quot;&quot;&quot;morning&quot;&quot;&quot;;&quot;null&quot;);&quot;null&quot;) &amp; &quot;,&quot; &amp;IFERROR(IF(SEARCH(&quot;Tarde&quot;;[.H72];1)&gt;0;&quot;&quot;&quot;afternoon&quot;&quot;&quot;;&quot;null&quot;);&quot;null&quot;) &amp; &quot;,&quot; &amp; IFERROR(IF(SEARCH(&quot;Noite&quot;;[.H7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72];1)&gt;0;&quot;&quot;&quot;morning&quot;&quot;&quot;;&quot;null&quot;);&quot;null&quot;) &amp; &quot;,&quot; &amp;IFERROR(IF(SEARCH(&quot;Tarde&quot;;[.J72];1)&gt;0;&quot;&quot;&quot;afternoon&quot;&quot;&quot;;&quot;null&quot;);&quot;null&quot;) &amp; &quot;,&quot; &amp; IFERROR(IF(SEARCH(&quot;Noite&quot;;[.J7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72];1)&gt;0;&quot;&quot;&quot;morning&quot;&quot;&quot;;&quot;null&quot;);&quot;null&quot;) &amp; &quot;,&quot; &amp;IFERROR(IF(SEARCH(&quot;Tarde&quot;;[.L72];1)&gt;0;&quot;&quot;&quot;afternoon&quot;&quot;&quot;;&quot;null&quot;);&quot;null&quot;) &amp; &quot;,&quot; &amp; IFERROR(IF(SEARCH(&quot;Noite&quot;;[.L7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72];1)&gt;0;&quot;&quot;&quot;morning&quot;&quot;&quot;;&quot;null&quot;);&quot;null&quot;) &amp; &quot;,&quot; &amp;IFERROR(IF(SEARCH(&quot;Tarde&quot;;[.N72];1)&gt;0;&quot;&quot;&quot;afternoon&quot;&quot;&quot;;&quot;null&quot;);&quot;null&quot;) &amp; &quot;,&quot; &amp; IFERROR(IF(SEARCH(&quot;Noite&quot;;[.N7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72];1)&gt;0;&quot;&quot;&quot;morning&quot;&quot;&quot;;&quot;null&quot;);&quot;null&quot;) &amp; &quot;,&quot; &amp;IFERROR(IF(SEARCH(&quot;Tarde&quot;;[.P72];1)&gt;0;&quot;&quot;&quot;afternoon&quot;&quot;&quot;;&quot;null&quot;);&quot;null&quot;) &amp; &quot;,&quot; &amp; IFERROR(IF(SEARCH(&quot;Noite&quot;;[.P7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72];1)&gt;0;&quot;&quot;&quot;morning&quot;&quot;&quot;;&quot;null&quot;);&quot;null&quot;) &amp; &quot;,&quot; &amp;IFERROR(IF(SEARCH(&quot;Tarde&quot;;[.R72];1)&gt;0;&quot;&quot;&quot;afternoon&quot;&quot;&quot;;&quot;null&quot;);&quot;null&quot;) &amp; &quot;,&quot; &amp; IFERROR(IF(SEARCH(&quot;Noite&quot;;[.R7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72];1)&gt;0;&quot;&quot;&quot;morning&quot;&quot;&quot;;&quot;null&quot;);&quot;null&quot;) &amp; &quot;,&quot; &amp;IFERROR(IF(SEARCH(&quot;Tarde&quot;;[.T72];1)&gt;0;&quot;&quot;&quot;afternoon&quot;&quot;&quot;;&quot;null&quot;);&quot;null&quot;) &amp; &quot;,&quot; &amp; IFERROR(IF(SEARCH(&quot;Noite&quot;;[.T7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Barman, Garçom/Garçonete, Porteiro</text:p>
          </table:table-cell>
          <table:table-cell table:style-name="ce5" table:formula="of:=[.V72]" office:value-type="string" office:string-value="Barman, Garçom/Garçonete, Porteiro" calcext:value-type="string">
            <text:p>Barman, Garçom/Garçonete, Porteiro</text:p>
          </table:table-cell>
          <table:table-cell table:style-name="ce5" office:value-type="string" calcext:value-type="string">
            <text:p>Árabe, Brasileira, Buffet &amp; Rodízios, Carnes &amp; Churrascaria, Italiana, Lanchonete &amp; Cafés (salgados, pastéis, sanduiches e doces ), Mexicana, Pizza</text:p>
          </table:table-cell>
          <table:table-cell table:style-name="ce5" table:formula="of:=[.X72]" office:value-type="string" office:string-value="Árabe, Brasileira, Buffet &amp; Rodízios, Carnes &amp; Churrascaria, Italiana, Lanchonete &amp; Cafés (salgados, pastéis, sanduiches e doces ), Mexicana, Pizza" calcext:value-type="string">
            <text:p>Árabe, Brasileira, Buffet &amp; Rodízios, Carnes &amp; Churrascaria, Italiana, Lanchonete &amp; Cafés (salgados, pastéis, sanduiches e doces ), Mexicana, Pizza</text:p>
          </table:table-cell>
          <table:table-cell table:style-name="ce5" office:value-type="string" calcext:value-type="string">
            <text:p>Pilarzinho</text:p>
          </table:table-cell>
          <table:table-cell table:style-name="ce5" table:formula="of:=[.Z72]" office:value-type="string" office:string-value="Pilarzinho" calcext:value-type="string">
            <text:p>Pilarzinho</text:p>
          </table:table-cell>
          <table:table-cell table:style-name="ce5" office:value-type="string" calcext:value-type="string">
            <text:p>obamaferreira@hotmail.com</text:p>
          </table:table-cell>
          <table:table-cell table:style-name="ce5" table:formula="of:=COM.MICROSOFT.CONCAT(&quot;alfred.&quot;;[.AB72])" office:value-type="string" office:string-value="alfred.obamaferreira@hotmail.com" calcext:value-type="string">
            <text:p>alfred.obamaferreira@hotmail.com</text:p>
          </table:table-cell>
          <table:table-cell table:style-name="ce5" office:value-type="string" calcext:value-type="string">
            <text:p>41 a 50 anos</text:p>
          </table:table-cell>
          <table:table-cell/>
          <table:table-cell table:style-name="ce5" office:value-type="string" calcext:value-type="string">
            <text:p>Ensino Fundamental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72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6T10:00:32.54" calcext:value-type="date">
            <text:p>3/26/2020 10:00:32</text:p>
          </table:table-cell>
          <table:table-cell table:style-name="ce5" office:value-type="string" calcext:value-type="string">
            <text:p>Carin Camargo</text:p>
          </table:table-cell>
          <table:table-cell table:style-name="ce5" table:formula="of:=PROPER([.B73])" office:value-type="string" office:string-value="Carin Camargo" calcext:value-type="string">
            <text:p>Carin Camargo</text:p>
          </table:table-cell>
          <table:table-cell table:style-name="ce1" office:value-type="string" calcext:value-type="string">
            <text:p>(41)997035251</text:p>
          </table:table-cell>
          <table:table-cell table:style-name="ce1" office:value-type="float" office:value="41999609796" calcext:value-type="float">
            <text:p>41999609796</text:p>
          </table:table-cell>
          <table:table-cell table:style-name="ce1" table:formula="of:=LEFT([.E73];2)" office:value-type="string" office:string-value="41" calcext:value-type="string">
            <text:p>41</text:p>
          </table:table-cell>
          <table:table-cell table:style-name="ce1" table:formula="of:=RIGHT([.E73];9)" office:value-type="string" office:string-value="999609796" calcext:value-type="string">
            <text:p>999609796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H73];1)&gt;0;&quot;&quot;&quot;morning&quot;&quot;&quot;;&quot;null&quot;);&quot;null&quot;) &amp; &quot;,&quot; &amp;IFERROR(IF(SEARCH(&quot;Tarde&quot;;[.H73];1)&gt;0;&quot;&quot;&quot;afternoon&quot;&quot;&quot;;&quot;null&quot;);&quot;null&quot;) &amp; &quot;,&quot; &amp; IFERROR(IF(SEARCH(&quot;Noite&quot;;[.H73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J73];1)&gt;0;&quot;&quot;&quot;morning&quot;&quot;&quot;;&quot;null&quot;);&quot;null&quot;) &amp; &quot;,&quot; &amp;IFERROR(IF(SEARCH(&quot;Tarde&quot;;[.J73];1)&gt;0;&quot;&quot;&quot;afternoon&quot;&quot;&quot;;&quot;null&quot;);&quot;null&quot;) &amp; &quot;,&quot; &amp; IFERROR(IF(SEARCH(&quot;Noite&quot;;[.J73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L73];1)&gt;0;&quot;&quot;&quot;morning&quot;&quot;&quot;;&quot;null&quot;);&quot;null&quot;) &amp; &quot;,&quot; &amp;IFERROR(IF(SEARCH(&quot;Tarde&quot;;[.L73];1)&gt;0;&quot;&quot;&quot;afternoon&quot;&quot;&quot;;&quot;null&quot;);&quot;null&quot;) &amp; &quot;,&quot; &amp; IFERROR(IF(SEARCH(&quot;Noite&quot;;[.L73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N73];1)&gt;0;&quot;&quot;&quot;morning&quot;&quot;&quot;;&quot;null&quot;);&quot;null&quot;) &amp; &quot;,&quot; &amp;IFERROR(IF(SEARCH(&quot;Tarde&quot;;[.N73];1)&gt;0;&quot;&quot;&quot;afternoon&quot;&quot;&quot;;&quot;null&quot;);&quot;null&quot;) &amp; &quot;,&quot; &amp; IFERROR(IF(SEARCH(&quot;Noite&quot;;[.N73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P73];1)&gt;0;&quot;&quot;&quot;morning&quot;&quot;&quot;;&quot;null&quot;);&quot;null&quot;) &amp; &quot;,&quot; &amp;IFERROR(IF(SEARCH(&quot;Tarde&quot;;[.P73];1)&gt;0;&quot;&quot;&quot;afternoon&quot;&quot;&quot;;&quot;null&quot;);&quot;null&quot;) &amp; &quot;,&quot; &amp; IFERROR(IF(SEARCH(&quot;Noite&quot;;[.P73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R73];1)&gt;0;&quot;&quot;&quot;morning&quot;&quot;&quot;;&quot;null&quot;);&quot;null&quot;) &amp; &quot;,&quot; &amp;IFERROR(IF(SEARCH(&quot;Tarde&quot;;[.R73];1)&gt;0;&quot;&quot;&quot;afternoon&quot;&quot;&quot;;&quot;null&quot;);&quot;null&quot;) &amp; &quot;,&quot; &amp; IFERROR(IF(SEARCH(&quot;Noite&quot;;[.R73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T73];1)&gt;0;&quot;&quot;&quot;morning&quot;&quot;&quot;;&quot;null&quot;);&quot;null&quot;) &amp; &quot;,&quot; &amp;IFERROR(IF(SEARCH(&quot;Tarde&quot;;[.T73];1)&gt;0;&quot;&quot;&quot;afternoon&quot;&quot;&quot;;&quot;null&quot;);&quot;null&quot;) &amp; &quot;,&quot; &amp; IFERROR(IF(SEARCH(&quot;Noite&quot;;[.T73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Atendente de balcão, Aux. de Garçom/Cumim, Garçom/Garçonete</text:p>
          </table:table-cell>
          <table:table-cell table:style-name="ce5" table:formula="of:=[.V73]" office:value-type="string" office:string-value="Atendente de balcão, Aux. de Garçom/Cumim, Garçom/Garçonete" calcext:value-type="string">
            <text:p>Atendente de balcão, Aux. de Garçom/Cumim, Garçom/Garçonete</text:p>
          </table:table-cell>
          <table:table-cell table:style-name="ce5" office:value-type="string" calcext:value-type="string">
            <text:p>Buffet &amp; Rodízios</text:p>
          </table:table-cell>
          <table:table-cell table:style-name="ce5" table:formula="of:=[.X73]" office:value-type="string" office:string-value="Buffet &amp; Rodízios" calcext:value-type="string">
            <text:p>Buffet &amp; Rodízios</text:p>
          </table:table-cell>
          <table:table-cell table:style-name="ce5" office:value-type="string" calcext:value-type="string">
            <text:p>Sitio cercado</text:p>
          </table:table-cell>
          <table:table-cell table:style-name="ce5" table:formula="of:=[.Z73]" office:value-type="string" office:string-value="Sitio cercado" calcext:value-type="string">
            <text:p>Sitio cercado</text:p>
          </table:table-cell>
          <table:table-cell table:style-name="ce5" office:value-type="string" calcext:value-type="string">
            <text:p>carincamargo30@gmail.com</text:p>
          </table:table-cell>
          <table:table-cell table:style-name="ce5" table:formula="of:=COM.MICROSOFT.CONCAT(&quot;alfred.&quot;;[.AB73])" office:value-type="string" office:string-value="alfred.carincamargo30@gmail.com" calcext:value-type="string">
            <text:p>alfred.carincamargo30@g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73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6T19:34:22.1" calcext:value-type="date">
            <text:p>3/26/2020 19:34:22</text:p>
          </table:table-cell>
          <table:table-cell table:style-name="ce5" office:value-type="string" calcext:value-type="string">
            <text:p>Karla Daiane do Nascimento</text:p>
          </table:table-cell>
          <table:table-cell table:style-name="ce5" table:formula="of:=PROPER([.B74])" office:value-type="string" office:string-value="Karla Daiane Do Nascimento" calcext:value-type="string">
            <text:p>Karla Daiane Do Nascimento</text:p>
          </table:table-cell>
          <table:table-cell table:style-name="ce1" office:value-type="string" calcext:value-type="string">
            <text:p>+5541999609796</text:p>
          </table:table-cell>
          <table:table-cell table:style-name="ce1" office:value-type="float" office:value="41991961252" calcext:value-type="float">
            <text:p>41991961252</text:p>
          </table:table-cell>
          <table:table-cell table:style-name="ce1" table:formula="of:=LEFT([.E74];2)" office:value-type="string" office:string-value="41" calcext:value-type="string">
            <text:p>41</text:p>
          </table:table-cell>
          <table:table-cell table:style-name="ce1" table:formula="of:=RIGHT([.E74];9)" office:value-type="string" office:string-value="991961252" calcext:value-type="string">
            <text:p>991961252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H74];1)&gt;0;&quot;&quot;&quot;morning&quot;&quot;&quot;;&quot;null&quot;);&quot;null&quot;) &amp; &quot;,&quot; &amp;IFERROR(IF(SEARCH(&quot;Tarde&quot;;[.H74];1)&gt;0;&quot;&quot;&quot;afternoon&quot;&quot;&quot;;&quot;null&quot;);&quot;null&quot;) &amp; &quot;,&quot; &amp; IFERROR(IF(SEARCH(&quot;Noite&quot;;[.H74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J74];1)&gt;0;&quot;&quot;&quot;morning&quot;&quot;&quot;;&quot;null&quot;);&quot;null&quot;) &amp; &quot;,&quot; &amp;IFERROR(IF(SEARCH(&quot;Tarde&quot;;[.J74];1)&gt;0;&quot;&quot;&quot;afternoon&quot;&quot;&quot;;&quot;null&quot;);&quot;null&quot;) &amp; &quot;,&quot; &amp; IFERROR(IF(SEARCH(&quot;Noite&quot;;[.J74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L74];1)&gt;0;&quot;&quot;&quot;morning&quot;&quot;&quot;;&quot;null&quot;);&quot;null&quot;) &amp; &quot;,&quot; &amp;IFERROR(IF(SEARCH(&quot;Tarde&quot;;[.L74];1)&gt;0;&quot;&quot;&quot;afternoon&quot;&quot;&quot;;&quot;null&quot;);&quot;null&quot;) &amp; &quot;,&quot; &amp; IFERROR(IF(SEARCH(&quot;Noite&quot;;[.L74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N74];1)&gt;0;&quot;&quot;&quot;morning&quot;&quot;&quot;;&quot;null&quot;);&quot;null&quot;) &amp; &quot;,&quot; &amp;IFERROR(IF(SEARCH(&quot;Tarde&quot;;[.N74];1)&gt;0;&quot;&quot;&quot;afternoon&quot;&quot;&quot;;&quot;null&quot;);&quot;null&quot;) &amp; &quot;,&quot; &amp; IFERROR(IF(SEARCH(&quot;Noite&quot;;[.N74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P74];1)&gt;0;&quot;&quot;&quot;morning&quot;&quot;&quot;;&quot;null&quot;);&quot;null&quot;) &amp; &quot;,&quot; &amp;IFERROR(IF(SEARCH(&quot;Tarde&quot;;[.P74];1)&gt;0;&quot;&quot;&quot;afternoon&quot;&quot;&quot;;&quot;null&quot;);&quot;null&quot;) &amp; &quot;,&quot; &amp; IFERROR(IF(SEARCH(&quot;Noite&quot;;[.P74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R74];1)&gt;0;&quot;&quot;&quot;morning&quot;&quot;&quot;;&quot;null&quot;);&quot;null&quot;) &amp; &quot;,&quot; &amp;IFERROR(IF(SEARCH(&quot;Tarde&quot;;[.R74];1)&gt;0;&quot;&quot;&quot;afternoon&quot;&quot;&quot;;&quot;null&quot;);&quot;null&quot;) &amp; &quot;,&quot; &amp; IFERROR(IF(SEARCH(&quot;Noite&quot;;[.R74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/>
          <table:table-cell table:style-name="ce5" table:formula="of:=&quot;[&quot; &amp; IFERROR(IF(SEARCH(&quot;Manhã&quot;;[.T74];1)&gt;0;&quot;&quot;&quot;morning&quot;&quot;&quot;;&quot;null&quot;);&quot;null&quot;) &amp; &quot;,&quot; &amp;IFERROR(IF(SEARCH(&quot;Tarde&quot;;[.T74];1)&gt;0;&quot;&quot;&quot;afternoon&quot;&quot;&quot;;&quot;null&quot;);&quot;null&quot;) &amp; &quot;,&quot; &amp; IFERROR(IF(SEARCH(&quot;Noite&quot;;[.T74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Cozinheiro (a)</text:p>
          </table:table-cell>
          <table:table-cell table:style-name="ce5" table:formula="of:=[.V74]" office:value-type="string" office:string-value="Cozinheiro (a)" calcext:value-type="string">
            <text:p>Cozinheiro (a)</text:p>
          </table:table-cell>
          <table:table-cell table:style-name="ce5" office:value-type="string" calcext:value-type="string">
            <text:p>Brasileira, Bebidas e Smoothies, Buffet &amp; Rodízios, Carnes &amp; Churrascaria, Contemporânea, Frutos do Mar, Italiana, Latina, Saudável, Vegetariana</text:p>
          </table:table-cell>
          <table:table-cell table:style-name="ce5" table:formula="of:=[.X74]" office:value-type="string" office:string-value="Brasileira, Bebidas e Smoothies, Buffet &amp; Rodízios, Carnes &amp; Churrascaria, Contemporânea, Frutos do Mar, Italiana, Latina, Saudável, Vegetariana" calcext:value-type="string">
            <text:p>Brasileira, Bebidas e Smoothies, Buffet &amp; Rodízios, Carnes &amp; Churrascaria, Contemporânea, Frutos do Mar, Italiana, Latina, Saudável, Vegetariana</text:p>
          </table:table-cell>
          <table:table-cell table:style-name="ce5" office:value-type="string" calcext:value-type="string">
            <text:p>Boqueirão </text:p>
          </table:table-cell>
          <table:table-cell table:style-name="ce5" table:formula="of:=[.Z74]" office:value-type="string" office:string-value="Boqueirão " calcext:value-type="string">
            <text:p>Boqueirão </text:p>
          </table:table-cell>
          <table:table-cell table:style-name="ce5" office:value-type="string" calcext:value-type="string">
            <text:p>karladmmnascimento@hotmail.com</text:p>
          </table:table-cell>
          <table:table-cell table:style-name="ce5" table:formula="of:=COM.MICROSOFT.CONCAT(&quot;alfred.&quot;;[.AB74])" office:value-type="string" office:string-value="alfred.karladmmnascimento@hotmail.com" calcext:value-type="string">
            <text:p>alfred.karladmmnascimento@hot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Superior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74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7T10:11:51.54" calcext:value-type="date">
            <text:p>3/27/2020 10:11:51</text:p>
          </table:table-cell>
          <table:table-cell table:style-name="ce5" office:value-type="string" calcext:value-type="string">
            <text:p>Talita Loureiro</text:p>
          </table:table-cell>
          <table:table-cell table:style-name="ce5" table:formula="of:=PROPER([.B75])" office:value-type="string" office:string-value="Talita Loureiro" calcext:value-type="string">
            <text:p>Talita Loureiro</text:p>
          </table:table-cell>
          <table:table-cell table:style-name="ce1" office:value-type="string" calcext:value-type="string">
            <text:p>+5541991961252</text:p>
          </table:table-cell>
          <table:table-cell table:style-name="ce1" office:value-type="float" office:value="41995684120" calcext:value-type="float">
            <text:p>41995684120</text:p>
          </table:table-cell>
          <table:table-cell table:style-name="ce1" table:formula="of:=LEFT([.E75];2)" office:value-type="string" office:string-value="41" calcext:value-type="string">
            <text:p>41</text:p>
          </table:table-cell>
          <table:table-cell table:style-name="ce1" table:formula="of:=RIGHT([.E75];9)" office:value-type="string" office:string-value="995684120" calcext:value-type="string">
            <text:p>995684120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H75];1)&gt;0;&quot;&quot;&quot;morning&quot;&quot;&quot;;&quot;null&quot;);&quot;null&quot;) &amp; &quot;,&quot; &amp;IFERROR(IF(SEARCH(&quot;Tarde&quot;;[.H75];1)&gt;0;&quot;&quot;&quot;afternoon&quot;&quot;&quot;;&quot;null&quot;);&quot;null&quot;) &amp; &quot;,&quot; &amp; IFERROR(IF(SEARCH(&quot;Noite&quot;;[.H75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J75];1)&gt;0;&quot;&quot;&quot;morning&quot;&quot;&quot;;&quot;null&quot;);&quot;null&quot;) &amp; &quot;,&quot; &amp;IFERROR(IF(SEARCH(&quot;Tarde&quot;;[.J75];1)&gt;0;&quot;&quot;&quot;afternoon&quot;&quot;&quot;;&quot;null&quot;);&quot;null&quot;) &amp; &quot;,&quot; &amp; IFERROR(IF(SEARCH(&quot;Noite&quot;;[.J75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L75];1)&gt;0;&quot;&quot;&quot;morning&quot;&quot;&quot;;&quot;null&quot;);&quot;null&quot;) &amp; &quot;,&quot; &amp;IFERROR(IF(SEARCH(&quot;Tarde&quot;;[.L75];1)&gt;0;&quot;&quot;&quot;afternoon&quot;&quot;&quot;;&quot;null&quot;);&quot;null&quot;) &amp; &quot;,&quot; &amp; IFERROR(IF(SEARCH(&quot;Noite&quot;;[.L75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N75];1)&gt;0;&quot;&quot;&quot;morning&quot;&quot;&quot;;&quot;null&quot;);&quot;null&quot;) &amp; &quot;,&quot; &amp;IFERROR(IF(SEARCH(&quot;Tarde&quot;;[.N75];1)&gt;0;&quot;&quot;&quot;afternoon&quot;&quot;&quot;;&quot;null&quot;);&quot;null&quot;) &amp; &quot;,&quot; &amp; IFERROR(IF(SEARCH(&quot;Noite&quot;;[.N75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P75];1)&gt;0;&quot;&quot;&quot;morning&quot;&quot;&quot;;&quot;null&quot;);&quot;null&quot;) &amp; &quot;,&quot; &amp;IFERROR(IF(SEARCH(&quot;Tarde&quot;;[.P75];1)&gt;0;&quot;&quot;&quot;afternoon&quot;&quot;&quot;;&quot;null&quot;);&quot;null&quot;) &amp; &quot;,&quot; &amp; IFERROR(IF(SEARCH(&quot;Noite&quot;;[.P75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75];1)&gt;0;&quot;&quot;&quot;morning&quot;&quot;&quot;;&quot;null&quot;);&quot;null&quot;) &amp; &quot;,&quot; &amp;IFERROR(IF(SEARCH(&quot;Tarde&quot;;[.R75];1)&gt;0;&quot;&quot;&quot;afternoon&quot;&quot;&quot;;&quot;null&quot;);&quot;null&quot;) &amp; &quot;,&quot; &amp; IFERROR(IF(SEARCH(&quot;Noite&quot;;[.R7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75];1)&gt;0;&quot;&quot;&quot;morning&quot;&quot;&quot;;&quot;null&quot;);&quot;null&quot;) &amp; &quot;,&quot; &amp;IFERROR(IF(SEARCH(&quot;Tarde&quot;;[.T75];1)&gt;0;&quot;&quot;&quot;afternoon&quot;&quot;&quot;;&quot;null&quot;);&quot;null&quot;) &amp; &quot;,&quot; &amp; IFERROR(IF(SEARCH(&quot;Noite&quot;;[.T7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Garçom/Garçonete</text:p>
          </table:table-cell>
          <table:table-cell table:style-name="ce5" table:formula="of:=[.V75]" office:value-type="string" office:string-value="Garçom/Garçonete" calcext:value-type="string">
            <text:p>Garçom/Garçonete</text:p>
          </table:table-cell>
          <table:table-cell table:style-name="ce5" office:value-type="string" calcext:value-type="string">
            <text:p>Brasileira</text:p>
          </table:table-cell>
          <table:table-cell table:style-name="ce5" table:formula="of:=[.X75]" office:value-type="string" office:string-value="Brasileira" calcext:value-type="string">
            <text:p>Brasileira</text:p>
          </table:table-cell>
          <table:table-cell table:style-name="ce5" office:value-type="string" calcext:value-type="string">
            <text:p>Cajuru</text:p>
          </table:table-cell>
          <table:table-cell table:style-name="ce5" table:formula="of:=[.Z75]" office:value-type="string" office:string-value="Cajuru" calcext:value-type="string">
            <text:p>Cajuru</text:p>
          </table:table-cell>
          <table:table-cell table:style-name="ce5" office:value-type="string" calcext:value-type="string">
            <text:p>tali_loureiro@hotmail.com</text:p>
          </table:table-cell>
          <table:table-cell table:style-name="ce5" table:formula="of:=COM.MICROSOFT.CONCAT(&quot;alfred.&quot;;[.AB75])" office:value-type="string" office:string-value="alfred.tali_loureiro@hotmail.com" calcext:value-type="string">
            <text:p>alfred.tali_loureiro@hot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75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8T09:01:00.79" calcext:value-type="date">
            <text:p>3/28/2020 9:01:00</text:p>
          </table:table-cell>
          <table:table-cell table:style-name="ce5" office:value-type="string" calcext:value-type="string">
            <text:p>Dulce Ribeiro</text:p>
          </table:table-cell>
          <table:table-cell table:style-name="ce5" table:formula="of:=PROPER([.B76])" office:value-type="string" office:string-value="Dulce Ribeiro" calcext:value-type="string">
            <text:p>Dulce Ribeiro</text:p>
          </table:table-cell>
          <table:table-cell table:style-name="ce1" office:value-type="float" office:value="41995684120" calcext:value-type="float">
            <text:p>41995684120</text:p>
          </table:table-cell>
          <table:table-cell table:style-name="ce1" office:value-type="float" office:value="41996448603" calcext:value-type="float">
            <text:p>41996448603</text:p>
          </table:table-cell>
          <table:table-cell table:style-name="ce1" table:formula="of:=LEFT([.E76];2)" office:value-type="string" office:string-value="41" calcext:value-type="string">
            <text:p>41</text:p>
          </table:table-cell>
          <table:table-cell table:style-name="ce1" table:formula="of:=RIGHT([.E76];9)" office:value-type="string" office:string-value="996448603" calcext:value-type="string">
            <text:p>996448603</text:p>
          </table:table-cell>
          <table:table-cell/>
          <table:table-cell table:style-name="ce5" table:formula="of:=&quot;[&quot; &amp; IFERROR(IF(SEARCH(&quot;Manhã&quot;;[.H76];1)&gt;0;&quot;&quot;&quot;morning&quot;&quot;&quot;;&quot;null&quot;);&quot;null&quot;) &amp; &quot;,&quot; &amp;IFERROR(IF(SEARCH(&quot;Tarde&quot;;[.H76];1)&gt;0;&quot;&quot;&quot;afternoon&quot;&quot;&quot;;&quot;null&quot;);&quot;null&quot;) &amp; &quot;,&quot; &amp; IFERROR(IF(SEARCH(&quot;Noite&quot;;[.H76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J76];1)&gt;0;&quot;&quot;&quot;morning&quot;&quot;&quot;;&quot;null&quot;);&quot;null&quot;) &amp; &quot;,&quot; &amp;IFERROR(IF(SEARCH(&quot;Tarde&quot;;[.J76];1)&gt;0;&quot;&quot;&quot;afternoon&quot;&quot;&quot;;&quot;null&quot;);&quot;null&quot;) &amp; &quot;,&quot; &amp; IFERROR(IF(SEARCH(&quot;Noite&quot;;[.J76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L76];1)&gt;0;&quot;&quot;&quot;morning&quot;&quot;&quot;;&quot;null&quot;);&quot;null&quot;) &amp; &quot;,&quot; &amp;IFERROR(IF(SEARCH(&quot;Tarde&quot;;[.L76];1)&gt;0;&quot;&quot;&quot;afternoon&quot;&quot;&quot;;&quot;null&quot;);&quot;null&quot;) &amp; &quot;,&quot; &amp; IFERROR(IF(SEARCH(&quot;Noite&quot;;[.L76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N76];1)&gt;0;&quot;&quot;&quot;morning&quot;&quot;&quot;;&quot;null&quot;);&quot;null&quot;) &amp; &quot;,&quot; &amp;IFERROR(IF(SEARCH(&quot;Tarde&quot;;[.N76];1)&gt;0;&quot;&quot;&quot;afternoon&quot;&quot;&quot;;&quot;null&quot;);&quot;null&quot;) &amp; &quot;,&quot; &amp; IFERROR(IF(SEARCH(&quot;Noite&quot;;[.N76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P76];1)&gt;0;&quot;&quot;&quot;morning&quot;&quot;&quot;;&quot;null&quot;);&quot;null&quot;) &amp; &quot;,&quot; &amp;IFERROR(IF(SEARCH(&quot;Tarde&quot;;[.P76];1)&gt;0;&quot;&quot;&quot;afternoon&quot;&quot;&quot;;&quot;null&quot;);&quot;null&quot;) &amp; &quot;,&quot; &amp; IFERROR(IF(SEARCH(&quot;Noite&quot;;[.P76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R76];1)&gt;0;&quot;&quot;&quot;morning&quot;&quot;&quot;;&quot;null&quot;);&quot;null&quot;) &amp; &quot;,&quot; &amp;IFERROR(IF(SEARCH(&quot;Tarde&quot;;[.R76];1)&gt;0;&quot;&quot;&quot;afternoon&quot;&quot;&quot;;&quot;null&quot;);&quot;null&quot;) &amp; &quot;,&quot; &amp; IFERROR(IF(SEARCH(&quot;Noite&quot;;[.R76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T76];1)&gt;0;&quot;&quot;&quot;morning&quot;&quot;&quot;;&quot;null&quot;);&quot;null&quot;) &amp; &quot;,&quot; &amp;IFERROR(IF(SEARCH(&quot;Tarde&quot;;[.T76];1)&gt;0;&quot;&quot;&quot;afternoon&quot;&quot;&quot;;&quot;null&quot;);&quot;null&quot;) &amp; &quot;,&quot; &amp; IFERROR(IF(SEARCH(&quot;Noite&quot;;[.T76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Cozinheiro (a)</text:p>
          </table:table-cell>
          <table:table-cell table:style-name="ce5" table:formula="of:=[.V76]" office:value-type="string" office:string-value="Cozinheiro (a)" calcext:value-type="string">
            <text:p>Cozinheiro (a)</text:p>
          </table:table-cell>
          <table:table-cell table:style-name="ce5" office:value-type="string" calcext:value-type="string">
            <text:p>Contemporânea, Portuguesa</text:p>
          </table:table-cell>
          <table:table-cell table:style-name="ce5" table:formula="of:=[.X76]" office:value-type="string" office:string-value="Contemporânea, Portuguesa" calcext:value-type="string">
            <text:p>Contemporânea, Portuguesa</text:p>
          </table:table-cell>
          <table:table-cell table:style-name="ce5" office:value-type="string" calcext:value-type="string">
            <text:p>Campo Largo</text:p>
          </table:table-cell>
          <table:table-cell table:style-name="ce5" table:formula="of:=[.Z76]" office:value-type="string" office:string-value="Campo Largo" calcext:value-type="string">
            <text:p>Campo Largo</text:p>
          </table:table-cell>
          <table:table-cell table:style-name="ce5" office:value-type="string" calcext:value-type="string">
            <text:p>ilhadomel.producoes@gmail.com</text:p>
          </table:table-cell>
          <table:table-cell table:style-name="ce5" table:formula="of:=COM.MICROSOFT.CONCAT(&quot;alfred.&quot;;[.AB76])" office:value-type="string" office:string-value="alfred.ilhadomel.producoes@gmail.com" calcext:value-type="string">
            <text:p>alfred.ilhadomel.producoes@gmail.com</text:p>
          </table:table-cell>
          <table:table-cell table:style-name="ce5" office:value-type="string" calcext:value-type="string">
            <text:p>41 a 50 anos</text:p>
          </table:table-cell>
          <table:table-cell/>
          <table:table-cell table:style-name="ce5" office:value-type="string" calcext:value-type="string">
            <text:p>Ensino Superior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76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8T18:19:35.49" calcext:value-type="date">
            <text:p>3/28/2020 18:19:35</text:p>
          </table:table-cell>
          <table:table-cell table:style-name="ce5" office:value-type="string" calcext:value-type="string">
            <text:p>NADIR iactuk Menezes</text:p>
          </table:table-cell>
          <table:table-cell table:style-name="ce5" table:formula="of:=PROPER([.B77])" office:value-type="string" office:string-value="Nadir Iactuk Menezes" calcext:value-type="string">
            <text:p>Nadir Iactuk Menezes</text:p>
          </table:table-cell>
          <table:table-cell table:style-name="ce1" office:value-type="float" office:value="41996448603" calcext:value-type="float">
            <text:p>41996448603</text:p>
          </table:table-cell>
          <table:table-cell table:style-name="ce1" office:value-type="float" office:value="41996740594" calcext:value-type="float">
            <text:p>41996740594</text:p>
          </table:table-cell>
          <table:table-cell table:style-name="ce1" table:formula="of:=LEFT([.E77];2)" office:value-type="string" office:string-value="41" calcext:value-type="string">
            <text:p>41</text:p>
          </table:table-cell>
          <table:table-cell table:style-name="ce1" table:formula="of:=RIGHT([.E77];9)" office:value-type="string" office:string-value="996740594" calcext:value-type="string">
            <text:p>996740594</text:p>
          </table:table-cell>
          <table:table-cell/>
          <table:table-cell table:style-name="ce5" table:formula="of:=&quot;[&quot; &amp; IFERROR(IF(SEARCH(&quot;Manhã&quot;;[.H77];1)&gt;0;&quot;&quot;&quot;morning&quot;&quot;&quot;;&quot;null&quot;);&quot;null&quot;) &amp; &quot;,&quot; &amp;IFERROR(IF(SEARCH(&quot;Tarde&quot;;[.H77];1)&gt;0;&quot;&quot;&quot;afternoon&quot;&quot;&quot;;&quot;null&quot;);&quot;null&quot;) &amp; &quot;,&quot; &amp; IFERROR(IF(SEARCH(&quot;Noite&quot;;[.H77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J77];1)&gt;0;&quot;&quot;&quot;morning&quot;&quot;&quot;;&quot;null&quot;);&quot;null&quot;) &amp; &quot;,&quot; &amp;IFERROR(IF(SEARCH(&quot;Tarde&quot;;[.J77];1)&gt;0;&quot;&quot;&quot;afternoon&quot;&quot;&quot;;&quot;null&quot;);&quot;null&quot;) &amp; &quot;,&quot; &amp; IFERROR(IF(SEARCH(&quot;Noite&quot;;[.J77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L77];1)&gt;0;&quot;&quot;&quot;morning&quot;&quot;&quot;;&quot;null&quot;);&quot;null&quot;) &amp; &quot;,&quot; &amp;IFERROR(IF(SEARCH(&quot;Tarde&quot;;[.L77];1)&gt;0;&quot;&quot;&quot;afternoon&quot;&quot;&quot;;&quot;null&quot;);&quot;null&quot;) &amp; &quot;,&quot; &amp; IFERROR(IF(SEARCH(&quot;Noite&quot;;[.L77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N77];1)&gt;0;&quot;&quot;&quot;morning&quot;&quot;&quot;;&quot;null&quot;);&quot;null&quot;) &amp; &quot;,&quot; &amp;IFERROR(IF(SEARCH(&quot;Tarde&quot;;[.N77];1)&gt;0;&quot;&quot;&quot;afternoon&quot;&quot;&quot;;&quot;null&quot;);&quot;null&quot;) &amp; &quot;,&quot; &amp; IFERROR(IF(SEARCH(&quot;Noite&quot;;[.N77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P77];1)&gt;0;&quot;&quot;&quot;morning&quot;&quot;&quot;;&quot;null&quot;);&quot;null&quot;) &amp; &quot;,&quot; &amp;IFERROR(IF(SEARCH(&quot;Tarde&quot;;[.P77];1)&gt;0;&quot;&quot;&quot;afternoon&quot;&quot;&quot;;&quot;null&quot;);&quot;null&quot;) &amp; &quot;,&quot; &amp; IFERROR(IF(SEARCH(&quot;Noite&quot;;[.P77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R77];1)&gt;0;&quot;&quot;&quot;morning&quot;&quot;&quot;;&quot;null&quot;);&quot;null&quot;) &amp; &quot;,&quot; &amp;IFERROR(IF(SEARCH(&quot;Tarde&quot;;[.R77];1)&gt;0;&quot;&quot;&quot;afternoon&quot;&quot;&quot;;&quot;null&quot;);&quot;null&quot;) &amp; &quot;,&quot; &amp; IFERROR(IF(SEARCH(&quot;Noite&quot;;[.R77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T77];1)&gt;0;&quot;&quot;&quot;morning&quot;&quot;&quot;;&quot;null&quot;);&quot;null&quot;) &amp; &quot;,&quot; &amp;IFERROR(IF(SEARCH(&quot;Tarde&quot;;[.T77];1)&gt;0;&quot;&quot;&quot;afternoon&quot;&quot;&quot;;&quot;null&quot;);&quot;null&quot;) &amp; &quot;,&quot; &amp; IFERROR(IF(SEARCH(&quot;Noite&quot;;[.T77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Cozinheiro (a), Reposição</text:p>
          </table:table-cell>
          <table:table-cell table:style-name="ce5" table:formula="of:=[.V77]" office:value-type="string" office:string-value="Cozinheiro (a), Reposição" calcext:value-type="string">
            <text:p>Cozinheiro (a), Reposição</text:p>
          </table:table-cell>
          <table:table-cell table:style-name="ce5" office:value-type="string" calcext:value-type="string">
            <text:p>Brasileira</text:p>
          </table:table-cell>
          <table:table-cell table:style-name="ce5" table:formula="of:=[.X77]" office:value-type="string" office:string-value="Brasileira" calcext:value-type="string">
            <text:p>Brasileira</text:p>
          </table:table-cell>
          <table:table-cell table:style-name="ce5" office:value-type="string" calcext:value-type="string">
            <text:p>AHU</text:p>
          </table:table-cell>
          <table:table-cell table:style-name="ce5" table:formula="of:=[.Z77]" office:value-type="string" office:string-value="AHU" calcext:value-type="string">
            <text:p>AHU</text:p>
          </table:table-cell>
          <table:table-cell table:style-name="ce5" office:value-type="string" calcext:value-type="string">
            <text:p>niactuk051@Gmail.com</text:p>
          </table:table-cell>
          <table:table-cell table:style-name="ce5" table:formula="of:=COM.MICROSOFT.CONCAT(&quot;alfred.&quot;;[.AB77])" office:value-type="string" office:string-value="alfred.niactuk051@Gmail.com" calcext:value-type="string">
            <text:p>alfred.niactuk051@Gmail.com</text:p>
          </table:table-cell>
          <table:table-cell table:style-name="ce5" office:value-type="string" calcext:value-type="string">
            <text:p>41 a 5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77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30T09:39:46.11" calcext:value-type="date">
            <text:p>3/30/2020 9:39:46</text:p>
          </table:table-cell>
          <table:table-cell table:style-name="ce5" office:value-type="string" calcext:value-type="string">
            <text:p>Amanda Caroline</text:p>
          </table:table-cell>
          <table:table-cell table:style-name="ce5" table:formula="of:=PROPER([.B78])" office:value-type="string" office:string-value="Amanda Caroline" calcext:value-type="string">
            <text:p>Amanda Caroline</text:p>
          </table:table-cell>
          <table:table-cell table:style-name="ce1" office:value-type="float" office:value="41996740594" calcext:value-type="float">
            <text:p>41996740594</text:p>
          </table:table-cell>
          <table:table-cell table:style-name="ce1" office:value-type="float" office:value="41987033455" calcext:value-type="float">
            <text:p>41987033455</text:p>
          </table:table-cell>
          <table:table-cell table:style-name="ce1" table:formula="of:=LEFT([.E78];2)" office:value-type="string" office:string-value="41" calcext:value-type="string">
            <text:p>41</text:p>
          </table:table-cell>
          <table:table-cell table:style-name="ce1" table:formula="of:=RIGHT([.E78];9)" office:value-type="string" office:string-value="987033455" calcext:value-type="string">
            <text:p>987033455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H78];1)&gt;0;&quot;&quot;&quot;morning&quot;&quot;&quot;;&quot;null&quot;);&quot;null&quot;) &amp; &quot;,&quot; &amp;IFERROR(IF(SEARCH(&quot;Tarde&quot;;[.H78];1)&gt;0;&quot;&quot;&quot;afternoon&quot;&quot;&quot;;&quot;null&quot;);&quot;null&quot;) &amp; &quot;,&quot; &amp; IFERROR(IF(SEARCH(&quot;Noite&quot;;[.H78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J78];1)&gt;0;&quot;&quot;&quot;morning&quot;&quot;&quot;;&quot;null&quot;);&quot;null&quot;) &amp; &quot;,&quot; &amp;IFERROR(IF(SEARCH(&quot;Tarde&quot;;[.J78];1)&gt;0;&quot;&quot;&quot;afternoon&quot;&quot;&quot;;&quot;null&quot;);&quot;null&quot;) &amp; &quot;,&quot; &amp; IFERROR(IF(SEARCH(&quot;Noite&quot;;[.J78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L78];1)&gt;0;&quot;&quot;&quot;morning&quot;&quot;&quot;;&quot;null&quot;);&quot;null&quot;) &amp; &quot;,&quot; &amp;IFERROR(IF(SEARCH(&quot;Tarde&quot;;[.L78];1)&gt;0;&quot;&quot;&quot;afternoon&quot;&quot;&quot;;&quot;null&quot;);&quot;null&quot;) &amp; &quot;,&quot; &amp; IFERROR(IF(SEARCH(&quot;Noite&quot;;[.L78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N78];1)&gt;0;&quot;&quot;&quot;morning&quot;&quot;&quot;;&quot;null&quot;);&quot;null&quot;) &amp; &quot;,&quot; &amp;IFERROR(IF(SEARCH(&quot;Tarde&quot;;[.N78];1)&gt;0;&quot;&quot;&quot;afternoon&quot;&quot;&quot;;&quot;null&quot;);&quot;null&quot;) &amp; &quot;,&quot; &amp; IFERROR(IF(SEARCH(&quot;Noite&quot;;[.N78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P78];1)&gt;0;&quot;&quot;&quot;morning&quot;&quot;&quot;;&quot;null&quot;);&quot;null&quot;) &amp; &quot;,&quot; &amp;IFERROR(IF(SEARCH(&quot;Tarde&quot;;[.P78];1)&gt;0;&quot;&quot;&quot;afternoon&quot;&quot;&quot;;&quot;null&quot;);&quot;null&quot;) &amp; &quot;,&quot; &amp; IFERROR(IF(SEARCH(&quot;Noite&quot;;[.P78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R78];1)&gt;0;&quot;&quot;&quot;morning&quot;&quot;&quot;;&quot;null&quot;);&quot;null&quot;) &amp; &quot;,&quot; &amp;IFERROR(IF(SEARCH(&quot;Tarde&quot;;[.R78];1)&gt;0;&quot;&quot;&quot;afternoon&quot;&quot;&quot;;&quot;null&quot;);&quot;null&quot;) &amp; &quot;,&quot; &amp; IFERROR(IF(SEARCH(&quot;Noite&quot;;[.R78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/>
          <table:table-cell table:style-name="ce5" table:formula="of:=&quot;[&quot; &amp; IFERROR(IF(SEARCH(&quot;Manhã&quot;;[.T78];1)&gt;0;&quot;&quot;&quot;morning&quot;&quot;&quot;;&quot;null&quot;);&quot;null&quot;) &amp; &quot;,&quot; &amp;IFERROR(IF(SEARCH(&quot;Tarde&quot;;[.T78];1)&gt;0;&quot;&quot;&quot;afternoon&quot;&quot;&quot;;&quot;null&quot;);&quot;null&quot;) &amp; &quot;,&quot; &amp; IFERROR(IF(SEARCH(&quot;Noite&quot;;[.T78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Atendente de balcão, Chapeiro, Garçom/Garçonete</text:p>
          </table:table-cell>
          <table:table-cell table:style-name="ce5" table:formula="of:=[.V78]" office:value-type="string" office:string-value="Atendente de balcão, Chapeiro, Garçom/Garçonete" calcext:value-type="string">
            <text:p>Atendente de balcão, Chapeiro, Garçom/Garçonete</text:p>
          </table:table-cell>
          <table:table-cell table:style-name="ce5" office:value-type="string" calcext:value-type="string">
            <text:p>Brasileira, Lanchonete &amp; Cafés (salgados, pastéis, sanduiches e doces )</text:p>
          </table:table-cell>
          <table:table-cell table:style-name="ce5" table:formula="of:=[.X78]" office:value-type="string" office:string-value="Brasileira, Lanchonete &amp; Cafés (salgados, pastéis, sanduiches e doces )" calcext:value-type="string">
            <text:p>Brasileira, Lanchonete &amp; Cafés (salgados, pastéis, sanduiches e doces )</text:p>
          </table:table-cell>
          <table:table-cell table:style-name="ce5" office:value-type="string" calcext:value-type="string">
            <text:p>Cic</text:p>
          </table:table-cell>
          <table:table-cell table:style-name="ce5" table:formula="of:=[.Z78]" office:value-type="string" office:string-value="Cic" calcext:value-type="string">
            <text:p>Cic</text:p>
          </table:table-cell>
          <table:table-cell table:style-name="ce5" office:value-type="string" calcext:value-type="string">
            <text:p>Amanda@gmail.com</text:p>
          </table:table-cell>
          <table:table-cell table:style-name="ce5" table:formula="of:=COM.MICROSOFT.CONCAT(&quot;alfred.&quot;;[.AB78])" office:value-type="string" office:string-value="alfred.Amanda@gmail.com" calcext:value-type="string">
            <text:p>alfred.Amanda@gmail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Fundamental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78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31T01:55:32.49" calcext:value-type="date">
            <text:p>3/31/2020 1:55:32</text:p>
          </table:table-cell>
          <table:table-cell table:style-name="ce5" office:value-type="string" calcext:value-type="string">
            <text:p>Roberto Dombrowski</text:p>
          </table:table-cell>
          <table:table-cell table:style-name="ce5" table:formula="of:=PROPER([.B79])" office:value-type="string" office:string-value="Roberto Dombrowski" calcext:value-type="string">
            <text:p>Roberto Dombrowski</text:p>
          </table:table-cell>
          <table:table-cell table:style-name="ce1" office:value-type="string" calcext:value-type="string">
            <text:p>(41) 98703.3455</text:p>
          </table:table-cell>
          <table:table-cell table:style-name="ce1" office:value-type="float" office:value="41996868747" calcext:value-type="float">
            <text:p>41996868747</text:p>
          </table:table-cell>
          <table:table-cell table:style-name="ce1" table:formula="of:=LEFT([.E79];2)" office:value-type="string" office:string-value="41" calcext:value-type="string">
            <text:p>41</text:p>
          </table:table-cell>
          <table:table-cell table:style-name="ce1" table:formula="of:=RIGHT([.E79];9)" office:value-type="string" office:string-value="996868747" calcext:value-type="string">
            <text:p>996868747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H79];1)&gt;0;&quot;&quot;&quot;morning&quot;&quot;&quot;;&quot;null&quot;);&quot;null&quot;) &amp; &quot;,&quot; &amp;IFERROR(IF(SEARCH(&quot;Tarde&quot;;[.H79];1)&gt;0;&quot;&quot;&quot;afternoon&quot;&quot;&quot;;&quot;null&quot;);&quot;null&quot;) &amp; &quot;,&quot; &amp; IFERROR(IF(SEARCH(&quot;Noite&quot;;[.H79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J79];1)&gt;0;&quot;&quot;&quot;morning&quot;&quot;&quot;;&quot;null&quot;);&quot;null&quot;) &amp; &quot;,&quot; &amp;IFERROR(IF(SEARCH(&quot;Tarde&quot;;[.J79];1)&gt;0;&quot;&quot;&quot;afternoon&quot;&quot;&quot;;&quot;null&quot;);&quot;null&quot;) &amp; &quot;,&quot; &amp; IFERROR(IF(SEARCH(&quot;Noite&quot;;[.J79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L79];1)&gt;0;&quot;&quot;&quot;morning&quot;&quot;&quot;;&quot;null&quot;);&quot;null&quot;) &amp; &quot;,&quot; &amp;IFERROR(IF(SEARCH(&quot;Tarde&quot;;[.L79];1)&gt;0;&quot;&quot;&quot;afternoon&quot;&quot;&quot;;&quot;null&quot;);&quot;null&quot;) &amp; &quot;,&quot; &amp; IFERROR(IF(SEARCH(&quot;Noite&quot;;[.L79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N79];1)&gt;0;&quot;&quot;&quot;morning&quot;&quot;&quot;;&quot;null&quot;);&quot;null&quot;) &amp; &quot;,&quot; &amp;IFERROR(IF(SEARCH(&quot;Tarde&quot;;[.N79];1)&gt;0;&quot;&quot;&quot;afternoon&quot;&quot;&quot;;&quot;null&quot;);&quot;null&quot;) &amp; &quot;,&quot; &amp; IFERROR(IF(SEARCH(&quot;Noite&quot;;[.N79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P79];1)&gt;0;&quot;&quot;&quot;morning&quot;&quot;&quot;;&quot;null&quot;);&quot;null&quot;) &amp; &quot;,&quot; &amp;IFERROR(IF(SEARCH(&quot;Tarde&quot;;[.P79];1)&gt;0;&quot;&quot;&quot;afternoon&quot;&quot;&quot;;&quot;null&quot;);&quot;null&quot;) &amp; &quot;,&quot; &amp; IFERROR(IF(SEARCH(&quot;Noite&quot;;[.P79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R79];1)&gt;0;&quot;&quot;&quot;morning&quot;&quot;&quot;;&quot;null&quot;);&quot;null&quot;) &amp; &quot;,&quot; &amp;IFERROR(IF(SEARCH(&quot;Tarde&quot;;[.R79];1)&gt;0;&quot;&quot;&quot;afternoon&quot;&quot;&quot;;&quot;null&quot;);&quot;null&quot;) &amp; &quot;,&quot; &amp; IFERROR(IF(SEARCH(&quot;Noite&quot;;[.R79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T79];1)&gt;0;&quot;&quot;&quot;morning&quot;&quot;&quot;;&quot;null&quot;);&quot;null&quot;) &amp; &quot;,&quot; &amp;IFERROR(IF(SEARCH(&quot;Tarde&quot;;[.T79];1)&gt;0;&quot;&quot;&quot;afternoon&quot;&quot;&quot;;&quot;null&quot;);&quot;null&quot;) &amp; &quot;,&quot; &amp; IFERROR(IF(SEARCH(&quot;Noite&quot;;[.T79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Atendente de balcão, Garçom/Garçonete, Dj - Operador de som</text:p>
          </table:table-cell>
          <table:table-cell table:style-name="ce5" table:formula="of:=[.V79]" office:value-type="string" office:string-value="Atendente de balcão, Garçom/Garçonete, Dj - Operador de som" calcext:value-type="string">
            <text:p>Atendente de balcão, Garçom/Garçonete, Dj - Operador de som</text:p>
          </table:table-cell>
          <table:table-cell table:style-name="ce5" office:value-type="string" calcext:value-type="string">
            <text:p>Bares, Brasileira, Bebidas e Smoothies, Buffet &amp; Rodízios, Casas noturnas - Tabacarias</text:p>
          </table:table-cell>
          <table:table-cell table:style-name="ce5" table:formula="of:=[.X79]" office:value-type="string" office:string-value="Bares, Brasileira, Bebidas e Smoothies, Buffet &amp; Rodízios, Casas noturnas - Tabacarias" calcext:value-type="string">
            <text:p>Bares, Brasileira, Bebidas e Smoothies, Buffet &amp; Rodízios, Casas noturnas - Tabacarias</text:p>
          </table:table-cell>
          <table:table-cell table:style-name="ce5" office:value-type="string" calcext:value-type="string">
            <text:p>Maracanã - Colombo</text:p>
          </table:table-cell>
          <table:table-cell table:style-name="ce5" table:formula="of:=[.Z79]" office:value-type="string" office:string-value="Maracanã - Colombo" calcext:value-type="string">
            <text:p>Maracanã - Colombo</text:p>
          </table:table-cell>
          <table:table-cell table:style-name="ce5" office:value-type="string" calcext:value-type="string">
            <text:p>beto.dombrowski@gmail.com</text:p>
          </table:table-cell>
          <table:table-cell table:style-name="ce5" table:formula="of:=COM.MICROSOFT.CONCAT(&quot;alfred.&quot;;[.AB79])" office:value-type="string" office:string-value="alfred.beto.dombrowski@gmail.com" calcext:value-type="string">
            <text:p>alfred.beto.dombrowski@g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79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31T09:39:40.42" calcext:value-type="date">
            <text:p>3/31/2020 9:39:40</text:p>
          </table:table-cell>
          <table:table-cell table:style-name="ce5" office:value-type="string" calcext:value-type="string">
            <text:p>Pablo Siqueira pinheiro</text:p>
          </table:table-cell>
          <table:table-cell table:style-name="ce5" table:formula="of:=PROPER([.B80])" office:value-type="string" office:string-value="Pablo Siqueira Pinheiro" calcext:value-type="string">
            <text:p>Pablo Siqueira Pinheiro</text:p>
          </table:table-cell>
          <table:table-cell table:style-name="ce1" office:value-type="float" office:value="41996868747" calcext:value-type="float">
            <text:p>41996868747</text:p>
          </table:table-cell>
          <table:table-cell table:style-name="ce1" office:value-type="float" office:value="41992255230" calcext:value-type="float">
            <text:p>41992255230</text:p>
          </table:table-cell>
          <table:table-cell table:style-name="ce1" table:formula="of:=LEFT([.E80];2)" office:value-type="string" office:string-value="41" calcext:value-type="string">
            <text:p>41</text:p>
          </table:table-cell>
          <table:table-cell table:style-name="ce1" table:formula="of:=RIGHT([.E80];9)" office:value-type="string" office:string-value="992255230" calcext:value-type="string">
            <text:p>992255230</text:p>
          </table:table-cell>
          <table:table-cell/>
          <table:table-cell table:style-name="ce5" table:formula="of:=&quot;[&quot; &amp; IFERROR(IF(SEARCH(&quot;Manhã&quot;;[.H80];1)&gt;0;&quot;&quot;&quot;morning&quot;&quot;&quot;;&quot;null&quot;);&quot;null&quot;) &amp; &quot;,&quot; &amp;IFERROR(IF(SEARCH(&quot;Tarde&quot;;[.H80];1)&gt;0;&quot;&quot;&quot;afternoon&quot;&quot;&quot;;&quot;null&quot;);&quot;null&quot;) &amp; &quot;,&quot; &amp; IFERROR(IF(SEARCH(&quot;Noite&quot;;[.H80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J80];1)&gt;0;&quot;&quot;&quot;morning&quot;&quot;&quot;;&quot;null&quot;);&quot;null&quot;) &amp; &quot;,&quot; &amp;IFERROR(IF(SEARCH(&quot;Tarde&quot;;[.J80];1)&gt;0;&quot;&quot;&quot;afternoon&quot;&quot;&quot;;&quot;null&quot;);&quot;null&quot;) &amp; &quot;,&quot; &amp; IFERROR(IF(SEARCH(&quot;Noite&quot;;[.J80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L80];1)&gt;0;&quot;&quot;&quot;morning&quot;&quot;&quot;;&quot;null&quot;);&quot;null&quot;) &amp; &quot;,&quot; &amp;IFERROR(IF(SEARCH(&quot;Tarde&quot;;[.L80];1)&gt;0;&quot;&quot;&quot;afternoon&quot;&quot;&quot;;&quot;null&quot;);&quot;null&quot;) &amp; &quot;,&quot; &amp; IFERROR(IF(SEARCH(&quot;Noite&quot;;[.L80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/>
          <table:table-cell table:style-name="ce5" table:formula="of:=&quot;[&quot; &amp; IFERROR(IF(SEARCH(&quot;Manhã&quot;;[.N80];1)&gt;0;&quot;&quot;&quot;morning&quot;&quot;&quot;;&quot;null&quot;);&quot;null&quot;) &amp; &quot;,&quot; &amp;IFERROR(IF(SEARCH(&quot;Tarde&quot;;[.N80];1)&gt;0;&quot;&quot;&quot;afternoon&quot;&quot;&quot;;&quot;null&quot;);&quot;null&quot;) &amp; &quot;,&quot; &amp; IFERROR(IF(SEARCH(&quot;Noite&quot;;[.N80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P80];1)&gt;0;&quot;&quot;&quot;morning&quot;&quot;&quot;;&quot;null&quot;);&quot;null&quot;) &amp; &quot;,&quot; &amp;IFERROR(IF(SEARCH(&quot;Tarde&quot;;[.P80];1)&gt;0;&quot;&quot;&quot;afternoon&quot;&quot;&quot;;&quot;null&quot;);&quot;null&quot;) &amp; &quot;,&quot; &amp; IFERROR(IF(SEARCH(&quot;Noite&quot;;[.P80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R80];1)&gt;0;&quot;&quot;&quot;morning&quot;&quot;&quot;;&quot;null&quot;);&quot;null&quot;) &amp; &quot;,&quot; &amp;IFERROR(IF(SEARCH(&quot;Tarde&quot;;[.R80];1)&gt;0;&quot;&quot;&quot;afternoon&quot;&quot;&quot;;&quot;null&quot;);&quot;null&quot;) &amp; &quot;,&quot; &amp; IFERROR(IF(SEARCH(&quot;Noite&quot;;[.R80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T80];1)&gt;0;&quot;&quot;&quot;morning&quot;&quot;&quot;;&quot;null&quot;);&quot;null&quot;) &amp; &quot;,&quot; &amp;IFERROR(IF(SEARCH(&quot;Tarde&quot;;[.T80];1)&gt;0;&quot;&quot;&quot;afternoon&quot;&quot;&quot;;&quot;null&quot;);&quot;null&quot;) &amp; &quot;,&quot; &amp; IFERROR(IF(SEARCH(&quot;Noite&quot;;[.T80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Atendente de balcão, Aux. de Cozinha, Chapeiro</text:p>
          </table:table-cell>
          <table:table-cell table:style-name="ce5" table:formula="of:=[.V80]" office:value-type="string" office:string-value="Atendente de balcão, Aux. de Cozinha, Chapeiro" calcext:value-type="string">
            <text:p>Atendente de balcão, Aux. de Cozinha, Chapeiro</text:p>
          </table:table-cell>
          <table:table-cell table:style-name="ce5" office:value-type="string" calcext:value-type="string">
            <text:p>Brasileira, Fast-food, Lanchonete &amp; Cafés (salgados, pastéis, sanduiches e doces )</text:p>
          </table:table-cell>
          <table:table-cell table:style-name="ce5" table:formula="of:=[.X80]" office:value-type="string" office:string-value="Brasileira, Fast-food, Lanchonete &amp; Cafés (salgados, pastéis, sanduiches e doces )" calcext:value-type="string">
            <text:p>Brasileira, Fast-food, Lanchonete &amp; Cafés (salgados, pastéis, sanduiches e doces )</text:p>
          </table:table-cell>
          <table:table-cell table:style-name="ce5" office:value-type="string" calcext:value-type="string">
            <text:p>Cic</text:p>
          </table:table-cell>
          <table:table-cell table:style-name="ce5" table:formula="of:=[.Z80]" office:value-type="string" office:string-value="Cic" calcext:value-type="string">
            <text:p>Cic</text:p>
          </table:table-cell>
          <table:table-cell table:style-name="ce5" office:value-type="string" calcext:value-type="string">
            <text:p>pablo45siqueira@gmail.com</text:p>
          </table:table-cell>
          <table:table-cell table:style-name="ce5" table:formula="of:=COM.MICROSOFT.CONCAT(&quot;alfred.&quot;;[.AB80])" office:value-type="string" office:string-value="alfred.pablo45siqueira@gmail.com" calcext:value-type="string">
            <text:p>alfred.pablo45siqueira@gmail.com</text:p>
          </table:table-cell>
          <table:table-cell table:style-name="ce5" office:value-type="string" calcext:value-type="string">
            <text:p>26 a 30 anos</text:p>
          </table:table-cell>
          <table:table-cell/>
          <table:table-cell table:style-name="ce5" office:value-type="string" calcext:value-type="string">
            <text:p>Ensino Fundamental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80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31T12:15:32.92" calcext:value-type="date">
            <text:p>3/31/2020 12:15:32</text:p>
          </table:table-cell>
          <table:table-cell table:style-name="ce5" office:value-type="string" calcext:value-type="string">
            <text:p>Fabio Riesemberg</text:p>
          </table:table-cell>
          <table:table-cell table:style-name="ce5" table:formula="of:=PROPER([.B81])" office:value-type="string" office:string-value="Fabio Riesemberg" calcext:value-type="string">
            <text:p>Fabio Riesemberg</text:p>
          </table:table-cell>
          <table:table-cell table:style-name="ce1" office:value-type="string" calcext:value-type="string">
            <text:p>41 992255230</text:p>
          </table:table-cell>
          <table:table-cell table:style-name="ce1" office:value-type="float" office:value="41998562839" calcext:value-type="float">
            <text:p>41998562839</text:p>
          </table:table-cell>
          <table:table-cell table:style-name="ce1" table:formula="of:=LEFT([.E81];2)" office:value-type="string" office:string-value="41" calcext:value-type="string">
            <text:p>41</text:p>
          </table:table-cell>
          <table:table-cell table:style-name="ce1" table:formula="of:=RIGHT([.E81];9)" office:value-type="string" office:string-value="998562839" calcext:value-type="string">
            <text:p>998562839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81];1)&gt;0;&quot;&quot;&quot;morning&quot;&quot;&quot;;&quot;null&quot;);&quot;null&quot;) &amp; &quot;,&quot; &amp;IFERROR(IF(SEARCH(&quot;Tarde&quot;;[.H81];1)&gt;0;&quot;&quot;&quot;afternoon&quot;&quot;&quot;;&quot;null&quot;);&quot;null&quot;) &amp; &quot;,&quot; &amp; IFERROR(IF(SEARCH(&quot;Noite&quot;;[.H8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81];1)&gt;0;&quot;&quot;&quot;morning&quot;&quot;&quot;;&quot;null&quot;);&quot;null&quot;) &amp; &quot;,&quot; &amp;IFERROR(IF(SEARCH(&quot;Tarde&quot;;[.J81];1)&gt;0;&quot;&quot;&quot;afternoon&quot;&quot;&quot;;&quot;null&quot;);&quot;null&quot;) &amp; &quot;,&quot; &amp; IFERROR(IF(SEARCH(&quot;Noite&quot;;[.J8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81];1)&gt;0;&quot;&quot;&quot;morning&quot;&quot;&quot;;&quot;null&quot;);&quot;null&quot;) &amp; &quot;,&quot; &amp;IFERROR(IF(SEARCH(&quot;Tarde&quot;;[.L81];1)&gt;0;&quot;&quot;&quot;afternoon&quot;&quot;&quot;;&quot;null&quot;);&quot;null&quot;) &amp; &quot;,&quot; &amp; IFERROR(IF(SEARCH(&quot;Noite&quot;;[.L8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81];1)&gt;0;&quot;&quot;&quot;morning&quot;&quot;&quot;;&quot;null&quot;);&quot;null&quot;) &amp; &quot;,&quot; &amp;IFERROR(IF(SEARCH(&quot;Tarde&quot;;[.N81];1)&gt;0;&quot;&quot;&quot;afternoon&quot;&quot;&quot;;&quot;null&quot;);&quot;null&quot;) &amp; &quot;,&quot; &amp; IFERROR(IF(SEARCH(&quot;Noite&quot;;[.N8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81];1)&gt;0;&quot;&quot;&quot;morning&quot;&quot;&quot;;&quot;null&quot;);&quot;null&quot;) &amp; &quot;,&quot; &amp;IFERROR(IF(SEARCH(&quot;Tarde&quot;;[.P81];1)&gt;0;&quot;&quot;&quot;afternoon&quot;&quot;&quot;;&quot;null&quot;);&quot;null&quot;) &amp; &quot;,&quot; &amp; IFERROR(IF(SEARCH(&quot;Noite&quot;;[.P8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81];1)&gt;0;&quot;&quot;&quot;morning&quot;&quot;&quot;;&quot;null&quot;);&quot;null&quot;) &amp; &quot;,&quot; &amp;IFERROR(IF(SEARCH(&quot;Tarde&quot;;[.R81];1)&gt;0;&quot;&quot;&quot;afternoon&quot;&quot;&quot;;&quot;null&quot;);&quot;null&quot;) &amp; &quot;,&quot; &amp; IFERROR(IF(SEARCH(&quot;Noite&quot;;[.R8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81];1)&gt;0;&quot;&quot;&quot;morning&quot;&quot;&quot;;&quot;null&quot;);&quot;null&quot;) &amp; &quot;,&quot; &amp;IFERROR(IF(SEARCH(&quot;Tarde&quot;;[.T81];1)&gt;0;&quot;&quot;&quot;afternoon&quot;&quot;&quot;;&quot;null&quot;);&quot;null&quot;) &amp; &quot;,&quot; &amp; IFERROR(IF(SEARCH(&quot;Noite&quot;;[.T8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Jornalista, Fotógrafo</text:p>
          </table:table-cell>
          <table:table-cell table:style-name="ce5" table:formula="of:=[.V81]" office:value-type="string" office:string-value="Jornalista, Fotógrafo" calcext:value-type="string">
            <text:p>Jornalista, Fotógrafo</text:p>
          </table:table-cell>
          <table:table-cell table:style-name="ce5" office:value-type="string" calcext:value-type="string">
            <text:p>Brasileira</text:p>
          </table:table-cell>
          <table:table-cell table:style-name="ce5" table:formula="of:=[.X81]" office:value-type="string" office:string-value="Brasileira" calcext:value-type="string">
            <text:p>Brasileira</text:p>
          </table:table-cell>
          <table:table-cell table:style-name="ce5" office:value-type="string" calcext:value-type="string">
            <text:p>Mercês</text:p>
          </table:table-cell>
          <table:table-cell table:style-name="ce5" table:formula="of:=[.Z81]" office:value-type="string" office:string-value="Mercês" calcext:value-type="string">
            <text:p>Mercês</text:p>
          </table:table-cell>
          <table:table-cell table:style-name="ce5" office:value-type="string" calcext:value-type="string">
            <text:p>paracima@gmail.com</text:p>
          </table:table-cell>
          <table:table-cell table:style-name="ce5" table:formula="of:=COM.MICROSOFT.CONCAT(&quot;alfred.&quot;;[.AB81])" office:value-type="string" office:string-value="alfred.paracima@gmail.com" calcext:value-type="string">
            <text:p>alfred.paracima@gmail.com</text:p>
          </table:table-cell>
          <table:table-cell table:style-name="ce5" office:value-type="string" calcext:value-type="string">
            <text:p>51 a 60 anos</text:p>
          </table:table-cell>
          <table:table-cell/>
          <table:table-cell table:style-name="ce5" office:value-type="string" calcext:value-type="string">
            <text:p>Ensino Superior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81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31T12:46:34.66" calcext:value-type="date">
            <text:p>3/31/2020 12:46:34</text:p>
          </table:table-cell>
          <table:table-cell table:style-name="ce5" office:value-type="string" calcext:value-type="string">
            <text:p>vera lucia gomes da silva</text:p>
          </table:table-cell>
          <table:table-cell table:style-name="ce5" table:formula="of:=PROPER([.B82])" office:value-type="string" office:string-value="Vera Lucia Gomes Da Silva" calcext:value-type="string">
            <text:p>Vera Lucia Gomes Da Silva</text:p>
          </table:table-cell>
          <table:table-cell table:style-name="ce1" office:value-type="string" calcext:value-type="string">
            <text:p>41 998562839</text:p>
          </table:table-cell>
          <table:table-cell table:style-name="ce1" office:value-type="float" office:value="41998934283" calcext:value-type="float">
            <text:p>41998934283</text:p>
          </table:table-cell>
          <table:table-cell table:style-name="ce1" table:formula="of:=LEFT([.E82];2)" office:value-type="string" office:string-value="41" calcext:value-type="string">
            <text:p>41</text:p>
          </table:table-cell>
          <table:table-cell table:style-name="ce1" table:formula="of:=RIGHT([.E82];9)" office:value-type="string" office:string-value="998934283" calcext:value-type="string">
            <text:p>998934283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82];1)&gt;0;&quot;&quot;&quot;morning&quot;&quot;&quot;;&quot;null&quot;);&quot;null&quot;) &amp; &quot;,&quot; &amp;IFERROR(IF(SEARCH(&quot;Tarde&quot;;[.H82];1)&gt;0;&quot;&quot;&quot;afternoon&quot;&quot;&quot;;&quot;null&quot;);&quot;null&quot;) &amp; &quot;,&quot; &amp; IFERROR(IF(SEARCH(&quot;Noite&quot;;[.H8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82];1)&gt;0;&quot;&quot;&quot;morning&quot;&quot;&quot;;&quot;null&quot;);&quot;null&quot;) &amp; &quot;,&quot; &amp;IFERROR(IF(SEARCH(&quot;Tarde&quot;;[.J82];1)&gt;0;&quot;&quot;&quot;afternoon&quot;&quot;&quot;;&quot;null&quot;);&quot;null&quot;) &amp; &quot;,&quot; &amp; IFERROR(IF(SEARCH(&quot;Noite&quot;;[.J8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82];1)&gt;0;&quot;&quot;&quot;morning&quot;&quot;&quot;;&quot;null&quot;);&quot;null&quot;) &amp; &quot;,&quot; &amp;IFERROR(IF(SEARCH(&quot;Tarde&quot;;[.L82];1)&gt;0;&quot;&quot;&quot;afternoon&quot;&quot;&quot;;&quot;null&quot;);&quot;null&quot;) &amp; &quot;,&quot; &amp; IFERROR(IF(SEARCH(&quot;Noite&quot;;[.L8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82];1)&gt;0;&quot;&quot;&quot;morning&quot;&quot;&quot;;&quot;null&quot;);&quot;null&quot;) &amp; &quot;,&quot; &amp;IFERROR(IF(SEARCH(&quot;Tarde&quot;;[.N82];1)&gt;0;&quot;&quot;&quot;afternoon&quot;&quot;&quot;;&quot;null&quot;);&quot;null&quot;) &amp; &quot;,&quot; &amp; IFERROR(IF(SEARCH(&quot;Noite&quot;;[.N8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82];1)&gt;0;&quot;&quot;&quot;morning&quot;&quot;&quot;;&quot;null&quot;);&quot;null&quot;) &amp; &quot;,&quot; &amp;IFERROR(IF(SEARCH(&quot;Tarde&quot;;[.P82];1)&gt;0;&quot;&quot;&quot;afternoon&quot;&quot;&quot;;&quot;null&quot;);&quot;null&quot;) &amp; &quot;,&quot; &amp; IFERROR(IF(SEARCH(&quot;Noite&quot;;[.P8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82];1)&gt;0;&quot;&quot;&quot;morning&quot;&quot;&quot;;&quot;null&quot;);&quot;null&quot;) &amp; &quot;,&quot; &amp;IFERROR(IF(SEARCH(&quot;Tarde&quot;;[.R82];1)&gt;0;&quot;&quot;&quot;afternoon&quot;&quot;&quot;;&quot;null&quot;);&quot;null&quot;) &amp; &quot;,&quot; &amp; IFERROR(IF(SEARCH(&quot;Noite&quot;;[.R8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82];1)&gt;0;&quot;&quot;&quot;morning&quot;&quot;&quot;;&quot;null&quot;);&quot;null&quot;) &amp; &quot;,&quot; &amp;IFERROR(IF(SEARCH(&quot;Tarde&quot;;[.T82];1)&gt;0;&quot;&quot;&quot;afternoon&quot;&quot;&quot;;&quot;null&quot;);&quot;null&quot;) &amp; &quot;,&quot; &amp; IFERROR(IF(SEARCH(&quot;Noite&quot;;[.T8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tendente de balcão, Aux. de Cozinha</text:p>
          </table:table-cell>
          <table:table-cell table:style-name="ce5" table:formula="of:=[.V82]" office:value-type="string" office:string-value="Atendente de balcão, Aux. de Cozinha" calcext:value-type="string">
            <text:p>Atendente de balcão, Aux. de Cozinha</text:p>
          </table:table-cell>
          <table:table-cell table:style-name="ce5" office:value-type="string" calcext:value-type="string">
            <text:p>cozinha de supermercado e cozinha escolar</text:p>
          </table:table-cell>
          <table:table-cell table:style-name="ce5" table:formula="of:=[.X82]" office:value-type="string" office:string-value="cozinha de supermercado e cozinha escolar" calcext:value-type="string">
            <text:p>cozinha de supermercado e cozinha escolar</text:p>
          </table:table-cell>
          <table:table-cell table:style-name="ce5" office:value-type="string" calcext:value-type="string">
            <text:p>cachoeira curitiba</text:p>
          </table:table-cell>
          <table:table-cell table:style-name="ce5" table:formula="of:=[.Z82]" office:value-type="string" office:string-value="cachoeira curitiba" calcext:value-type="string">
            <text:p>cachoeira curitiba</text:p>
          </table:table-cell>
          <table:table-cell table:style-name="ce5" office:value-type="string" calcext:value-type="string">
            <text:p>vera-gomes12@bol.com.br</text:p>
          </table:table-cell>
          <table:table-cell table:style-name="ce5" table:formula="of:=COM.MICROSOFT.CONCAT(&quot;alfred.&quot;;[.AB82])" office:value-type="string" office:string-value="alfred.vera-gomes12@bol.com.br" calcext:value-type="string">
            <text:p>alfred.vera-gomes12@bol.com.br</text:p>
          </table:table-cell>
          <table:table-cell table:style-name="ce5" office:value-type="string" calcext:value-type="string">
            <text:p>51 a 6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82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31T13:11:14.29" calcext:value-type="date">
            <text:p>3/31/2020 13:11:14</text:p>
          </table:table-cell>
          <table:table-cell table:style-name="ce5" office:value-type="string" calcext:value-type="string">
            <text:p>Reinaldo Fragoso Batista</text:p>
          </table:table-cell>
          <table:table-cell table:style-name="ce5" table:formula="of:=PROPER([.B83])" office:value-type="string" office:string-value="Reinaldo Fragoso Batista" calcext:value-type="string">
            <text:p>Reinaldo Fragoso Batista</text:p>
          </table:table-cell>
          <table:table-cell table:style-name="ce1" office:value-type="float" office:value="41998934283" calcext:value-type="float">
            <text:p>41998934283</text:p>
          </table:table-cell>
          <table:table-cell table:style-name="ce1" office:value-type="float" office:value="41997235426" calcext:value-type="float">
            <text:p>41997235426</text:p>
          </table:table-cell>
          <table:table-cell table:style-name="ce1" table:formula="of:=LEFT([.E83];2)" office:value-type="string" office:string-value="41" calcext:value-type="string">
            <text:p>41</text:p>
          </table:table-cell>
          <table:table-cell table:style-name="ce1" table:formula="of:=RIGHT([.E83];9)" office:value-type="string" office:string-value="997235426" calcext:value-type="string">
            <text:p>997235426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H83];1)&gt;0;&quot;&quot;&quot;morning&quot;&quot;&quot;;&quot;null&quot;);&quot;null&quot;) &amp; &quot;,&quot; &amp;IFERROR(IF(SEARCH(&quot;Tarde&quot;;[.H83];1)&gt;0;&quot;&quot;&quot;afternoon&quot;&quot;&quot;;&quot;null&quot;);&quot;null&quot;) &amp; &quot;,&quot; &amp; IFERROR(IF(SEARCH(&quot;Noite&quot;;[.H83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J83];1)&gt;0;&quot;&quot;&quot;morning&quot;&quot;&quot;;&quot;null&quot;);&quot;null&quot;) &amp; &quot;,&quot; &amp;IFERROR(IF(SEARCH(&quot;Tarde&quot;;[.J83];1)&gt;0;&quot;&quot;&quot;afternoon&quot;&quot;&quot;;&quot;null&quot;);&quot;null&quot;) &amp; &quot;,&quot; &amp; IFERROR(IF(SEARCH(&quot;Noite&quot;;[.J83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L83];1)&gt;0;&quot;&quot;&quot;morning&quot;&quot;&quot;;&quot;null&quot;);&quot;null&quot;) &amp; &quot;,&quot; &amp;IFERROR(IF(SEARCH(&quot;Tarde&quot;;[.L83];1)&gt;0;&quot;&quot;&quot;afternoon&quot;&quot;&quot;;&quot;null&quot;);&quot;null&quot;) &amp; &quot;,&quot; &amp; IFERROR(IF(SEARCH(&quot;Noite&quot;;[.L83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N83];1)&gt;0;&quot;&quot;&quot;morning&quot;&quot;&quot;;&quot;null&quot;);&quot;null&quot;) &amp; &quot;,&quot; &amp;IFERROR(IF(SEARCH(&quot;Tarde&quot;;[.N83];1)&gt;0;&quot;&quot;&quot;afternoon&quot;&quot;&quot;;&quot;null&quot;);&quot;null&quot;) &amp; &quot;,&quot; &amp; IFERROR(IF(SEARCH(&quot;Noite&quot;;[.N83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P83];1)&gt;0;&quot;&quot;&quot;morning&quot;&quot;&quot;;&quot;null&quot;);&quot;null&quot;) &amp; &quot;,&quot; &amp;IFERROR(IF(SEARCH(&quot;Tarde&quot;;[.P83];1)&gt;0;&quot;&quot;&quot;afternoon&quot;&quot;&quot;;&quot;null&quot;);&quot;null&quot;) &amp; &quot;,&quot; &amp; IFERROR(IF(SEARCH(&quot;Noite&quot;;[.P83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R83];1)&gt;0;&quot;&quot;&quot;morning&quot;&quot;&quot;;&quot;null&quot;);&quot;null&quot;) &amp; &quot;,&quot; &amp;IFERROR(IF(SEARCH(&quot;Tarde&quot;;[.R83];1)&gt;0;&quot;&quot;&quot;afternoon&quot;&quot;&quot;;&quot;null&quot;);&quot;null&quot;) &amp; &quot;,&quot; &amp; IFERROR(IF(SEARCH(&quot;Noite&quot;;[.R83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83];1)&gt;0;&quot;&quot;&quot;morning&quot;&quot;&quot;;&quot;null&quot;);&quot;null&quot;) &amp; &quot;,&quot; &amp;IFERROR(IF(SEARCH(&quot;Tarde&quot;;[.T83];1)&gt;0;&quot;&quot;&quot;afternoon&quot;&quot;&quot;;&quot;null&quot;);&quot;null&quot;) &amp; &quot;,&quot; &amp; IFERROR(IF(SEARCH(&quot;Noite&quot;;[.T8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Porteiro, Segurança, Motorista</text:p>
          </table:table-cell>
          <table:table-cell table:style-name="ce5" table:formula="of:=[.V83]" office:value-type="string" office:string-value="Porteiro, Segurança, Motorista" calcext:value-type="string">
            <text:p>Porteiro, Segurança, Motorista</text:p>
          </table:table-cell>
          <table:table-cell table:style-name="ce5" office:value-type="string" calcext:value-type="string">
            <text:p>Brasileira</text:p>
          </table:table-cell>
          <table:table-cell table:style-name="ce5" table:formula="of:=[.X83]" office:value-type="string" office:string-value="Brasileira" calcext:value-type="string">
            <text:p>Brasileira</text:p>
          </table:table-cell>
          <table:table-cell table:style-name="ce5" office:value-type="string" calcext:value-type="string">
            <text:p>Guaraituba</text:p>
          </table:table-cell>
          <table:table-cell table:style-name="ce5" table:formula="of:=[.Z83]" office:value-type="string" office:string-value="Guaraituba" calcext:value-type="string">
            <text:p>Guaraituba</text:p>
          </table:table-cell>
          <table:table-cell table:style-name="ce5" office:value-type="string" calcext:value-type="string">
            <text:p>nanal16@hotmail.com</text:p>
          </table:table-cell>
          <table:table-cell table:style-name="ce5" table:formula="of:=COM.MICROSOFT.CONCAT(&quot;alfred.&quot;;[.AB83])" office:value-type="string" office:string-value="alfred.nanal16@hotmail.com" calcext:value-type="string">
            <text:p>alfred.nanal16@hot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83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6T11:14:54.61" calcext:value-type="date">
            <text:p>4/6/2020 11:14:54</text:p>
          </table:table-cell>
          <table:table-cell table:style-name="ce5" office:value-type="string" calcext:value-type="string">
            <text:p>Cristiano donizete freschinetti</text:p>
          </table:table-cell>
          <table:table-cell table:style-name="ce5" table:formula="of:=PROPER([.B84])" office:value-type="string" office:string-value="Cristiano Donizete Freschinetti" calcext:value-type="string">
            <text:p>Cristiano Donizete Freschinetti</text:p>
          </table:table-cell>
          <table:table-cell table:style-name="ce1" office:value-type="string" calcext:value-type="string">
            <text:p>41 997235426</text:p>
          </table:table-cell>
          <table:table-cell table:style-name="ce1" office:value-type="float" office:value="41999796079" calcext:value-type="float">
            <text:p>41999796079</text:p>
          </table:table-cell>
          <table:table-cell table:style-name="ce1" table:formula="of:=LEFT([.E84];2)" office:value-type="string" office:string-value="41" calcext:value-type="string">
            <text:p>41</text:p>
          </table:table-cell>
          <table:table-cell table:style-name="ce1" table:formula="of:=RIGHT([.E84];9)" office:value-type="string" office:string-value="999796079" calcext:value-type="string">
            <text:p>999796079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H84];1)&gt;0;&quot;&quot;&quot;morning&quot;&quot;&quot;;&quot;null&quot;);&quot;null&quot;) &amp; &quot;,&quot; &amp;IFERROR(IF(SEARCH(&quot;Tarde&quot;;[.H84];1)&gt;0;&quot;&quot;&quot;afternoon&quot;&quot;&quot;;&quot;null&quot;);&quot;null&quot;) &amp; &quot;,&quot; &amp; IFERROR(IF(SEARCH(&quot;Noite&quot;;[.H84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J84];1)&gt;0;&quot;&quot;&quot;morning&quot;&quot;&quot;;&quot;null&quot;);&quot;null&quot;) &amp; &quot;,&quot; &amp;IFERROR(IF(SEARCH(&quot;Tarde&quot;;[.J84];1)&gt;0;&quot;&quot;&quot;afternoon&quot;&quot;&quot;;&quot;null&quot;);&quot;null&quot;) &amp; &quot;,&quot; &amp; IFERROR(IF(SEARCH(&quot;Noite&quot;;[.J84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L84];1)&gt;0;&quot;&quot;&quot;morning&quot;&quot;&quot;;&quot;null&quot;);&quot;null&quot;) &amp; &quot;,&quot; &amp;IFERROR(IF(SEARCH(&quot;Tarde&quot;;[.L84];1)&gt;0;&quot;&quot;&quot;afternoon&quot;&quot;&quot;;&quot;null&quot;);&quot;null&quot;) &amp; &quot;,&quot; &amp; IFERROR(IF(SEARCH(&quot;Noite&quot;;[.L84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N84];1)&gt;0;&quot;&quot;&quot;morning&quot;&quot;&quot;;&quot;null&quot;);&quot;null&quot;) &amp; &quot;,&quot; &amp;IFERROR(IF(SEARCH(&quot;Tarde&quot;;[.N84];1)&gt;0;&quot;&quot;&quot;afternoon&quot;&quot;&quot;;&quot;null&quot;);&quot;null&quot;) &amp; &quot;,&quot; &amp; IFERROR(IF(SEARCH(&quot;Noite&quot;;[.N84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P84];1)&gt;0;&quot;&quot;&quot;morning&quot;&quot;&quot;;&quot;null&quot;);&quot;null&quot;) &amp; &quot;,&quot; &amp;IFERROR(IF(SEARCH(&quot;Tarde&quot;;[.P84];1)&gt;0;&quot;&quot;&quot;afternoon&quot;&quot;&quot;;&quot;null&quot;);&quot;null&quot;) &amp; &quot;,&quot; &amp; IFERROR(IF(SEARCH(&quot;Noite&quot;;[.P84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R84];1)&gt;0;&quot;&quot;&quot;morning&quot;&quot;&quot;;&quot;null&quot;);&quot;null&quot;) &amp; &quot;,&quot; &amp;IFERROR(IF(SEARCH(&quot;Tarde&quot;;[.R84];1)&gt;0;&quot;&quot;&quot;afternoon&quot;&quot;&quot;;&quot;null&quot;);&quot;null&quot;) &amp; &quot;,&quot; &amp; IFERROR(IF(SEARCH(&quot;Noite&quot;;[.R84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T84];1)&gt;0;&quot;&quot;&quot;morning&quot;&quot;&quot;;&quot;null&quot;);&quot;null&quot;) &amp; &quot;,&quot; &amp;IFERROR(IF(SEARCH(&quot;Tarde&quot;;[.T84];1)&gt;0;&quot;&quot;&quot;afternoon&quot;&quot;&quot;;&quot;null&quot;);&quot;null&quot;) &amp; &quot;,&quot; &amp; IFERROR(IF(SEARCH(&quot;Noite&quot;;[.T84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Tenho fiorino par entrega</text:p>
          </table:table-cell>
          <table:table-cell table:style-name="ce5" table:formula="of:=[.V84]" office:value-type="string" office:string-value="Tenho fiorino par entrega" calcext:value-type="string">
            <text:p>Tenho fiorino par entrega</text:p>
          </table:table-cell>
          <table:table-cell table:style-name="ce5" office:value-type="string" calcext:value-type="string">
            <text:p>Brasileira</text:p>
          </table:table-cell>
          <table:table-cell table:style-name="ce5" table:formula="of:=[.X84]" office:value-type="string" office:string-value="Brasileira" calcext:value-type="string">
            <text:p>Brasileira</text:p>
          </table:table-cell>
          <table:table-cell table:style-name="ce5" office:value-type="string" calcext:value-type="string">
            <text:p>Afonso penha sjp</text:p>
          </table:table-cell>
          <table:table-cell table:style-name="ce5" table:formula="of:=[.Z84]" office:value-type="string" office:string-value="Afonso penha sjp" calcext:value-type="string">
            <text:p>Afonso penha sjp</text:p>
          </table:table-cell>
          <table:table-cell table:style-name="ce5" office:value-type="string" calcext:value-type="string">
            <text:p>freschinetti.sjp@gmail.com</text:p>
          </table:table-cell>
          <table:table-cell table:style-name="ce5" table:formula="of:=COM.MICROSOFT.CONCAT(&quot;alfred.&quot;;[.AB84])" office:value-type="string" office:string-value="alfred.freschinetti.sjp@gmail.com" calcext:value-type="string">
            <text:p>alfred.freschinetti.sjp@gmail.com</text:p>
          </table:table-cell>
          <table:table-cell table:style-name="ce5" office:value-type="string" calcext:value-type="string">
            <text:p>51 a 6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84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8T15:55:50.08" calcext:value-type="date">
            <text:p>4/8/2020 15:55:50</text:p>
          </table:table-cell>
          <table:table-cell table:style-name="ce5" office:value-type="string" calcext:value-type="string">
            <text:p>Luiz santos</text:p>
          </table:table-cell>
          <table:table-cell table:style-name="ce5" table:formula="of:=PROPER([.B85])" office:value-type="string" office:string-value="Luiz Santos" calcext:value-type="string">
            <text:p>Luiz Santos</text:p>
          </table:table-cell>
          <table:table-cell table:style-name="ce1" office:value-type="string" calcext:value-type="string">
            <text:p>41-99979-6079</text:p>
          </table:table-cell>
          <table:table-cell table:style-name="ce1" office:value-type="float" office:value="41984317081" calcext:value-type="float">
            <text:p>41984317081</text:p>
          </table:table-cell>
          <table:table-cell table:style-name="ce1" table:formula="of:=LEFT([.E85];2)" office:value-type="string" office:string-value="41" calcext:value-type="string">
            <text:p>41</text:p>
          </table:table-cell>
          <table:table-cell table:style-name="ce1" table:formula="of:=RIGHT([.E85];9)" office:value-type="string" office:string-value="984317081" calcext:value-type="string">
            <text:p>984317081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85];1)&gt;0;&quot;&quot;&quot;morning&quot;&quot;&quot;;&quot;null&quot;);&quot;null&quot;) &amp; &quot;,&quot; &amp;IFERROR(IF(SEARCH(&quot;Tarde&quot;;[.H85];1)&gt;0;&quot;&quot;&quot;afternoon&quot;&quot;&quot;;&quot;null&quot;);&quot;null&quot;) &amp; &quot;,&quot; &amp; IFERROR(IF(SEARCH(&quot;Noite&quot;;[.H8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85];1)&gt;0;&quot;&quot;&quot;morning&quot;&quot;&quot;;&quot;null&quot;);&quot;null&quot;) &amp; &quot;,&quot; &amp;IFERROR(IF(SEARCH(&quot;Tarde&quot;;[.J85];1)&gt;0;&quot;&quot;&quot;afternoon&quot;&quot;&quot;;&quot;null&quot;);&quot;null&quot;) &amp; &quot;,&quot; &amp; IFERROR(IF(SEARCH(&quot;Noite&quot;;[.J8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85];1)&gt;0;&quot;&quot;&quot;morning&quot;&quot;&quot;;&quot;null&quot;);&quot;null&quot;) &amp; &quot;,&quot; &amp;IFERROR(IF(SEARCH(&quot;Tarde&quot;;[.L85];1)&gt;0;&quot;&quot;&quot;afternoon&quot;&quot;&quot;;&quot;null&quot;);&quot;null&quot;) &amp; &quot;,&quot; &amp; IFERROR(IF(SEARCH(&quot;Noite&quot;;[.L8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85];1)&gt;0;&quot;&quot;&quot;morning&quot;&quot;&quot;;&quot;null&quot;);&quot;null&quot;) &amp; &quot;,&quot; &amp;IFERROR(IF(SEARCH(&quot;Tarde&quot;;[.N85];1)&gt;0;&quot;&quot;&quot;afternoon&quot;&quot;&quot;;&quot;null&quot;);&quot;null&quot;) &amp; &quot;,&quot; &amp; IFERROR(IF(SEARCH(&quot;Noite&quot;;[.N8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85];1)&gt;0;&quot;&quot;&quot;morning&quot;&quot;&quot;;&quot;null&quot;);&quot;null&quot;) &amp; &quot;,&quot; &amp;IFERROR(IF(SEARCH(&quot;Tarde&quot;;[.P85];1)&gt;0;&quot;&quot;&quot;afternoon&quot;&quot;&quot;;&quot;null&quot;);&quot;null&quot;) &amp; &quot;,&quot; &amp; IFERROR(IF(SEARCH(&quot;Noite&quot;;[.P8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85];1)&gt;0;&quot;&quot;&quot;morning&quot;&quot;&quot;;&quot;null&quot;);&quot;null&quot;) &amp; &quot;,&quot; &amp;IFERROR(IF(SEARCH(&quot;Tarde&quot;;[.R85];1)&gt;0;&quot;&quot;&quot;afternoon&quot;&quot;&quot;;&quot;null&quot;);&quot;null&quot;) &amp; &quot;,&quot; &amp; IFERROR(IF(SEARCH(&quot;Noite&quot;;[.R8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85];1)&gt;0;&quot;&quot;&quot;morning&quot;&quot;&quot;;&quot;null&quot;);&quot;null&quot;) &amp; &quot;,&quot; &amp;IFERROR(IF(SEARCH(&quot;Tarde&quot;;[.T85];1)&gt;0;&quot;&quot;&quot;afternoon&quot;&quot;&quot;;&quot;null&quot;);&quot;null&quot;) &amp; &quot;,&quot; &amp; IFERROR(IF(SEARCH(&quot;Noite&quot;;[.T8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Caixa, Porteiro, Segurança</text:p>
          </table:table-cell>
          <table:table-cell table:style-name="ce5" table:formula="of:=[.V85]" office:value-type="string" office:string-value="Caixa, Porteiro, Segurança" calcext:value-type="string">
            <text:p>Caixa, Porteiro, Segurança</text:p>
          </table:table-cell>
          <table:table-cell table:style-name="ce5" office:value-type="string" calcext:value-type="string">
            <text:p>Bares, Brasileira, Buffet &amp; Rodízios, Carnes &amp; Churrascaria, Frutos do Mar, Italiana, Japonesa, Lanchonete &amp; Cafés (salgados, pastéis, sanduiches e doces ), Padaria e Confeitarias, Pizza</text:p>
          </table:table-cell>
          <table:table-cell table:style-name="ce5" table:formula="of:=[.X85]" office:value-type="string" office:string-value="Bares, Brasileira, Buffet &amp; Rodízios, Carnes &amp; Churrascaria, Frutos do Mar, Italiana, Japonesa, Lanchonete &amp; Cafés (salgados, pastéis, sanduiches e doces ), Padaria e Confeitarias, Pizza" calcext:value-type="string">
            <text:p>Bares, Brasileira, Buffet &amp; Rodízios, Carnes &amp; Churrascaria, Frutos do Mar, Italiana, Japonesa, Lanchonete &amp; Cafés (salgados, pastéis, sanduiches e doces ), Padaria e Confeitarias, Pizza</text:p>
          </table:table-cell>
          <table:table-cell table:style-name="ce5" office:value-type="string" calcext:value-type="string">
            <text:p>São José dos Pinhais </text:p>
          </table:table-cell>
          <table:table-cell table:style-name="ce5" table:formula="of:=[.Z85]" office:value-type="string" office:string-value="São José dos Pinhais " calcext:value-type="string">
            <text:p>São José dos Pinhais </text:p>
          </table:table-cell>
          <table:table-cell table:style-name="ce5" office:value-type="string" calcext:value-type="string">
            <text:p>luiz.mtsantos@gmail.com</text:p>
          </table:table-cell>
          <table:table-cell table:style-name="ce5" table:formula="of:=COM.MICROSOFT.CONCAT(&quot;alfred.&quot;;[.AB85])" office:value-type="string" office:string-value="alfred.luiz.mtsantos@gmail.com" calcext:value-type="string">
            <text:p>alfred.luiz.mtsantos@gmail.com</text:p>
          </table:table-cell>
          <table:table-cell table:style-name="ce5" office:value-type="string" calcext:value-type="string">
            <text:p>51 a 60 anos</text:p>
          </table:table-cell>
          <table:table-cell/>
          <table:table-cell table:style-name="ce5" office:value-type="string" calcext:value-type="string">
            <text:p>Ensino Superior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85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8T19:58:48.52" calcext:value-type="date">
            <text:p>4/8/2020 19:58:48</text:p>
          </table:table-cell>
          <table:table-cell table:style-name="ce5" office:value-type="string" calcext:value-type="string">
            <text:p>Ellen Daiane de Oliveira</text:p>
          </table:table-cell>
          <table:table-cell table:style-name="ce5" table:formula="of:=PROPER([.B86])" office:value-type="string" office:string-value="Ellen Daiane De Oliveira" calcext:value-type="string">
            <text:p>Ellen Daiane De Oliveira</text:p>
          </table:table-cell>
          <table:table-cell table:style-name="ce1" office:value-type="float" office:value="41984317081" calcext:value-type="float">
            <text:p>41984317081</text:p>
          </table:table-cell>
          <table:table-cell table:style-name="ce1" office:value-type="float" office:value="41998471964" calcext:value-type="float">
            <text:p>41998471964</text:p>
          </table:table-cell>
          <table:table-cell table:style-name="ce1" table:formula="of:=LEFT([.E86];2)" office:value-type="string" office:string-value="41" calcext:value-type="string">
            <text:p>41</text:p>
          </table:table-cell>
          <table:table-cell table:style-name="ce1" table:formula="of:=RIGHT([.E86];9)" office:value-type="string" office:string-value="998471964" calcext:value-type="string">
            <text:p>998471964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H86];1)&gt;0;&quot;&quot;&quot;morning&quot;&quot;&quot;;&quot;null&quot;);&quot;null&quot;) &amp; &quot;,&quot; &amp;IFERROR(IF(SEARCH(&quot;Tarde&quot;;[.H86];1)&gt;0;&quot;&quot;&quot;afternoon&quot;&quot;&quot;;&quot;null&quot;);&quot;null&quot;) &amp; &quot;,&quot; &amp; IFERROR(IF(SEARCH(&quot;Noite&quot;;[.H86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J86];1)&gt;0;&quot;&quot;&quot;morning&quot;&quot;&quot;;&quot;null&quot;);&quot;null&quot;) &amp; &quot;,&quot; &amp;IFERROR(IF(SEARCH(&quot;Tarde&quot;;[.J86];1)&gt;0;&quot;&quot;&quot;afternoon&quot;&quot;&quot;;&quot;null&quot;);&quot;null&quot;) &amp; &quot;,&quot; &amp; IFERROR(IF(SEARCH(&quot;Noite&quot;;[.J86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L86];1)&gt;0;&quot;&quot;&quot;morning&quot;&quot;&quot;;&quot;null&quot;);&quot;null&quot;) &amp; &quot;,&quot; &amp;IFERROR(IF(SEARCH(&quot;Tarde&quot;;[.L86];1)&gt;0;&quot;&quot;&quot;afternoon&quot;&quot;&quot;;&quot;null&quot;);&quot;null&quot;) &amp; &quot;,&quot; &amp; IFERROR(IF(SEARCH(&quot;Noite&quot;;[.L86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N86];1)&gt;0;&quot;&quot;&quot;morning&quot;&quot;&quot;;&quot;null&quot;);&quot;null&quot;) &amp; &quot;,&quot; &amp;IFERROR(IF(SEARCH(&quot;Tarde&quot;;[.N86];1)&gt;0;&quot;&quot;&quot;afternoon&quot;&quot;&quot;;&quot;null&quot;);&quot;null&quot;) &amp; &quot;,&quot; &amp; IFERROR(IF(SEARCH(&quot;Noite&quot;;[.N86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P86];1)&gt;0;&quot;&quot;&quot;morning&quot;&quot;&quot;;&quot;null&quot;);&quot;null&quot;) &amp; &quot;,&quot; &amp;IFERROR(IF(SEARCH(&quot;Tarde&quot;;[.P86];1)&gt;0;&quot;&quot;&quot;afternoon&quot;&quot;&quot;;&quot;null&quot;);&quot;null&quot;) &amp; &quot;,&quot; &amp; IFERROR(IF(SEARCH(&quot;Noite&quot;;[.P86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86];1)&gt;0;&quot;&quot;&quot;morning&quot;&quot;&quot;;&quot;null&quot;);&quot;null&quot;) &amp; &quot;,&quot; &amp;IFERROR(IF(SEARCH(&quot;Tarde&quot;;[.R86];1)&gt;0;&quot;&quot;&quot;afternoon&quot;&quot;&quot;;&quot;null&quot;);&quot;null&quot;) &amp; &quot;,&quot; &amp; IFERROR(IF(SEARCH(&quot;Noite&quot;;[.R8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86];1)&gt;0;&quot;&quot;&quot;morning&quot;&quot;&quot;;&quot;null&quot;);&quot;null&quot;) &amp; &quot;,&quot; &amp;IFERROR(IF(SEARCH(&quot;Tarde&quot;;[.T86];1)&gt;0;&quot;&quot;&quot;afternoon&quot;&quot;&quot;;&quot;null&quot;);&quot;null&quot;) &amp; &quot;,&quot; &amp; IFERROR(IF(SEARCH(&quot;Noite&quot;;[.T8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Hostess, Segurança, Vendedor (a)</text:p>
          </table:table-cell>
          <table:table-cell table:style-name="ce5" table:formula="of:=[.V86]" office:value-type="string" office:string-value="Hostess, Segurança, Vendedor (a)" calcext:value-type="string">
            <text:p>Hostess, Segurança, Vendedor (a)</text:p>
          </table:table-cell>
          <table:table-cell table:style-name="ce5" office:value-type="string" calcext:value-type="string">
            <text:p>Saudável, Sorveteria</text:p>
          </table:table-cell>
          <table:table-cell table:style-name="ce5" table:formula="of:=[.X86]" office:value-type="string" office:string-value="Saudável, Sorveteria" calcext:value-type="string">
            <text:p>Saudável, Sorveteria</text:p>
          </table:table-cell>
          <table:table-cell table:style-name="ce5" office:value-type="string" calcext:value-type="string">
            <text:p>Jardim das Américas</text:p>
          </table:table-cell>
          <table:table-cell table:style-name="ce5" table:formula="of:=[.Z86]" office:value-type="string" office:string-value="Jardim das Américas" calcext:value-type="string">
            <text:p>Jardim das Américas</text:p>
          </table:table-cell>
          <table:table-cell table:style-name="ce5" office:value-type="string" calcext:value-type="string">
            <text:p>ellendoak89@gmail.com</text:p>
          </table:table-cell>
          <table:table-cell table:style-name="ce5" table:formula="of:=COM.MICROSOFT.CONCAT(&quot;alfred.&quot;;[.AB86])" office:value-type="string" office:string-value="alfred.ellendoak89@gmail.com" calcext:value-type="string">
            <text:p>alfred.ellendoak89@g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86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8T23:45:57.95" calcext:value-type="date">
            <text:p>4/8/2020 23:45:57</text:p>
          </table:table-cell>
          <table:table-cell table:style-name="ce5" office:value-type="string" calcext:value-type="string">
            <text:p>Ronaldo do amaral</text:p>
          </table:table-cell>
          <table:table-cell table:style-name="ce5" table:formula="of:=PROPER([.B87])" office:value-type="string" office:string-value="Ronaldo Do Amaral" calcext:value-type="string">
            <text:p>Ronaldo Do Amaral</text:p>
          </table:table-cell>
          <table:table-cell table:style-name="ce1" office:value-type="float" office:value="41998471964" calcext:value-type="float">
            <text:p>41998471964</text:p>
          </table:table-cell>
          <table:table-cell table:style-name="ce1" office:value-type="float" office:value="41997662099" calcext:value-type="float">
            <text:p>41997662099</text:p>
          </table:table-cell>
          <table:table-cell table:style-name="ce1" table:formula="of:=LEFT([.E87];2)" office:value-type="string" office:string-value="41" calcext:value-type="string">
            <text:p>41</text:p>
          </table:table-cell>
          <table:table-cell table:style-name="ce1" table:formula="of:=RIGHT([.E87];9)" office:value-type="string" office:string-value="997662099" calcext:value-type="string">
            <text:p>997662099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87];1)&gt;0;&quot;&quot;&quot;morning&quot;&quot;&quot;;&quot;null&quot;);&quot;null&quot;) &amp; &quot;,&quot; &amp;IFERROR(IF(SEARCH(&quot;Tarde&quot;;[.H87];1)&gt;0;&quot;&quot;&quot;afternoon&quot;&quot;&quot;;&quot;null&quot;);&quot;null&quot;) &amp; &quot;,&quot; &amp; IFERROR(IF(SEARCH(&quot;Noite&quot;;[.H87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87];1)&gt;0;&quot;&quot;&quot;morning&quot;&quot;&quot;;&quot;null&quot;);&quot;null&quot;) &amp; &quot;,&quot; &amp;IFERROR(IF(SEARCH(&quot;Tarde&quot;;[.J87];1)&gt;0;&quot;&quot;&quot;afternoon&quot;&quot;&quot;;&quot;null&quot;);&quot;null&quot;) &amp; &quot;,&quot; &amp; IFERROR(IF(SEARCH(&quot;Noite&quot;;[.J87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87];1)&gt;0;&quot;&quot;&quot;morning&quot;&quot;&quot;;&quot;null&quot;);&quot;null&quot;) &amp; &quot;,&quot; &amp;IFERROR(IF(SEARCH(&quot;Tarde&quot;;[.L87];1)&gt;0;&quot;&quot;&quot;afternoon&quot;&quot;&quot;;&quot;null&quot;);&quot;null&quot;) &amp; &quot;,&quot; &amp; IFERROR(IF(SEARCH(&quot;Noite&quot;;[.L87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87];1)&gt;0;&quot;&quot;&quot;morning&quot;&quot;&quot;;&quot;null&quot;);&quot;null&quot;) &amp; &quot;,&quot; &amp;IFERROR(IF(SEARCH(&quot;Tarde&quot;;[.N87];1)&gt;0;&quot;&quot;&quot;afternoon&quot;&quot;&quot;;&quot;null&quot;);&quot;null&quot;) &amp; &quot;,&quot; &amp; IFERROR(IF(SEARCH(&quot;Noite&quot;;[.N87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87];1)&gt;0;&quot;&quot;&quot;morning&quot;&quot;&quot;;&quot;null&quot;);&quot;null&quot;) &amp; &quot;,&quot; &amp;IFERROR(IF(SEARCH(&quot;Tarde&quot;;[.P87];1)&gt;0;&quot;&quot;&quot;afternoon&quot;&quot;&quot;;&quot;null&quot;);&quot;null&quot;) &amp; &quot;,&quot; &amp; IFERROR(IF(SEARCH(&quot;Noite&quot;;[.P87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87];1)&gt;0;&quot;&quot;&quot;morning&quot;&quot;&quot;;&quot;null&quot;);&quot;null&quot;) &amp; &quot;,&quot; &amp;IFERROR(IF(SEARCH(&quot;Tarde&quot;;[.R87];1)&gt;0;&quot;&quot;&quot;afternoon&quot;&quot;&quot;;&quot;null&quot;);&quot;null&quot;) &amp; &quot;,&quot; &amp; IFERROR(IF(SEARCH(&quot;Noite&quot;;[.R87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87];1)&gt;0;&quot;&quot;&quot;morning&quot;&quot;&quot;;&quot;null&quot;);&quot;null&quot;) &amp; &quot;,&quot; &amp;IFERROR(IF(SEARCH(&quot;Tarde&quot;;[.T87];1)&gt;0;&quot;&quot;&quot;afternoon&quot;&quot;&quot;;&quot;null&quot;);&quot;null&quot;) &amp; &quot;,&quot; &amp; IFERROR(IF(SEARCH(&quot;Noite&quot;;[.T87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otoboy</text:p>
          </table:table-cell>
          <table:table-cell table:style-name="ce5" table:formula="of:=[.V87]" office:value-type="string" office:string-value="Motoboy" calcext:value-type="string">
            <text:p>Motoboy</text:p>
          </table:table-cell>
          <table:table-cell table:style-name="ce5" office:value-type="string" calcext:value-type="string">
            <text:p>Chinesa, Japonesa</text:p>
          </table:table-cell>
          <table:table-cell table:style-name="ce5" table:formula="of:=[.X87]" office:value-type="string" office:string-value="Chinesa, Japonesa" calcext:value-type="string">
            <text:p>Chinesa, Japonesa</text:p>
          </table:table-cell>
          <table:table-cell table:style-name="ce5" office:value-type="string" calcext:value-type="string">
            <text:p>Capão raso</text:p>
          </table:table-cell>
          <table:table-cell table:style-name="ce5" table:formula="of:=[.Z87]" office:value-type="string" office:string-value="Capão raso" calcext:value-type="string">
            <text:p>Capão raso</text:p>
          </table:table-cell>
          <table:table-cell table:style-name="ce5" office:value-type="string" calcext:value-type="string">
            <text:p>ronaldodoamaral1969@gmail.com</text:p>
          </table:table-cell>
          <table:table-cell table:style-name="ce5" table:formula="of:=COM.MICROSOFT.CONCAT(&quot;alfred.&quot;;[.AB87])" office:value-type="string" office:string-value="alfred.ronaldodoamaral1969@gmail.com" calcext:value-type="string">
            <text:p>alfred.ronaldodoamaral1969@gmail.com</text:p>
          </table:table-cell>
          <table:table-cell table:style-name="ce5" office:value-type="string" calcext:value-type="string">
            <text:p>51 a 60 anos</text:p>
          </table:table-cell>
          <table:table-cell/>
          <table:table-cell table:style-name="ce5" office:value-type="string" calcext:value-type="string">
            <text:p>Ensino Fundamental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87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9T08:34:41.06" calcext:value-type="date">
            <text:p>4/9/2020 8:34:41</text:p>
          </table:table-cell>
          <table:table-cell table:style-name="ce5" office:value-type="string" calcext:value-type="string">
            <text:p>JOSIELEN Bezerra da Silva </text:p>
          </table:table-cell>
          <table:table-cell table:style-name="ce5" table:formula="of:=PROPER([.B88])" office:value-type="string" office:string-value="Josielen Bezerra Da Silva " calcext:value-type="string">
            <text:p>Josielen Bezerra Da Silva </text:p>
          </table:table-cell>
          <table:table-cell table:style-name="ce1" office:value-type="string" calcext:value-type="string">
            <text:p>+5541997662099</text:p>
          </table:table-cell>
          <table:table-cell table:style-name="ce1" office:value-type="float" office:value="41985072609" calcext:value-type="float">
            <text:p>41985072609</text:p>
          </table:table-cell>
          <table:table-cell table:style-name="ce1" table:formula="of:=LEFT([.E88];2)" office:value-type="string" office:string-value="41" calcext:value-type="string">
            <text:p>41</text:p>
          </table:table-cell>
          <table:table-cell table:style-name="ce1" table:formula="of:=RIGHT([.E88];9)" office:value-type="string" office:string-value="985072609" calcext:value-type="string">
            <text:p>985072609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H88];1)&gt;0;&quot;&quot;&quot;morning&quot;&quot;&quot;;&quot;null&quot;);&quot;null&quot;) &amp; &quot;,&quot; &amp;IFERROR(IF(SEARCH(&quot;Tarde&quot;;[.H88];1)&gt;0;&quot;&quot;&quot;afternoon&quot;&quot;&quot;;&quot;null&quot;);&quot;null&quot;) &amp; &quot;,&quot; &amp; IFERROR(IF(SEARCH(&quot;Noite&quot;;[.H88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J88];1)&gt;0;&quot;&quot;&quot;morning&quot;&quot;&quot;;&quot;null&quot;);&quot;null&quot;) &amp; &quot;,&quot; &amp;IFERROR(IF(SEARCH(&quot;Tarde&quot;;[.J88];1)&gt;0;&quot;&quot;&quot;afternoon&quot;&quot;&quot;;&quot;null&quot;);&quot;null&quot;) &amp; &quot;,&quot; &amp; IFERROR(IF(SEARCH(&quot;Noite&quot;;[.J88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L88];1)&gt;0;&quot;&quot;&quot;morning&quot;&quot;&quot;;&quot;null&quot;);&quot;null&quot;) &amp; &quot;,&quot; &amp;IFERROR(IF(SEARCH(&quot;Tarde&quot;;[.L88];1)&gt;0;&quot;&quot;&quot;afternoon&quot;&quot;&quot;;&quot;null&quot;);&quot;null&quot;) &amp; &quot;,&quot; &amp; IFERROR(IF(SEARCH(&quot;Noite&quot;;[.L88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N88];1)&gt;0;&quot;&quot;&quot;morning&quot;&quot;&quot;;&quot;null&quot;);&quot;null&quot;) &amp; &quot;,&quot; &amp;IFERROR(IF(SEARCH(&quot;Tarde&quot;;[.N88];1)&gt;0;&quot;&quot;&quot;afternoon&quot;&quot;&quot;;&quot;null&quot;);&quot;null&quot;) &amp; &quot;,&quot; &amp; IFERROR(IF(SEARCH(&quot;Noite&quot;;[.N88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P88];1)&gt;0;&quot;&quot;&quot;morning&quot;&quot;&quot;;&quot;null&quot;);&quot;null&quot;) &amp; &quot;,&quot; &amp;IFERROR(IF(SEARCH(&quot;Tarde&quot;;[.P88];1)&gt;0;&quot;&quot;&quot;afternoon&quot;&quot;&quot;;&quot;null&quot;);&quot;null&quot;) &amp; &quot;,&quot; &amp; IFERROR(IF(SEARCH(&quot;Noite&quot;;[.P88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R88];1)&gt;0;&quot;&quot;&quot;morning&quot;&quot;&quot;;&quot;null&quot;);&quot;null&quot;) &amp; &quot;,&quot; &amp;IFERROR(IF(SEARCH(&quot;Tarde&quot;;[.R88];1)&gt;0;&quot;&quot;&quot;afternoon&quot;&quot;&quot;;&quot;null&quot;);&quot;null&quot;) &amp; &quot;,&quot; &amp; IFERROR(IF(SEARCH(&quot;Noite&quot;;[.R88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T88];1)&gt;0;&quot;&quot;&quot;morning&quot;&quot;&quot;;&quot;null&quot;);&quot;null&quot;) &amp; &quot;,&quot; &amp;IFERROR(IF(SEARCH(&quot;Tarde&quot;;[.T88];1)&gt;0;&quot;&quot;&quot;afternoon&quot;&quot;&quot;;&quot;null&quot;);&quot;null&quot;) &amp; &quot;,&quot; &amp; IFERROR(IF(SEARCH(&quot;Noite&quot;;[.T88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Atendente de balcão, Aux. de Padeiro/Confeiteiro(a), Padeiro (a)</text:p>
          </table:table-cell>
          <table:table-cell table:style-name="ce5" table:formula="of:=[.V88]" office:value-type="string" office:string-value="Atendente de balcão, Aux. de Padeiro/Confeiteiro(a), Padeiro (a)" calcext:value-type="string">
            <text:p>Atendente de balcão, Aux. de Padeiro/Confeiteiro(a), Padeiro (a)</text:p>
          </table:table-cell>
          <table:table-cell table:style-name="ce5" office:value-type="string" calcext:value-type="string">
            <text:p>Brasileira</text:p>
          </table:table-cell>
          <table:table-cell table:style-name="ce5" table:formula="of:=[.X88]" office:value-type="string" office:string-value="Brasileira" calcext:value-type="string">
            <text:p>Brasileira</text:p>
          </table:table-cell>
          <table:table-cell table:style-name="ce5" office:value-type="string" calcext:value-type="string">
            <text:p>Fazenda rio grande </text:p>
          </table:table-cell>
          <table:table-cell table:style-name="ce5" table:formula="of:=[.Z88]" office:value-type="string" office:string-value="Fazenda rio grande " calcext:value-type="string">
            <text:p>Fazenda rio grande </text:p>
          </table:table-cell>
          <table:table-cell table:style-name="ce5" office:value-type="string" calcext:value-type="string">
            <text:p>josielenbezerra1987@gmail.com</text:p>
          </table:table-cell>
          <table:table-cell table:style-name="ce5" table:formula="of:=COM.MICROSOFT.CONCAT(&quot;alfred.&quot;;[.AB88])" office:value-type="string" office:string-value="alfred.josielenbezerra1987@gmail.com" calcext:value-type="string">
            <text:p>alfred.josielenbezerra1987@g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88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9T14:46:04.83" calcext:value-type="date">
            <text:p>4/9/2020 14:46:04</text:p>
          </table:table-cell>
          <table:table-cell table:style-name="ce5" office:value-type="string" calcext:value-type="string">
            <text:p>Fernando Luiz Carneiro</text:p>
          </table:table-cell>
          <table:table-cell table:style-name="ce5" table:formula="of:=PROPER([.B89])" office:value-type="string" office:string-value="Fernando Luiz Carneiro" calcext:value-type="string">
            <text:p>Fernando Luiz Carneiro</text:p>
          </table:table-cell>
          <table:table-cell table:style-name="ce1" office:value-type="float" office:value="41985072609" calcext:value-type="float">
            <text:p>41985072609</text:p>
          </table:table-cell>
          <table:table-cell table:style-name="ce1" office:value-type="float" office:value="41999674771" calcext:value-type="float">
            <text:p>41999674771</text:p>
          </table:table-cell>
          <table:table-cell table:style-name="ce1" table:formula="of:=LEFT([.E89];2)" office:value-type="string" office:string-value="41" calcext:value-type="string">
            <text:p>41</text:p>
          </table:table-cell>
          <table:table-cell table:style-name="ce1" table:formula="of:=RIGHT([.E89];9)" office:value-type="string" office:string-value="999674771" calcext:value-type="string">
            <text:p>999674771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89];1)&gt;0;&quot;&quot;&quot;morning&quot;&quot;&quot;;&quot;null&quot;);&quot;null&quot;) &amp; &quot;,&quot; &amp;IFERROR(IF(SEARCH(&quot;Tarde&quot;;[.H89];1)&gt;0;&quot;&quot;&quot;afternoon&quot;&quot;&quot;;&quot;null&quot;);&quot;null&quot;) &amp; &quot;,&quot; &amp; IFERROR(IF(SEARCH(&quot;Noite&quot;;[.H8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89];1)&gt;0;&quot;&quot;&quot;morning&quot;&quot;&quot;;&quot;null&quot;);&quot;null&quot;) &amp; &quot;,&quot; &amp;IFERROR(IF(SEARCH(&quot;Tarde&quot;;[.J89];1)&gt;0;&quot;&quot;&quot;afternoon&quot;&quot;&quot;;&quot;null&quot;);&quot;null&quot;) &amp; &quot;,&quot; &amp; IFERROR(IF(SEARCH(&quot;Noite&quot;;[.J8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89];1)&gt;0;&quot;&quot;&quot;morning&quot;&quot;&quot;;&quot;null&quot;);&quot;null&quot;) &amp; &quot;,&quot; &amp;IFERROR(IF(SEARCH(&quot;Tarde&quot;;[.L89];1)&gt;0;&quot;&quot;&quot;afternoon&quot;&quot;&quot;;&quot;null&quot;);&quot;null&quot;) &amp; &quot;,&quot; &amp; IFERROR(IF(SEARCH(&quot;Noite&quot;;[.L8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89];1)&gt;0;&quot;&quot;&quot;morning&quot;&quot;&quot;;&quot;null&quot;);&quot;null&quot;) &amp; &quot;,&quot; &amp;IFERROR(IF(SEARCH(&quot;Tarde&quot;;[.N89];1)&gt;0;&quot;&quot;&quot;afternoon&quot;&quot;&quot;;&quot;null&quot;);&quot;null&quot;) &amp; &quot;,&quot; &amp; IFERROR(IF(SEARCH(&quot;Noite&quot;;[.N8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89];1)&gt;0;&quot;&quot;&quot;morning&quot;&quot;&quot;;&quot;null&quot;);&quot;null&quot;) &amp; &quot;,&quot; &amp;IFERROR(IF(SEARCH(&quot;Tarde&quot;;[.P89];1)&gt;0;&quot;&quot;&quot;afternoon&quot;&quot;&quot;;&quot;null&quot;);&quot;null&quot;) &amp; &quot;,&quot; &amp; IFERROR(IF(SEARCH(&quot;Noite&quot;;[.P8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89];1)&gt;0;&quot;&quot;&quot;morning&quot;&quot;&quot;;&quot;null&quot;);&quot;null&quot;) &amp; &quot;,&quot; &amp;IFERROR(IF(SEARCH(&quot;Tarde&quot;;[.R89];1)&gt;0;&quot;&quot;&quot;afternoon&quot;&quot;&quot;;&quot;null&quot;);&quot;null&quot;) &amp; &quot;,&quot; &amp; IFERROR(IF(SEARCH(&quot;Noite&quot;;[.R8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89];1)&gt;0;&quot;&quot;&quot;morning&quot;&quot;&quot;;&quot;null&quot;);&quot;null&quot;) &amp; &quot;,&quot; &amp;IFERROR(IF(SEARCH(&quot;Tarde&quot;;[.T89];1)&gt;0;&quot;&quot;&quot;afternoon&quot;&quot;&quot;;&quot;null&quot;);&quot;null&quot;) &amp; &quot;,&quot; &amp; IFERROR(IF(SEARCH(&quot;Noite&quot;;[.T8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Cozinheiro (a), Chapeiro, Sushiman</text:p>
          </table:table-cell>
          <table:table-cell table:style-name="ce5" table:formula="of:=[.V89]" office:value-type="string" office:string-value="Cozinheiro (a), Chapeiro, Sushiman" calcext:value-type="string">
            <text:p>Cozinheiro (a), Chapeiro, Sushiman</text:p>
          </table:table-cell>
          <table:table-cell table:style-name="ce5" office:value-type="string" calcext:value-type="string">
            <text:p>Brasileira, Buffet &amp; Rodízios, Carnes &amp; Churrascaria, Chinesa, Contemporânea, Fast-food, Frutos do Mar, Japonesa</text:p>
          </table:table-cell>
          <table:table-cell table:style-name="ce5" table:formula="of:=[.X89]" office:value-type="string" office:string-value="Brasileira, Buffet &amp; Rodízios, Carnes &amp; Churrascaria, Chinesa, Contemporânea, Fast-food, Frutos do Mar, Japonesa" calcext:value-type="string">
            <text:p>Brasileira, Buffet &amp; Rodízios, Carnes &amp; Churrascaria, Chinesa, Contemporânea, Fast-food, Frutos do Mar, Japonesa</text:p>
          </table:table-cell>
          <table:table-cell table:style-name="ce5" office:value-type="string" calcext:value-type="string">
            <text:p>Água Verde</text:p>
          </table:table-cell>
          <table:table-cell table:style-name="ce5" table:formula="of:=[.Z89]" office:value-type="string" office:string-value="Água Verde" calcext:value-type="string">
            <text:p>Água Verde</text:p>
          </table:table-cell>
          <table:table-cell table:style-name="ce5" office:value-type="string" calcext:value-type="string">
            <text:p>fcarneiro2609@gmail.com</text:p>
          </table:table-cell>
          <table:table-cell table:style-name="ce5" table:formula="of:=COM.MICROSOFT.CONCAT(&quot;alfred.&quot;;[.AB89])" office:value-type="string" office:string-value="alfred.fcarneiro2609@gmail.com" calcext:value-type="string">
            <text:p>alfred.fcarneiro2609@g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Superior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89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9T14:50:21.76" calcext:value-type="date">
            <text:p>4/9/2020 14:50:21</text:p>
          </table:table-cell>
          <table:table-cell table:style-name="ce5" office:value-type="string" calcext:value-type="string">
            <text:p>Marcelo souza </text:p>
          </table:table-cell>
          <table:table-cell table:style-name="ce5" table:formula="of:=PROPER([.B90])" office:value-type="string" office:string-value="Marcelo Souza " calcext:value-type="string">
            <text:p>Marcelo Souza </text:p>
          </table:table-cell>
          <table:table-cell table:style-name="ce1" office:value-type="string" calcext:value-type="string">
            <text:p>41 999674771 </text:p>
          </table:table-cell>
          <table:table-cell table:style-name="ce1" office:value-type="float" office:value="41996077359" calcext:value-type="float">
            <text:p>41996077359</text:p>
          </table:table-cell>
          <table:table-cell table:style-name="ce1" table:formula="of:=LEFT([.E90];2)" office:value-type="string" office:string-value="41" calcext:value-type="string">
            <text:p>41</text:p>
          </table:table-cell>
          <table:table-cell table:style-name="ce1" table:formula="of:=RIGHT([.E90];9)" office:value-type="string" office:string-value="996077359" calcext:value-type="string">
            <text:p>996077359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H90];1)&gt;0;&quot;&quot;&quot;morning&quot;&quot;&quot;;&quot;null&quot;);&quot;null&quot;) &amp; &quot;,&quot; &amp;IFERROR(IF(SEARCH(&quot;Tarde&quot;;[.H90];1)&gt;0;&quot;&quot;&quot;afternoon&quot;&quot;&quot;;&quot;null&quot;);&quot;null&quot;) &amp; &quot;,&quot; &amp; IFERROR(IF(SEARCH(&quot;Noite&quot;;[.H90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J90];1)&gt;0;&quot;&quot;&quot;morning&quot;&quot;&quot;;&quot;null&quot;);&quot;null&quot;) &amp; &quot;,&quot; &amp;IFERROR(IF(SEARCH(&quot;Tarde&quot;;[.J90];1)&gt;0;&quot;&quot;&quot;afternoon&quot;&quot;&quot;;&quot;null&quot;);&quot;null&quot;) &amp; &quot;,&quot; &amp; IFERROR(IF(SEARCH(&quot;Noite&quot;;[.J90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L90];1)&gt;0;&quot;&quot;&quot;morning&quot;&quot;&quot;;&quot;null&quot;);&quot;null&quot;) &amp; &quot;,&quot; &amp;IFERROR(IF(SEARCH(&quot;Tarde&quot;;[.L90];1)&gt;0;&quot;&quot;&quot;afternoon&quot;&quot;&quot;;&quot;null&quot;);&quot;null&quot;) &amp; &quot;,&quot; &amp; IFERROR(IF(SEARCH(&quot;Noite&quot;;[.L90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N90];1)&gt;0;&quot;&quot;&quot;morning&quot;&quot;&quot;;&quot;null&quot;);&quot;null&quot;) &amp; &quot;,&quot; &amp;IFERROR(IF(SEARCH(&quot;Tarde&quot;;[.N90];1)&gt;0;&quot;&quot;&quot;afternoon&quot;&quot;&quot;;&quot;null&quot;);&quot;null&quot;) &amp; &quot;,&quot; &amp; IFERROR(IF(SEARCH(&quot;Noite&quot;;[.N90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P90];1)&gt;0;&quot;&quot;&quot;morning&quot;&quot;&quot;;&quot;null&quot;);&quot;null&quot;) &amp; &quot;,&quot; &amp;IFERROR(IF(SEARCH(&quot;Tarde&quot;;[.P90];1)&gt;0;&quot;&quot;&quot;afternoon&quot;&quot;&quot;;&quot;null&quot;);&quot;null&quot;) &amp; &quot;,&quot; &amp; IFERROR(IF(SEARCH(&quot;Noite&quot;;[.P90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R90];1)&gt;0;&quot;&quot;&quot;morning&quot;&quot;&quot;;&quot;null&quot;);&quot;null&quot;) &amp; &quot;,&quot; &amp;IFERROR(IF(SEARCH(&quot;Tarde&quot;;[.R90];1)&gt;0;&quot;&quot;&quot;afternoon&quot;&quot;&quot;;&quot;null&quot;);&quot;null&quot;) &amp; &quot;,&quot; &amp; IFERROR(IF(SEARCH(&quot;Noite&quot;;[.R90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T90];1)&gt;0;&quot;&quot;&quot;morning&quot;&quot;&quot;;&quot;null&quot;);&quot;null&quot;) &amp; &quot;,&quot; &amp;IFERROR(IF(SEARCH(&quot;Tarde&quot;;[.T90];1)&gt;0;&quot;&quot;&quot;afternoon&quot;&quot;&quot;;&quot;null&quot;);&quot;null&quot;) &amp; &quot;,&quot; &amp; IFERROR(IF(SEARCH(&quot;Noite&quot;;[.T90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Aux. de Cozinha, Cozinheiro (a)</text:p>
          </table:table-cell>
          <table:table-cell table:style-name="ce5" table:formula="of:=[.V90]" office:value-type="string" office:string-value="Aux. de Cozinha, Cozinheiro (a)" calcext:value-type="string">
            <text:p>Aux. de Cozinha, Cozinheiro (a)</text:p>
          </table:table-cell>
          <table:table-cell table:style-name="ce5" office:value-type="string" calcext:value-type="string">
            <text:p>Bares, Brasileira, Buffet &amp; Rodízios, Contemporânea, Frutos do Mar, Italiana, Lanchonete &amp; Cafés (salgados, pastéis, sanduiches e doces )</text:p>
          </table:table-cell>
          <table:table-cell table:style-name="ce5" table:formula="of:=[.X90]" office:value-type="string" office:string-value="Bares, Brasileira, Buffet &amp; Rodízios, Contemporânea, Frutos do Mar, Italiana, Lanchonete &amp; Cafés (salgados, pastéis, sanduiches e doces )" calcext:value-type="string">
            <text:p>Bares, Brasileira, Buffet &amp; Rodízios, Contemporânea, Frutos do Mar, Italiana, Lanchonete &amp; Cafés (salgados, pastéis, sanduiches e doces )</text:p>
          </table:table-cell>
          <table:table-cell table:style-name="ce5" office:value-type="string" calcext:value-type="string">
            <text:p>Centro </text:p>
          </table:table-cell>
          <table:table-cell table:style-name="ce5" table:formula="of:=[.Z90]" office:value-type="string" office:string-value="Centro " calcext:value-type="string">
            <text:p>Centro </text:p>
          </table:table-cell>
          <table:table-cell table:style-name="ce5" office:value-type="string" calcext:value-type="string">
            <text:p>marcelinhosouzasouza45@gmail.com</text:p>
          </table:table-cell>
          <table:table-cell table:style-name="ce5" table:formula="of:=COM.MICROSOFT.CONCAT(&quot;alfred.&quot;;[.AB90])" office:value-type="string" office:string-value="alfred.marcelinhosouzasouza45@gmail.com" calcext:value-type="string">
            <text:p>alfred.marcelinhosouzasouza45@g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90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9T14:52:43.61" calcext:value-type="date">
            <text:p>4/9/2020 14:52:43</text:p>
          </table:table-cell>
          <table:table-cell table:style-name="ce5" office:value-type="string" calcext:value-type="string">
            <text:p>Leandro Oliveira</text:p>
          </table:table-cell>
          <table:table-cell table:style-name="ce5" table:formula="of:=PROPER([.B91])" office:value-type="string" office:string-value="Leandro Oliveira" calcext:value-type="string">
            <text:p>Leandro Oliveira</text:p>
          </table:table-cell>
          <table:table-cell table:style-name="ce1" office:value-type="float" office:value="41996077359" calcext:value-type="float">
            <text:p>41996077359</text:p>
          </table:table-cell>
          <table:table-cell table:style-name="ce1" office:value-type="float" office:value="41997915450" calcext:value-type="float">
            <text:p>41997915450</text:p>
          </table:table-cell>
          <table:table-cell table:style-name="ce1" table:formula="of:=LEFT([.E91];2)" office:value-type="string" office:string-value="41" calcext:value-type="string">
            <text:p>41</text:p>
          </table:table-cell>
          <table:table-cell table:style-name="ce1" table:formula="of:=RIGHT([.E91];9)" office:value-type="string" office:string-value="997915450" calcext:value-type="string">
            <text:p>997915450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91];1)&gt;0;&quot;&quot;&quot;morning&quot;&quot;&quot;;&quot;null&quot;);&quot;null&quot;) &amp; &quot;,&quot; &amp;IFERROR(IF(SEARCH(&quot;Tarde&quot;;[.H91];1)&gt;0;&quot;&quot;&quot;afternoon&quot;&quot;&quot;;&quot;null&quot;);&quot;null&quot;) &amp; &quot;,&quot; &amp; IFERROR(IF(SEARCH(&quot;Noite&quot;;[.H9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91];1)&gt;0;&quot;&quot;&quot;morning&quot;&quot;&quot;;&quot;null&quot;);&quot;null&quot;) &amp; &quot;,&quot; &amp;IFERROR(IF(SEARCH(&quot;Tarde&quot;;[.J91];1)&gt;0;&quot;&quot;&quot;afternoon&quot;&quot;&quot;;&quot;null&quot;);&quot;null&quot;) &amp; &quot;,&quot; &amp; IFERROR(IF(SEARCH(&quot;Noite&quot;;[.J9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91];1)&gt;0;&quot;&quot;&quot;morning&quot;&quot;&quot;;&quot;null&quot;);&quot;null&quot;) &amp; &quot;,&quot; &amp;IFERROR(IF(SEARCH(&quot;Tarde&quot;;[.L91];1)&gt;0;&quot;&quot;&quot;afternoon&quot;&quot;&quot;;&quot;null&quot;);&quot;null&quot;) &amp; &quot;,&quot; &amp; IFERROR(IF(SEARCH(&quot;Noite&quot;;[.L9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91];1)&gt;0;&quot;&quot;&quot;morning&quot;&quot;&quot;;&quot;null&quot;);&quot;null&quot;) &amp; &quot;,&quot; &amp;IFERROR(IF(SEARCH(&quot;Tarde&quot;;[.N91];1)&gt;0;&quot;&quot;&quot;afternoon&quot;&quot;&quot;;&quot;null&quot;);&quot;null&quot;) &amp; &quot;,&quot; &amp; IFERROR(IF(SEARCH(&quot;Noite&quot;;[.N9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91];1)&gt;0;&quot;&quot;&quot;morning&quot;&quot;&quot;;&quot;null&quot;);&quot;null&quot;) &amp; &quot;,&quot; &amp;IFERROR(IF(SEARCH(&quot;Tarde&quot;;[.P91];1)&gt;0;&quot;&quot;&quot;afternoon&quot;&quot;&quot;;&quot;null&quot;);&quot;null&quot;) &amp; &quot;,&quot; &amp; IFERROR(IF(SEARCH(&quot;Noite&quot;;[.P9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91];1)&gt;0;&quot;&quot;&quot;morning&quot;&quot;&quot;;&quot;null&quot;);&quot;null&quot;) &amp; &quot;,&quot; &amp;IFERROR(IF(SEARCH(&quot;Tarde&quot;;[.R91];1)&gt;0;&quot;&quot;&quot;afternoon&quot;&quot;&quot;;&quot;null&quot;);&quot;null&quot;) &amp; &quot;,&quot; &amp; IFERROR(IF(SEARCH(&quot;Noite&quot;;[.R9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91];1)&gt;0;&quot;&quot;&quot;morning&quot;&quot;&quot;;&quot;null&quot;);&quot;null&quot;) &amp; &quot;,&quot; &amp;IFERROR(IF(SEARCH(&quot;Tarde&quot;;[.T91];1)&gt;0;&quot;&quot;&quot;afternoon&quot;&quot;&quot;;&quot;null&quot;);&quot;null&quot;) &amp; &quot;,&quot; &amp; IFERROR(IF(SEARCH(&quot;Noite&quot;;[.T9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Barista, Barman, Garçom/Garçonete</text:p>
          </table:table-cell>
          <table:table-cell table:style-name="ce5" table:formula="of:=[.V91]" office:value-type="string" office:string-value="Barista, Barman, Garçom/Garçonete" calcext:value-type="string">
            <text:p>Barista, Barman, Garçom/Garçonete</text:p>
          </table:table-cell>
          <table:table-cell table:style-name="ce5" office:value-type="string" calcext:value-type="string">
            <text:p>Asiática, Bares, Brasileira, Bebidas e Smoothies, Buffet &amp; Rodízios, Carnes &amp; Churrascaria, Contemporânea, Fast-food, Frutos do Mar, Japonesa</text:p>
          </table:table-cell>
          <table:table-cell table:style-name="ce5" table:formula="of:=[.X91]" office:value-type="string" office:string-value="Asiática, Bares, Brasileira, Bebidas e Smoothies, Buffet &amp; Rodízios, Carnes &amp; Churrascaria, Contemporânea, Fast-food, Frutos do Mar, Japonesa" calcext:value-type="string">
            <text:p>Asiática, Bares, Brasileira, Bebidas e Smoothies, Buffet &amp; Rodízios, Carnes &amp; Churrascaria, Contemporânea, Fast-food, Frutos do Mar, Japonesa</text:p>
          </table:table-cell>
          <table:table-cell table:style-name="ce5" office:value-type="string" calcext:value-type="string">
            <text:p>Mercês </text:p>
          </table:table-cell>
          <table:table-cell table:style-name="ce5" table:formula="of:=[.Z91]" office:value-type="string" office:string-value="Mercês " calcext:value-type="string">
            <text:p>Mercês </text:p>
          </table:table-cell>
          <table:table-cell table:style-name="ce5" office:value-type="string" calcext:value-type="string">
            <text:p>leunderoliver@gmail.com</text:p>
          </table:table-cell>
          <table:table-cell table:style-name="ce5" table:formula="of:=COM.MICROSOFT.CONCAT(&quot;alfred.&quot;;[.AB91])" office:value-type="string" office:string-value="alfred.leunderoliver@gmail.com" calcext:value-type="string">
            <text:p>alfred.leunderoliver@g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91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9T14:54:59.93" calcext:value-type="date">
            <text:p>4/9/2020 14:54:59</text:p>
          </table:table-cell>
          <table:table-cell table:style-name="ce5" office:value-type="string" calcext:value-type="string">
            <text:p>Luciana Beatriz dos Santos </text:p>
          </table:table-cell>
          <table:table-cell table:style-name="ce5" table:formula="of:=PROPER([.B92])" office:value-type="string" office:string-value="Luciana Beatriz Dos Santos " calcext:value-type="string">
            <text:p>Luciana Beatriz Dos Santos </text:p>
          </table:table-cell>
          <table:table-cell table:style-name="ce1" office:value-type="string" calcext:value-type="string">
            <text:p>41 997915450</text:p>
          </table:table-cell>
          <table:table-cell table:style-name="ce1" office:value-type="float" office:value="41997463684" calcext:value-type="float">
            <text:p>41997463684</text:p>
          </table:table-cell>
          <table:table-cell table:style-name="ce1" table:formula="of:=LEFT([.E92];2)" office:value-type="string" office:string-value="41" calcext:value-type="string">
            <text:p>41</text:p>
          </table:table-cell>
          <table:table-cell table:style-name="ce1" table:formula="of:=RIGHT([.E92];9)" office:value-type="string" office:string-value="997463684" calcext:value-type="string">
            <text:p>997463684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H92];1)&gt;0;&quot;&quot;&quot;morning&quot;&quot;&quot;;&quot;null&quot;);&quot;null&quot;) &amp; &quot;,&quot; &amp;IFERROR(IF(SEARCH(&quot;Tarde&quot;;[.H92];1)&gt;0;&quot;&quot;&quot;afternoon&quot;&quot;&quot;;&quot;null&quot;);&quot;null&quot;) &amp; &quot;,&quot; &amp; IFERROR(IF(SEARCH(&quot;Noite&quot;;[.H92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J92];1)&gt;0;&quot;&quot;&quot;morning&quot;&quot;&quot;;&quot;null&quot;);&quot;null&quot;) &amp; &quot;,&quot; &amp;IFERROR(IF(SEARCH(&quot;Tarde&quot;;[.J92];1)&gt;0;&quot;&quot;&quot;afternoon&quot;&quot;&quot;;&quot;null&quot;);&quot;null&quot;) &amp; &quot;,&quot; &amp; IFERROR(IF(SEARCH(&quot;Noite&quot;;[.J92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L92];1)&gt;0;&quot;&quot;&quot;morning&quot;&quot;&quot;;&quot;null&quot;);&quot;null&quot;) &amp; &quot;,&quot; &amp;IFERROR(IF(SEARCH(&quot;Tarde&quot;;[.L92];1)&gt;0;&quot;&quot;&quot;afternoon&quot;&quot;&quot;;&quot;null&quot;);&quot;null&quot;) &amp; &quot;,&quot; &amp; IFERROR(IF(SEARCH(&quot;Noite&quot;;[.L92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N92];1)&gt;0;&quot;&quot;&quot;morning&quot;&quot;&quot;;&quot;null&quot;);&quot;null&quot;) &amp; &quot;,&quot; &amp;IFERROR(IF(SEARCH(&quot;Tarde&quot;;[.N92];1)&gt;0;&quot;&quot;&quot;afternoon&quot;&quot;&quot;;&quot;null&quot;);&quot;null&quot;) &amp; &quot;,&quot; &amp; IFERROR(IF(SEARCH(&quot;Noite&quot;;[.N92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P92];1)&gt;0;&quot;&quot;&quot;morning&quot;&quot;&quot;;&quot;null&quot;);&quot;null&quot;) &amp; &quot;,&quot; &amp;IFERROR(IF(SEARCH(&quot;Tarde&quot;;[.P92];1)&gt;0;&quot;&quot;&quot;afternoon&quot;&quot;&quot;;&quot;null&quot;);&quot;null&quot;) &amp; &quot;,&quot; &amp; IFERROR(IF(SEARCH(&quot;Noite&quot;;[.P92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92];1)&gt;0;&quot;&quot;&quot;morning&quot;&quot;&quot;;&quot;null&quot;);&quot;null&quot;) &amp; &quot;,&quot; &amp;IFERROR(IF(SEARCH(&quot;Tarde&quot;;[.R92];1)&gt;0;&quot;&quot;&quot;afternoon&quot;&quot;&quot;;&quot;null&quot;);&quot;null&quot;) &amp; &quot;,&quot; &amp; IFERROR(IF(SEARCH(&quot;Noite&quot;;[.R9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92];1)&gt;0;&quot;&quot;&quot;morning&quot;&quot;&quot;;&quot;null&quot;);&quot;null&quot;) &amp; &quot;,&quot; &amp;IFERROR(IF(SEARCH(&quot;Tarde&quot;;[.T92];1)&gt;0;&quot;&quot;&quot;afternoon&quot;&quot;&quot;;&quot;null&quot;);&quot;null&quot;) &amp; &quot;,&quot; &amp; IFERROR(IF(SEARCH(&quot;Noite&quot;;[.T9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Caixa, Garçom/Garçonete, Hostess</text:p>
          </table:table-cell>
          <table:table-cell table:style-name="ce5" table:formula="of:=[.V92]" office:value-type="string" office:string-value="Caixa, Garçom/Garçonete, Hostess" calcext:value-type="string">
            <text:p>Caixa, Garçom/Garçonete, Hostess</text:p>
          </table:table-cell>
          <table:table-cell table:style-name="ce5" office:value-type="string" calcext:value-type="string">
            <text:p>Bares, Brasileira, Bebidas e Smoothies, Carnes &amp; Churrascaria, Fast-food, Frutos do Mar, Lanchonete &amp; Cafés (salgados, pastéis, sanduiches e doces ), Saudável</text:p>
          </table:table-cell>
          <table:table-cell table:style-name="ce5" table:formula="of:=[.X92]" office:value-type="string" office:string-value="Bares, Brasileira, Bebidas e Smoothies, Carnes &amp; Churrascaria, Fast-food, Frutos do Mar, Lanchonete &amp; Cafés (salgados, pastéis, sanduiches e doces ), Saudável" calcext:value-type="string">
            <text:p>Bares, Brasileira, Bebidas e Smoothies, Carnes &amp; Churrascaria, Fast-food, Frutos do Mar, Lanchonete &amp; Cafés (salgados, pastéis, sanduiches e doces ), Saudável</text:p>
          </table:table-cell>
          <table:table-cell table:style-name="ce5" office:value-type="string" calcext:value-type="string">
            <text:p>Pilarzinho </text:p>
          </table:table-cell>
          <table:table-cell table:style-name="ce5" table:formula="of:=[.Z92]" office:value-type="string" office:string-value="Pilarzinho " calcext:value-type="string">
            <text:p>Pilarzinho </text:p>
          </table:table-cell>
          <table:table-cell table:style-name="ce5" office:value-type="string" calcext:value-type="string">
            <text:p>lumanson02@gmail.com</text:p>
          </table:table-cell>
          <table:table-cell table:style-name="ce5" table:formula="of:=COM.MICROSOFT.CONCAT(&quot;alfred.&quot;;[.AB92])" office:value-type="string" office:string-value="alfred.lumanson02@gmail.com" calcext:value-type="string">
            <text:p>alfred.lumanson02@g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Superior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92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9T15:40:00.74" calcext:value-type="date">
            <text:p>4/9/2020 15:40:00</text:p>
          </table:table-cell>
          <table:table-cell table:style-name="ce5" office:value-type="string" calcext:value-type="string">
            <text:p>Pablo Brum </text:p>
          </table:table-cell>
          <table:table-cell table:style-name="ce5" table:formula="of:=PROPER([.B93])" office:value-type="string" office:string-value="Pablo Brum " calcext:value-type="string">
            <text:p>Pablo Brum </text:p>
          </table:table-cell>
          <table:table-cell table:style-name="ce1" office:value-type="float" office:value="41997463684" calcext:value-type="float">
            <text:p>41997463684</text:p>
          </table:table-cell>
          <table:table-cell table:style-name="ce1" office:value-type="float" office:value="41998698129" calcext:value-type="float">
            <text:p>41998698129</text:p>
          </table:table-cell>
          <table:table-cell table:style-name="ce1" table:formula="of:=LEFT([.E93];2)" office:value-type="string" office:string-value="41" calcext:value-type="string">
            <text:p>41</text:p>
          </table:table-cell>
          <table:table-cell table:style-name="ce1" table:formula="of:=RIGHT([.E93];9)" office:value-type="string" office:string-value="998698129" calcext:value-type="string">
            <text:p>998698129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H93];1)&gt;0;&quot;&quot;&quot;morning&quot;&quot;&quot;;&quot;null&quot;);&quot;null&quot;) &amp; &quot;,&quot; &amp;IFERROR(IF(SEARCH(&quot;Tarde&quot;;[.H93];1)&gt;0;&quot;&quot;&quot;afternoon&quot;&quot;&quot;;&quot;null&quot;);&quot;null&quot;) &amp; &quot;,&quot; &amp; IFERROR(IF(SEARCH(&quot;Noite&quot;;[.H93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J93];1)&gt;0;&quot;&quot;&quot;morning&quot;&quot;&quot;;&quot;null&quot;);&quot;null&quot;) &amp; &quot;,&quot; &amp;IFERROR(IF(SEARCH(&quot;Tarde&quot;;[.J93];1)&gt;0;&quot;&quot;&quot;afternoon&quot;&quot;&quot;;&quot;null&quot;);&quot;null&quot;) &amp; &quot;,&quot; &amp; IFERROR(IF(SEARCH(&quot;Noite&quot;;[.J93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L93];1)&gt;0;&quot;&quot;&quot;morning&quot;&quot;&quot;;&quot;null&quot;);&quot;null&quot;) &amp; &quot;,&quot; &amp;IFERROR(IF(SEARCH(&quot;Tarde&quot;;[.L93];1)&gt;0;&quot;&quot;&quot;afternoon&quot;&quot;&quot;;&quot;null&quot;);&quot;null&quot;) &amp; &quot;,&quot; &amp; IFERROR(IF(SEARCH(&quot;Noite&quot;;[.L93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N93];1)&gt;0;&quot;&quot;&quot;morning&quot;&quot;&quot;;&quot;null&quot;);&quot;null&quot;) &amp; &quot;,&quot; &amp;IFERROR(IF(SEARCH(&quot;Tarde&quot;;[.N93];1)&gt;0;&quot;&quot;&quot;afternoon&quot;&quot;&quot;;&quot;null&quot;);&quot;null&quot;) &amp; &quot;,&quot; &amp; IFERROR(IF(SEARCH(&quot;Noite&quot;;[.N93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P93];1)&gt;0;&quot;&quot;&quot;morning&quot;&quot;&quot;;&quot;null&quot;);&quot;null&quot;) &amp; &quot;,&quot; &amp;IFERROR(IF(SEARCH(&quot;Tarde&quot;;[.P93];1)&gt;0;&quot;&quot;&quot;afternoon&quot;&quot;&quot;;&quot;null&quot;);&quot;null&quot;) &amp; &quot;,&quot; &amp; IFERROR(IF(SEARCH(&quot;Noite&quot;;[.P93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R93];1)&gt;0;&quot;&quot;&quot;morning&quot;&quot;&quot;;&quot;null&quot;);&quot;null&quot;) &amp; &quot;,&quot; &amp;IFERROR(IF(SEARCH(&quot;Tarde&quot;;[.R93];1)&gt;0;&quot;&quot;&quot;afternoon&quot;&quot;&quot;;&quot;null&quot;);&quot;null&quot;) &amp; &quot;,&quot; &amp; IFERROR(IF(SEARCH(&quot;Noite&quot;;[.R93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T93];1)&gt;0;&quot;&quot;&quot;morning&quot;&quot;&quot;;&quot;null&quot;);&quot;null&quot;) &amp; &quot;,&quot; &amp;IFERROR(IF(SEARCH(&quot;Tarde&quot;;[.T93];1)&gt;0;&quot;&quot;&quot;afternoon&quot;&quot;&quot;;&quot;null&quot;);&quot;null&quot;) &amp; &quot;,&quot; &amp; IFERROR(IF(SEARCH(&quot;Noite&quot;;[.T93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Atendente de balcão, Barman, Chapeiro</text:p>
          </table:table-cell>
          <table:table-cell table:style-name="ce5" table:formula="of:=[.V93]" office:value-type="string" office:string-value="Atendente de balcão, Barman, Chapeiro" calcext:value-type="string">
            <text:p>Atendente de balcão, Barman, Chapeiro</text:p>
          </table:table-cell>
          <table:table-cell table:style-name="ce5" office:value-type="string" calcext:value-type="string">
            <text:p>Fast-food, Frutos do Mar</text:p>
          </table:table-cell>
          <table:table-cell table:style-name="ce5" table:formula="of:=[.X93]" office:value-type="string" office:string-value="Fast-food, Frutos do Mar" calcext:value-type="string">
            <text:p>Fast-food, Frutos do Mar</text:p>
          </table:table-cell>
          <table:table-cell table:style-name="ce5" office:value-type="string" calcext:value-type="string">
            <text:p>batel </text:p>
          </table:table-cell>
          <table:table-cell table:style-name="ce5" table:formula="of:=[.Z93]" office:value-type="string" office:string-value="batel " calcext:value-type="string">
            <text:p>batel </text:p>
          </table:table-cell>
          <table:table-cell table:style-name="ce5" office:value-type="string" calcext:value-type="string">
            <text:p>pablombrum@hotmail.com.br</text:p>
          </table:table-cell>
          <table:table-cell table:style-name="ce5" table:formula="of:=COM.MICROSOFT.CONCAT(&quot;alfred.&quot;;[.AB93])" office:value-type="string" office:string-value="alfred.pablombrum@hotmail.com.br" calcext:value-type="string">
            <text:p>alfred.pablombrum@hotmail.com.br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93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12T19:27:30.5" calcext:value-type="date">
            <text:p>4/12/2020 19:27:30</text:p>
          </table:table-cell>
          <table:table-cell table:style-name="ce5" office:value-type="string" calcext:value-type="string">
            <text:p>Paula pasini</text:p>
          </table:table-cell>
          <table:table-cell table:style-name="ce5" table:formula="of:=PROPER([.B94])" office:value-type="string" office:string-value="Paula Pasini" calcext:value-type="string">
            <text:p>Paula Pasini</text:p>
          </table:table-cell>
          <table:table-cell table:style-name="ce1" office:value-type="float" office:value="998698129" calcext:value-type="float">
            <text:p>998698129</text:p>
          </table:table-cell>
          <table:table-cell table:style-name="ce1" office:value-type="float" office:value="19989916575" calcext:value-type="float">
            <text:p>19989916575</text:p>
          </table:table-cell>
          <table:table-cell table:style-name="ce1" table:formula="of:=LEFT([.E94];2)" office:value-type="string" office:string-value="19" calcext:value-type="string">
            <text:p>19</text:p>
          </table:table-cell>
          <table:table-cell table:style-name="ce1" table:formula="of:=RIGHT([.E94];9)" office:value-type="string" office:string-value="989916575" calcext:value-type="string">
            <text:p>989916575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H94];1)&gt;0;&quot;&quot;&quot;morning&quot;&quot;&quot;;&quot;null&quot;);&quot;null&quot;) &amp; &quot;,&quot; &amp;IFERROR(IF(SEARCH(&quot;Tarde&quot;;[.H94];1)&gt;0;&quot;&quot;&quot;afternoon&quot;&quot;&quot;;&quot;null&quot;);&quot;null&quot;) &amp; &quot;,&quot; &amp; IFERROR(IF(SEARCH(&quot;Noite&quot;;[.H94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J94];1)&gt;0;&quot;&quot;&quot;morning&quot;&quot;&quot;;&quot;null&quot;);&quot;null&quot;) &amp; &quot;,&quot; &amp;IFERROR(IF(SEARCH(&quot;Tarde&quot;;[.J94];1)&gt;0;&quot;&quot;&quot;afternoon&quot;&quot;&quot;;&quot;null&quot;);&quot;null&quot;) &amp; &quot;,&quot; &amp; IFERROR(IF(SEARCH(&quot;Noite&quot;;[.J94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L94];1)&gt;0;&quot;&quot;&quot;morning&quot;&quot;&quot;;&quot;null&quot;);&quot;null&quot;) &amp; &quot;,&quot; &amp;IFERROR(IF(SEARCH(&quot;Tarde&quot;;[.L94];1)&gt;0;&quot;&quot;&quot;afternoon&quot;&quot;&quot;;&quot;null&quot;);&quot;null&quot;) &amp; &quot;,&quot; &amp; IFERROR(IF(SEARCH(&quot;Noite&quot;;[.L94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N94];1)&gt;0;&quot;&quot;&quot;morning&quot;&quot;&quot;;&quot;null&quot;);&quot;null&quot;) &amp; &quot;,&quot; &amp;IFERROR(IF(SEARCH(&quot;Tarde&quot;;[.N94];1)&gt;0;&quot;&quot;&quot;afternoon&quot;&quot;&quot;;&quot;null&quot;);&quot;null&quot;) &amp; &quot;,&quot; &amp; IFERROR(IF(SEARCH(&quot;Noite&quot;;[.N94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P94];1)&gt;0;&quot;&quot;&quot;morning&quot;&quot;&quot;;&quot;null&quot;);&quot;null&quot;) &amp; &quot;,&quot; &amp;IFERROR(IF(SEARCH(&quot;Tarde&quot;;[.P94];1)&gt;0;&quot;&quot;&quot;afternoon&quot;&quot;&quot;;&quot;null&quot;);&quot;null&quot;) &amp; &quot;,&quot; &amp; IFERROR(IF(SEARCH(&quot;Noite&quot;;[.P94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R94];1)&gt;0;&quot;&quot;&quot;morning&quot;&quot;&quot;;&quot;null&quot;);&quot;null&quot;) &amp; &quot;,&quot; &amp;IFERROR(IF(SEARCH(&quot;Tarde&quot;;[.R94];1)&gt;0;&quot;&quot;&quot;afternoon&quot;&quot;&quot;;&quot;null&quot;);&quot;null&quot;) &amp; &quot;,&quot; &amp; IFERROR(IF(SEARCH(&quot;Noite&quot;;[.R94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/>
          <table:table-cell table:style-name="ce5" table:formula="of:=&quot;[&quot; &amp; IFERROR(IF(SEARCH(&quot;Manhã&quot;;[.T94];1)&gt;0;&quot;&quot;&quot;morning&quot;&quot;&quot;;&quot;null&quot;);&quot;null&quot;) &amp; &quot;,&quot; &amp;IFERROR(IF(SEARCH(&quot;Tarde&quot;;[.T94];1)&gt;0;&quot;&quot;&quot;afternoon&quot;&quot;&quot;;&quot;null&quot;);&quot;null&quot;) &amp; &quot;,&quot; &amp; IFERROR(IF(SEARCH(&quot;Noite&quot;;[.T94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Confeiteiro (a), Cozinheiro (a)</text:p>
          </table:table-cell>
          <table:table-cell table:style-name="ce5" table:formula="of:=[.V94]" office:value-type="string" office:string-value="Confeiteiro (a), Cozinheiro (a)" calcext:value-type="string">
            <text:p>Confeiteiro (a), Cozinheiro (a)</text:p>
          </table:table-cell>
          <table:table-cell table:style-name="ce5" office:value-type="string" calcext:value-type="string">
            <text:p>Brasileira, Carnes &amp; Churrascaria, Contemporânea, Padaria e Confeitarias, Saudável</text:p>
          </table:table-cell>
          <table:table-cell table:style-name="ce5" table:formula="of:=[.X94]" office:value-type="string" office:string-value="Brasileira, Carnes &amp; Churrascaria, Contemporânea, Padaria e Confeitarias, Saudável" calcext:value-type="string">
            <text:p>Brasileira, Carnes &amp; Churrascaria, Contemporânea, Padaria e Confeitarias, Saudável</text:p>
          </table:table-cell>
          <table:table-cell table:style-name="ce5" office:value-type="string" calcext:value-type="string">
            <text:p>Abranches</text:p>
          </table:table-cell>
          <table:table-cell table:style-name="ce5" table:formula="of:=[.Z94]" office:value-type="string" office:string-value="Abranches" calcext:value-type="string">
            <text:p>Abranches</text:p>
          </table:table-cell>
          <table:table-cell table:style-name="ce5" office:value-type="string" calcext:value-type="string">
            <text:p>psanfordpasini@hotmail.com</text:p>
          </table:table-cell>
          <table:table-cell table:style-name="ce5" table:formula="of:=COM.MICROSOFT.CONCAT(&quot;alfred.&quot;;[.AB94])" office:value-type="string" office:string-value="alfred.psanfordpasini@hotmail.com" calcext:value-type="string">
            <text:p>alfred.psanfordpasini@hotmail.com</text:p>
          </table:table-cell>
          <table:table-cell table:style-name="ce5" office:value-type="string" calcext:value-type="string">
            <text:p>41 a 50 anos</text:p>
          </table:table-cell>
          <table:table-cell/>
          <table:table-cell table:style-name="ce5" office:value-type="string" calcext:value-type="string">
            <text:p>Ensino Superior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94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13T18:57:47.62" calcext:value-type="date">
            <text:p>4/13/2020 18:57:47</text:p>
          </table:table-cell>
          <table:table-cell table:style-name="ce5" office:value-type="string" calcext:value-type="string">
            <text:p>Jeniffer kauane </text:p>
          </table:table-cell>
          <table:table-cell table:style-name="ce5" table:formula="of:=PROPER([.B95])" office:value-type="string" office:string-value="Jeniffer Kauane " calcext:value-type="string">
            <text:p>Jeniffer Kauane </text:p>
          </table:table-cell>
          <table:table-cell table:style-name="ce1" office:value-type="string" calcext:value-type="string">
            <text:p>019989916575</text:p>
          </table:table-cell>
          <table:table-cell table:style-name="ce1" office:value-type="float" office:value="41991223205" calcext:value-type="float">
            <text:p>41991223205</text:p>
          </table:table-cell>
          <table:table-cell table:style-name="ce1" table:formula="of:=LEFT([.E95];2)" office:value-type="string" office:string-value="41" calcext:value-type="string">
            <text:p>41</text:p>
          </table:table-cell>
          <table:table-cell table:style-name="ce1" table:formula="of:=RIGHT([.E95];9)" office:value-type="string" office:string-value="991223205" calcext:value-type="string">
            <text:p>991223205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95];1)&gt;0;&quot;&quot;&quot;morning&quot;&quot;&quot;;&quot;null&quot;);&quot;null&quot;) &amp; &quot;,&quot; &amp;IFERROR(IF(SEARCH(&quot;Tarde&quot;;[.H95];1)&gt;0;&quot;&quot;&quot;afternoon&quot;&quot;&quot;;&quot;null&quot;);&quot;null&quot;) &amp; &quot;,&quot; &amp; IFERROR(IF(SEARCH(&quot;Noite&quot;;[.H9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95];1)&gt;0;&quot;&quot;&quot;morning&quot;&quot;&quot;;&quot;null&quot;);&quot;null&quot;) &amp; &quot;,&quot; &amp;IFERROR(IF(SEARCH(&quot;Tarde&quot;;[.J95];1)&gt;0;&quot;&quot;&quot;afternoon&quot;&quot;&quot;;&quot;null&quot;);&quot;null&quot;) &amp; &quot;,&quot; &amp; IFERROR(IF(SEARCH(&quot;Noite&quot;;[.J9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95];1)&gt;0;&quot;&quot;&quot;morning&quot;&quot;&quot;;&quot;null&quot;);&quot;null&quot;) &amp; &quot;,&quot; &amp;IFERROR(IF(SEARCH(&quot;Tarde&quot;;[.L95];1)&gt;0;&quot;&quot;&quot;afternoon&quot;&quot;&quot;;&quot;null&quot;);&quot;null&quot;) &amp; &quot;,&quot; &amp; IFERROR(IF(SEARCH(&quot;Noite&quot;;[.L95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N95];1)&gt;0;&quot;&quot;&quot;morning&quot;&quot;&quot;;&quot;null&quot;);&quot;null&quot;) &amp; &quot;,&quot; &amp;IFERROR(IF(SEARCH(&quot;Tarde&quot;;[.N95];1)&gt;0;&quot;&quot;&quot;afternoon&quot;&quot;&quot;;&quot;null&quot;);&quot;null&quot;) &amp; &quot;,&quot; &amp; IFERROR(IF(SEARCH(&quot;Noite&quot;;[.N95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P95];1)&gt;0;&quot;&quot;&quot;morning&quot;&quot;&quot;;&quot;null&quot;);&quot;null&quot;) &amp; &quot;,&quot; &amp;IFERROR(IF(SEARCH(&quot;Tarde&quot;;[.P95];1)&gt;0;&quot;&quot;&quot;afternoon&quot;&quot;&quot;;&quot;null&quot;);&quot;null&quot;) &amp; &quot;,&quot; &amp; IFERROR(IF(SEARCH(&quot;Noite&quot;;[.P95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R95];1)&gt;0;&quot;&quot;&quot;morning&quot;&quot;&quot;;&quot;null&quot;);&quot;null&quot;) &amp; &quot;,&quot; &amp;IFERROR(IF(SEARCH(&quot;Tarde&quot;;[.R95];1)&gt;0;&quot;&quot;&quot;afternoon&quot;&quot;&quot;;&quot;null&quot;);&quot;null&quot;) &amp; &quot;,&quot; &amp; IFERROR(IF(SEARCH(&quot;Noite&quot;;[.R95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T95];1)&gt;0;&quot;&quot;&quot;morning&quot;&quot;&quot;;&quot;null&quot;);&quot;null&quot;) &amp; &quot;,&quot; &amp;IFERROR(IF(SEARCH(&quot;Tarde&quot;;[.T95];1)&gt;0;&quot;&quot;&quot;afternoon&quot;&quot;&quot;;&quot;null&quot;);&quot;null&quot;) &amp; &quot;,&quot; &amp; IFERROR(IF(SEARCH(&quot;Noite&quot;;[.T95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Aux.de <text:s/>Limpeza, Garçom/Garçonete, Vendedor (a)</text:p>
          </table:table-cell>
          <table:table-cell table:style-name="ce5" table:formula="of:=[.V95]" office:value-type="string" office:string-value="Aux.de  Limpeza, Garçom/Garçonete, Vendedor (a)" calcext:value-type="string">
            <text:p>Aux.de <text:s/>Limpeza, Garçom/Garçonete, Vendedor (a)</text:p>
          </table:table-cell>
          <table:table-cell table:style-name="ce5" office:value-type="string" calcext:value-type="string">
            <text:p>Sorveteria</text:p>
          </table:table-cell>
          <table:table-cell table:style-name="ce5" table:formula="of:=[.X95]" office:value-type="string" office:string-value="Sorveteria" calcext:value-type="string">
            <text:p>Sorveteria</text:p>
          </table:table-cell>
          <table:table-cell table:style-name="ce5" office:value-type="string" calcext:value-type="string">
            <text:p>Santa terezinha</text:p>
          </table:table-cell>
          <table:table-cell table:style-name="ce5" table:formula="of:=[.Z95]" office:value-type="string" office:string-value="Santa terezinha" calcext:value-type="string">
            <text:p>Santa terezinha</text:p>
          </table:table-cell>
          <table:table-cell table:style-name="ce5" office:value-type="string" calcext:value-type="string">
            <text:p>jkauane538@gmail.com</text:p>
          </table:table-cell>
          <table:table-cell table:style-name="ce5" table:formula="of:=COM.MICROSOFT.CONCAT(&quot;alfred.&quot;;[.AB95])" office:value-type="string" office:string-value="alfred.jkauane538@gmail.com" calcext:value-type="string">
            <text:p>alfred.jkauane538@gmail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Fundamental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95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14T18:03:09.61" calcext:value-type="date">
            <text:p>4/14/2020 18:03:09</text:p>
          </table:table-cell>
          <table:table-cell table:style-name="ce5" office:value-type="string" calcext:value-type="string">
            <text:p>Neil Ventura</text:p>
          </table:table-cell>
          <table:table-cell table:style-name="ce5" table:formula="of:=PROPER([.B96])" office:value-type="string" office:string-value="Neil Ventura" calcext:value-type="string">
            <text:p>Neil Ventura</text:p>
          </table:table-cell>
          <table:table-cell table:style-name="ce1" office:value-type="float" office:value="41991223205" calcext:value-type="float">
            <text:p>41991223205</text:p>
          </table:table-cell>
          <table:table-cell table:style-name="ce1" office:value-type="float" office:value="41995986026" calcext:value-type="float">
            <text:p>41995986026</text:p>
          </table:table-cell>
          <table:table-cell table:style-name="ce1" table:formula="of:=LEFT([.E96];2)" office:value-type="string" office:string-value="41" calcext:value-type="string">
            <text:p>41</text:p>
          </table:table-cell>
          <table:table-cell table:style-name="ce1" table:formula="of:=RIGHT([.E96];9)" office:value-type="string" office:string-value="995986026" calcext:value-type="string">
            <text:p>995986026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96];1)&gt;0;&quot;&quot;&quot;morning&quot;&quot;&quot;;&quot;null&quot;);&quot;null&quot;) &amp; &quot;,&quot; &amp;IFERROR(IF(SEARCH(&quot;Tarde&quot;;[.H96];1)&gt;0;&quot;&quot;&quot;afternoon&quot;&quot;&quot;;&quot;null&quot;);&quot;null&quot;) &amp; &quot;,&quot; &amp; IFERROR(IF(SEARCH(&quot;Noite&quot;;[.H9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96];1)&gt;0;&quot;&quot;&quot;morning&quot;&quot;&quot;;&quot;null&quot;);&quot;null&quot;) &amp; &quot;,&quot; &amp;IFERROR(IF(SEARCH(&quot;Tarde&quot;;[.J96];1)&gt;0;&quot;&quot;&quot;afternoon&quot;&quot;&quot;;&quot;null&quot;);&quot;null&quot;) &amp; &quot;,&quot; &amp; IFERROR(IF(SEARCH(&quot;Noite&quot;;[.J9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96];1)&gt;0;&quot;&quot;&quot;morning&quot;&quot;&quot;;&quot;null&quot;);&quot;null&quot;) &amp; &quot;,&quot; &amp;IFERROR(IF(SEARCH(&quot;Tarde&quot;;[.L96];1)&gt;0;&quot;&quot;&quot;afternoon&quot;&quot;&quot;;&quot;null&quot;);&quot;null&quot;) &amp; &quot;,&quot; &amp; IFERROR(IF(SEARCH(&quot;Noite&quot;;[.L9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96];1)&gt;0;&quot;&quot;&quot;morning&quot;&quot;&quot;;&quot;null&quot;);&quot;null&quot;) &amp; &quot;,&quot; &amp;IFERROR(IF(SEARCH(&quot;Tarde&quot;;[.N96];1)&gt;0;&quot;&quot;&quot;afternoon&quot;&quot;&quot;;&quot;null&quot;);&quot;null&quot;) &amp; &quot;,&quot; &amp; IFERROR(IF(SEARCH(&quot;Noite&quot;;[.N9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96];1)&gt;0;&quot;&quot;&quot;morning&quot;&quot;&quot;;&quot;null&quot;);&quot;null&quot;) &amp; &quot;,&quot; &amp;IFERROR(IF(SEARCH(&quot;Tarde&quot;;[.P96];1)&gt;0;&quot;&quot;&quot;afternoon&quot;&quot;&quot;;&quot;null&quot;);&quot;null&quot;) &amp; &quot;,&quot; &amp; IFERROR(IF(SEARCH(&quot;Noite&quot;;[.P9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96];1)&gt;0;&quot;&quot;&quot;morning&quot;&quot;&quot;;&quot;null&quot;);&quot;null&quot;) &amp; &quot;,&quot; &amp;IFERROR(IF(SEARCH(&quot;Tarde&quot;;[.R96];1)&gt;0;&quot;&quot;&quot;afternoon&quot;&quot;&quot;;&quot;null&quot;);&quot;null&quot;) &amp; &quot;,&quot; &amp; IFERROR(IF(SEARCH(&quot;Noite&quot;;[.R9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96];1)&gt;0;&quot;&quot;&quot;morning&quot;&quot;&quot;;&quot;null&quot;);&quot;null&quot;) &amp; &quot;,&quot; &amp;IFERROR(IF(SEARCH(&quot;Tarde&quot;;[.T96];1)&gt;0;&quot;&quot;&quot;afternoon&quot;&quot;&quot;;&quot;null&quot;);&quot;null&quot;) &amp; &quot;,&quot; &amp; IFERROR(IF(SEARCH(&quot;Noite&quot;;[.T96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Barman, Gerência</text:p>
          </table:table-cell>
          <table:table-cell table:style-name="ce5" table:formula="of:=[.V96]" office:value-type="string" office:string-value="Barman, Gerência" calcext:value-type="string">
            <text:p>Barman, Gerência</text:p>
          </table:table-cell>
          <table:table-cell table:style-name="ce5" office:value-type="string" calcext:value-type="string">
            <text:p>Bares, Bebidas e Smoothies</text:p>
          </table:table-cell>
          <table:table-cell table:style-name="ce5" table:formula="of:=[.X96]" office:value-type="string" office:string-value="Bares, Bebidas e Smoothies" calcext:value-type="string">
            <text:p>Bares, Bebidas e Smoothies</text:p>
          </table:table-cell>
          <table:table-cell table:style-name="ce5" office:value-type="string" calcext:value-type="string">
            <text:p>Centro</text:p>
          </table:table-cell>
          <table:table-cell table:style-name="ce5" table:formula="of:=[.Z96]" office:value-type="string" office:string-value="Centro" calcext:value-type="string">
            <text:p>Centro</text:p>
          </table:table-cell>
          <table:table-cell table:style-name="ce5" office:value-type="string" calcext:value-type="string">
            <text:p>stylicusbar@outlook.com</text:p>
          </table:table-cell>
          <table:table-cell table:style-name="ce5" table:formula="of:=COM.MICROSOFT.CONCAT(&quot;alfred.&quot;;[.AB96])" office:value-type="string" office:string-value="alfred.stylicusbar@outlook.com" calcext:value-type="string">
            <text:p>alfred.stylicusbar@outlook.com</text:p>
          </table:table-cell>
          <table:table-cell table:style-name="ce5" office:value-type="string" calcext:value-type="string">
            <text:p>41 a 5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96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24T11:53:06.18" calcext:value-type="date">
            <text:p>4/24/2020 11:53:06</text:p>
          </table:table-cell>
          <table:table-cell table:style-name="ce5" office:value-type="string" calcext:value-type="string">
            <text:p>Ademilson Oroski de Souza</text:p>
          </table:table-cell>
          <table:table-cell table:style-name="ce5" table:formula="of:=PROPER([.B97])" office:value-type="string" office:string-value="Ademilson Oroski De Souza" calcext:value-type="string">
            <text:p>Ademilson Oroski De Souza</text:p>
          </table:table-cell>
          <table:table-cell table:style-name="ce1" office:value-type="string" calcext:value-type="string">
            <text:p>41 995986026</text:p>
          </table:table-cell>
          <table:table-cell table:style-name="ce1" office:value-type="float" office:value="41998761775" calcext:value-type="float">
            <text:p>41998761775</text:p>
          </table:table-cell>
          <table:table-cell table:style-name="ce1" table:formula="of:=LEFT([.E97];2)" office:value-type="string" office:string-value="41" calcext:value-type="string">
            <text:p>41</text:p>
          </table:table-cell>
          <table:table-cell table:style-name="ce1" table:formula="of:=RIGHT([.E97];9)" office:value-type="string" office:string-value="998761775" calcext:value-type="string">
            <text:p>998761775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H97];1)&gt;0;&quot;&quot;&quot;morning&quot;&quot;&quot;;&quot;null&quot;);&quot;null&quot;) &amp; &quot;,&quot; &amp;IFERROR(IF(SEARCH(&quot;Tarde&quot;;[.H97];1)&gt;0;&quot;&quot;&quot;afternoon&quot;&quot;&quot;;&quot;null&quot;);&quot;null&quot;) &amp; &quot;,&quot; &amp; IFERROR(IF(SEARCH(&quot;Noite&quot;;[.H97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J97];1)&gt;0;&quot;&quot;&quot;morning&quot;&quot;&quot;;&quot;null&quot;);&quot;null&quot;) &amp; &quot;,&quot; &amp;IFERROR(IF(SEARCH(&quot;Tarde&quot;;[.J97];1)&gt;0;&quot;&quot;&quot;afternoon&quot;&quot;&quot;;&quot;null&quot;);&quot;null&quot;) &amp; &quot;,&quot; &amp; IFERROR(IF(SEARCH(&quot;Noite&quot;;[.J97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97];1)&gt;0;&quot;&quot;&quot;morning&quot;&quot;&quot;;&quot;null&quot;);&quot;null&quot;) &amp; &quot;,&quot; &amp;IFERROR(IF(SEARCH(&quot;Tarde&quot;;[.L97];1)&gt;0;&quot;&quot;&quot;afternoon&quot;&quot;&quot;;&quot;null&quot;);&quot;null&quot;) &amp; &quot;,&quot; &amp; IFERROR(IF(SEARCH(&quot;Noite&quot;;[.L97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N97];1)&gt;0;&quot;&quot;&quot;morning&quot;&quot;&quot;;&quot;null&quot;);&quot;null&quot;) &amp; &quot;,&quot; &amp;IFERROR(IF(SEARCH(&quot;Tarde&quot;;[.N97];1)&gt;0;&quot;&quot;&quot;afternoon&quot;&quot;&quot;;&quot;null&quot;);&quot;null&quot;) &amp; &quot;,&quot; &amp; IFERROR(IF(SEARCH(&quot;Noite&quot;;[.N97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P97];1)&gt;0;&quot;&quot;&quot;morning&quot;&quot;&quot;;&quot;null&quot;);&quot;null&quot;) &amp; &quot;,&quot; &amp;IFERROR(IF(SEARCH(&quot;Tarde&quot;;[.P97];1)&gt;0;&quot;&quot;&quot;afternoon&quot;&quot;&quot;;&quot;null&quot;);&quot;null&quot;) &amp; &quot;,&quot; &amp; IFERROR(IF(SEARCH(&quot;Noite&quot;;[.P97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R97];1)&gt;0;&quot;&quot;&quot;morning&quot;&quot;&quot;;&quot;null&quot;);&quot;null&quot;) &amp; &quot;,&quot; &amp;IFERROR(IF(SEARCH(&quot;Tarde&quot;;[.R97];1)&gt;0;&quot;&quot;&quot;afternoon&quot;&quot;&quot;;&quot;null&quot;);&quot;null&quot;) &amp; &quot;,&quot; &amp; IFERROR(IF(SEARCH(&quot;Noite&quot;;[.R97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T97];1)&gt;0;&quot;&quot;&quot;morning&quot;&quot;&quot;;&quot;null&quot;);&quot;null&quot;) &amp; &quot;,&quot; &amp;IFERROR(IF(SEARCH(&quot;Tarde&quot;;[.T97];1)&gt;0;&quot;&quot;&quot;afternoon&quot;&quot;&quot;;&quot;null&quot;);&quot;null&quot;) &amp; &quot;,&quot; &amp; IFERROR(IF(SEARCH(&quot;Noite&quot;;[.T97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Barman, Garçom/Garçonete</text:p>
          </table:table-cell>
          <table:table-cell table:style-name="ce5" table:formula="of:=[.V97]" office:value-type="string" office:string-value="Barman, Garçom/Garçonete" calcext:value-type="string">
            <text:p>Barman, Garçom/Garçonete</text:p>
          </table:table-cell>
          <table:table-cell table:style-name="ce5" office:value-type="string" calcext:value-type="string">
            <text:p>Bares, Bebidas e Smoothies</text:p>
          </table:table-cell>
          <table:table-cell table:style-name="ce5" table:formula="of:=[.X97]" office:value-type="string" office:string-value="Bares, Bebidas e Smoothies" calcext:value-type="string">
            <text:p>Bares, Bebidas e Smoothies</text:p>
          </table:table-cell>
          <table:table-cell table:style-name="ce5" office:value-type="string" calcext:value-type="string">
            <text:p>Pilarzinho </text:p>
          </table:table-cell>
          <table:table-cell table:style-name="ce5" table:formula="of:=[.Z97]" office:value-type="string" office:string-value="Pilarzinho " calcext:value-type="string">
            <text:p>Pilarzinho </text:p>
          </table:table-cell>
          <table:table-cell table:style-name="ce5" office:value-type="string" calcext:value-type="string">
            <text:p>souzaoroski@Gmail.com</text:p>
          </table:table-cell>
          <table:table-cell table:style-name="ce5" table:formula="of:=COM.MICROSOFT.CONCAT(&quot;alfred.&quot;;[.AB97])" office:value-type="string" office:string-value="alfred.souzaoroski@Gmail.com" calcext:value-type="string">
            <text:p>alfred.souzaoroski@G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97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8-13T20:29:59.61" calcext:value-type="date">
            <text:p>8/13/2020 20:29:59</text:p>
          </table:table-cell>
          <table:table-cell table:style-name="ce5" office:value-type="string" calcext:value-type="string">
            <text:p>Ramon Hasper</text:p>
          </table:table-cell>
          <table:table-cell table:style-name="ce5" table:formula="of:=PROPER([.B98])" office:value-type="string" office:string-value="Ramon Hasper" calcext:value-type="string">
            <text:p>Ramon Hasper</text:p>
          </table:table-cell>
          <table:table-cell table:style-name="ce1" office:value-type="float" office:value="41998761775" calcext:value-type="float">
            <text:p>41998761775</text:p>
          </table:table-cell>
          <table:table-cell table:style-name="ce1" office:value-type="float" office:value="41997953704" calcext:value-type="float">
            <text:p>41997953704</text:p>
          </table:table-cell>
          <table:table-cell table:style-name="ce1" table:formula="of:=LEFT([.E98];2)" office:value-type="string" office:string-value="41" calcext:value-type="string">
            <text:p>41</text:p>
          </table:table-cell>
          <table:table-cell table:style-name="ce1" table:formula="of:=RIGHT([.E98];9)" office:value-type="string" office:string-value="997953704" calcext:value-type="string">
            <text:p>997953704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H98];1)&gt;0;&quot;&quot;&quot;morning&quot;&quot;&quot;;&quot;null&quot;);&quot;null&quot;) &amp; &quot;,&quot; &amp;IFERROR(IF(SEARCH(&quot;Tarde&quot;;[.H98];1)&gt;0;&quot;&quot;&quot;afternoon&quot;&quot;&quot;;&quot;null&quot;);&quot;null&quot;) &amp; &quot;,&quot; &amp; IFERROR(IF(SEARCH(&quot;Noite&quot;;[.H98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J98];1)&gt;0;&quot;&quot;&quot;morning&quot;&quot;&quot;;&quot;null&quot;);&quot;null&quot;) &amp; &quot;,&quot; &amp;IFERROR(IF(SEARCH(&quot;Tarde&quot;;[.J98];1)&gt;0;&quot;&quot;&quot;afternoon&quot;&quot;&quot;;&quot;null&quot;);&quot;null&quot;) &amp; &quot;,&quot; &amp; IFERROR(IF(SEARCH(&quot;Noite&quot;;[.J98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L98];1)&gt;0;&quot;&quot;&quot;morning&quot;&quot;&quot;;&quot;null&quot;);&quot;null&quot;) &amp; &quot;,&quot; &amp;IFERROR(IF(SEARCH(&quot;Tarde&quot;;[.L98];1)&gt;0;&quot;&quot;&quot;afternoon&quot;&quot;&quot;;&quot;null&quot;);&quot;null&quot;) &amp; &quot;,&quot; &amp; IFERROR(IF(SEARCH(&quot;Noite&quot;;[.L98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N98];1)&gt;0;&quot;&quot;&quot;morning&quot;&quot;&quot;;&quot;null&quot;);&quot;null&quot;) &amp; &quot;,&quot; &amp;IFERROR(IF(SEARCH(&quot;Tarde&quot;;[.N98];1)&gt;0;&quot;&quot;&quot;afternoon&quot;&quot;&quot;;&quot;null&quot;);&quot;null&quot;) &amp; &quot;,&quot; &amp; IFERROR(IF(SEARCH(&quot;Noite&quot;;[.N98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P98];1)&gt;0;&quot;&quot;&quot;morning&quot;&quot;&quot;;&quot;null&quot;);&quot;null&quot;) &amp; &quot;,&quot; &amp;IFERROR(IF(SEARCH(&quot;Tarde&quot;;[.P98];1)&gt;0;&quot;&quot;&quot;afternoon&quot;&quot;&quot;;&quot;null&quot;);&quot;null&quot;) &amp; &quot;,&quot; &amp; IFERROR(IF(SEARCH(&quot;Noite&quot;;[.P98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R98];1)&gt;0;&quot;&quot;&quot;morning&quot;&quot;&quot;;&quot;null&quot;);&quot;null&quot;) &amp; &quot;,&quot; &amp;IFERROR(IF(SEARCH(&quot;Tarde&quot;;[.R98];1)&gt;0;&quot;&quot;&quot;afternoon&quot;&quot;&quot;;&quot;null&quot;);&quot;null&quot;) &amp; &quot;,&quot; &amp; IFERROR(IF(SEARCH(&quot;Noite&quot;;[.R98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T98];1)&gt;0;&quot;&quot;&quot;morning&quot;&quot;&quot;;&quot;null&quot;);&quot;null&quot;) &amp; &quot;,&quot; &amp;IFERROR(IF(SEARCH(&quot;Tarde&quot;;[.T98];1)&gt;0;&quot;&quot;&quot;afternoon&quot;&quot;&quot;;&quot;null&quot;);&quot;null&quot;) &amp; &quot;,&quot; &amp; IFERROR(IF(SEARCH(&quot;Noite&quot;;[.T98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Barman, Caixa, Garçom/Garçonete</text:p>
          </table:table-cell>
          <table:table-cell table:style-name="ce5" table:formula="of:=[.V98]" office:value-type="string" office:string-value="Barman, Caixa, Garçom/Garçonete" calcext:value-type="string">
            <text:p>Barman, Caixa, Garçom/Garçonete</text:p>
          </table:table-cell>
          <table:table-cell table:style-name="ce5" office:value-type="string" calcext:value-type="string">
            <text:p>Bares, Brasileira, Buffet &amp; Rodízios, Frutos do Mar, Pizza</text:p>
          </table:table-cell>
          <table:table-cell table:style-name="ce5" table:formula="of:=[.X98]" office:value-type="string" office:string-value="Bares, Brasileira, Buffet &amp; Rodízios, Frutos do Mar, Pizza" calcext:value-type="string">
            <text:p>Bares, Brasileira, Buffet &amp; Rodízios, Frutos do Mar, Pizza</text:p>
          </table:table-cell>
          <table:table-cell table:style-name="ce5" office:value-type="string" calcext:value-type="string">
            <text:p>Estados</text:p>
          </table:table-cell>
          <table:table-cell table:style-name="ce5" table:formula="of:=[.Z98]" office:value-type="string" office:string-value="Estados" calcext:value-type="string">
            <text:p>Estados</text:p>
          </table:table-cell>
          <table:table-cell table:style-name="ce5" office:value-type="string" calcext:value-type="string">
            <text:p>ramonhasper@gmail.com</text:p>
          </table:table-cell>
          <table:table-cell table:style-name="ce5" table:formula="of:=COM.MICROSOFT.CONCAT(&quot;alfred.&quot;;[.AB98])" office:value-type="string" office:string-value="alfred.ramonhasper@gmail.com" calcext:value-type="string">
            <text:p>alfred.ramonhasper@gmail.com</text:p>
          </table:table-cell>
          <table:table-cell table:style-name="ce5" office:value-type="string" calcext:value-type="string">
            <text:p>26 a 30 anos</text:p>
          </table:table-cell>
          <table:table-cell/>
          <table:table-cell table:style-name="ce5" office:value-type="string" calcext:value-type="string">
            <text:p>Ensino Superior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98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3" office:value-type="date" office:date-value="2020-08-24T11:40:22.06" calcext:value-type="date">
            <text:p>8/24/2020 11:40:22</text:p>
          </table:table-cell>
          <table:table-cell table:style-name="ce5" office:value-type="string" calcext:value-type="string">
            <text:p>Ana Gabriele Giliert Paulo Veiga</text:p>
          </table:table-cell>
          <table:table-cell table:style-name="ce5" table:formula="of:=PROPER([.B99])" office:value-type="string" office:string-value="Ana Gabriele Giliert Paulo Veiga" calcext:value-type="string">
            <text:p>Ana Gabriele Giliert Paulo Veiga</text:p>
          </table:table-cell>
          <table:table-cell table:style-name="ce1" office:value-type="string" calcext:value-type="string">
            <text:p>4199795-3704</text:p>
          </table:table-cell>
          <table:table-cell table:style-name="ce1" office:value-type="float" office:value="41988055994" calcext:value-type="float">
            <text:p>41988055994</text:p>
          </table:table-cell>
          <table:table-cell table:style-name="ce1" table:formula="of:=LEFT([.E99];2)" office:value-type="string" office:string-value="41" calcext:value-type="string">
            <text:p>41</text:p>
          </table:table-cell>
          <table:table-cell table:style-name="ce1" table:formula="of:=RIGHT([.E99];9)" office:value-type="string" office:string-value="988055994" calcext:value-type="string">
            <text:p>988055994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H99];1)&gt;0;&quot;&quot;&quot;morning&quot;&quot;&quot;;&quot;null&quot;);&quot;null&quot;) &amp; &quot;,&quot; &amp;IFERROR(IF(SEARCH(&quot;Tarde&quot;;[.H99];1)&gt;0;&quot;&quot;&quot;afternoon&quot;&quot;&quot;;&quot;null&quot;);&quot;null&quot;) &amp; &quot;,&quot; &amp; IFERROR(IF(SEARCH(&quot;Noite&quot;;[.H99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J99];1)&gt;0;&quot;&quot;&quot;morning&quot;&quot;&quot;;&quot;null&quot;);&quot;null&quot;) &amp; &quot;,&quot; &amp;IFERROR(IF(SEARCH(&quot;Tarde&quot;;[.J99];1)&gt;0;&quot;&quot;&quot;afternoon&quot;&quot;&quot;;&quot;null&quot;);&quot;null&quot;) &amp; &quot;,&quot; &amp; IFERROR(IF(SEARCH(&quot;Noite&quot;;[.J99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L99];1)&gt;0;&quot;&quot;&quot;morning&quot;&quot;&quot;;&quot;null&quot;);&quot;null&quot;) &amp; &quot;,&quot; &amp;IFERROR(IF(SEARCH(&quot;Tarde&quot;;[.L99];1)&gt;0;&quot;&quot;&quot;afternoon&quot;&quot;&quot;;&quot;null&quot;);&quot;null&quot;) &amp; &quot;,&quot; &amp; IFERROR(IF(SEARCH(&quot;Noite&quot;;[.L99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N99];1)&gt;0;&quot;&quot;&quot;morning&quot;&quot;&quot;;&quot;null&quot;);&quot;null&quot;) &amp; &quot;,&quot; &amp;IFERROR(IF(SEARCH(&quot;Tarde&quot;;[.N99];1)&gt;0;&quot;&quot;&quot;afternoon&quot;&quot;&quot;;&quot;null&quot;);&quot;null&quot;) &amp; &quot;,&quot; &amp; IFERROR(IF(SEARCH(&quot;Noite&quot;;[.N99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P99];1)&gt;0;&quot;&quot;&quot;morning&quot;&quot;&quot;;&quot;null&quot;);&quot;null&quot;) &amp; &quot;,&quot; &amp;IFERROR(IF(SEARCH(&quot;Tarde&quot;;[.P99];1)&gt;0;&quot;&quot;&quot;afternoon&quot;&quot;&quot;;&quot;null&quot;);&quot;null&quot;) &amp; &quot;,&quot; &amp; IFERROR(IF(SEARCH(&quot;Noite&quot;;[.P99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R99];1)&gt;0;&quot;&quot;&quot;morning&quot;&quot;&quot;;&quot;null&quot;);&quot;null&quot;) &amp; &quot;,&quot; &amp;IFERROR(IF(SEARCH(&quot;Tarde&quot;;[.R99];1)&gt;0;&quot;&quot;&quot;afternoon&quot;&quot;&quot;;&quot;null&quot;);&quot;null&quot;) &amp; &quot;,&quot; &amp; IFERROR(IF(SEARCH(&quot;Noite&quot;;[.R99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T99];1)&gt;0;&quot;&quot;&quot;morning&quot;&quot;&quot;;&quot;null&quot;);&quot;null&quot;) &amp; &quot;,&quot; &amp;IFERROR(IF(SEARCH(&quot;Tarde&quot;;[.T99];1)&gt;0;&quot;&quot;&quot;afternoon&quot;&quot;&quot;;&quot;null&quot;);&quot;null&quot;) &amp; &quot;,&quot; &amp; IFERROR(IF(SEARCH(&quot;Noite&quot;;[.T99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Caixa, Vendedor (a)</text:p>
          </table:table-cell>
          <table:table-cell table:style-name="ce5" table:formula="of:=[.V99]" office:value-type="string" office:string-value="Caixa, Vendedor (a)" calcext:value-type="string">
            <text:p>Caixa, Vendedor (a)</text:p>
          </table:table-cell>
          <table:table-cell table:style-name="ce5" office:value-type="string" calcext:value-type="string">
            <text:p>Vendas internas/ externas </text:p>
          </table:table-cell>
          <table:table-cell table:style-name="ce5" table:formula="of:=[.X99]" office:value-type="string" office:string-value="Vendas internas/ externas " calcext:value-type="string">
            <text:p>Vendas internas/ externas </text:p>
          </table:table-cell>
          <table:table-cell table:style-name="ce5" office:value-type="string" calcext:value-type="string">
            <text:p>Cajuru</text:p>
          </table:table-cell>
          <table:table-cell table:style-name="ce5" table:formula="of:=[.Z99]" office:value-type="string" office:string-value="Cajuru" calcext:value-type="string">
            <text:p>Cajuru</text:p>
          </table:table-cell>
          <table:table-cell table:style-name="ce5" office:value-type="string" calcext:value-type="string">
            <text:p>ana.giliert@gmail.com</text:p>
          </table:table-cell>
          <table:table-cell table:style-name="ce5" table:formula="of:=COM.MICROSOFT.CONCAT(&quot;alfred.&quot;;[.AB99])" office:value-type="string" office:string-value="alfred.ana.giliert@gmail.com" calcext:value-type="string">
            <text:p>alfred.ana.giliert@gmail.com</text:p>
          </table:table-cell>
          <table:table-cell table:style-name="ce5" office:value-type="string" calcext:value-type="string">
            <text:p>26 a 3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ais de 5 anos</text:p>
          </table:table-cell>
          <table:table-cell table:formula="of:=[.AG99]" office:value-type="string" office:string-value="Mais de 5 anos" calcext:value-type="string">
            <text:p>Mais de 5 ano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5T15:45:54.43" calcext:value-type="date">
            <text:p>3/25/2020 15:45:54</text:p>
          </table:table-cell>
          <table:table-cell table:style-name="ce5" office:value-type="string" calcext:value-type="string">
            <text:p>José Carlos Vieira</text:p>
          </table:table-cell>
          <table:table-cell table:style-name="ce5" table:formula="of:=PROPER([.B100])" office:value-type="string" office:string-value="José Carlos Vieira" calcext:value-type="string">
            <text:p>José Carlos Vieira</text:p>
          </table:table-cell>
          <table:table-cell table:style-name="ce1" office:value-type="string" calcext:value-type="string">
            <text:p>+5541988055994</text:p>
          </table:table-cell>
          <table:table-cell table:style-name="ce1" office:value-type="float" office:value="41999771457" calcext:value-type="float">
            <text:p>41999771457</text:p>
          </table:table-cell>
          <table:table-cell table:style-name="ce1" table:formula="of:=LEFT([.E100];2)" office:value-type="string" office:string-value="41" calcext:value-type="string">
            <text:p>41</text:p>
          </table:table-cell>
          <table:table-cell table:style-name="ce1" table:formula="of:=RIGHT([.E100];9)" office:value-type="string" office:string-value="999771457" calcext:value-type="string">
            <text:p>999771457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H100];1)&gt;0;&quot;&quot;&quot;morning&quot;&quot;&quot;;&quot;null&quot;);&quot;null&quot;) &amp; &quot;,&quot; &amp;IFERROR(IF(SEARCH(&quot;Tarde&quot;;[.H100];1)&gt;0;&quot;&quot;&quot;afternoon&quot;&quot;&quot;;&quot;null&quot;);&quot;null&quot;) &amp; &quot;,&quot; &amp; IFERROR(IF(SEARCH(&quot;Noite&quot;;[.H100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J100];1)&gt;0;&quot;&quot;&quot;morning&quot;&quot;&quot;;&quot;null&quot;);&quot;null&quot;) &amp; &quot;,&quot; &amp;IFERROR(IF(SEARCH(&quot;Tarde&quot;;[.J100];1)&gt;0;&quot;&quot;&quot;afternoon&quot;&quot;&quot;;&quot;null&quot;);&quot;null&quot;) &amp; &quot;,&quot; &amp; IFERROR(IF(SEARCH(&quot;Noite&quot;;[.J100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L100];1)&gt;0;&quot;&quot;&quot;morning&quot;&quot;&quot;;&quot;null&quot;);&quot;null&quot;) &amp; &quot;,&quot; &amp;IFERROR(IF(SEARCH(&quot;Tarde&quot;;[.L100];1)&gt;0;&quot;&quot;&quot;afternoon&quot;&quot;&quot;;&quot;null&quot;);&quot;null&quot;) &amp; &quot;,&quot; &amp; IFERROR(IF(SEARCH(&quot;Noite&quot;;[.L100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N100];1)&gt;0;&quot;&quot;&quot;morning&quot;&quot;&quot;;&quot;null&quot;);&quot;null&quot;) &amp; &quot;,&quot; &amp;IFERROR(IF(SEARCH(&quot;Tarde&quot;;[.N100];1)&gt;0;&quot;&quot;&quot;afternoon&quot;&quot;&quot;;&quot;null&quot;);&quot;null&quot;) &amp; &quot;,&quot; &amp; IFERROR(IF(SEARCH(&quot;Noite&quot;;[.N100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</text:p>
          </table:table-cell>
          <table:table-cell table:style-name="ce5" table:formula="of:=&quot;[&quot; &amp; IFERROR(IF(SEARCH(&quot;Manhã&quot;;[.P100];1)&gt;0;&quot;&quot;&quot;morning&quot;&quot;&quot;;&quot;null&quot;);&quot;null&quot;) &amp; &quot;,&quot; &amp;IFERROR(IF(SEARCH(&quot;Tarde&quot;;[.P100];1)&gt;0;&quot;&quot;&quot;afternoon&quot;&quot;&quot;;&quot;null&quot;);&quot;null&quot;) &amp; &quot;,&quot; &amp; IFERROR(IF(SEARCH(&quot;Noite&quot;;[.P100];1)&gt;0;&quot;&quot;&quot;night&quot;&quot;&quot;;&quot;null&quot;);&quot;null&quot;) &amp; &quot;]&quot;" office:value-type="string" office:string-value="[null,&quot;afternoon&quot;,null]" calcext:value-type="string">
            <text:p>[null,"afternoon",null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R100];1)&gt;0;&quot;&quot;&quot;morning&quot;&quot;&quot;;&quot;null&quot;);&quot;null&quot;) &amp; &quot;,&quot; &amp;IFERROR(IF(SEARCH(&quot;Tarde&quot;;[.R100];1)&gt;0;&quot;&quot;&quot;afternoon&quot;&quot;&quot;;&quot;null&quot;);&quot;null&quot;) &amp; &quot;,&quot; &amp; IFERROR(IF(SEARCH(&quot;Noite&quot;;[.R100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T100];1)&gt;0;&quot;&quot;&quot;morning&quot;&quot;&quot;;&quot;null&quot;);&quot;null&quot;) &amp; &quot;,&quot; &amp;IFERROR(IF(SEARCH(&quot;Tarde&quot;;[.T100];1)&gt;0;&quot;&quot;&quot;afternoon&quot;&quot;&quot;;&quot;null&quot;);&quot;null&quot;) &amp; &quot;,&quot; &amp; IFERROR(IF(SEARCH(&quot;Noite&quot;;[.T100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Atendente de balcão, Aux.de <text:s/>Limpeza, Garçom/Garçonete</text:p>
          </table:table-cell>
          <table:table-cell table:style-name="ce5" table:formula="of:=[.V100]" office:value-type="string" office:string-value="Atendente de balcão, Aux.de  Limpeza, Garçom/Garçonete" calcext:value-type="string">
            <text:p>Atendente de balcão, Aux.de <text:s/>Limpeza, Garçom/Garçonete</text:p>
          </table:table-cell>
          <table:table-cell table:style-name="ce5" office:value-type="string" calcext:value-type="string">
            <text:p>Brasileira, Padaria e Confeitarias, Sorveteria</text:p>
          </table:table-cell>
          <table:table-cell table:style-name="ce5" table:formula="of:=[.X100]" office:value-type="string" office:string-value="Brasileira, Padaria e Confeitarias, Sorveteria" calcext:value-type="string">
            <text:p>Brasileira, Padaria e Confeitarias, Sorveteria</text:p>
          </table:table-cell>
          <table:table-cell table:style-name="ce5" office:value-type="string" calcext:value-type="string">
            <text:p>Sitio cercado</text:p>
          </table:table-cell>
          <table:table-cell table:style-name="ce5" table:formula="of:=[.Z100]" office:value-type="string" office:string-value="Sitio cercado" calcext:value-type="string">
            <text:p>Sitio cercado</text:p>
          </table:table-cell>
          <table:table-cell table:style-name="ce5" office:value-type="string" calcext:value-type="string">
            <text:p>jkvieira10@hotmail.com</text:p>
          </table:table-cell>
          <table:table-cell table:style-name="ce5" table:formula="of:=COM.MICROSOFT.CONCAT(&quot;alfred.&quot;;[.AB100])" office:value-type="string" office:string-value="alfred.jkvieira10@hotmail.com" calcext:value-type="string">
            <text:p>alfred.jkvieira10@hot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enos de 6 meses</text:p>
          </table:table-cell>
          <table:table-cell table:formula="of:=[.AG100]" office:value-type="string" office:string-value="Menos de 6 meses" calcext:value-type="string">
            <text:p>Menos de 6 mese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5T15:46:42.85" calcext:value-type="date">
            <text:p>3/25/2020 15:46:42</text:p>
          </table:table-cell>
          <table:table-cell table:style-name="ce5" office:value-type="string" calcext:value-type="string">
            <text:p>Débora Araújo </text:p>
          </table:table-cell>
          <table:table-cell table:style-name="ce5" table:formula="of:=PROPER([.B101])" office:value-type="string" office:string-value="Débora Araújo " calcext:value-type="string">
            <text:p>Débora Araújo </text:p>
          </table:table-cell>
          <table:table-cell table:style-name="ce1" office:value-type="string" calcext:value-type="string">
            <text:p>41 99977-1457</text:p>
          </table:table-cell>
          <table:table-cell table:style-name="ce1" office:value-type="float" office:value="41991343941" calcext:value-type="float">
            <text:p>41991343941</text:p>
          </table:table-cell>
          <table:table-cell table:style-name="ce1" table:formula="of:=LEFT([.E101];2)" office:value-type="string" office:string-value="41" calcext:value-type="string">
            <text:p>41</text:p>
          </table:table-cell>
          <table:table-cell table:style-name="ce1" table:formula="of:=RIGHT([.E101];9)" office:value-type="string" office:string-value="991343941" calcext:value-type="string">
            <text:p>991343941</text:p>
          </table:table-cell>
          <table:table-cell/>
          <table:table-cell table:style-name="ce5" table:formula="of:=&quot;[&quot; &amp; IFERROR(IF(SEARCH(&quot;Manhã&quot;;[.H101];1)&gt;0;&quot;&quot;&quot;morning&quot;&quot;&quot;;&quot;null&quot;);&quot;null&quot;) &amp; &quot;,&quot; &amp;IFERROR(IF(SEARCH(&quot;Tarde&quot;;[.H101];1)&gt;0;&quot;&quot;&quot;afternoon&quot;&quot;&quot;;&quot;null&quot;);&quot;null&quot;) &amp; &quot;,&quot; &amp; IFERROR(IF(SEARCH(&quot;Noite&quot;;[.H101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J101];1)&gt;0;&quot;&quot;&quot;morning&quot;&quot;&quot;;&quot;null&quot;);&quot;null&quot;) &amp; &quot;,&quot; &amp;IFERROR(IF(SEARCH(&quot;Tarde&quot;;[.J101];1)&gt;0;&quot;&quot;&quot;afternoon&quot;&quot;&quot;;&quot;null&quot;);&quot;null&quot;) &amp; &quot;,&quot; &amp; IFERROR(IF(SEARCH(&quot;Noite&quot;;[.J101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/>
          <table:table-cell table:style-name="ce5" table:formula="of:=&quot;[&quot; &amp; IFERROR(IF(SEARCH(&quot;Manhã&quot;;[.L101];1)&gt;0;&quot;&quot;&quot;morning&quot;&quot;&quot;;&quot;null&quot;);&quot;null&quot;) &amp; &quot;,&quot; &amp;IFERROR(IF(SEARCH(&quot;Tarde&quot;;[.L101];1)&gt;0;&quot;&quot;&quot;afternoon&quot;&quot;&quot;;&quot;null&quot;);&quot;null&quot;) &amp; &quot;,&quot; &amp; IFERROR(IF(SEARCH(&quot;Noite&quot;;[.L101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N101];1)&gt;0;&quot;&quot;&quot;morning&quot;&quot;&quot;;&quot;null&quot;);&quot;null&quot;) &amp; &quot;,&quot; &amp;IFERROR(IF(SEARCH(&quot;Tarde&quot;;[.N101];1)&gt;0;&quot;&quot;&quot;afternoon&quot;&quot;&quot;;&quot;null&quot;);&quot;null&quot;) &amp; &quot;,&quot; &amp; IFERROR(IF(SEARCH(&quot;Noite&quot;;[.N101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Noite (18h - 24h)</text:p>
          </table:table-cell>
          <table:table-cell table:style-name="ce5" table:formula="of:=&quot;[&quot; &amp; IFERROR(IF(SEARCH(&quot;Manhã&quot;;[.P101];1)&gt;0;&quot;&quot;&quot;morning&quot;&quot;&quot;;&quot;null&quot;);&quot;null&quot;) &amp; &quot;,&quot; &amp;IFERROR(IF(SEARCH(&quot;Tarde&quot;;[.P101];1)&gt;0;&quot;&quot;&quot;afternoon&quot;&quot;&quot;;&quot;null&quot;);&quot;null&quot;) &amp; &quot;,&quot; &amp; IFERROR(IF(SEARCH(&quot;Noite&quot;;[.P101];1)&gt;0;&quot;&quot;&quot;night&quot;&quot;&quot;;&quot;null&quot;);&quot;null&quot;) &amp; &quot;]&quot;" office:value-type="string" office:string-value="[null,null,&quot;night&quot;]" calcext:value-type="string">
            <text:p>[null,null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101];1)&gt;0;&quot;&quot;&quot;morning&quot;&quot;&quot;;&quot;null&quot;);&quot;null&quot;) &amp; &quot;,&quot; &amp;IFERROR(IF(SEARCH(&quot;Tarde&quot;;[.R101];1)&gt;0;&quot;&quot;&quot;afternoon&quot;&quot;&quot;;&quot;null&quot;);&quot;null&quot;) &amp; &quot;,&quot; &amp; IFERROR(IF(SEARCH(&quot;Noite&quot;;[.R10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101];1)&gt;0;&quot;&quot;&quot;morning&quot;&quot;&quot;;&quot;null&quot;);&quot;null&quot;) &amp; &quot;,&quot; &amp;IFERROR(IF(SEARCH(&quot;Tarde&quot;;[.T101];1)&gt;0;&quot;&quot;&quot;afternoon&quot;&quot;&quot;;&quot;null&quot;);&quot;null&quot;) &amp; &quot;,&quot; &amp; IFERROR(IF(SEARCH(&quot;Noite&quot;;[.T101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tendente de balcão, Garçom/Garçonete, Recepção </text:p>
          </table:table-cell>
          <table:table-cell table:style-name="ce5" table:formula="of:=[.V101]" office:value-type="string" office:string-value="Atendente de balcão, Garçom/Garçonete, Recepção " calcext:value-type="string">
            <text:p>Atendente de balcão, Garçom/Garçonete, Recepção </text:p>
          </table:table-cell>
          <table:table-cell table:style-name="ce5" office:value-type="string" calcext:value-type="string">
            <text:p>Bares, .</text:p>
          </table:table-cell>
          <table:table-cell table:style-name="ce5" table:formula="of:=[.X101]" office:value-type="string" office:string-value="Bares, ." calcext:value-type="string">
            <text:p>Bares, .</text:p>
          </table:table-cell>
          <table:table-cell table:style-name="ce5" office:value-type="string" calcext:value-type="string">
            <text:p>Centro - Curitiba/PR </text:p>
          </table:table-cell>
          <table:table-cell table:style-name="ce5" table:formula="of:=[.Z101]" office:value-type="string" office:string-value="Centro - Curitiba/PR " calcext:value-type="string">
            <text:p>Centro - Curitiba/PR </text:p>
          </table:table-cell>
          <table:table-cell table:style-name="ce5" office:value-type="string" calcext:value-type="string">
            <text:p>deboraanielle@gmail.com</text:p>
          </table:table-cell>
          <table:table-cell table:style-name="ce5" table:formula="of:=COM.MICROSOFT.CONCAT(&quot;alfred.&quot;;[.AB101])" office:value-type="string" office:string-value="alfred.deboraanielle@gmail.com" calcext:value-type="string">
            <text:p>alfred.deboraanielle@gmail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Superior Completo</text:p>
          </table:table-cell>
          <table:table-cell table:style-name="ce5" office:value-type="string" calcext:value-type="string">
            <text:p>Menos de 6 meses</text:p>
          </table:table-cell>
          <table:table-cell table:formula="of:=[.AG101]" office:value-type="string" office:string-value="Menos de 6 meses" calcext:value-type="string">
            <text:p>Menos de 6 mese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6T19:17:52.9" calcext:value-type="date">
            <text:p>3/26/2020 19:17:52</text:p>
          </table:table-cell>
          <table:table-cell table:style-name="ce5" office:value-type="string" calcext:value-type="string">
            <text:p>Beatriz Zeizer</text:p>
          </table:table-cell>
          <table:table-cell table:style-name="ce5" table:formula="of:=PROPER([.B102])" office:value-type="string" office:string-value="Beatriz Zeizer" calcext:value-type="string">
            <text:p>Beatriz Zeizer</text:p>
          </table:table-cell>
          <table:table-cell table:style-name="ce1" office:value-type="string" calcext:value-type="string">
            <text:p>+554191343941</text:p>
          </table:table-cell>
          <table:table-cell table:style-name="ce1" office:value-type="float" office:value="41995574193" calcext:value-type="float">
            <text:p>41995574193</text:p>
          </table:table-cell>
          <table:table-cell table:style-name="ce1" table:formula="of:=LEFT([.E102];2)" office:value-type="string" office:string-value="41" calcext:value-type="string">
            <text:p>41</text:p>
          </table:table-cell>
          <table:table-cell table:style-name="ce1" table:formula="of:=RIGHT([.E102];9)" office:value-type="string" office:string-value="995574193" calcext:value-type="string">
            <text:p>995574193</text:p>
          </table:table-cell>
          <table:table-cell/>
          <table:table-cell table:style-name="ce5" table:formula="of:=&quot;[&quot; &amp; IFERROR(IF(SEARCH(&quot;Manhã&quot;;[.H102];1)&gt;0;&quot;&quot;&quot;morning&quot;&quot;&quot;;&quot;null&quot;);&quot;null&quot;) &amp; &quot;,&quot; &amp;IFERROR(IF(SEARCH(&quot;Tarde&quot;;[.H102];1)&gt;0;&quot;&quot;&quot;afternoon&quot;&quot;&quot;;&quot;null&quot;);&quot;null&quot;) &amp; &quot;,&quot; &amp; IFERROR(IF(SEARCH(&quot;Noite&quot;;[.H102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J102];1)&gt;0;&quot;&quot;&quot;morning&quot;&quot;&quot;;&quot;null&quot;);&quot;null&quot;) &amp; &quot;,&quot; &amp;IFERROR(IF(SEARCH(&quot;Tarde&quot;;[.J102];1)&gt;0;&quot;&quot;&quot;afternoon&quot;&quot;&quot;;&quot;null&quot;);&quot;null&quot;) &amp; &quot;,&quot; &amp; IFERROR(IF(SEARCH(&quot;Noite&quot;;[.J102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L102];1)&gt;0;&quot;&quot;&quot;morning&quot;&quot;&quot;;&quot;null&quot;);&quot;null&quot;) &amp; &quot;,&quot; &amp;IFERROR(IF(SEARCH(&quot;Tarde&quot;;[.L102];1)&gt;0;&quot;&quot;&quot;afternoon&quot;&quot;&quot;;&quot;null&quot;);&quot;null&quot;) &amp; &quot;,&quot; &amp; IFERROR(IF(SEARCH(&quot;Noite&quot;;[.L102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N102];1)&gt;0;&quot;&quot;&quot;morning&quot;&quot;&quot;;&quot;null&quot;);&quot;null&quot;) &amp; &quot;,&quot; &amp;IFERROR(IF(SEARCH(&quot;Tarde&quot;;[.N102];1)&gt;0;&quot;&quot;&quot;afternoon&quot;&quot;&quot;;&quot;null&quot;);&quot;null&quot;) &amp; &quot;,&quot; &amp; IFERROR(IF(SEARCH(&quot;Noite&quot;;[.N102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P102];1)&gt;0;&quot;&quot;&quot;morning&quot;&quot;&quot;;&quot;null&quot;);&quot;null&quot;) &amp; &quot;,&quot; &amp;IFERROR(IF(SEARCH(&quot;Tarde&quot;;[.P102];1)&gt;0;&quot;&quot;&quot;afternoon&quot;&quot;&quot;;&quot;null&quot;);&quot;null&quot;) &amp; &quot;,&quot; &amp; IFERROR(IF(SEARCH(&quot;Noite&quot;;[.P102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R102];1)&gt;0;&quot;&quot;&quot;morning&quot;&quot;&quot;;&quot;null&quot;);&quot;null&quot;) &amp; &quot;,&quot; &amp;IFERROR(IF(SEARCH(&quot;Tarde&quot;;[.R102];1)&gt;0;&quot;&quot;&quot;afternoon&quot;&quot;&quot;;&quot;null&quot;);&quot;null&quot;) &amp; &quot;,&quot; &amp; IFERROR(IF(SEARCH(&quot;Noite&quot;;[.R102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102];1)&gt;0;&quot;&quot;&quot;morning&quot;&quot;&quot;;&quot;null&quot;);&quot;null&quot;) &amp; &quot;,&quot; &amp;IFERROR(IF(SEARCH(&quot;Tarde&quot;;[.T102];1)&gt;0;&quot;&quot;&quot;afternoon&quot;&quot;&quot;;&quot;null&quot;);&quot;null&quot;) &amp; &quot;,&quot; &amp; IFERROR(IF(SEARCH(&quot;Noite&quot;;[.T102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tendente de balcão, Aux. de Garçom/Cumim, Garçom/Garçonete</text:p>
          </table:table-cell>
          <table:table-cell table:style-name="ce5" table:formula="of:=[.V102]" office:value-type="string" office:string-value="Atendente de balcão, Aux. de Garçom/Cumim, Garçom/Garçonete" calcext:value-type="string">
            <text:p>Atendente de balcão, Aux. de Garçom/Cumim, Garçom/Garçonete</text:p>
          </table:table-cell>
          <table:table-cell table:style-name="ce5" office:value-type="string" calcext:value-type="string">
            <text:p>Bares, Vegetariana</text:p>
          </table:table-cell>
          <table:table-cell table:style-name="ce5" table:formula="of:=[.X102]" office:value-type="string" office:string-value="Bares, Vegetariana" calcext:value-type="string">
            <text:p>Bares, Vegetariana</text:p>
          </table:table-cell>
          <table:table-cell table:style-name="ce5" office:value-type="string" calcext:value-type="string">
            <text:p>Nações - Fazenda Rio Grande</text:p>
          </table:table-cell>
          <table:table-cell table:style-name="ce5" table:formula="of:=[.Z102]" office:value-type="string" office:string-value="Nações - Fazenda Rio Grande" calcext:value-type="string">
            <text:p>Nações - Fazenda Rio Grande</text:p>
          </table:table-cell>
          <table:table-cell table:style-name="ce5" office:value-type="string" calcext:value-type="string">
            <text:p>bea.zeizer@gmail.com</text:p>
          </table:table-cell>
          <table:table-cell table:style-name="ce5" table:formula="of:=COM.MICROSOFT.CONCAT(&quot;alfred.&quot;;[.AB102])" office:value-type="string" office:string-value="alfred.bea.zeizer@gmail.com" calcext:value-type="string">
            <text:p>alfred.bea.zeizer@gmail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enos de 6 meses</text:p>
          </table:table-cell>
          <table:table-cell table:formula="of:=[.AG102]" office:value-type="string" office:string-value="Menos de 6 meses" calcext:value-type="string">
            <text:p>Menos de 6 mese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27T09:35:33.19" calcext:value-type="date">
            <text:p>3/27/2020 9:35:33</text:p>
          </table:table-cell>
          <table:table-cell table:style-name="ce5" office:value-type="string" calcext:value-type="string">
            <text:p>brenda aparecida rodrigues camargo</text:p>
          </table:table-cell>
          <table:table-cell table:style-name="ce5" table:formula="of:=PROPER([.B103])" office:value-type="string" office:string-value="Brenda Aparecida Rodrigues Camargo" calcext:value-type="string">
            <text:p>Brenda Aparecida Rodrigues Camargo</text:p>
          </table:table-cell>
          <table:table-cell table:style-name="ce1" office:value-type="float" office:value="41995574193" calcext:value-type="float">
            <text:p>41995574193</text:p>
          </table:table-cell>
          <table:table-cell table:style-name="ce1" office:value-type="float" office:value="45999608356" calcext:value-type="float">
            <text:p>45999608356</text:p>
          </table:table-cell>
          <table:table-cell table:style-name="ce1" table:formula="of:=LEFT([.E103];2)" office:value-type="string" office:string-value="45" calcext:value-type="string">
            <text:p>45</text:p>
          </table:table-cell>
          <table:table-cell table:style-name="ce1" table:formula="of:=RIGHT([.E103];9)" office:value-type="string" office:string-value="999608356" calcext:value-type="string">
            <text:p>999608356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103];1)&gt;0;&quot;&quot;&quot;morning&quot;&quot;&quot;;&quot;null&quot;);&quot;null&quot;) &amp; &quot;,&quot; &amp;IFERROR(IF(SEARCH(&quot;Tarde&quot;;[.H103];1)&gt;0;&quot;&quot;&quot;afternoon&quot;&quot;&quot;;&quot;null&quot;);&quot;null&quot;) &amp; &quot;,&quot; &amp; IFERROR(IF(SEARCH(&quot;Noite&quot;;[.H10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103];1)&gt;0;&quot;&quot;&quot;morning&quot;&quot;&quot;;&quot;null&quot;);&quot;null&quot;) &amp; &quot;,&quot; &amp;IFERROR(IF(SEARCH(&quot;Tarde&quot;;[.J103];1)&gt;0;&quot;&quot;&quot;afternoon&quot;&quot;&quot;;&quot;null&quot;);&quot;null&quot;) &amp; &quot;,&quot; &amp; IFERROR(IF(SEARCH(&quot;Noite&quot;;[.J10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103];1)&gt;0;&quot;&quot;&quot;morning&quot;&quot;&quot;;&quot;null&quot;);&quot;null&quot;) &amp; &quot;,&quot; &amp;IFERROR(IF(SEARCH(&quot;Tarde&quot;;[.L103];1)&gt;0;&quot;&quot;&quot;afternoon&quot;&quot;&quot;;&quot;null&quot;);&quot;null&quot;) &amp; &quot;,&quot; &amp; IFERROR(IF(SEARCH(&quot;Noite&quot;;[.L10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103];1)&gt;0;&quot;&quot;&quot;morning&quot;&quot;&quot;;&quot;null&quot;);&quot;null&quot;) &amp; &quot;,&quot; &amp;IFERROR(IF(SEARCH(&quot;Tarde&quot;;[.N103];1)&gt;0;&quot;&quot;&quot;afternoon&quot;&quot;&quot;;&quot;null&quot;);&quot;null&quot;) &amp; &quot;,&quot; &amp; IFERROR(IF(SEARCH(&quot;Noite&quot;;[.N10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103];1)&gt;0;&quot;&quot;&quot;morning&quot;&quot;&quot;;&quot;null&quot;);&quot;null&quot;) &amp; &quot;,&quot; &amp;IFERROR(IF(SEARCH(&quot;Tarde&quot;;[.P103];1)&gt;0;&quot;&quot;&quot;afternoon&quot;&quot;&quot;;&quot;null&quot;);&quot;null&quot;) &amp; &quot;,&quot; &amp; IFERROR(IF(SEARCH(&quot;Noite&quot;;[.P10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103];1)&gt;0;&quot;&quot;&quot;morning&quot;&quot;&quot;;&quot;null&quot;);&quot;null&quot;) &amp; &quot;,&quot; &amp;IFERROR(IF(SEARCH(&quot;Tarde&quot;;[.R103];1)&gt;0;&quot;&quot;&quot;afternoon&quot;&quot;&quot;;&quot;null&quot;);&quot;null&quot;) &amp; &quot;,&quot; &amp; IFERROR(IF(SEARCH(&quot;Noite&quot;;[.R10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T103];1)&gt;0;&quot;&quot;&quot;morning&quot;&quot;&quot;;&quot;null&quot;);&quot;null&quot;) &amp; &quot;,&quot; &amp;IFERROR(IF(SEARCH(&quot;Tarde&quot;;[.T103];1)&gt;0;&quot;&quot;&quot;afternoon&quot;&quot;&quot;;&quot;null&quot;);&quot;null&quot;) &amp; &quot;,&quot; &amp; IFERROR(IF(SEARCH(&quot;Noite&quot;;[.T103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Aux.de <text:s/>Limpeza, camereira</text:p>
          </table:table-cell>
          <table:table-cell table:style-name="ce5" table:formula="of:=[.V103]" office:value-type="string" office:string-value="Aux.de  Limpeza, camereira" calcext:value-type="string">
            <text:p>Aux.de <text:s/>Limpeza, camereira</text:p>
          </table:table-cell>
          <table:table-cell table:style-name="ce5" office:value-type="string" calcext:value-type="string">
            <text:p>Brasileira, Saudável</text:p>
          </table:table-cell>
          <table:table-cell table:style-name="ce5" table:formula="of:=[.X103]" office:value-type="string" office:string-value="Brasileira, Saudável" calcext:value-type="string">
            <text:p>Brasileira, Saudável</text:p>
          </table:table-cell>
          <table:table-cell table:style-name="ce5" office:value-type="string" calcext:value-type="string">
            <text:p>capela velha</text:p>
          </table:table-cell>
          <table:table-cell table:style-name="ce5" table:formula="of:=[.Z103]" office:value-type="string" office:string-value="capela velha" calcext:value-type="string">
            <text:p>capela velha</text:p>
          </table:table-cell>
          <table:table-cell table:style-name="ce5" office:value-type="string" calcext:value-type="string">
            <text:p>aparecidabrenda977@gmail.com</text:p>
          </table:table-cell>
          <table:table-cell table:style-name="ce5" table:formula="of:=COM.MICROSOFT.CONCAT(&quot;alfred.&quot;;[.AB103])" office:value-type="string" office:string-value="alfred.aparecidabrenda977@gmail.com" calcext:value-type="string">
            <text:p>alfred.aparecidabrenda977@gmail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Fundamental Completo</text:p>
          </table:table-cell>
          <table:table-cell table:style-name="ce5" office:value-type="string" calcext:value-type="string">
            <text:p>Menos de 6 meses</text:p>
          </table:table-cell>
          <table:table-cell table:formula="of:=[.AG103]" office:value-type="string" office:string-value="Menos de 6 meses" calcext:value-type="string">
            <text:p>Menos de 6 mese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3-31T10:46:28.49" calcext:value-type="date">
            <text:p>3/31/2020 10:46:28</text:p>
          </table:table-cell>
          <table:table-cell table:style-name="ce5" office:value-type="string" calcext:value-type="string">
            <text:p>Natasha Valente da Silva</text:p>
          </table:table-cell>
          <table:table-cell table:style-name="ce5" table:formula="of:=PROPER([.B104])" office:value-type="string" office:string-value="Natasha Valente Da Silva" calcext:value-type="string">
            <text:p>Natasha Valente Da Silva</text:p>
          </table:table-cell>
          <table:table-cell table:style-name="ce1" office:value-type="float" office:value="45999608356" calcext:value-type="float">
            <text:p>45999608356</text:p>
          </table:table-cell>
          <table:table-cell table:style-name="ce1" office:value-type="float" office:value="41987099437" calcext:value-type="float">
            <text:p>41987099437</text:p>
          </table:table-cell>
          <table:table-cell table:style-name="ce1" table:formula="of:=LEFT([.E104];2)" office:value-type="string" office:string-value="41" calcext:value-type="string">
            <text:p>41</text:p>
          </table:table-cell>
          <table:table-cell table:style-name="ce1" table:formula="of:=RIGHT([.E104];9)" office:value-type="string" office:string-value="987099437" calcext:value-type="string">
            <text:p>987099437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H104];1)&gt;0;&quot;&quot;&quot;morning&quot;&quot;&quot;;&quot;null&quot;);&quot;null&quot;) &amp; &quot;,&quot; &amp;IFERROR(IF(SEARCH(&quot;Tarde&quot;;[.H104];1)&gt;0;&quot;&quot;&quot;afternoon&quot;&quot;&quot;;&quot;null&quot;);&quot;null&quot;) &amp; &quot;,&quot; &amp; IFERROR(IF(SEARCH(&quot;Noite&quot;;[.H104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J104];1)&gt;0;&quot;&quot;&quot;morning&quot;&quot;&quot;;&quot;null&quot;);&quot;null&quot;) &amp; &quot;,&quot; &amp;IFERROR(IF(SEARCH(&quot;Tarde&quot;;[.J104];1)&gt;0;&quot;&quot;&quot;afternoon&quot;&quot;&quot;;&quot;null&quot;);&quot;null&quot;) &amp; &quot;,&quot; &amp; IFERROR(IF(SEARCH(&quot;Noite&quot;;[.J104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L104];1)&gt;0;&quot;&quot;&quot;morning&quot;&quot;&quot;;&quot;null&quot;);&quot;null&quot;) &amp; &quot;,&quot; &amp;IFERROR(IF(SEARCH(&quot;Tarde&quot;;[.L104];1)&gt;0;&quot;&quot;&quot;afternoon&quot;&quot;&quot;;&quot;null&quot;);&quot;null&quot;) &amp; &quot;,&quot; &amp; IFERROR(IF(SEARCH(&quot;Noite&quot;;[.L104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N104];1)&gt;0;&quot;&quot;&quot;morning&quot;&quot;&quot;;&quot;null&quot;);&quot;null&quot;) &amp; &quot;,&quot; &amp;IFERROR(IF(SEARCH(&quot;Tarde&quot;;[.N104];1)&gt;0;&quot;&quot;&quot;afternoon&quot;&quot;&quot;;&quot;null&quot;);&quot;null&quot;) &amp; &quot;,&quot; &amp; IFERROR(IF(SEARCH(&quot;Noite&quot;;[.N104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P104];1)&gt;0;&quot;&quot;&quot;morning&quot;&quot;&quot;;&quot;null&quot;);&quot;null&quot;) &amp; &quot;,&quot; &amp;IFERROR(IF(SEARCH(&quot;Tarde&quot;;[.P104];1)&gt;0;&quot;&quot;&quot;afternoon&quot;&quot;&quot;;&quot;null&quot;);&quot;null&quot;) &amp; &quot;,&quot; &amp; IFERROR(IF(SEARCH(&quot;Noite&quot;;[.P104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/>
          <table:table-cell table:style-name="ce5" table:formula="of:=&quot;[&quot; &amp; IFERROR(IF(SEARCH(&quot;Manhã&quot;;[.R104];1)&gt;0;&quot;&quot;&quot;morning&quot;&quot;&quot;;&quot;null&quot;);&quot;null&quot;) &amp; &quot;,&quot; &amp;IFERROR(IF(SEARCH(&quot;Tarde&quot;;[.R104];1)&gt;0;&quot;&quot;&quot;afternoon&quot;&quot;&quot;;&quot;null&quot;);&quot;null&quot;) &amp; &quot;,&quot; &amp; IFERROR(IF(SEARCH(&quot;Noite&quot;;[.R104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T104];1)&gt;0;&quot;&quot;&quot;morning&quot;&quot;&quot;;&quot;null&quot;);&quot;null&quot;) &amp; &quot;,&quot; &amp;IFERROR(IF(SEARCH(&quot;Tarde&quot;;[.T104];1)&gt;0;&quot;&quot;&quot;afternoon&quot;&quot;&quot;;&quot;null&quot;);&quot;null&quot;) &amp; &quot;,&quot; &amp; IFERROR(IF(SEARCH(&quot;Noite&quot;;[.T104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Atendente de balcão</text:p>
          </table:table-cell>
          <table:table-cell table:style-name="ce5" table:formula="of:=[.V104]" office:value-type="string" office:string-value="Atendente de balcão" calcext:value-type="string">
            <text:p>Atendente de balcão</text:p>
          </table:table-cell>
          <table:table-cell table:style-name="ce5" office:value-type="string" calcext:value-type="string">
            <text:p>Brasileira</text:p>
          </table:table-cell>
          <table:table-cell table:style-name="ce5" table:formula="of:=[.X104]" office:value-type="string" office:string-value="Brasileira" calcext:value-type="string">
            <text:p>Brasileira</text:p>
          </table:table-cell>
          <table:table-cell table:style-name="ce5" office:value-type="string" calcext:value-type="string">
            <text:p>Parolin</text:p>
          </table:table-cell>
          <table:table-cell table:style-name="ce5" table:formula="of:=[.Z104]" office:value-type="string" office:string-value="Parolin" calcext:value-type="string">
            <text:p>Parolin</text:p>
          </table:table-cell>
          <table:table-cell table:style-name="ce5" office:value-type="string" calcext:value-type="string">
            <text:p>natashavalente00@gmail.com</text:p>
          </table:table-cell>
          <table:table-cell table:style-name="ce5" table:formula="of:=COM.MICROSOFT.CONCAT(&quot;alfred.&quot;;[.AB104])" office:value-type="string" office:string-value="alfred.natashavalente00@gmail.com" calcext:value-type="string">
            <text:p>alfred.natashavalente00@gmail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Superior Completo</text:p>
          </table:table-cell>
          <table:table-cell table:style-name="ce5" office:value-type="string" calcext:value-type="string">
            <text:p>Menos de 6 meses</text:p>
          </table:table-cell>
          <table:table-cell table:formula="of:=[.AG104]" office:value-type="string" office:string-value="Menos de 6 meses" calcext:value-type="string">
            <text:p>Menos de 6 mese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9T15:13:51.32" calcext:value-type="date">
            <text:p>4/9/2020 15:13:51</text:p>
          </table:table-cell>
          <table:table-cell table:style-name="ce5" office:value-type="string" calcext:value-type="string">
            <text:p>Thatyanna de Lima Lobo</text:p>
          </table:table-cell>
          <table:table-cell table:style-name="ce5" table:formula="of:=PROPER([.B105])" office:value-type="string" office:string-value="Thatyanna De Lima Lobo" calcext:value-type="string">
            <text:p>Thatyanna De Lima Lobo</text:p>
          </table:table-cell>
          <table:table-cell table:style-name="ce1" office:value-type="string" calcext:value-type="string">
            <text:p>41 987099437</text:p>
          </table:table-cell>
          <table:table-cell table:style-name="ce1" office:value-type="float" office:value="11996974666" calcext:value-type="float">
            <text:p>11996974666</text:p>
          </table:table-cell>
          <table:table-cell table:style-name="ce1" table:formula="of:=LEFT([.E105];2)" office:value-type="string" office:string-value="11" calcext:value-type="string">
            <text:p>11</text:p>
          </table:table-cell>
          <table:table-cell table:style-name="ce1" table:formula="of:=RIGHT([.E105];9)" office:value-type="string" office:string-value="996974666" calcext:value-type="string">
            <text:p>996974666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H105];1)&gt;0;&quot;&quot;&quot;morning&quot;&quot;&quot;;&quot;null&quot;);&quot;null&quot;) &amp; &quot;,&quot; &amp;IFERROR(IF(SEARCH(&quot;Tarde&quot;;[.H105];1)&gt;0;&quot;&quot;&quot;afternoon&quot;&quot;&quot;;&quot;null&quot;);&quot;null&quot;) &amp; &quot;,&quot; &amp; IFERROR(IF(SEARCH(&quot;Noite&quot;;[.H105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J105];1)&gt;0;&quot;&quot;&quot;morning&quot;&quot;&quot;;&quot;null&quot;);&quot;null&quot;) &amp; &quot;,&quot; &amp;IFERROR(IF(SEARCH(&quot;Tarde&quot;;[.J105];1)&gt;0;&quot;&quot;&quot;afternoon&quot;&quot;&quot;;&quot;null&quot;);&quot;null&quot;) &amp; &quot;,&quot; &amp; IFERROR(IF(SEARCH(&quot;Noite&quot;;[.J105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L105];1)&gt;0;&quot;&quot;&quot;morning&quot;&quot;&quot;;&quot;null&quot;);&quot;null&quot;) &amp; &quot;,&quot; &amp;IFERROR(IF(SEARCH(&quot;Tarde&quot;;[.L105];1)&gt;0;&quot;&quot;&quot;afternoon&quot;&quot;&quot;;&quot;null&quot;);&quot;null&quot;) &amp; &quot;,&quot; &amp; IFERROR(IF(SEARCH(&quot;Noite&quot;;[.L105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N105];1)&gt;0;&quot;&quot;&quot;morning&quot;&quot;&quot;;&quot;null&quot;);&quot;null&quot;) &amp; &quot;,&quot; &amp;IFERROR(IF(SEARCH(&quot;Tarde&quot;;[.N105];1)&gt;0;&quot;&quot;&quot;afternoon&quot;&quot;&quot;;&quot;null&quot;);&quot;null&quot;) &amp; &quot;,&quot; &amp; IFERROR(IF(SEARCH(&quot;Noite&quot;;[.N105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P105];1)&gt;0;&quot;&quot;&quot;morning&quot;&quot;&quot;;&quot;null&quot;);&quot;null&quot;) &amp; &quot;,&quot; &amp;IFERROR(IF(SEARCH(&quot;Tarde&quot;;[.P105];1)&gt;0;&quot;&quot;&quot;afternoon&quot;&quot;&quot;;&quot;null&quot;);&quot;null&quot;) &amp; &quot;,&quot; &amp; IFERROR(IF(SEARCH(&quot;Noite&quot;;[.P105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R105];1)&gt;0;&quot;&quot;&quot;morning&quot;&quot;&quot;;&quot;null&quot;);&quot;null&quot;) &amp; &quot;,&quot; &amp;IFERROR(IF(SEARCH(&quot;Tarde&quot;;[.R105];1)&gt;0;&quot;&quot;&quot;afternoon&quot;&quot;&quot;;&quot;null&quot;);&quot;null&quot;) &amp; &quot;,&quot; &amp; IFERROR(IF(SEARCH(&quot;Noite&quot;;[.R105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Manhã (até 11h)</text:p>
          </table:table-cell>
          <table:table-cell table:style-name="ce5" table:formula="of:=&quot;[&quot; &amp; IFERROR(IF(SEARCH(&quot;Manhã&quot;;[.T105];1)&gt;0;&quot;&quot;&quot;morning&quot;&quot;&quot;;&quot;null&quot;);&quot;null&quot;) &amp; &quot;,&quot; &amp;IFERROR(IF(SEARCH(&quot;Tarde&quot;;[.T105];1)&gt;0;&quot;&quot;&quot;afternoon&quot;&quot;&quot;;&quot;null&quot;);&quot;null&quot;) &amp; &quot;,&quot; &amp; IFERROR(IF(SEARCH(&quot;Noite&quot;;[.T105];1)&gt;0;&quot;&quot;&quot;night&quot;&quot;&quot;;&quot;null&quot;);&quot;null&quot;) &amp; &quot;]&quot;" office:value-type="string" office:string-value="[&quot;morning&quot;,null,null]" calcext:value-type="string">
            <text:p>["morning",null,null]</text:p>
          </table:table-cell>
          <table:table-cell table:style-name="ce5" office:value-type="string" calcext:value-type="string">
            <text:p>Atendente de balcão, Caixa, Garçom/Garçonete</text:p>
          </table:table-cell>
          <table:table-cell table:style-name="ce5" table:formula="of:=[.V105]" office:value-type="string" office:string-value="Atendente de balcão, Caixa, Garçom/Garçonete" calcext:value-type="string">
            <text:p>Atendente de balcão, Caixa, Garçom/Garçonete</text:p>
          </table:table-cell>
          <table:table-cell table:style-name="ce5" office:value-type="string" calcext:value-type="string">
            <text:p>Brasileira, Fast-food</text:p>
          </table:table-cell>
          <table:table-cell table:style-name="ce5" table:formula="of:=[.X105]" office:value-type="string" office:string-value="Brasileira, Fast-food" calcext:value-type="string">
            <text:p>Brasileira, Fast-food</text:p>
          </table:table-cell>
          <table:table-cell table:style-name="ce5" office:value-type="string" calcext:value-type="string">
            <text:p>Agua Verde</text:p>
          </table:table-cell>
          <table:table-cell table:style-name="ce5" table:formula="of:=[.Z105]" office:value-type="string" office:string-value="Agua Verde" calcext:value-type="string">
            <text:p>Agua Verde</text:p>
          </table:table-cell>
          <table:table-cell table:style-name="ce5" office:value-type="string" calcext:value-type="string">
            <text:p>thatyllobo@hmail.com</text:p>
          </table:table-cell>
          <table:table-cell table:style-name="ce5" table:formula="of:=COM.MICROSOFT.CONCAT(&quot;alfred.&quot;;[.AB105])" office:value-type="string" office:string-value="alfred.thatyllobo@hmail.com" calcext:value-type="string">
            <text:p>alfred.thatyllobo@h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enos de 6 meses</text:p>
          </table:table-cell>
          <table:table-cell table:formula="of:=[.AG105]" office:value-type="string" office:string-value="Menos de 6 meses" calcext:value-type="string">
            <text:p>Menos de 6 meses</text:p>
          </table:table-cell>
          <table:table-cell table:number-columns-repeated="990"/>
        </table:table-row>
        <table:table-row table:style-name="ro1">
          <table:table-cell table:style-name="ce2" office:value-type="date" office:date-value="2020-04-09T18:46:42.17" calcext:value-type="date">
            <text:p>4/9/2020 18:46:42</text:p>
          </table:table-cell>
          <table:table-cell table:style-name="ce5" office:value-type="string" calcext:value-type="string">
            <text:p>Hamilton Felix</text:p>
          </table:table-cell>
          <table:table-cell table:style-name="ce5" table:formula="of:=PROPER([.B106])" office:value-type="string" office:string-value="Hamilton Felix" calcext:value-type="string">
            <text:p>Hamilton Felix</text:p>
          </table:table-cell>
          <table:table-cell table:style-name="ce1" office:value-type="float" office:value="11996974666" calcext:value-type="float">
            <text:p>11996974666</text:p>
          </table:table-cell>
          <table:table-cell table:style-name="ce1" office:value-type="float" office:value="41992082448" calcext:value-type="float">
            <text:p>41992082448</text:p>
          </table:table-cell>
          <table:table-cell table:style-name="ce1" table:formula="of:=LEFT([.E106];2)" office:value-type="string" office:string-value="41" calcext:value-type="string">
            <text:p>41</text:p>
          </table:table-cell>
          <table:table-cell table:style-name="ce1" table:formula="of:=RIGHT([.E106];9)" office:value-type="string" office:string-value="992082448" calcext:value-type="string">
            <text:p>992082448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H106];1)&gt;0;&quot;&quot;&quot;morning&quot;&quot;&quot;;&quot;null&quot;);&quot;null&quot;) &amp; &quot;,&quot; &amp;IFERROR(IF(SEARCH(&quot;Tarde&quot;;[.H106];1)&gt;0;&quot;&quot;&quot;afternoon&quot;&quot;&quot;;&quot;null&quot;);&quot;null&quot;) &amp; &quot;,&quot; &amp; IFERROR(IF(SEARCH(&quot;Noite&quot;;[.H106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J106];1)&gt;0;&quot;&quot;&quot;morning&quot;&quot;&quot;;&quot;null&quot;);&quot;null&quot;) &amp; &quot;,&quot; &amp;IFERROR(IF(SEARCH(&quot;Tarde&quot;;[.J106];1)&gt;0;&quot;&quot;&quot;afternoon&quot;&quot;&quot;;&quot;null&quot;);&quot;null&quot;) &amp; &quot;,&quot; &amp; IFERROR(IF(SEARCH(&quot;Noite&quot;;[.J106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L106];1)&gt;0;&quot;&quot;&quot;morning&quot;&quot;&quot;;&quot;null&quot;);&quot;null&quot;) &amp; &quot;,&quot; &amp;IFERROR(IF(SEARCH(&quot;Tarde&quot;;[.L106];1)&gt;0;&quot;&quot;&quot;afternoon&quot;&quot;&quot;;&quot;null&quot;);&quot;null&quot;) &amp; &quot;,&quot; &amp; IFERROR(IF(SEARCH(&quot;Noite&quot;;[.L106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N106];1)&gt;0;&quot;&quot;&quot;morning&quot;&quot;&quot;;&quot;null&quot;);&quot;null&quot;) &amp; &quot;,&quot; &amp;IFERROR(IF(SEARCH(&quot;Tarde&quot;;[.N106];1)&gt;0;&quot;&quot;&quot;afternoon&quot;&quot;&quot;;&quot;null&quot;);&quot;null&quot;) &amp; &quot;,&quot; &amp; IFERROR(IF(SEARCH(&quot;Noite&quot;;[.N106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P106];1)&gt;0;&quot;&quot;&quot;morning&quot;&quot;&quot;;&quot;null&quot;);&quot;null&quot;) &amp; &quot;,&quot; &amp;IFERROR(IF(SEARCH(&quot;Tarde&quot;;[.P106];1)&gt;0;&quot;&quot;&quot;afternoon&quot;&quot;&quot;;&quot;null&quot;);&quot;null&quot;) &amp; &quot;,&quot; &amp; IFERROR(IF(SEARCH(&quot;Noite&quot;;[.P106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R106];1)&gt;0;&quot;&quot;&quot;morning&quot;&quot;&quot;;&quot;null&quot;);&quot;null&quot;) &amp; &quot;,&quot; &amp;IFERROR(IF(SEARCH(&quot;Tarde&quot;;[.R106];1)&gt;0;&quot;&quot;&quot;afternoon&quot;&quot;&quot;;&quot;null&quot;);&quot;null&quot;) &amp; &quot;,&quot; &amp; IFERROR(IF(SEARCH(&quot;Noite&quot;;[.R106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Tarde (11h - 18h), Noite (18h - 24h)</text:p>
          </table:table-cell>
          <table:table-cell table:style-name="ce5" table:formula="of:=&quot;[&quot; &amp; IFERROR(IF(SEARCH(&quot;Manhã&quot;;[.T106];1)&gt;0;&quot;&quot;&quot;morning&quot;&quot;&quot;;&quot;null&quot;);&quot;null&quot;) &amp; &quot;,&quot; &amp;IFERROR(IF(SEARCH(&quot;Tarde&quot;;[.T106];1)&gt;0;&quot;&quot;&quot;afternoon&quot;&quot;&quot;;&quot;null&quot;);&quot;null&quot;) &amp; &quot;,&quot; &amp; IFERROR(IF(SEARCH(&quot;Noite&quot;;[.T106];1)&gt;0;&quot;&quot;&quot;night&quot;&quot;&quot;;&quot;null&quot;);&quot;null&quot;) &amp; &quot;]&quot;" office:value-type="string" office:string-value="[null,&quot;afternoon&quot;,&quot;night&quot;]" calcext:value-type="string">
            <text:p>[null,"afternoon","night"]</text:p>
          </table:table-cell>
          <table:table-cell table:style-name="ce5" office:value-type="string" calcext:value-type="string">
            <text:p>Atendente de balcão, Caixa, Hostess</text:p>
          </table:table-cell>
          <table:table-cell table:style-name="ce5" table:formula="of:=[.V106]" office:value-type="string" office:string-value="Atendente de balcão, Caixa, Hostess" calcext:value-type="string">
            <text:p>Atendente de balcão, Caixa, Hostess</text:p>
          </table:table-cell>
          <table:table-cell table:style-name="ce5" office:value-type="string" calcext:value-type="string">
            <text:p>Brasileira, Lanchonete &amp; Cafés (salgados, pastéis, sanduiches e doces )</text:p>
          </table:table-cell>
          <table:table-cell table:style-name="ce5" table:formula="of:=[.X106]" office:value-type="string" office:string-value="Brasileira, Lanchonete &amp; Cafés (salgados, pastéis, sanduiches e doces )" calcext:value-type="string">
            <text:p>Brasileira, Lanchonete &amp; Cafés (salgados, pastéis, sanduiches e doces )</text:p>
          </table:table-cell>
          <table:table-cell table:style-name="ce5" office:value-type="string" calcext:value-type="string">
            <text:p>Bigorrilho</text:p>
          </table:table-cell>
          <table:table-cell table:style-name="ce5" table:formula="of:=[.Z106]" office:value-type="string" office:string-value="Bigorrilho" calcext:value-type="string">
            <text:p>Bigorrilho</text:p>
          </table:table-cell>
          <table:table-cell table:style-name="ce5" office:value-type="string" calcext:value-type="string">
            <text:p>hamiltonfel@gmail.com</text:p>
          </table:table-cell>
          <table:table-cell table:style-name="ce5" table:formula="of:=COM.MICROSOFT.CONCAT(&quot;alfred.&quot;;[.AB106])" office:value-type="string" office:string-value="alfred.hamiltonfel@gmail.com" calcext:value-type="string">
            <text:p>alfred.hamiltonfel@gmail.com</text:p>
          </table:table-cell>
          <table:table-cell table:style-name="ce5" office:value-type="string" calcext:value-type="string">
            <text:p>31 a 40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enos de 6 meses</text:p>
          </table:table-cell>
          <table:table-cell table:formula="of:=[.AG106]" office:value-type="string" office:string-value="Menos de 6 meses" calcext:value-type="string">
            <text:p>Menos de 6 meses</text:p>
          </table:table-cell>
          <table:table-cell table:number-columns-repeated="990"/>
        </table:table-row>
        <table:table-row table:style-name="ro1">
          <table:table-cell table:style-name="ce3" office:value-type="date" office:date-value="2020-08-25T16:34:02.62" calcext:value-type="date">
            <text:p>8/25/2020 16:34:02</text:p>
          </table:table-cell>
          <table:table-cell table:style-name="ce5" office:value-type="string" calcext:value-type="string">
            <text:p>júlia vitória motta </text:p>
          </table:table-cell>
          <table:table-cell table:style-name="ce5" table:formula="of:=PROPER([.B107])" office:value-type="string" office:string-value="Júlia Vitória Motta " calcext:value-type="string">
            <text:p>Júlia Vitória Motta </text:p>
          </table:table-cell>
          <table:table-cell table:style-name="ce1" office:value-type="float" office:value="41992082448" calcext:value-type="float">
            <text:p>41992082448</text:p>
          </table:table-cell>
          <table:table-cell table:style-name="ce1" office:value-type="float" office:value="41995907407" calcext:value-type="float">
            <text:p>41995907407</text:p>
          </table:table-cell>
          <table:table-cell table:style-name="ce1" table:formula="of:=LEFT([.E107];2)" office:value-type="string" office:string-value="41" calcext:value-type="string">
            <text:p>41</text:p>
          </table:table-cell>
          <table:table-cell table:style-name="ce1" table:formula="of:=RIGHT([.E107];9)" office:value-type="string" office:string-value="995907407" calcext:value-type="string">
            <text:p>995907407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107];1)&gt;0;&quot;&quot;&quot;morning&quot;&quot;&quot;;&quot;null&quot;);&quot;null&quot;) &amp; &quot;,&quot; &amp;IFERROR(IF(SEARCH(&quot;Tarde&quot;;[.H107];1)&gt;0;&quot;&quot;&quot;afternoon&quot;&quot;&quot;;&quot;null&quot;);&quot;null&quot;) &amp; &quot;,&quot; &amp; IFERROR(IF(SEARCH(&quot;Noite&quot;;[.H107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107];1)&gt;0;&quot;&quot;&quot;morning&quot;&quot;&quot;;&quot;null&quot;);&quot;null&quot;) &amp; &quot;,&quot; &amp;IFERROR(IF(SEARCH(&quot;Tarde&quot;;[.J107];1)&gt;0;&quot;&quot;&quot;afternoon&quot;&quot;&quot;;&quot;null&quot;);&quot;null&quot;) &amp; &quot;,&quot; &amp; IFERROR(IF(SEARCH(&quot;Noite&quot;;[.J107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107];1)&gt;0;&quot;&quot;&quot;morning&quot;&quot;&quot;;&quot;null&quot;);&quot;null&quot;) &amp; &quot;,&quot; &amp;IFERROR(IF(SEARCH(&quot;Tarde&quot;;[.L107];1)&gt;0;&quot;&quot;&quot;afternoon&quot;&quot;&quot;;&quot;null&quot;);&quot;null&quot;) &amp; &quot;,&quot; &amp; IFERROR(IF(SEARCH(&quot;Noite&quot;;[.L107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107];1)&gt;0;&quot;&quot;&quot;morning&quot;&quot;&quot;;&quot;null&quot;);&quot;null&quot;) &amp; &quot;,&quot; &amp;IFERROR(IF(SEARCH(&quot;Tarde&quot;;[.N107];1)&gt;0;&quot;&quot;&quot;afternoon&quot;&quot;&quot;;&quot;null&quot;);&quot;null&quot;) &amp; &quot;,&quot; &amp; IFERROR(IF(SEARCH(&quot;Noite&quot;;[.N107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107];1)&gt;0;&quot;&quot;&quot;morning&quot;&quot;&quot;;&quot;null&quot;);&quot;null&quot;) &amp; &quot;,&quot; &amp;IFERROR(IF(SEARCH(&quot;Tarde&quot;;[.P107];1)&gt;0;&quot;&quot;&quot;afternoon&quot;&quot;&quot;;&quot;null&quot;);&quot;null&quot;) &amp; &quot;,&quot; &amp; IFERROR(IF(SEARCH(&quot;Noite&quot;;[.P107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R107];1)&gt;0;&quot;&quot;&quot;morning&quot;&quot;&quot;;&quot;null&quot;);&quot;null&quot;) &amp; &quot;,&quot; &amp;IFERROR(IF(SEARCH(&quot;Tarde&quot;;[.R107];1)&gt;0;&quot;&quot;&quot;afternoon&quot;&quot;&quot;;&quot;null&quot;);&quot;null&quot;) &amp; &quot;,&quot; &amp; IFERROR(IF(SEARCH(&quot;Noite&quot;;[.R107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T107];1)&gt;0;&quot;&quot;&quot;morning&quot;&quot;&quot;;&quot;null&quot;);&quot;null&quot;) &amp; &quot;,&quot; &amp;IFERROR(IF(SEARCH(&quot;Tarde&quot;;[.T107];1)&gt;0;&quot;&quot;&quot;afternoon&quot;&quot;&quot;;&quot;null&quot;);&quot;null&quot;) &amp; &quot;,&quot; &amp; IFERROR(IF(SEARCH(&quot;Noite&quot;;[.T107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Atendente de balcão, Barista, Caixa</text:p>
          </table:table-cell>
          <table:table-cell table:style-name="ce5" table:formula="of:=[.V107]" office:value-type="string" office:string-value="Atendente de balcão, Barista, Caixa" calcext:value-type="string">
            <text:p>Atendente de balcão, Barista, Caixa</text:p>
          </table:table-cell>
          <table:table-cell table:style-name="ce5" office:value-type="string" calcext:value-type="string">
            <text:p>n tenho</text:p>
          </table:table-cell>
          <table:table-cell table:style-name="ce5" table:formula="of:=[.X107]" office:value-type="string" office:string-value="n tenho" calcext:value-type="string">
            <text:p>n tenho</text:p>
          </table:table-cell>
          <table:table-cell table:style-name="ce5" office:value-type="string" calcext:value-type="string">
            <text:p>cajuru</text:p>
          </table:table-cell>
          <table:table-cell table:style-name="ce5" table:formula="of:=[.Z107]" office:value-type="string" office:string-value="cajuru" calcext:value-type="string">
            <text:p>cajuru</text:p>
          </table:table-cell>
          <table:table-cell table:style-name="ce5" office:value-type="string" calcext:value-type="string">
            <text:p>julizajuliza123@gmail.com</text:p>
          </table:table-cell>
          <table:table-cell table:style-name="ce5" table:formula="of:=COM.MICROSOFT.CONCAT(&quot;alfred.&quot;;[.AB107])" office:value-type="string" office:string-value="alfred.julizajuliza123@gmail.com" calcext:value-type="string">
            <text:p>alfred.julizajuliza123@gmail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Médio Completo</text:p>
          </table:table-cell>
          <table:table-cell table:style-name="ce5" office:value-type="string" calcext:value-type="string">
            <text:p>Menos de 6 meses</text:p>
          </table:table-cell>
          <table:table-cell table:formula="of:=[.AG107]" office:value-type="string" office:string-value="Menos de 6 meses" calcext:value-type="string">
            <text:p>Menos de 6 meses</text:p>
          </table:table-cell>
          <table:table-cell table:number-columns-repeated="990"/>
        </table:table-row>
        <table:table-row table:style-name="ro1">
          <table:table-cell table:style-name="ce3" office:value-type="date" office:date-value="2020-10-06T21:38:30.83" calcext:value-type="date">
            <text:p>10/6/2020 21:38:30</text:p>
          </table:table-cell>
          <table:table-cell table:style-name="ce5" office:value-type="string" calcext:value-type="string">
            <text:p>Ginadine murat</text:p>
          </table:table-cell>
          <table:table-cell table:style-name="ce5" table:formula="of:=PROPER([.B108])" office:value-type="string" office:string-value="Ginadine Murat" calcext:value-type="string">
            <text:p>Ginadine Murat</text:p>
          </table:table-cell>
          <table:table-cell table:style-name="ce5" office:value-type="float" office:value="41995907407" calcext:value-type="float">
            <text:p>41995907407</text:p>
          </table:table-cell>
          <table:table-cell table:style-name="ce1" office:value-type="float" office:value="42991311444" calcext:value-type="float">
            <text:p>42991311444</text:p>
          </table:table-cell>
          <table:table-cell table:style-name="ce1" table:formula="of:=LEFT([.E108];2)" office:value-type="string" office:string-value="42" calcext:value-type="string">
            <text:p>42</text:p>
          </table:table-cell>
          <table:table-cell table:style-name="ce1" table:formula="of:=RIGHT([.E108];9)" office:value-type="string" office:string-value="991311444" calcext:value-type="string">
            <text:p>991311444</text:p>
          </table:table-cell>
          <table:table-cell/>
          <table:table-cell table:style-name="ce5" table:formula="of:=&quot;[&quot; &amp; IFERROR(IF(SEARCH(&quot;Manhã&quot;;[.H108];1)&gt;0;&quot;&quot;&quot;morning&quot;&quot;&quot;;&quot;null&quot;);&quot;null&quot;) &amp; &quot;,&quot; &amp;IFERROR(IF(SEARCH(&quot;Tarde&quot;;[.H108];1)&gt;0;&quot;&quot;&quot;afternoon&quot;&quot;&quot;;&quot;null&quot;);&quot;null&quot;) &amp; &quot;,&quot; &amp; IFERROR(IF(SEARCH(&quot;Noite&quot;;[.H108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J108];1)&gt;0;&quot;&quot;&quot;morning&quot;&quot;&quot;;&quot;null&quot;);&quot;null&quot;) &amp; &quot;,&quot; &amp;IFERROR(IF(SEARCH(&quot;Tarde&quot;;[.J108];1)&gt;0;&quot;&quot;&quot;afternoon&quot;&quot;&quot;;&quot;null&quot;);&quot;null&quot;) &amp; &quot;,&quot; &amp; IFERROR(IF(SEARCH(&quot;Noite&quot;;[.J108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L108];1)&gt;0;&quot;&quot;&quot;morning&quot;&quot;&quot;;&quot;null&quot;);&quot;null&quot;) &amp; &quot;,&quot; &amp;IFERROR(IF(SEARCH(&quot;Tarde&quot;;[.L108];1)&gt;0;&quot;&quot;&quot;afternoon&quot;&quot;&quot;;&quot;null&quot;);&quot;null&quot;) &amp; &quot;,&quot; &amp; IFERROR(IF(SEARCH(&quot;Noite&quot;;[.L108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N108];1)&gt;0;&quot;&quot;&quot;morning&quot;&quot;&quot;;&quot;null&quot;);&quot;null&quot;) &amp; &quot;,&quot; &amp;IFERROR(IF(SEARCH(&quot;Tarde&quot;;[.N108];1)&gt;0;&quot;&quot;&quot;afternoon&quot;&quot;&quot;;&quot;null&quot;);&quot;null&quot;) &amp; &quot;,&quot; &amp; IFERROR(IF(SEARCH(&quot;Noite&quot;;[.N108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P108];1)&gt;0;&quot;&quot;&quot;morning&quot;&quot;&quot;;&quot;null&quot;);&quot;null&quot;) &amp; &quot;,&quot; &amp;IFERROR(IF(SEARCH(&quot;Tarde&quot;;[.P108];1)&gt;0;&quot;&quot;&quot;afternoon&quot;&quot;&quot;;&quot;null&quot;);&quot;null&quot;) &amp; &quot;,&quot; &amp; IFERROR(IF(SEARCH(&quot;Noite&quot;;[.P108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R108];1)&gt;0;&quot;&quot;&quot;morning&quot;&quot;&quot;;&quot;null&quot;);&quot;null&quot;) &amp; &quot;,&quot; &amp;IFERROR(IF(SEARCH(&quot;Tarde&quot;;[.R108];1)&gt;0;&quot;&quot;&quot;afternoon&quot;&quot;&quot;;&quot;null&quot;);&quot;null&quot;) &amp; &quot;,&quot; &amp; IFERROR(IF(SEARCH(&quot;Noite&quot;;[.R108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/>
          <table:table-cell table:style-name="ce5" table:formula="of:=&quot;[&quot; &amp; IFERROR(IF(SEARCH(&quot;Manhã&quot;;[.T108];1)&gt;0;&quot;&quot;&quot;morning&quot;&quot;&quot;;&quot;null&quot;);&quot;null&quot;) &amp; &quot;,&quot; &amp;IFERROR(IF(SEARCH(&quot;Tarde&quot;;[.T108];1)&gt;0;&quot;&quot;&quot;afternoon&quot;&quot;&quot;;&quot;null&quot;);&quot;null&quot;) &amp; &quot;,&quot; &amp; IFERROR(IF(SEARCH(&quot;Noite&quot;;[.T108];1)&gt;0;&quot;&quot;&quot;night&quot;&quot;&quot;;&quot;null&quot;);&quot;null&quot;) &amp; &quot;]&quot;" office:value-type="string" office:string-value="[null,null,null]" calcext:value-type="string">
            <text:p>[null,null,null]</text:p>
          </table:table-cell>
          <table:table-cell table:style-name="ce5" office:value-type="string" calcext:value-type="string">
            <text:p>Segurança</text:p>
          </table:table-cell>
          <table:table-cell table:style-name="ce5" table:formula="of:=[.V108]" office:value-type="string" office:string-value="Segurança" calcext:value-type="string">
            <text:p>Segurança</text:p>
          </table:table-cell>
          <table:table-cell table:style-name="ce5" office:value-type="string" calcext:value-type="string">
            <text:p>Pizza</text:p>
          </table:table-cell>
          <table:table-cell table:style-name="ce5" table:formula="of:=[.X108]" office:value-type="string" office:string-value="Pizza" calcext:value-type="string">
            <text:p>Pizza</text:p>
          </table:table-cell>
          <table:table-cell table:style-name="ce5" office:value-type="string" calcext:value-type="string">
            <text:p>Pinheirirhno</text:p>
          </table:table-cell>
          <table:table-cell table:style-name="ce5" table:formula="of:=[.Z108]" office:value-type="string" office:string-value="Pinheirirhno" calcext:value-type="string">
            <text:p>Pinheirirhno</text:p>
          </table:table-cell>
          <table:table-cell table:style-name="ce5" office:value-type="string" calcext:value-type="string">
            <text:p>johnpetermoise13@gmail.com</text:p>
          </table:table-cell>
          <table:table-cell table:style-name="ce5" table:formula="of:=COM.MICROSOFT.CONCAT(&quot;alfred.&quot;;[.AB108])" office:value-type="string" office:string-value="alfred.johnpetermoise13@gmail.com" calcext:value-type="string">
            <text:p>alfred.johnpetermoise13@gmail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Fundamental Completo</text:p>
          </table:table-cell>
          <table:table-cell table:style-name="ce5" office:value-type="string" calcext:value-type="string">
            <text:p>Menos de 6 meses</text:p>
          </table:table-cell>
          <table:table-cell table:formula="of:=[.AG108]" office:value-type="string" office:string-value="Menos de 6 meses" calcext:value-type="string">
            <text:p>Menos de 6 meses</text:p>
          </table:table-cell>
          <table:table-cell table:number-columns-repeated="990"/>
        </table:table-row>
        <table:table-row table:style-name="ro1">
          <table:table-cell table:style-name="ce3" office:value-type="date" office:date-value="2020-11-03T17:04:36.2" calcext:value-type="date">
            <text:p>11/3/2020 17:04:36</text:p>
          </table:table-cell>
          <table:table-cell table:style-name="ce5" office:value-type="string" calcext:value-type="string">
            <text:p>Jean garrett</text:p>
          </table:table-cell>
          <table:table-cell table:style-name="ce5" table:formula="of:=PROPER([.B109])" office:value-type="string" office:string-value="Jean Garrett" calcext:value-type="string">
            <text:p>Jean Garrett</text:p>
          </table:table-cell>
          <table:table-cell table:style-name="ce5" office:value-type="string" calcext:value-type="string">
            <text:p>(042) 99131-1444</text:p>
          </table:table-cell>
          <table:table-cell table:style-name="ce1" office:value-type="float" office:value="42991311444" calcext:value-type="float">
            <text:p>42991311444</text:p>
          </table:table-cell>
          <table:table-cell table:style-name="ce1" table:formula="of:=LEFT([.E109];2)" office:value-type="string" office:string-value="42" calcext:value-type="string">
            <text:p>42</text:p>
          </table:table-cell>
          <table:table-cell table:style-name="ce1" table:formula="of:=RIGHT([.E109];9)" office:value-type="string" office:string-value="991311444" calcext:value-type="string">
            <text:p>991311444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H109];1)&gt;0;&quot;&quot;&quot;morning&quot;&quot;&quot;;&quot;null&quot;);&quot;null&quot;) &amp; &quot;,&quot; &amp;IFERROR(IF(SEARCH(&quot;Tarde&quot;;[.H109];1)&gt;0;&quot;&quot;&quot;afternoon&quot;&quot;&quot;;&quot;null&quot;);&quot;null&quot;) &amp; &quot;,&quot; &amp; IFERROR(IF(SEARCH(&quot;Noite&quot;;[.H10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J109];1)&gt;0;&quot;&quot;&quot;morning&quot;&quot;&quot;;&quot;null&quot;);&quot;null&quot;) &amp; &quot;,&quot; &amp;IFERROR(IF(SEARCH(&quot;Tarde&quot;;[.J109];1)&gt;0;&quot;&quot;&quot;afternoon&quot;&quot;&quot;;&quot;null&quot;);&quot;null&quot;) &amp; &quot;,&quot; &amp; IFERROR(IF(SEARCH(&quot;Noite&quot;;[.J10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L109];1)&gt;0;&quot;&quot;&quot;morning&quot;&quot;&quot;;&quot;null&quot;);&quot;null&quot;) &amp; &quot;,&quot; &amp;IFERROR(IF(SEARCH(&quot;Tarde&quot;;[.L109];1)&gt;0;&quot;&quot;&quot;afternoon&quot;&quot;&quot;;&quot;null&quot;);&quot;null&quot;) &amp; &quot;,&quot; &amp; IFERROR(IF(SEARCH(&quot;Noite&quot;;[.L10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N109];1)&gt;0;&quot;&quot;&quot;morning&quot;&quot;&quot;;&quot;null&quot;);&quot;null&quot;) &amp; &quot;,&quot; &amp;IFERROR(IF(SEARCH(&quot;Tarde&quot;;[.N109];1)&gt;0;&quot;&quot;&quot;afternoon&quot;&quot;&quot;;&quot;null&quot;);&quot;null&quot;) &amp; &quot;,&quot; &amp; IFERROR(IF(SEARCH(&quot;Noite&quot;;[.N10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P109];1)&gt;0;&quot;&quot;&quot;morning&quot;&quot;&quot;;&quot;null&quot;);&quot;null&quot;) &amp; &quot;,&quot; &amp;IFERROR(IF(SEARCH(&quot;Tarde&quot;;[.P109];1)&gt;0;&quot;&quot;&quot;afternoon&quot;&quot;&quot;;&quot;null&quot;);&quot;null&quot;) &amp; &quot;,&quot; &amp; IFERROR(IF(SEARCH(&quot;Noite&quot;;[.P10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, Noite (18h - 24h)</text:p>
          </table:table-cell>
          <table:table-cell table:style-name="ce5" table:formula="of:=&quot;[&quot; &amp; IFERROR(IF(SEARCH(&quot;Manhã&quot;;[.R109];1)&gt;0;&quot;&quot;&quot;morning&quot;&quot;&quot;;&quot;null&quot;);&quot;null&quot;) &amp; &quot;,&quot; &amp;IFERROR(IF(SEARCH(&quot;Tarde&quot;;[.R109];1)&gt;0;&quot;&quot;&quot;afternoon&quot;&quot;&quot;;&quot;null&quot;);&quot;null&quot;) &amp; &quot;,&quot; &amp; IFERROR(IF(SEARCH(&quot;Noite&quot;;[.R109];1)&gt;0;&quot;&quot;&quot;night&quot;&quot;&quot;;&quot;null&quot;);&quot;null&quot;) &amp; &quot;]&quot;" office:value-type="string" office:string-value="[&quot;morning&quot;,&quot;afternoon&quot;,&quot;night&quot;]" calcext:value-type="string">
            <text:p>["morning","afternoon","night"]</text:p>
          </table:table-cell>
          <table:table-cell table:style-name="ce5" office:value-type="string" calcext:value-type="string">
            <text:p>Manhã (até 11h), Tarde (11h - 18h)</text:p>
          </table:table-cell>
          <table:table-cell table:style-name="ce5" table:formula="of:=&quot;[&quot; &amp; IFERROR(IF(SEARCH(&quot;Manhã&quot;;[.T109];1)&gt;0;&quot;&quot;&quot;morning&quot;&quot;&quot;;&quot;null&quot;);&quot;null&quot;) &amp; &quot;,&quot; &amp;IFERROR(IF(SEARCH(&quot;Tarde&quot;;[.T109];1)&gt;0;&quot;&quot;&quot;afternoon&quot;&quot;&quot;;&quot;null&quot;);&quot;null&quot;) &amp; &quot;,&quot; &amp; IFERROR(IF(SEARCH(&quot;Noite&quot;;[.T109];1)&gt;0;&quot;&quot;&quot;night&quot;&quot;&quot;;&quot;null&quot;);&quot;null&quot;) &amp; &quot;]&quot;" office:value-type="string" office:string-value="[&quot;morning&quot;,&quot;afternoon&quot;,null]" calcext:value-type="string">
            <text:p>["morning","afternoon",null]</text:p>
          </table:table-cell>
          <table:table-cell table:style-name="ce5" office:value-type="string" calcext:value-type="string">
            <text:p>Aux. de Cozinha, Cozinheiro (a), Sushiman</text:p>
          </table:table-cell>
          <table:table-cell table:style-name="ce5" table:formula="of:=[.V109]" office:value-type="string" office:string-value="Aux. de Cozinha, Cozinheiro (a), Sushiman" calcext:value-type="string">
            <text:p>Aux. de Cozinha, Cozinheiro (a), Sushiman</text:p>
          </table:table-cell>
          <table:table-cell table:style-name="ce5" office:value-type="string" calcext:value-type="string">
            <text:p>Açougue, Asiática, Bares, Brasileira, Chinesa, Fast-food, Francesa, Gourmet, Hamburguer e Hot-Dogs, Japonesa</text:p>
          </table:table-cell>
          <table:table-cell table:style-name="ce5" table:formula="of:=[.X109]" office:value-type="string" office:string-value="Açougue, Asiática, Bares, Brasileira, Chinesa, Fast-food, Francesa, Gourmet, Hamburguer e Hot-Dogs, Japonesa" calcext:value-type="string">
            <text:p>Açougue, Asiática, Bares, Brasileira, Chinesa, Fast-food, Francesa, Gourmet, Hamburguer e Hot-Dogs, Japonesa</text:p>
          </table:table-cell>
          <table:table-cell table:style-name="ce5" office:value-type="string" calcext:value-type="string">
            <text:p>Cajuru </text:p>
          </table:table-cell>
          <table:table-cell table:style-name="ce5" table:formula="of:=[.Z109]" office:value-type="string" office:string-value="Cajuru " calcext:value-type="string">
            <text:p>Cajuru </text:p>
          </table:table-cell>
          <table:table-cell table:style-name="ce5" office:value-type="string" calcext:value-type="string">
            <text:p>jeanhgarrett@gmail.com</text:p>
          </table:table-cell>
          <table:table-cell table:style-name="ce5" table:formula="of:=COM.MICROSOFT.CONCAT(&quot;alfred.&quot;;[.AB109])" office:value-type="string" office:string-value="alfred.jeanhgarrett@gmail.com" calcext:value-type="string">
            <text:p>alfred.jeanhgarrett@gmail.com</text:p>
          </table:table-cell>
          <table:table-cell table:style-name="ce5" office:value-type="string" calcext:value-type="string">
            <text:p>18 a 25 anos</text:p>
          </table:table-cell>
          <table:table-cell/>
          <table:table-cell table:style-name="ce5" office:value-type="string" calcext:value-type="string">
            <text:p>Ensino Superior Completo</text:p>
          </table:table-cell>
          <table:table-cell table:style-name="ce5" office:value-type="string" calcext:value-type="string">
            <text:p>De 2 anos a 5 anos</text:p>
          </table:table-cell>
          <table:table-cell table:formula="of:=[.AG109]" office:value-type="string" office:string-value="De 2 anos a 5 anos" calcext:value-type="string">
            <text:p>De 2 anos a 5 anos</text:p>
          </table:table-cell>
          <table:table-cell table:number-columns-repeated="990"/>
        </table:table-row>
        <table:table-row table:style-name="ro1" table:number-rows-repeated="45">
          <table:table-cell table:style-name="ce1"/>
          <table:table-cell table:number-columns-repeated="2"/>
          <table:table-cell table:style-name="ce1" table:number-columns-repeated="4"/>
          <table:table-cell table:number-columns-repeated="1017"/>
        </table:table-row>
        <table:table-row table:style-name="ro2" table:number-rows-repeated="1048367">
          <table:table-cell table:number-columns-repeated="1024"/>
        </table:table-row>
        <table:table-row table:style-name="ro3" table:number-rows-repeated="5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Form Responses 1'.$A$1" table:cell-range-address="$'Form Responses 1'.$A$1:.$AM$109"/>
        </table:named-expressions>
      </table:table>
      <table:table table:name="Planilha2" table:style-name="ta2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ce5"/>
        <table:table-row table:style-name="ro4">
          <table:table-cell table:style-name="ce11" office:value-type="string" calcext:value-type="string">
            <text:p>Nome</text:p>
          </table:table-cell>
          <table:table-cell office:value-type="string" calcext:value-type="string">
            <text:p>Código no banco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1" office:value-type="string" calcext:value-type="string">
            <text:p>Atendente de balcão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 1 ano a 2 anos</text:p>
          </table:table-cell>
        </table:table-row>
        <table:table-row table:style-name="ro1" table:visibility="filter">
          <table:table-cell table:style-name="ce11" office:value-type="string" calcext:value-type="string">
            <text:p>Aux. de Cozinh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 1 ano a 2 anos</text:p>
          </table:table-cell>
        </table:table-row>
        <table:table-row table:style-name="ro1" table:visibility="filter">
          <table:table-cell table:style-name="ce11" office:value-type="string" calcext:value-type="string">
            <text:p>Aux. de Limpez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 1 ano a 2 anos</text:p>
          </table:table-cell>
        </table:table-row>
        <table:table-row table:style-name="ro1" table:visibility="filter">
          <table:table-cell table:style-name="ce11" office:value-type="string" calcext:value-type="string">
            <text:p>Aux. de Garçom/Cumi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 1 ano a 2 anos</text:p>
          </table:table-cell>
        </table:table-row>
        <table:table-row table:style-name="ro1" table:visibility="filter">
          <table:table-cell table:style-name="ce11" office:value-type="string" calcext:value-type="string">
            <text:p>Aux. de Padeiro/Confeiteiro(a)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e 1 ano a 2 anos</text:p>
          </table:table-cell>
        </table:table-row>
        <table:table-row table:style-name="ro1" table:visibility="filter">
          <table:table-cell table:style-name="ce11" office:value-type="string" calcext:value-type="string">
            <text:p>Barist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e 1 ano a 2 anos</text:p>
          </table:table-cell>
        </table:table-row>
        <table:table-row table:style-name="ro1" table:visibility="filter">
          <table:table-cell table:style-name="ce11" office:value-type="string" calcext:value-type="string">
            <text:p>Barman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e 1 ano a 2 anos</text:p>
          </table:table-cell>
        </table:table-row>
        <table:table-row table:style-name="ro1" table:visibility="filter">
          <table:table-cell table:style-name="ce11" office:value-type="string" calcext:value-type="string">
            <text:p>Caix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e 1 ano a 2 anos</text:p>
          </table:table-cell>
        </table:table-row>
        <table:table-row table:style-name="ro1" table:visibility="filter">
          <table:table-cell table:style-name="ce11" office:value-type="string" calcext:value-type="string">
            <text:p>Confeiteiro (a)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e 1 ano a 2 anos</text:p>
          </table:table-cell>
        </table:table-row>
        <table:table-row table:style-name="ro1" table:visibility="filter">
          <table:table-cell table:style-name="ce11" office:value-type="string" calcext:value-type="string">
            <text:p>Cozinheiro (a)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e 1 ano a 2 anos</text:p>
          </table:table-cell>
        </table:table-row>
        <table:table-row table:style-name="ro1" table:visibility="filter">
          <table:table-cell table:style-name="ce11" office:value-type="string" calcext:value-type="string">
            <text:p>Chapeiro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e 1 ano a 2 anos</text:p>
          </table:table-cell>
        </table:table-row>
        <table:table-row table:style-name="ro1" table:visibility="filter">
          <table:table-cell table:style-name="ce11" office:value-type="string" calcext:value-type="string">
            <text:p>Garçom/Garçonet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 1 ano a 2 anos</text:p>
          </table:table-cell>
        </table:table-row>
        <table:table-row table:style-name="ro1" table:visibility="filter">
          <table:table-cell table:style-name="ce11" office:value-type="string" calcext:value-type="string">
            <text:p>Hostess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e 1 ano a 2 anos</text:p>
          </table:table-cell>
        </table:table-row>
        <table:table-row table:style-name="ro1" table:visibility="filter">
          <table:table-cell table:style-name="ce11" office:value-type="string" calcext:value-type="string">
            <text:p>Lancheiro (a) (esfiha, pastel, salgados....)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e 1 ano a 2 anos</text:p>
          </table:table-cell>
        </table:table-row>
        <table:table-row table:style-name="ro1" table:visibility="filter">
          <table:table-cell table:style-name="ce11" office:value-type="string" calcext:value-type="string">
            <text:p>Motoboy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 1 ano a 2 anos</text:p>
          </table:table-cell>
        </table:table-row>
        <table:table-row table:style-name="ro1" table:visibility="filter">
          <table:table-cell table:style-name="ce11" office:value-type="string" calcext:value-type="string">
            <text:p>Padeiro (a)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e 1 ano a 2 anos</text:p>
          </table:table-cell>
        </table:table-row>
        <table:table-row table:style-name="ro1" table:visibility="filter">
          <table:table-cell table:style-name="ce11" office:value-type="string" calcext:value-type="string">
            <text:p>Pizzaiolo (a)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e 1 ano a 2 anos</text:p>
          </table:table-cell>
        </table:table-row>
        <table:table-row table:style-name="ro1" table:visibility="filter">
          <table:table-cell table:style-name="ce11" office:value-type="string" calcext:value-type="string">
            <text:p>Porteiro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e 1 ano a 2 anos</text:p>
          </table:table-cell>
        </table:table-row>
        <table:table-row table:style-name="ro1">
          <table:table-cell table:style-name="ce11" office:value-type="string" calcext:value-type="string">
            <text:p>Segurança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De 2 anos a 5 anos</text:p>
          </table:table-cell>
        </table:table-row>
        <table:table-row table:style-name="ro1" table:visibility="filter">
          <table:table-cell table:style-name="ce11" office:value-type="string" calcext:value-type="string">
            <text:p>Sushima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 2 anos a 5 anos</text:p>
          </table:table-cell>
        </table:table-row>
        <table:table-row table:style-name="ro1" table:visibility="filter">
          <table:table-cell table:style-name="ce11" office:value-type="string" calcext:value-type="string">
            <text:p>Vendedor (a)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De 2 anos a 5 anos</text:p>
          </table:table-cell>
        </table:table-row>
        <table:table-row table:style-name="ro1" table:visibility="filter">
          <table:table-cell table:style-name="ce11" office:value-type="string" calcext:value-type="string">
            <text:p>Outro</text:p>
          </table:table-cell>
          <table:table-cell table:number-columns-repeated="3"/>
          <table:table-cell office:value-type="string" calcext:value-type="string">
            <text:p>De 2 anos a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De 2 anos a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De 2 anos a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De 2 anos a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De 2 anos a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De 2 anos a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De 2 anos a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De 2 anos a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De 2 anos a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De 2 anos a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De 2 anos a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De 2 anos a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De 2 anos a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De 2 anos a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De 2 anos a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De 2 anos a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De 2 anos a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De 2 anos a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De 2 anos a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De 2 anos a 5 ano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tre 6 meses e 1 ano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Entre 6 meses e 1 ano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Entre 6 meses e 1 ano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Entre 6 meses e 1 ano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Entre 6 meses e 1 ano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Entre 6 meses e 1 ano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Entre 6 meses e 1 ano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Entre 6 meses e 1 ano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Entre 6 meses e 1 ano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Entre 6 meses e 1 ano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Entre 6 meses e 1 ano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Entre 6 meses e 1 an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ais de 5 ano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nos de 6 mese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enos de 6 mese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enos de 6 mese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enos de 6 mese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enos de 6 mese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enos de 6 mese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enos de 6 mese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enos de 6 mese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Menos de 6 meses</text:p>
          </table:table-cell>
        </table:table-row>
        <table:table-row table:style-name="ro1" table:visibility="filter">
          <table:table-cell table:number-columns-repeated="4"/>
          <table:table-cell office:value-type="string" calcext:value-type="string">
            <text:p>De 2 anos a 5 anos</text:p>
          </table:table-cell>
        </table:table-row>
      </table:table>
      <table:named-expressions/>
      <table:database-ranges>
        <table:database-range table:name="__Anonymous_Sheet_DB__0" table:target-range-address="'Form Responses 1'.A1:'Form Responses 1'.AM109" table:display-filter-buttons="true" table:orientation="column"/>
        <table:database-range table:name="__Anonymous_Sheet_DB__1" table:target-range-address="Planilha2.E2:Planilha2.E10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09:17:48.114565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1-14T11:49:07.061809417</dc:date>
    <meta:editing-duration>PT2H12M1S</meta:editing-duration>
    <meta:editing-cycles>5</meta:editing-cycles>
    <meta:document-statistic meta:table-count="2" meta:cell-count="3650" meta:object-count="0"/>
  </office:meta>
</office:document-meta>
</file>